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PGothic" svg:font-family="'MS P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05mm"/>
    </style:style>
    <style:style style:name="co2" style:family="table-column">
      <style:table-column-properties fo:break-before="auto" style:column-width="22.58mm"/>
    </style:style>
    <style:style style:name="co3" style:family="table-column">
      <style:table-column-properties fo:break-before="auto" style:column-width="74.88mm"/>
    </style:style>
    <style:style style:name="co4" style:family="table-column">
      <style:table-column-properties fo:break-before="auto" style:column-width="202.44mm"/>
    </style:style>
    <style:style style:name="co5" style:family="table-column">
      <style:table-column-properties fo:break-before="auto" style:column-width="110.38mm"/>
    </style:style>
    <style:style style:name="co6" style:family="table-column">
      <style:table-column-properties fo:break-before="auto" style:column-width="21.87mm"/>
    </style:style>
    <style:style style:name="co7" style:family="table-column">
      <style:table-column-properties fo:break-before="auto" style:column-width="151.27mm"/>
    </style:style>
    <style:style style:name="co8" style:family="table-column">
      <style:table-column-properties fo:break-before="auto" style:column-width="55.74mm"/>
    </style:style>
    <style:style style:name="co9" style:family="table-column">
      <style:table-column-properties fo:break-before="auto" style:column-width="12.12mm"/>
    </style:style>
    <style:style style:name="co10" style:family="table-column">
      <style:table-column-properties fo:break-before="auto" style:column-width="10mm"/>
    </style:style>
    <style:style style:name="co11" style:family="table-column">
      <style:table-column-properties fo:break-before="auto" style:column-width="11.32mm"/>
    </style:style>
    <style:style style:name="co12" style:family="table-column">
      <style:table-column-properties fo:break-before="auto" style:column-width="10.27mm"/>
    </style:style>
    <style:style style:name="co13" style:family="table-column">
      <style:table-column-properties fo:break-before="auto" style:column-width="55.32mm"/>
    </style:style>
    <style:style style:name="co14" style:family="table-column">
      <style:table-column-properties fo:break-before="auto" style:column-width="47.94mm"/>
    </style:style>
    <style:style style:name="co15" style:family="table-column">
      <style:table-column-properties fo:break-before="auto" style:column-width="75.14mm"/>
    </style:style>
    <style:style style:name="co16" style:family="table-column">
      <style:table-column-properties fo:break-before="auto" style:column-width="10.94mm"/>
    </style:style>
    <style:style style:name="co17" style:family="table-column">
      <style:table-column-properties fo:break-before="auto" style:column-width="10.12mm"/>
    </style:style>
    <style:style style:name="co18" style:family="table-column">
      <style:table-column-properties fo:break-before="auto" style:column-width="9.72mm"/>
    </style:style>
    <style:style style:name="co19" style:family="table-column">
      <style:table-column-properties fo:break-before="auto" style:column-width="18.86mm"/>
    </style:style>
    <style:style style:name="co20" style:family="table-column">
      <style:table-column-properties fo:break-before="auto" style:column-width="12.15mm"/>
    </style:style>
    <style:style style:name="co21" style:family="table-column">
      <style:table-column-properties fo:break-before="auto" style:column-width="15.8mm"/>
    </style:style>
    <style:style style:name="co22" style:family="table-column">
      <style:table-column-properties fo:break-before="auto" style:column-width="16.21mm"/>
    </style:style>
    <style:style style:name="co23" style:family="table-column">
      <style:table-column-properties fo:break-before="auto" style:column-width="22.68mm"/>
    </style:style>
    <style:style style:name="co24" style:family="table-column">
      <style:table-column-properties fo:break-before="auto" style:column-width="15.4mm"/>
    </style:style>
    <style:style style:name="co25" style:family="table-column">
      <style:table-column-properties fo:break-before="auto" style:column-width="29.99mm"/>
    </style:style>
    <style:style style:name="co26" style:family="table-column">
      <style:table-column-properties fo:break-before="auto" style:column-width="30.39mm"/>
    </style:style>
    <style:style style:name="co27" style:family="table-column">
      <style:table-column-properties fo:break-before="auto" style:column-width="92mm"/>
    </style:style>
    <style:style style:name="co28" style:family="table-column">
      <style:table-column-properties fo:break-before="auto" style:column-width="23.81mm"/>
    </style:style>
    <style:style style:name="co29" style:family="table-column">
      <style:table-column-properties fo:break-before="auto" style:column-width="29.05mm"/>
    </style:style>
    <style:style style:name="co30" style:family="table-column">
      <style:table-column-properties fo:break-before="auto" style:column-width="38.65mm"/>
    </style:style>
    <style:style style:name="co31" style:family="table-column">
      <style:table-column-properties fo:break-before="auto" style:column-width="13.62mm"/>
    </style:style>
    <style:style style:name="co32" style:family="table-column">
      <style:table-column-properties fo:break-before="auto" style:column-width="15.08mm"/>
    </style:style>
    <style:style style:name="co33" style:family="table-column">
      <style:table-column-properties fo:break-before="auto" style:column-width="13.67mm"/>
    </style:style>
    <style:style style:name="co34" style:family="table-column">
      <style:table-column-properties fo:break-before="auto" style:column-width="12.45mm"/>
    </style:style>
    <style:style style:name="co35" style:family="table-column">
      <style:table-column-properties fo:break-before="auto" style:column-width="57.57mm"/>
    </style:style>
    <style:style style:name="co36" style:family="table-column">
      <style:table-column-properties fo:break-before="auto" style:column-width="26.18mm"/>
    </style:style>
    <style:style style:name="co37" style:family="table-column">
      <style:table-column-properties fo:break-before="auto" style:column-width="83.19mm"/>
    </style:style>
    <style:style style:name="co38" style:family="table-column">
      <style:table-column-properties fo:break-before="auto" style:column-width="74.74mm"/>
    </style:style>
    <style:style style:name="co39" style:family="table-column">
      <style:table-column-properties fo:break-before="auto" style:column-width="53.53mm"/>
    </style:style>
    <style:style style:name="co40" style:family="table-column">
      <style:table-column-properties fo:break-before="auto" style:column-width="193.76mm"/>
    </style:style>
    <style:style style:name="co41" style:family="table-column">
      <style:table-column-properties fo:break-before="auto" style:column-width="283.39mm"/>
    </style:style>
    <style:style style:name="co42" style:family="table-column">
      <style:table-column-properties fo:break-before="auto" style:column-width="66.06mm"/>
    </style:style>
    <style:style style:name="co43" style:family="table-column">
      <style:table-column-properties fo:break-before="auto" style:column-width="120.97mm"/>
    </style:style>
    <style:style style:name="co44" style:family="table-column">
      <style:table-column-properties fo:break-before="auto" style:column-width="120.69mm"/>
    </style:style>
    <style:style style:name="ro1" style:family="table-row">
      <style:table-row-properties style:row-height="6mm" fo:break-before="auto" style:use-optimal-row-height="true"/>
    </style:style>
    <style:style style:name="ro2" style:family="table-row">
      <style:table-row-properties style:row-height="6.09mm" fo:break-before="auto" style:use-optimal-row-height="true"/>
    </style:style>
    <style:style style:name="ro3" style:family="table-row">
      <style:table-row-properties style:row-height="5.8mm" fo:break-before="auto" style:use-optimal-row-height="true"/>
    </style:style>
    <style:style style:name="ro4" style:family="table-row">
      <style:table-row-properties style:row-height="5.57mm" fo:break-before="auto" style:use-optimal-row-height="true"/>
    </style:style>
    <style:style style:name="ro5" style:family="table-row">
      <style:table-row-properties style:row-height="19.95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9.97mm" fo:break-before="auto" style:use-optimal-row-height="true"/>
    </style:style>
    <style:style style:name="ro8" style:family="table-row">
      <style:table-row-properties style:row-height="14.39mm" fo:break-before="auto" style:use-optimal-row-height="true"/>
    </style:style>
    <style:style style:name="ro9" style:family="table-row">
      <style:table-row-properties style:row-height="2.77mm" fo:break-before="auto" style:use-optimal-row-height="false"/>
    </style:style>
    <style:style style:name="ro10" style:family="table-row">
      <style:table-row-properties style:row-height="15.24mm" fo:break-before="auto" style:use-optimal-row-height="true"/>
    </style:style>
    <style:style style:name="ro11" style:family="table-row">
      <style:table-row-properties style:row-height="3.03mm" fo:break-before="auto" style:use-optimal-row-height="false"/>
    </style:style>
    <style:style style:name="ro12" style:family="table-row">
      <style:table-row-properties style:row-height="3.32mm" fo:break-before="auto" style:use-optimal-row-height="false"/>
    </style:style>
    <style:style style:name="ro13" style:family="table-row">
      <style:table-row-properties style:row-height="10.53mm" fo:break-before="auto" style:use-optimal-row-height="false"/>
    </style:style>
    <style:style style:name="ro14" style:family="table-row">
      <style:table-row-properties style:row-height="12.1mm" fo:break-before="auto" style:use-optimal-row-height="true"/>
    </style:style>
    <style:style style:name="ro15" style:family="table-row">
      <style:table-row-properties style:row-height="10mm" fo:break-before="auto" style:use-optimal-row-height="true"/>
    </style:style>
    <style:style style:name="ro16" style:family="table-row">
      <style:table-row-properties style:row-height="18.94mm" fo:break-before="auto" style:use-optimal-row-height="true"/>
    </style:style>
    <style:style style:name="ro17" style:family="table-row">
      <style:table-row-properties style:row-height="32.39mm" fo:break-before="auto" style:use-optimal-row-height="false"/>
    </style:style>
    <style:style style:name="ro18" style:family="table-row">
      <style:table-row-properties style:row-height="27.9mm" fo:break-before="auto" style:use-optimal-row-height="true"/>
    </style:style>
    <style:style style:name="ro19" style:family="table-row">
      <style:table-row-properties style:row-height="19.12mm" fo:break-before="auto" style:use-optimal-row-height="true"/>
    </style:style>
    <style:style style:name="ro20" style:family="table-row">
      <style:table-row-properties style:row-height="81.74mm" fo:break-before="auto" style:use-optimal-row-height="true"/>
    </style:style>
    <style:style style:name="ro21" style:family="table-row">
      <style:table-row-properties style:row-height="86.08mm" fo:break-before="auto" style:use-optimal-row-height="true"/>
    </style:style>
    <style:style style:name="ro22" style:family="table-row">
      <style:table-row-properties style:row-height="32.37mm" fo:break-before="auto" style:use-optimal-row-height="true"/>
    </style:style>
    <style:style style:name="ro23" style:family="table-row">
      <style:table-row-properties style:row-height="14.46mm" fo:break-before="auto" style:use-optimal-row-height="true"/>
    </style:style>
    <style:style style:name="ro24" style:family="table-row">
      <style:table-row-properties style:row-height="36.85mm" fo:break-before="auto" style:use-optimal-row-height="true"/>
    </style:style>
    <style:style style:name="ro25" style:family="table-row">
      <style:table-row-properties style:row-height="16.07mm" fo:break-before="auto" style:use-optimal-row-height="false"/>
    </style:style>
    <style:style style:name="ro26" style:family="table-row">
      <style:table-row-properties style:row-height="17mm" fo:break-before="auto" style:use-optimal-row-height="false"/>
    </style:style>
    <style:style style:name="ro27" style:family="table-row">
      <style:table-row-properties style:row-height="32mm" fo:break-before="auto" style:use-optimal-row-height="false"/>
    </style:style>
    <style:style style:name="ro28" style:family="table-row">
      <style:table-row-properties style:row-height="23.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no-wrap"/>
      <style:text-properties style:font-name="Liberation Sans" fo:font-size="12pt" fo:font-weight="bold" style:font-size-asian="12pt" style:font-weight-asian="bold" style:font-size-complex="12pt" style:font-weight-complex="bold"/>
    </style:style>
    <style:style style:name="ce2" style:family="table-cell" style:parent-style-name="Default">
      <style:table-cell-properties fo:background-color="transparent" fo:wrap-option="no-wrap"/>
      <style:text-properties style:font-name="Liberation Sans" fo:font-size="12pt" style:font-size-asian="12pt" style:font-size-complex="12pt"/>
    </style:style>
    <style:style style:name="ce3" style:family="table-cell" style:parent-style-name="Default">
      <style:table-cell-properties fo:background-color="transparent" fo:wrap-option="no-wrap"/>
      <style:text-properties style:text-outline="false" style:text-line-through-style="none" style:text-line-through-type="none" style:font-name="Calibri" fo:font-size="12pt" fo:language="none" fo:country="none" fo:text-shadow="none" style:text-underline-style="none" fo:font-weight="bold" style:text-underline-mode="continuous" style:text-overline-mode="continuous" style:text-line-through-mode="continuous" style:font-name-asian="MS PGothic" style:font-size-asian="12pt" style:language-asian="en" style:country-asian="US" style:font-weight-asian="bold" style:font-size-complex="12pt" style:language-complex="en" style:country-complex="US" style:font-weight-complex="bold" style:text-emphasize="none" style:font-relief="none" style:text-overline-style="none" style:text-overline-color="font-color"/>
    </style:style>
    <style:style style:name="ce4" style:family="table-cell" style:parent-style-name="Default">
      <style:table-cell-properties fo:background-color="transparent" fo:wrap-option="no-wrap"/>
    </style:style>
    <style:style style:name="ce5" style:family="table-cell" style:parent-style-name="Default">
      <style:table-cell-properties fo:background-color="transparent"/>
    </style:style>
    <style:style style:name="ce6" style:family="table-cell" style:parent-style-name="Default">
      <style:text-properties style:font-name="Liberation Sans" fo:font-size="12pt" fo:font-weight="bold" style:font-size-asian="12pt" style:font-weight-asian="bold" style:font-size-complex="12pt" style:font-weight-complex="bold"/>
    </style:style>
    <style:style style:name="ce7" style:family="table-cell" style:parent-style-name="Default">
      <style:text-properties style:font-name="Liberation Sans"/>
    </style:style>
    <style:style style:name="ce8" style:family="table-cell" style:parent-style-name="Default">
      <style:table-cell-properties fo:background-color="transparent"/>
      <style:text-properties style:font-name="Liberation Sans"/>
    </style:style>
    <style:style style:name="ce9" style:family="table-cell" style:parent-style-name="Default">
      <style:table-cell-properties fo:background-color="transparent"/>
      <style:text-properties style:font-name="Liberation Sans" fo:font-weight="bold" style:font-weight-asian="bold" style:font-weight-complex="bold"/>
    </style:style>
    <style:style style:name="ce10" style:family="table-cell" style:parent-style-name="Default">
      <style:text-properties style:font-name="Liberation Sans" fo:font-weight="bold" style:font-weight-asian="bold" style:font-weight-complex="bold"/>
    </style:style>
    <style:style style:name="ce11" style:family="table-cell" style:parent-style-name="Default">
      <style:table-cell-properties fo:background-color="transparent" fo:wrap-option="no-wrap"/>
      <style:text-properties style:font-name="Liberation Sans" fo:font-size="12pt" fo:font-weight="normal" style:font-size-asian="12pt" style:font-weight-asian="normal" style:font-size-complex="12pt" style:font-weight-complex="normal"/>
    </style:style>
    <style:style style:name="ce12" style:family="table-cell" style:parent-style-name="Default">
      <style:text-properties style:font-name="Liberation Sans" fo:font-size="12pt" style:font-size-asian="12pt" style:font-size-complex="12pt"/>
    </style:style>
    <style:style style:name="ce13" style:family="table-cell" style:parent-style-name="Default">
      <style:text-properties style:font-name="Liberation Sans" fo:font-style="italic" style:font-style-asian="italic" style:font-style-complex="italic"/>
    </style:style>
    <style:style style:name="ce14" style:family="table-cell" style:parent-style-name="Default">
      <style:table-cell-properties fo:background-color="#ffd346"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style:vertical-align="top"/>
      <style:text-properties style:font-name="Liberation Sans"/>
    </style:style>
    <style:style style:name="ce16" style:family="table-cell" style:parent-style-name="Default">
      <style:table-cell-properties fo:wrap-option="wrap"/>
      <style:text-properties style:font-name="Liberation Sans"/>
    </style:style>
    <style:style style:name="ce17"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18" style:family="table-cell" style:parent-style-name="Default">
      <style:text-properties style:text-outline="false" style:text-line-through-style="none" style:text-line-through-type="none" style:font-name="Liberation Sans" fo:language="fr" fo:country="F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d346"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font-name="Liberation Sans"/>
    </style:style>
    <style:style style:name="ce21"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font-name="Liberation Sans"/>
    </style:style>
    <style:style style:name="ce22" style:family="table-cell" style:parent-style-name="Default">
      <style:table-cell-properties style:vertical-align="middle"/>
      <style:text-properties style:font-name="Liberation Sans"/>
    </style:style>
    <style:style style:name="ce23"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transparent" fo:wrap-option="wrap" style:vertical-align="middle"/>
      <style:text-properties style:font-name="Liberation Sans"/>
    </style:style>
    <style:style style:name="ce25" style:family="table-cell" style:parent-style-name="Default">
      <style:table-cell-properties fo:background-color="transparent" fo:wrap-option="wrap" style:vertical-align="middle"/>
      <style:text-properties style:font-name="Liberation Sans" fo:font-weight="normal" style:font-weight-asian="normal" style:font-weight-complex="normal"/>
    </style:style>
    <style:style style:name="ce26"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27" style:family="table-cell" style:parent-style-name="Default">
      <style:table-cell-properties style:text-align-source="value-type" style:repeat-content="false" style:vertical-align="middle"/>
      <style:paragraph-properties fo:margin-left="0mm"/>
      <style:text-properties style:font-name="Liberation Sans"/>
    </style:style>
    <style:style style:name="ce2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vertical-align="middle"/>
      <style:text-properties style:font-name="Liberation Sans" fo:font-weight="normal" style:font-weight-asian="normal" style:font-weight-complex="normal"/>
    </style:style>
    <style:style style:name="ce30" style:family="table-cell" style:parent-style-name="Default">
      <style:table-cell-properties style:text-align-source="value-type" style:repeat-content="false" fo:wrap-option="wrap" style:vertical-align="middle"/>
      <style:paragraph-properties fo:margin-left="0mm"/>
      <style:text-properties style:font-name="Liberation Sans"/>
    </style:style>
    <style:style style:name="ce31" style:family="table-cell" style:parent-style-name="Default">
      <style:table-cell-properties fo:wrap-option="wrap" style:vertical-align="middle"/>
      <style:text-properties style:font-name="Liberation Sans"/>
    </style:style>
    <style:style style:name="ce32" style:family="table-cell" style:parent-style-name="Default">
      <style:table-cell-properties fo:wrap-option="wrap" style:vertical-align="middle"/>
      <style:text-properties style:font-name="Liberation Sans" fo:font-weight="normal" style:font-weight-asian="normal" style:font-weight-complex="normal"/>
    </style:style>
    <style:style style:name="ce33" style:family="table-cell" style:parent-style-name="Default">
      <style:table-cell-properties fo:background-color="transparent" style:vertical-align="middle"/>
      <style:text-properties style:font-name="Liberation Sans"/>
    </style:style>
    <style:style style:name="ce34" style:family="table-cell" style:parent-style-name="Default">
      <style:table-cell-properties fo:background-color="transparent" style:vertical-align="middle"/>
      <style:text-properties style:font-name="Liberation Sans" fo:font-weight="normal" style:font-weight-asian="normal" style:font-weight-complex="normal"/>
    </style:style>
    <style:style style:name="ce35"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36"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37"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38"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39" style:family="table-cell" style:parent-style-name="Default">
      <style:table-cell-properties style:glyph-orientation-vertical="0" fo:border-bottom="none" fo:background-color="#ff00cc"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40" style:family="table-cell" style:parent-style-name="Default">
      <style:table-cell-properties fo:background-color="#ffd346" style:vertical-align="middle"/>
    </style:style>
    <style:style style:name="ce41" style:family="table-cell" style:parent-style-name="Default">
      <style:table-cell-properties style:vertical-align="middle"/>
      <style:text-properties style:font-name="Courier New"/>
    </style:style>
    <style:style style:name="ce42" style:family="table-cell" style:parent-style-name="Default">
      <style:text-properties style:font-name="Courier New"/>
    </style:style>
    <style:style style:name="ce43" style:family="table-cell" style:parent-style-name="Default">
      <style:table-cell-properties style:glyph-orientation-vertical="0" fo:border-bottom="none" style:text-align-source="fix"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font-name="Liberation Sans"/>
    </style:style>
    <style:style style:name="ce44" style:family="table-cell" style:parent-style-name="Default">
      <style:table-cell-properties style:glyph-orientation-vertical="0" fo:border-bottom="none" style:text-align-source="fix"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font-name="Liberation Sans" fo:font-weight="normal" style:font-weight-asian="normal" style:font-weight-complex="normal"/>
    </style:style>
    <style:style style:name="ce4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text-properties style:font-name="Liberation Sans"/>
    </style:style>
    <style:style style:name="ce46" style:family="table-cell" style:parent-style-name="Default">
      <style:table-cell-properties fo:border-bottom="none" style:text-align-source="fix" style:repeat-content="false" fo:border-left="0.06pt solid #000000" fo:border-right="none" fo:border-top="none"/>
      <style:paragraph-properties fo:text-align="center" fo:margin-left="0mm"/>
      <style:text-properties style:font-name="Liberation Sans"/>
    </style:style>
    <style:style style:name="ce4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iberation Sans"/>
    </style:style>
    <style:style style:name="ce4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iberation Sans" fo:font-weight="normal" style:font-weight-asian="normal" style:font-weight-complex="normal"/>
    </style:style>
    <style:style style:name="ce49" style:family="table-cell" style:parent-style-name="Default">
      <style:table-cell-properties style:text-align-source="fix" style:repeat-content="false" style:vertical-align="middle"/>
      <style:paragraph-properties fo:text-align="center" fo:margin-left="0mm"/>
      <style:text-properties style:font-name="Liberation Sans"/>
    </style:style>
    <style:style style:name="ce50" style:family="table-cell" style:parent-style-name="Default">
      <style:table-cell-properties style:text-align-source="fix" style:repeat-content="false"/>
      <style:paragraph-properties fo:text-align="center" fo:margin-left="0mm"/>
      <style:text-properties style:font-name="Liberation Sans"/>
    </style:style>
    <style:style style:name="ce51" style:family="table-cell" style:parent-style-name="Default">
      <style:table-cell-properties style:glyph-orientation-vertical="0" fo:border-bottom="none" style:text-align-source="value-type"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52" style:family="table-cell" style:parent-style-name="Default">
      <style:table-cell-properties style:glyph-orientation-vertical="0" fo:border-bottom="none" style:text-align-source="value-type"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53" style:family="table-cell" style:parent-style-name="Default">
      <style:table-cell-properties fo:border-bottom="none" fo:border-left="none" fo:border-right="0.06pt solid #000000" fo:border-top="none" style:vertical-align="middle"/>
      <style:text-properties style:font-name="Liberation Sans"/>
    </style:style>
    <style:style style:name="ce54" style:family="table-cell" style:parent-style-name="Default">
      <style:table-cell-properties style:glyph-orientation-vertical="0" fo:border-bottom="none" style:text-align-source="fix"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Sans"/>
    </style:style>
    <style:style style:name="ce55" style:family="table-cell" style:parent-style-name="Default">
      <style:table-cell-properties fo:border-bottom="none" fo:border-left="none" fo:border-right="0.06pt solid #000000" fo:border-top="none"/>
      <style:text-properties style:font-name="Liberation Sans"/>
    </style:style>
    <style:style style:name="ce56"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text-properties style:font-name="Liberation Sans" fo:font-weight="normal" style:font-weight-asian="normal" style:font-weight-complex="normal"/>
    </style:style>
    <style:style style:name="ce57" style:family="table-cell" style:parent-style-name="Default">
      <style:table-cell-properties fo:background-color="#ffd346" style:vertical-align="middle"/>
      <style:text-properties style:font-name="Liberation Sans"/>
    </style:style>
    <style:style style:name="ce58" style:family="table-cell" style:parent-style-name="Default">
      <style:table-cell-properties style:text-align-source="fix" style:repeat-content="false" style:vertical-align="middle"/>
      <style:paragraph-properties fo:text-align="center" fo:margin-left="0mm"/>
      <style:text-properties style:font-name="Liberation Sans" fo:font-weight="normal" style:font-weight-asian="normal" style:font-weight-complex="normal"/>
    </style:style>
    <style:style style:name="ce59" style:family="table-cell" style:parent-style-name="Default">
      <style:table-cell-properties fo:border-bottom="none" fo:background-color="#ffd346" fo:border-left="none" fo:border-right="0.06pt solid #000000" fo:border-top="none" style:vertical-align="middle"/>
      <style:text-properties style:font-name="Liberation Sans"/>
    </style:style>
    <style:style style:name="ce60"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text-properties style:font-name="Liberation Sans"/>
    </style:style>
    <style:style style:name="ce61"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text-properties style:font-name="Liberation Sans" fo:font-weight="normal" style:font-weight-asian="normal" style:font-weight-complex="normal"/>
    </style:style>
    <style:style style:name="ce62"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mm"/>
      <style:text-properties style:font-name="Liberation Sans"/>
    </style:style>
    <style:style style:name="ce63" style:family="table-cell" style:parent-style-name="Default">
      <style:table-cell-properties fo:border-bottom="none" style:text-align-source="fix" style:repeat-content="false" fo:border-left="none" fo:border-right="0.06pt solid #000000" fo:border-top="none"/>
      <style:paragraph-properties fo:text-align="center" fo:margin-left="0mm"/>
      <style:text-properties style:font-name="Liberation Sans"/>
    </style:style>
    <style:style style:name="ce64" style:family="table-cell" style:parent-style-name="Default">
      <style:text-properties style:font-name="Liberation Sans" fo:font-weight="normal" style:font-weight-asian="normal" style:font-weight-complex="normal"/>
    </style:style>
    <style:style style:name="ce65" style:family="table-cell" style:parent-style-name="Default">
      <style:table-cell-properties fo:background-color="#ffd346" fo:border="0.06pt solid #000000"/>
    </style:style>
    <style:style style:name="ce66" style:family="table-cell" style:parent-style-name="Default" style:data-style-name="N157">
      <style:table-cell-properties fo:background-color="#ffd346" fo:border="0.06pt solid #000000"/>
    </style:style>
    <style:style style:name="ce67" style:family="table-cell" style:parent-style-name="Default" style:data-style-name="N157"/>
    <style:style style:name="ce68" style:family="table-cell" style:parent-style-name="Default" style:data-style-name="N157">
      <style:table-cell-properties fo:background-color="transparent"/>
    </style:style>
    <style:style style:name="ce69" style:family="table-cell" style:parent-style-name="Default" style:data-style-name="N161">
      <style:table-cell-properties fo:background-color="#ffd346" fo:border="0.06pt solid #000000"/>
    </style:style>
    <style:style style:name="ce70" style:family="table-cell" style:parent-style-name="Default" style:data-style-name="N161"/>
    <style:style style:name="ce71" style:family="table-cell" style:parent-style-name="Default" style:data-style-name="N162">
      <style:table-cell-properties fo:background-color="#ffd346" fo:border="0.06pt solid #000000"/>
    </style:style>
    <style:style style:name="ce72" style:family="table-cell" style:parent-style-name="Default" style:data-style-name="N162"/>
    <style:style style:name="ce73" style:family="table-cell" style:parent-style-name="Default">
      <style:table-cell-properties fo:background-color="#cccccc" fo:border="0.06pt solid #000000"/>
    </style:style>
    <style:style style:name="ce74" style:family="table-cell" style:parent-style-name="Default">
      <style:table-cell-properties fo:background-color="#ffff00"/>
    </style:style>
    <style:style style:name="T1" style:family="text">
      <style:text-properties fo:color="#000000" fo:font-size="12pt" style:letter-kerning="true" fo:country="none" style:font-name-asian="MS PGothic"/>
    </style:style>
    <style:style style:name="T2" style:family="text">
      <style:text-properties fo:font-size="12pt" style:letter-kerning="true" fo:country="none" style:font-name-asian="MS PGothic" fo:color="#ff7300" fo:font-weight="normal" fo:font-style="italic" style:font-weight-asian="normal" style:font-weight-complex="normal" style:font-style-asian="italic" style:font-style-complex="italic"/>
    </style:style>
    <style:style style:name="T3" style:family="text">
      <style:text-properties fo:font-size="12pt" style:letter-kerning="true" fo:country="none" style:font-name-asian="MS PGothic" fo:color="#000000"/>
    </style:style>
    <style:style style:name="T4" style:family="text">
      <style:text-properties fo:color="#ff7300"/>
    </style:style>
    <style:style style:name="T5" style:family="text">
      <style:text-properties style:text-underline-style="solid" style:text-underline-width="auto" style:text-underline-color="font-color"/>
    </style:style>
    <style:style style:name="T6" style:family="text">
      <style:text-properties fo:color="#ff7300" style:text-underline-style="solid" style:text-underline-width="auto" style:text-underline-color="font-color"/>
    </style:style>
    <style:style style:name="T7" style:family="text">
      <style:text-properties style:text-underline-style="none" style:text-underline-color="font-color"/>
    </style:style>
    <style:style style:name="T8" style:family="text">
      <style:text-properties fo:color="#ff7300" fo:font-weight="bold" style:font-weight-asian="bold" style:font-weight-complex="bold"/>
    </style:style>
    <style:style style:name="T9" style:family="text">
      <style:text-properties style:font-name="Calibri" style:font-name-asian="Times New Roman"/>
    </style:style>
    <style:style style:name="T10" style:family="text">
      <style:text-properties style:font-name="Calibri" fo:font-size="11pt" fo:country="none" style:country-asian="none" style:font-name-asian="Times New Roman" style:font-size-asian="11pt"/>
    </style:style>
    <style:style style:name="T11" style:family="text">
      <style:text-properties style:font-name="Calibri" style:country-asian="none" style:font-name-asian="Times New Roman"/>
    </style:style>
  </office:automatic-styles>
  <office:body>
    <office:spreadsheet>
      <table:table table:name="MOD_nommage" table:style-name="ta1">
        <office:forms form:automatic-focus="false" form:apply-design-mode="false"/>
        <table:table-column table:style-name="co1" table:default-cell-style-name="Default"/>
        <table:table-column table:style-name="co2" table:number-columns-repeated="9" table:default-cell-style-name="Default"/>
        <table:table-row table:style-name="ro1">
          <table:table-cell table:style-name="ce1"/>
          <table:table-cell table:number-columns-repeated="9"/>
        </table:table-row>
        <table:table-row table:style-name="ro1">
          <table:table-cell table:style-name="ce1" office:value-type="string" calcext:value-type="string">
            <text:p>Chaque référence de document doit être unique</text:p>
          </table:table-cell>
          <table:table-cell table:number-columns-repeated="9"/>
        </table:table-row>
        <table:table-row table:style-name="ro1">
          <table:table-cell table:style-name="ce1" office:value-type="string" calcext:value-type="string">
            <text:p>Le nom du fichier correspond à la référence du document suivie d'une extension</text:p>
          </table:table-cell>
          <table:table-cell table:number-columns-repeated="9"/>
        </table:table-row>
        <table:table-row table:style-name="ro1">
          <table:table-cell table:style-name="ce2" office:value-type="string" calcext:value-type="string">
            <text:p>La référence doit faciliter la création du lien entre les documents et la base de données</text:p>
          </table:table-cell>
          <table:table-cell table:number-columns-repeated="9"/>
        </table:table-row>
        <table:table-row table:style-name="ro1" table:number-rows-repeated="2">
          <table:table-cell table:style-name="ce2"/>
          <table:table-cell table:number-columns-repeated="9"/>
        </table:table-row>
        <table:table-row table:style-name="ro1">
          <table:table-cell table:style-name="ce2" office:value-type="string" calcext:value-type="string">
            <text:p>Le nommage présenté ici s'inscrit dans le cadre du projet Grace THD. Il doit être adapté aux spécificités de chaque réseau.</text:p>
          </table:table-cell>
          <table:table-cell table:number-columns-repeated="9"/>
        </table:table-row>
        <table:table-row table:style-name="ro1">
          <table:table-cell table:style-name="ce2"/>
          <table:table-cell table:number-columns-repeated="9"/>
        </table:table-row>
        <table:table-row table:style-name="ro1">
          <table:table-cell table:style-name="ce1" office:value-type="string" calcext:value-type="string">
            <text:p>La référence d'un document se construit de la façon suivante :</text:p>
          </table:table-cell>
          <table:table-cell table:number-columns-repeated="9"/>
        </table:table-row>
        <table:table-row table:style-name="ro2">
          <table:table-cell table:style-name="ce3" office:value-type="string" calcext:value-type="string">
            <text:p><text:span text:style-name="T1">CodePhase-CodeTypeDoc-</text:span><text:span text:style-name="T2">PréfixePartieVariable</text:span><text:span text:style-name="T3">-numéro-vIndice</text:span></text:p>
          </table:table-cell>
          <table:table-cell table:number-columns-repeated="9"/>
        </table:table-row>
        <table:table-row table:style-name="ro1">
          <table:table-cell table:style-name="ce2"/>
          <table:table-cell table:number-columns-repeated="9"/>
        </table:table-row>
        <table:table-row table:style-name="ro3">
          <table:table-cell/>
          <table:table-cell table:style-name="ce2" office:value-type="string" calcext:value-type="string">
            <text:p>Les <text:span text:style-name="T5">codes phases</text:span> sont listés dans l'onglet « phases »</text:p>
          </table:table-cell>
          <table:table-cell table:number-columns-repeated="8"/>
        </table:table-row>
        <table:table-row table:style-name="ro3">
          <table:table-cell/>
          <table:table-cell table:style-name="ce2" office:value-type="string" calcext:value-type="string">
            <text:p>Les <text:span text:style-name="T5">codes de types de documents</text:span> sont listés dans l'onglet « Description documents »</text:p>
          </table:table-cell>
          <table:table-cell table:number-columns-repeated="8"/>
        </table:table-row>
        <table:table-row table:style-name="ro3">
          <table:table-cell/>
          <table:table-cell table:style-name="ce2" office:value-type="string" calcext:value-type="string">
            <text:p>Le<text:span text:style-name="T4"> </text:span><text:span text:style-name="T6">préfixe</text:span> permet de savoir comment est construite la partie variable qui suit. Les différents préfixes sont listés ci-dessous.</text:p>
          </table:table-cell>
          <table:table-cell table:number-columns-repeated="8"/>
        </table:table-row>
        <table:table-row table:style-name="ro3">
          <table:table-cell/>
          <table:table-cell table:style-name="ce1" office:value-type="string" calcext:value-type="string">
            <text:p>La <text:span text:style-name="T6">partie variable</text:span> est propre à chaque type de document, elle est détaillée pour chaque type de document dans l'onglet « Description documents »</text:p>
          </table:table-cell>
          <table:table-cell table:number-columns-repeated="8"/>
        </table:table-row>
        <table:table-row table:style-name="ro3">
          <table:table-cell/>
          <table:table-cell table:style-name="ce11" office:value-type="string" calcext:value-type="string">
            <text:p>Le <text:span text:style-name="T5">numéro</text:span> est un numéro d'incrément ou un numéro de folio (cas des plans)</text:p>
          </table:table-cell>
          <table:table-cell table:number-columns-repeated="8"/>
        </table:table-row>
        <table:table-row table:style-name="ro3">
          <table:table-cell/>
          <table:table-cell table:style-name="ce2" office:value-type="string" calcext:value-type="string">
            <text:p><text:span text:style-name="T5">L'indice</text:span> est préfixé de la lettre « V » ; il est préférable de définir des règles de gestion des indices pour conserver une certaine homogénéité (chiffres ou lettres, nombre de caractères, critères de montées en indice)</text:p>
          </table:table-cell>
          <table:table-cell table:number-columns-repeated="8"/>
        </table:table-row>
        <table:table-row table:style-name="ro1" table:number-rows-repeated="2">
          <table:table-cell table:style-name="ce2"/>
          <table:table-cell table:number-columns-repeated="9"/>
        </table:table-row>
        <table:table-row table:style-name="ro3">
          <table:table-cell table:style-name="ce1" office:value-type="string" calcext:value-type="string">
            <text:p>Les <text:span text:style-name="T4">préfixes</text:span> et les « briques » qui peuvent constituer la <text:span text:style-name="T4">partie variable</text:span> sont les suivantes :</text:p>
          </table:table-cell>
          <table:table-cell table:number-columns-repeated="9"/>
        </table:table-row>
        <table:table-row table:style-name="ro4">
          <table:table-cell table:number-columns-repeated="10"/>
        </table:table-row>
        <table:table-row table:style-name="ro1">
          <table:table-cell/>
          <table:table-cell table:style-name="ce2" office:value-type="string" calcext:value-type="string">
            <text:p>Code référencement : référencement de l'infrastructure (niveau 1, 2, 3 ou 4), en cohérence avec la base de données (voir l'onglet NiveauReferencement)</text:p>
          </table:table-cell>
          <table:table-cell table:style-name="ce7"/>
          <table:table-cell table:number-columns-repeated="7"/>
        </table:table-row>
        <table:table-row table:style-name="ro1">
          <table:table-cell/>
          <table:table-cell table:style-name="ce2"/>
          <table:table-cell table:style-name="ce13" office:value-type="string" calcext:value-type="string">
            <text:p>Préfixe associé : R1, R2, R3 ou R4 selon le niveau de référencement</text:p>
          </table:table-cell>
          <table:table-cell table:number-columns-repeated="7"/>
        </table:table-row>
        <table:table-row table:style-name="ro3">
          <table:table-cell/>
          <table:table-cell table:style-name="ce2" office:value-type="string" calcext:value-type="string">
            <text:p><text:span text:style-name="T5">Code objet</text:span> : code d'un objet en base de donnée (attributs xx_code)</text:p>
          </table:table-cell>
          <table:table-cell table:style-name="ce7"/>
          <table:table-cell table:number-columns-repeated="7"/>
        </table:table-row>
        <table:table-row table:style-name="ro4">
          <table:table-cell table:style-name="ce4"/>
          <table:table-cell/>
          <table:table-cell table:style-name="ce13" office:value-type="string" calcext:value-type="string">
            <text:p>Préfixe associé : les deux premiers caractères du code, qui permettent d'identifier la table qui contient l'objet : liste l_doc_tab dans le MCD</text:p>
          </table:table-cell>
          <table:table-cell table:number-columns-repeated="7"/>
        </table:table-row>
        <table:table-row table:style-name="ro3">
          <table:table-cell table:style-name="ce5"/>
          <table:table-cell table:style-name="ce12" office:value-type="string" calcext:value-type="string">
            <text:p><text:span text:style-name="T5">Code INSEE :</text:span> code INSEE de la commune, pour certain documents particuliers non rattachés au réseau télécom (PLU par exemple)</text:p>
          </table:table-cell>
          <table:table-cell table:number-columns-repeated="8"/>
        </table:table-row>
        <table:table-row table:style-name="ro4" table:number-rows-repeated="2">
          <table:table-cell table:style-name="ce5"/>
          <table:table-cell table:number-columns-repeated="9"/>
        </table:table-row>
        <table:table-row table:style-name="ro1">
          <table:table-cell table:style-name="ce6" office:value-type="string" calcext:value-type="string">
            <text:p>Attention faux amis ! Il faut distinguer :</text:p>
          </table:table-cell>
          <table:table-cell table:style-name="ce7" table:number-columns-repeated="9"/>
        </table:table-row>
        <table:table-row table:style-name="ro3">
          <table:table-cell table:style-name="ce7"/>
          <table:table-cell table:style-name="ce7" office:value-type="string" calcext:value-type="string">
            <text:p>Le <text:span text:style-name="T5">niveau de référencement</text:span><text:span text:style-name="T7"> (attribué à un objet de la base) </text:span>=&gt; attributs r1_code, r2_code, r3_code et r4_code</text:p>
          </table:table-cell>
          <table:table-cell table:style-name="ce7" table:number-columns-repeated="8"/>
        </table:table-row>
        <table:table-row table:style-name="ro4">
          <table:table-cell table:style-name="ce7" table:number-columns-repeated="2"/>
          <table:table-cell table:style-name="ce13" office:value-type="string" calcext:value-type="string">
            <text:p>Voir onglet dédié</text:p>
          </table:table-cell>
          <table:table-cell table:style-name="ce7" table:number-columns-repeated="7"/>
        </table:table-row>
        <table:table-row table:style-name="ro3">
          <table:table-cell table:style-name="ce7"/>
          <table:table-cell table:style-name="ce7" office:value-type="string" calcext:value-type="string">
            <text:p>La <text:span text:style-name="T5">référence</text:span> (d'un document) =&gt; attributs do_ref de la table t_document et od_do_ref de la table t_docobj</text:p>
          </table:table-cell>
          <table:table-cell table:style-name="ce7" table:number-columns-repeated="8"/>
        </table:table-row>
        <table:table-row table:style-name="ro4">
          <table:table-cell table:style-name="ce7" table:number-columns-repeated="2"/>
          <table:table-cell table:style-name="ce13" office:value-type="string" calcext:value-type="string">
            <text:p>La référence correspond au nom du fichier sans l'extension, voir ci-dessus</text:p>
          </table:table-cell>
          <table:table-cell table:style-name="ce7" table:number-columns-repeated="7"/>
        </table:table-row>
        <table:table-row table:style-name="ro3">
          <table:table-cell table:style-name="ce7"/>
          <table:table-cell table:style-name="ce7" office:value-type="string" calcext:value-type="string">
            <text:p>Le <text:span text:style-name="T5">code</text:span><text:span text:style-name="T7"> (d'un objet) =&gt; attributs xx_code</text:span></text:p>
          </table:table-cell>
          <table:table-cell table:style-name="ce7" table:number-columns-repeated="8"/>
        </table:table-row>
        <table:table-row table:style-name="ro4">
          <table:table-cell table:style-name="ce7" table:number-columns-repeated="2"/>
          <table:table-cell table:style-name="ce13" office:value-type="string" calcext:value-type="string">
            <text:p>Le code est utilisé comme clef unique dans les échanges. Il est composé de deux caractères (qui permettent de savoir de quel type d'objet il s'agit) puis de 12 chiffres</text:p>
          </table:table-cell>
          <table:table-cell table:style-name="ce7" table:number-columns-repeated="7"/>
        </table:table-row>
        <table:table-row table:style-name="ro4">
          <table:table-cell table:style-name="ce8"/>
          <table:table-cell table:number-columns-repeated="9"/>
        </table:table-row>
        <table:table-row table:style-name="ro4">
          <table:table-cell table:style-name="ce9" office:value-type="string" calcext:value-type="string">
            <text:p>Pour tous ces codes et références : principe de stabilité</text:p>
          </table:table-cell>
          <table:table-cell table:number-columns-repeated="9"/>
        </table:table-row>
        <table:table-row table:style-name="ro4">
          <table:table-cell table:style-name="ce8" office:value-type="string" calcext:value-type="string">
            <text:p>Les codes, niveaux de référencements et références sont créés à l'origine d'un projet. Tant que leur unicité est garantie ils ne doivent pas être modifiés dans le temps, même en cas de changement de contexte ou de nouveau projet.</text:p>
          </table:table-cell>
          <table:table-cell table:number-columns-repeated="9"/>
        </table:table-row>
        <table:table-row table:style-name="ro4">
          <table:table-cell table:style-name="ce8"/>
          <table:table-cell table:number-columns-repeated="9"/>
        </table:table-row>
        <table:table-row table:style-name="ro4">
          <table:table-cell table:style-name="ce10" office:value-type="string" calcext:value-type="string">
            <text:p>Arborescence de classement des fichiers</text:p>
          </table:table-cell>
          <table:table-cell table:number-columns-repeated="9"/>
        </table:table-row>
        <table:table-row table:style-name="ro4">
          <table:table-cell table:number-columns-repeated="10"/>
        </table:table-row>
        <table:table-row table:style-name="ro4">
          <table:table-cell table:style-name="ce7" office:value-type="string" calcext:value-type="string">
            <text:p>L'arborescence de classement des fichiers doit être pensée avant tout dans un but pratique et fonctionnel. </text:p>
          </table:table-cell>
          <table:table-cell table:number-columns-repeated="9"/>
        </table:table-row>
        <table:table-row table:style-name="ro4">
          <table:table-cell office:value-type="string" calcext:value-type="string">
            <text:p>Chaque référence de document devant être unique et portant les éléments permettant de lier le document au MCD, l'arborescence peut permettre d'organiser la documentation différemment et selon les besoins du projet.</text:p>
          </table:table-cell>
          <table:table-cell table:number-columns-repeated="9"/>
        </table:table-row>
        <table:table-row table:style-name="ro5">
          <table:table-cell office:value-type="string" calcext:value-type="string">
            <text:p>L'exemple fournit présente également un exemple d'arborescence mise en œuvre. </text:p>
            <text:p>Elle constitue une proposition, à adapter au mode de fonctionnement de chaque projet : </text:p>
            <text:p>selon le contenu type d'une livraison documentaire et selon le type d'acteurs qui effectue les livraisons : MOA, MOE, BE...</text:p>
            <text:p>Il est conseillé de tenir compte également des différents profils d'utilisateurs possibles et des droits d'accès que l'on souhaite leur attribuer de façon à pouvoir positionner les droits sur les répertoires de premier niveau.</text:p>
          </table:table-cell>
          <table:table-cell table:number-columns-repeated="9"/>
        </table:table-row>
        <table:table-row table:style-name="ro4" table:number-rows-repeated="1048520">
          <table:table-cell table:number-columns-repeated="10"/>
        </table:table-row>
        <table:table-row table:style-name="ro4">
          <table:table-cell table:number-columns-repeated="10"/>
        </table:table-row>
      </table:table>
      <table:table table:name="MOD_statuts" table:style-name="ta1">
        <office:forms form:automatic-focus="false" form:apply-design-mode="false"/>
        <table:table-column table:style-name="co2" table:default-cell-style-name="ce7"/>
        <table:table-column table:style-name="co3" table:default-cell-style-name="ce7"/>
        <table:table-column table:style-name="co4" table:default-cell-style-name="ce7"/>
        <table:table-column table:style-name="co2" table:number-columns-repeated="1021" table:default-cell-style-name="ce7"/>
        <table:table-row table:style-name="ro4">
          <table:table-cell table:style-name="ce14" office:value-type="string" calcext:value-type="string">
            <text:p>code</text:p>
          </table:table-cell>
          <table:table-cell table:style-name="ce14" office:value-type="string" calcext:value-type="string">
            <text:p>libelle</text:p>
          </table:table-cell>
          <table:table-cell table:style-name="ce14" office:value-type="string" calcext:value-type="string">
            <text:p>definition</text:p>
          </table:table-cell>
          <table:table-cell table:number-columns-repeated="1021"/>
        </table:table-row>
        <table:table-row table:style-name="ro7">
          <table:table-cell table:style-name="ce15" office:value-type="string" calcext:value-type="string">
            <text:p>PRE</text:p>
          </table:table-cell>
          <table:table-cell table:style-name="ce15" office:value-type="string" calcext:value-type="string">
            <text:p>Etude préliminaire</text:p>
          </table:table-cell>
          <table:table-cell table:style-name="ce16" office:value-type="string" calcext:value-type="string">
            <text:p>Résultat de l'étude préliminaire, au sens du décret d'application de la loi MOP (n°93-1268 du 29 novembre 1993) : première étude de faisabilité pour la construction d'ouvrages neufs</text:p>
          </table:table-cell>
          <table:table-cell table:number-columns-repeated="1021"/>
        </table:table-row>
        <table:table-row table:style-name="ro8">
          <table:table-cell table:style-name="ce15" office:value-type="string" calcext:value-type="string">
            <text:p>DIA</text:p>
          </table:table-cell>
          <table:table-cell table:style-name="ce15" office:value-type="string" calcext:value-type="string">
            <text:p>Etude de diagnostic</text:p>
          </table:table-cell>
          <table:table-cell table:style-name="ce16" office:value-type="string" calcext:value-type="string">
            <text:p>Résultat de l'étude de diagnostic, au sens du décret d'application de la loi MOP (n°93-1268 du 29 novembre 1993) : pour une opération de réutilisation ou de réhabilitation d'un ouvrage existant, état des lieux, analyse technique, études complémentaires d'investigations si nécessaire</text:p>
          </table:table-cell>
          <table:table-cell table:number-columns-repeated="1021"/>
        </table:table-row>
        <table:table-row table:style-name="ro7">
          <table:table-cell table:style-name="ce15" office:value-type="string" calcext:value-type="string">
            <text:p>AVP</text:p>
          </table:table-cell>
          <table:table-cell table:style-name="ce15" office:value-type="string" calcext:value-type="string">
            <text:p>Avant-Projet</text:p>
          </table:table-cell>
          <table:table-cell table:style-name="ce16" office:value-type="string" calcext:value-type="string">
            <text:p>Résultat de l'étude d'avant-Projet, au sens du décret d'application de la loi MOP (n°93-1268 du 29 novembre 1993) : confirmation de la faisabilité, première implantation de l'ouvrage, autorisations administratives</text:p>
          </table:table-cell>
          <table:table-cell table:number-columns-repeated="1021"/>
        </table:table-row>
        <table:table-row table:style-name="ro7">
          <table:table-cell table:style-name="ce15" office:value-type="string" calcext:value-type="string">
            <text:p>PRO</text:p>
          </table:table-cell>
          <table:table-cell table:style-name="ce15" office:value-type="string" calcext:value-type="string">
            <text:p>Projet</text:p>
          </table:table-cell>
          <table:table-cell table:style-name="ce16" office:value-type="string" calcext:value-type="string">
            <text:p>Résultat de l'étude de projet, au sens du décret d'application de la loi MOP (n°93-1268 du 29 novembre 1993) : précise les choix techniques, fixe l'implantation topographique, les caractéristiques et le dimensionnement</text:p>
          </table:table-cell>
          <table:table-cell table:number-columns-repeated="1021"/>
        </table:table-row>
        <table:table-row table:style-name="ro7">
          <table:table-cell table:style-name="ce15" office:value-type="string" calcext:value-type="string">
            <text:p>ACT</text:p>
          </table:table-cell>
          <table:table-cell table:style-name="ce15" office:value-type="string" calcext:value-type="string">
            <text:p>Passation des marchés de travaux</text:p>
          </table:table-cell>
          <table:table-cell table:style-name="ce16" office:value-type="string" calcext:value-type="string">
            <text:p>Résultat de la mission d'assistance à la passation des marchés de travaux, au sens du décret d'application de la loi MOP (n°93-1268 du 29 novembre 1993) : mise à jour éventuelle de l'étude projet </text:p>
          </table:table-cell>
          <table:table-cell table:number-columns-repeated="1021"/>
        </table:table-row>
        <table:table-row table:style-name="ro8">
          <table:table-cell table:style-name="ce15" office:value-type="string" calcext:value-type="string">
            <text:p>EXE</text:p>
          </table:table-cell>
          <table:table-cell table:style-name="ce15" office:value-type="string" calcext:value-type="string">
            <text:p>Etude d'éxécution</text:p>
          </table:table-cell>
          <table:table-cell table:style-name="ce16" office:value-type="string" calcext:value-type="string">
            <text:p>Résultat de l'étude d'éxécution, au sens du décret d'application de la loi MOP (n°93-1268 du 29 novembre 1993) : élaboration des documents à l'usage du chantier. Le résultat de cette étude donne généralement lieu à un VISA du maître d'oeuvre.</text:p>
          </table:table-cell>
          <table:table-cell table:number-columns-repeated="1021"/>
        </table:table-row>
        <table:table-row table:style-name="ro8">
          <table:table-cell table:style-name="ce15" office:value-type="string" calcext:value-type="string">
            <text:p>TVX</text:p>
          </table:table-cell>
          <table:table-cell table:style-name="ce15" office:value-type="string" calcext:value-type="string">
            <text:p>Travaux</text:p>
          </table:table-cell>
          <table:table-cell table:style-name="ce16" office:value-type="string" calcext:value-type="string">
            <text:p>Résultat des missions de direction de l'éxécution des travaux, d'ordonnancement, de coordination et de pilotage ; ainsi que les opérations préalables à la réception des travaux, au sens du décret d'application de la loi MOP (n°93-1268 du 29 novembre 1993) : inclus la réalisation des minutes de chantier et peut inclure un pré-récolement</text:p>
          </table:table-cell>
          <table:table-cell table:number-columns-repeated="1021"/>
        </table:table-row>
        <table:table-row table:style-name="ro8">
          <table:table-cell table:style-name="ce15" office:value-type="string" calcext:value-type="string">
            <text:p>REC</text:p>
          </table:table-cell>
          <table:table-cell table:style-name="ce15" office:value-type="string" calcext:value-type="string">
            <text:p>Récolement</text:p>
          </table:table-cell>
          <table:table-cell table:style-name="ce16" office:value-type="string" calcext:value-type="string">
            <text:p>Résultat de la mission d'assistance à la réception des travaux, au sens du décret d'application de la loi MOP (n°93-1268 du 29 novembre 1993) : inclus le récolement des ouvrages et la réalisation du Dossier des Ouvrages Exécutés</text:p>
          </table:table-cell>
          <table:table-cell table:number-columns-repeated="1021"/>
        </table:table-row>
        <table:table-row table:style-name="ro7">
          <table:table-cell table:style-name="ce15" office:value-type="string" calcext:value-type="string">
            <text:p>MCO</text:p>
          </table:table-cell>
          <table:table-cell table:style-name="ce15" office:value-type="string" calcext:value-type="string">
            <text:p>Maintient en Conditions Opérationnelles</text:p>
          </table:table-cell>
          <table:table-cell table:style-name="ce16" office:value-type="string" calcext:value-type="string">
            <text:p>Le statut MCO permet d'identifier les objets qui font l'objet d'une opération de maintenance, avant le passage en statut REC une fois l'opération achevée et son récolement réalisé</text:p>
          </table:table-cell>
          <table:table-cell table:number-columns-repeated="1021"/>
        </table:table-row>
        <table:table-row table:style-name="ro4" table:number-rows-repeated="5">
          <table:table-cell table:number-columns-repeated="1024"/>
        </table:table-row>
        <table:table-row table:style-name="ro4">
          <table:table-cell office:value-type="string" calcext:value-type="string">
            <text:p>Les statuts sont définis dans le modèle de données GraceTHD, table l_statut.</text:p>
          </table:table-cell>
          <table:table-cell table:number-columns-repeated="1023"/>
        </table:table-row>
        <table:table-row table:style-name="ro4">
          <table:table-cell office:value-type="string" calcext:value-type="string">
            <text:p>Voir <text:a xlink:href="http://gracethd-community.github.io/GraceTHD-MCD/" xlink:type="simple">http://gracethd-community.github.io/GraceTHD-MCD/</text:a></text:p>
          </table:table-cell>
          <table:table-cell table:number-columns-repeated="1023"/>
        </table:table-row>
        <table:table-row table:style-name="ro4" table:number-rows-repeated="1048558">
          <table:table-cell table:number-columns-repeated="1024"/>
        </table:table-row>
        <table:table-row table:style-name="ro4">
          <table:table-cell table:number-columns-repeated="1024"/>
        </table:table-row>
      </table:table>
      <table:table table:name="MOD_NiveauReferencement" table:style-name="ta1">
        <office:forms form:automatic-focus="false" form:apply-design-mode="false"/>
        <table:table-column table:style-name="co2" table:number-columns-repeated="11" table:default-cell-style-name="ce7"/>
        <table:table-row table:style-name="ro4">
          <table:table-cell office:value-type="string" calcext:value-type="string">
            <text:p>Le MCD permet d'associer des niveaux de référencements à de nombreux objets, par le biais des attributs r1_code, r2_code, r3_code et r4_code</text:p>
          </table:table-cell>
          <table:table-cell table:number-columns-repeated="10"/>
        </table:table-row>
        <table:table-row table:style-name="ro4">
          <table:table-cell office:value-type="string" calcext:value-type="string">
            <text:p>Ces niveaux de référencements permettent de « classer » les objets du réseau selon différents critères</text:p>
          </table:table-cell>
          <table:table-cell table:number-columns-repeated="10"/>
        </table:table-row>
        <table:table-row table:style-name="ro4">
          <table:table-cell table:number-columns-repeated="11"/>
        </table:table-row>
        <table:table-row table:style-name="ro4">
          <table:table-cell table:style-name="ce10" office:value-type="string" calcext:value-type="string">
            <text:p>Dans le MOD présenté ici, ces niveaux de référencement sont essentiels pour associer les objets du réseau aux documents techniques et administratifs qui sont produits (table t_docobj)</text:p>
          </table:table-cell>
          <table:table-cell table:number-columns-repeated="10"/>
        </table:table-row>
        <table:table-row table:style-name="ro4">
          <table:table-cell office:value-type="string" calcext:value-type="string">
            <text:p>Il est ainsi possible de savoir, pour un objet donné (od_do_ref), quels sont les documents associés (od_codeobj)</text:p>
          </table:table-cell>
          <table:table-cell table:number-columns-repeated="10"/>
        </table:table-row>
        <table:table-row table:style-name="ro4">
          <table:table-cell office:value-type="string" calcext:value-type="string">
            <text:p>Les niveaux de référencement doivent être définis à la construction du réseau en tenant compte de cet objectif et de la nécessité d'avoir des références de documents uniques</text:p>
          </table:table-cell>
          <table:table-cell table:number-columns-repeated="10"/>
        </table:table-row>
        <table:table-row table:style-name="ro4" table:number-rows-repeated="2">
          <table:table-cell table:number-columns-repeated="11"/>
        </table:table-row>
        <table:table-row table:style-name="ro4">
          <table:table-cell table:style-name="ce8" office:value-type="string" calcext:value-type="string">
            <text:p>Ci-dessous quelques <text:span text:style-name="T8">préconisations</text:span> concernant la définition de ces référencements, ainsi que la <text:span text:style-name="T8">présentation des niveaux de référencements utilisés pour l'exemple</text:span> :</text:p>
          </table:table-cell>
          <table:table-cell table:number-columns-repeated="10"/>
        </table:table-row>
        <table:table-row table:style-name="ro4" table:number-rows-repeated="2">
          <table:table-cell table:number-columns-repeated="11"/>
        </table:table-row>
        <table:table-row table:style-name="ro4">
          <table:table-cell table:style-name="ce17" office:value-type="string" calcext:value-type="string">
            <text:p>Référencement niveau 1 (r1_code)</text:p>
          </table:table-cell>
          <table:table-cell table:number-columns-repeated="10"/>
        </table:table-row>
        <table:table-row table:style-name="ro9">
          <table:table-cell table:number-columns-repeated="11"/>
        </table:table-row>
        <table:table-row table:style-name="ro10">
          <table:table-cell office:value-type="string" calcext:value-type="string">
            <text:p><text:span text:style-name="T9">Permet d'identifier le réseau déployé. Pour ce code il est conseillé de reprendre le code défini par l'ARCEP ici (si il existe et s'il n'a pas déjà été utilisé pour un autre réseau) : </text:span><text:span text:style-name="T9"><text:a xlink:href="https://extranet.arcep.fr/portail/LinkClick.aspx?fileticket=Dh7Vr2GF5vw%3D&amp;tabid=215&amp;portalid=0&amp;mid=720" xlink:type="simple">https://extranet.arcep.fr/portail/LinkClick.aspx?fileticket=Dh7Vr2GF5vw%3d&amp;tabid=215&amp;portalid=0&amp;mid=720</text:a></text:span></text:p>
            <text:p><text:span text:style-name="T10">Une collectivité peut être en charge d'un ou plusieurs réseaux.</text:span></text:p>
            <text:p><text:span text:style-name="T11">L'exemple fourni correspond à l'arborescence de la documentation pour un réseau nommé DSPE.</text:span></text:p>
          </table:table-cell>
          <table:table-cell table:number-columns-repeated="10"/>
        </table:table-row>
        <table:table-row table:style-name="ro4">
          <table:table-cell table:number-columns-repeated="11"/>
        </table:table-row>
        <table:table-row table:style-name="ro4">
          <table:table-cell table:style-name="ce17" office:value-type="string" calcext:value-type="string">
            <text:p>Référencement niveau 2 (r2_code)</text:p>
          </table:table-cell>
          <table:table-cell table:number-columns-repeated="10"/>
        </table:table-row>
        <table:table-row table:style-name="ro11">
          <table:table-cell table:number-columns-repeated="11"/>
        </table:table-row>
        <table:table-row table:style-name="ro8">
          <table:table-cell table:style-name="ce18" office:value-type="string" calcext:value-type="string">
            <text:p>Correspond à un sous-ensemble du réseau, défini lors de son déploiement. Par exemple une plaque de NRO, ou le réseau backbone d'une agglomération.</text:p>
            <text:p>Le gestionnaire du réseau attribuera ces référencements de façon à ce que chaque niveau 2 corresponde à un (et un seul) maître d’œuvre </text:p>
            <text:p>Ainsi, si deux maîtres d’œuvres travaillent sur la même zone NRO mais sur des éléments de réseau différents (par exemple un pour le transport et un autre pour la desserte), il est conseillé de leur attribuer deux codes distincts.</text:p>
          </table:table-cell>
          <table:table-cell table:number-columns-repeated="10"/>
        </table:table-row>
        <table:table-row table:style-name="ro4">
          <table:table-cell table:style-name="ce18" office:value-type="string" calcext:value-type="string">
            <text:p>Dans notre exemple nous avons 2 référencement de niveau 2 :</text:p>
          </table:table-cell>
          <table:table-cell table:number-columns-repeated="10"/>
        </table:table-row>
        <table:table-row table:style-name="ro4">
          <table:table-cell table:style-name="Default"/>
          <table:table-cell table:style-name="ce18" office:value-type="string" calcext:value-type="string">
            <text:p><text:s/>A001 pour notre zone arrière de NRO, maître d’œuvre en charge du déploiement de l'infrastructure télécom</text:p>
          </table:table-cell>
          <table:table-cell table:number-columns-repeated="9"/>
        </table:table-row>
        <table:table-row table:style-name="ro4">
          <table:table-cell table:style-name="Default"/>
          <table:table-cell table:style-name="ce18" office:value-type="string" calcext:value-type="string">
            <text:p><text:s/>A002 pour cette même zone de NRO, maître d’œuvre en charge de la construction du NRO et des SRO (bâtis)</text:p>
          </table:table-cell>
          <table:table-cell table:number-columns-repeated="9"/>
        </table:table-row>
        <table:table-row table:style-name="ro4">
          <table:table-cell table:number-columns-repeated="11"/>
        </table:table-row>
        <table:table-row table:style-name="ro4">
          <table:table-cell table:style-name="ce17" office:value-type="string" calcext:value-type="string">
            <text:p>Référencement niveau 3 (r3_code)</text:p>
          </table:table-cell>
          <table:table-cell table:number-columns-repeated="10"/>
        </table:table-row>
        <table:table-row table:style-name="ro12">
          <table:table-cell table:number-columns-repeated="11"/>
        </table:table-row>
        <table:table-row table:style-name="ro7">
          <table:table-cell table:style-name="ce18" office:value-type="string" calcext:value-type="string">
            <text:p>Correspond à un sous-ensemble du référencement niveau 2. Par exemple un tronçon de linéaire déployé, ou une zone de déploiement. </text:p>
            <text:p>Le maître d'oeuvre attribuera ce référencement de façon à ce que chaque niveau 2 corresponde à un (et un seul) bureau d'études.</text:p>
          </table:table-cell>
          <table:table-cell table:number-columns-repeated="10"/>
        </table:table-row>
        <table:table-row table:style-name="ro4">
          <table:table-cell table:style-name="ce18" office:value-type="string" calcext:value-type="string">
            <text:p>Dans notre exemple, pour A001 nous avons 2 codes référencement de niveau 3 :</text:p>
          </table:table-cell>
          <table:table-cell table:number-columns-repeated="10"/>
        </table:table-row>
        <table:table-row table:style-name="ro4">
          <table:table-cell table:style-name="Default"/>
          <table:table-cell table:style-name="ce18" office:value-type="string" calcext:value-type="string">
            <text:p><text:s/>B001 pour notre zone de déploiement, couche infrastructures</text:p>
          </table:table-cell>
          <table:table-cell table:number-columns-repeated="9"/>
        </table:table-row>
        <table:table-row table:style-name="ro4">
          <table:table-cell table:style-name="Default"/>
          <table:table-cell table:style-name="ce18" office:value-type="string" calcext:value-type="string">
            <text:p><text:s/>B002 pour cette même zone de déploiement, raccordements optique</text:p>
          </table:table-cell>
          <table:table-cell table:number-columns-repeated="9"/>
        </table:table-row>
        <table:table-row table:style-name="ro4">
          <table:table-cell table:number-columns-repeated="11"/>
        </table:table-row>
        <table:table-row table:style-name="ro4">
          <table:table-cell table:style-name="ce17" office:value-type="string" calcext:value-type="string">
            <text:p>Référencement niveau 4 (r4_code)</text:p>
          </table:table-cell>
          <table:table-cell table:number-columns-repeated="10"/>
        </table:table-row>
        <table:table-row table:style-name="ro9">
          <table:table-cell table:number-columns-repeated="11"/>
        </table:table-row>
        <table:table-row table:style-name="ro7">
          <table:table-cell table:style-name="ce18" office:value-type="string" calcext:value-type="string">
            <text:p>Correspond à un sous ensemble du référencement niveau 3. </text:p>
            <text:p>Le bureau d'études déterminera ces référencements de façon à ce qu'ils correspondent à une documentation homogène.</text:p>
          </table:table-cell>
          <table:table-cell table:number-columns-repeated="10"/>
        </table:table-row>
        <table:table-row table:style-name="ro4">
          <table:table-cell table:style-name="ce18" office:value-type="string" calcext:value-type="string">
            <text:p>Dans notre exemple, pour B001 nous avons 5 codes référencement de niveau 4 :</text:p>
          </table:table-cell>
          <table:table-cell table:number-columns-repeated="10"/>
        </table:table-row>
        <table:table-row table:style-name="ro4">
          <table:table-cell table:style-name="Default"/>
          <table:table-cell table:style-name="ce18" office:value-type="string" calcext:value-type="string">
            <text:p><text:s/>C001 pour le déploiement en génie civil (production de plans 1/200ème avec précision classe A)</text:p>
          </table:table-cell>
          <table:table-cell table:number-columns-repeated="9"/>
        </table:table-row>
        <table:table-row table:style-name="ro4">
          <table:table-cell table:style-name="Default"/>
          <table:table-cell table:style-name="ce18" office:value-type="string" calcext:value-type="string">
            <text:p><text:s/>C002 pour la réutilisation d'infrastructures Orange souterraines (livraison des fichiers de commande FT)</text:p>
          </table:table-cell>
          <table:table-cell table:number-columns-repeated="9"/>
        </table:table-row>
        <table:table-row table:style-name="ro4">
          <table:table-cell table:style-name="Default"/>
          <table:table-cell table:style-name="ce18" office:value-type="string" calcext:value-type="string">
            <text:p><text:s/>C003 pour le déploiement aérien ERDF (livraison des fichiers de commandes et dossiers d'appuis aériens)</text:p>
          </table:table-cell>
          <table:table-cell table:number-columns-repeated="9"/>
        </table:table-row>
        <table:table-row table:style-name="ro4">
          <table:table-cell table:style-name="Default"/>
          <table:table-cell table:style-name="ce18" office:value-type="string" calcext:value-type="string">
            <text:p><text:s/>C004 pour le déploiement en façade</text:p>
          </table:table-cell>
          <table:table-cell table:number-columns-repeated="9"/>
        </table:table-row>
        <table:table-row table:style-name="ro4">
          <table:table-cell table:style-name="Default"/>
          <table:table-cell table:style-name="ce18" office:value-type="string" calcext:value-type="string">
            <text:p><text:s/>C005 pour le déploiement aérien Orange</text:p>
          </table:table-cell>
          <table:table-cell table:number-columns-repeated="9"/>
        </table:table-row>
        <table:table-row table:style-name="ro4" table:number-rows-repeated="2">
          <table:table-cell table:number-columns-repeated="11"/>
        </table:table-row>
        <table:table-row table:style-name="ro4">
          <table:table-cell table:number-columns-repeated="10"/>
          <table:table-cell table:style-name="Default"/>
        </table:table-row>
        <table:table-row table:style-name="ro4">
          <table:table-cell table:style-name="Default" table:number-columns-repeated="11"/>
        </table:table-row>
        <table:table-row table:style-name="ro4">
          <table:table-cell table:style-name="Default" table:number-columns-repeated="11"/>
        </table:table-row>
      </table:table>
      <table:table table:name="MOD_DescriptionDocuments" table:style-name="ta1">
        <office:forms form:automatic-focus="false" form:apply-design-mode="false"/>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number-columns-repeated="2" table:default-cell-style-name="ce22"/>
        <table:table-column table:style-name="co11" table:number-columns-repeated="3" table:default-cell-style-name="ce22"/>
        <table:table-column table:style-name="co12" table:default-cell-style-name="ce22"/>
        <table:table-column table:style-name="co13"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6"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2" table:default-cell-style-name="ce22"/>
        <table:table-column table:style-name="co23" table:default-cell-style-name="ce22"/>
        <table:table-column table:style-name="co2" table:number-columns-repeated="3" table:default-cell-style-name="ce22"/>
        <table:table-column table:style-name="co24" table:default-cell-style-name="ce22"/>
        <table:table-column table:style-name="co21" table:default-cell-style-name="ce22"/>
        <table:table-column table:style-name="co24" table:default-cell-style-name="ce22"/>
        <table:table-column table:style-name="co2" table:default-cell-style-name="ce22"/>
        <table:table-column table:style-name="co25" table:default-cell-style-name="ce22"/>
        <table:table-column table:style-name="co26" table:default-cell-style-name="ce22"/>
        <table:table-column table:style-name="co27" table:default-cell-style-name="ce22"/>
        <table:table-column table:style-name="co2" table:number-columns-repeated="985" table:default-cell-style-name="ce22"/>
        <table:table-column table:style-name="co2" table:default-cell-style-name="ce7"/>
        <table:table-row table:style-name="ro13">
          <table:table-cell table:style-name="ce19" office:value-type="string" calcext:value-type="string" table:number-columns-spanned="1" table:number-rows-spanned="2">
            <text:p>Titre Document</text:p>
          </table:table-cell>
          <table:table-cell table:style-name="ce19" office:value-type="string" calcext:value-type="string" table:number-columns-spanned="1" table:number-rows-spanned="2">
            <text:p>codes types MCD</text:p>
          </table:table-cell>
          <table:table-cell table:style-name="ce19" office:value-type="string" calcext:value-type="string" table:number-columns-spanned="1" table:number-rows-spanned="2">
            <text:p>Contenu</text:p>
          </table:table-cell>
          <table:table-cell table:style-name="ce19" office:value-type="string" calcext:value-type="string" table:number-columns-spanned="1" table:number-rows-spanned="2">
            <text:p>Usage</text:p>
          </table:table-cell>
          <table:table-cell table:style-name="ce19" office:value-type="string" calcext:value-type="string" table:number-columns-spanned="8" table:number-rows-spanned="1">
            <text:p>Collecte pour conservation</text:p>
            <text:p>O : obligatoire / F : facultative / C : conditionnelle</text:p>
          </table:table-cell>
          <table:covered-table-cell table:number-columns-repeated="7" table:style-name="ce19"/>
          <table:table-cell table:style-name="ce19" office:value-type="string" calcext:value-type="string" table:number-columns-spanned="1" table:number-rows-spanned="2">
            <text:p>Principe de nommage partie variable (voir onglet nommage)</text:p>
          </table:table-cell>
          <table:table-cell table:style-name="ce19" office:value-type="string" calcext:value-type="string" table:number-columns-spanned="1" table:number-rows-spanned="2">
            <text:p>Exemple nommage (référence complète)</text:p>
          </table:table-cell>
          <table:table-cell table:style-name="ce19" office:value-type="string" calcext:value-type="string" table:number-columns-spanned="6" table:number-rows-spanned="1">
            <text:p>Formats préconisés</text:p>
          </table:table-cell>
          <table:covered-table-cell table:number-columns-repeated="5" table:style-name="ce19"/>
          <table:table-cell table:style-name="ce19" office:value-type="string" calcext:value-type="string" table:number-columns-spanned="12" table:number-rows-spanned="1">
            <text:p>Informations complémentaires à collecter (pour chaque document le cas échéant)</text:p>
          </table:table-cell>
          <table:covered-table-cell table:number-columns-repeated="10" table:style-name="ce57"/>
          <table:covered-table-cell table:style-name="ce59"/>
          <table:table-cell table:style-name="ce19" office:value-type="string" calcext:value-type="string" table:number-columns-spanned="1" table:number-rows-spanned="2">
            <text:p>Préconisations</text:p>
          </table:table-cell>
          <table:table-cell table:number-columns-repeated="986"/>
        </table:table-row>
        <table:table-row table:style-name="ro14">
          <table:covered-table-cell table:number-columns-repeated="4" table:style-name="ce19"/>
          <table:table-cell table:style-name="ce19" office:value-type="string" calcext:value-type="string">
            <text:p>PRE</text:p>
          </table:table-cell>
          <table:table-cell table:style-name="ce19" office:value-type="string" calcext:value-type="string">
            <text:p>DIA</text:p>
          </table:table-cell>
          <table:table-cell table:style-name="ce19" office:value-type="string" calcext:value-type="string">
            <text:p>AVP</text:p>
          </table:table-cell>
          <table:table-cell table:style-name="ce19" office:value-type="string" calcext:value-type="string">
            <text:p>PRO / ACT</text:p>
          </table:table-cell>
          <table:table-cell table:style-name="ce19" office:value-type="string" calcext:value-type="string">
            <text:p>EXE</text:p>
          </table:table-cell>
          <table:table-cell table:style-name="ce19" office:value-type="string" calcext:value-type="string">
            <text:p>TVX / REC</text:p>
          </table:table-cell>
          <table:table-cell table:style-name="ce19" office:value-type="string" calcext:value-type="string">
            <text:p>MCO</text:p>
          </table:table-cell>
          <table:table-cell table:style-name="ce19" office:value-type="string" calcext:value-type="string">
            <text:p>Condition</text:p>
          </table:table-cell>
          <table:covered-table-cell table:style-name="ce19"/>
          <table:covered-table-cell table:style-name="ce40"/>
          <table:table-cell table:style-name="ce19" office:value-type="string" calcext:value-type="string">
            <text:p>SHP</text:p>
          </table:table-cell>
          <table:table-cell table:style-name="ce19" office:value-type="string" calcext:value-type="string">
            <text:p>DWG</text:p>
          </table:table-cell>
          <table:table-cell table:style-name="ce19" office:value-type="string" calcext:value-type="string">
            <text:p>CSV</text:p>
          </table:table-cell>
          <table:table-cell table:style-name="ce19" office:value-type="string" calcext:value-type="string">
            <text:p>PDF</text:p>
          </table:table-cell>
          <table:table-cell table:style-name="ce19" office:value-type="string" calcext:value-type="string">
            <text:p>ZIP ou répertoire</text:p>
          </table:table-cell>
          <table:table-cell table:style-name="ce19" office:value-type="string" calcext:value-type="string">
            <text:p>Autre</text:p>
          </table:table-cell>
          <table:table-cell table:style-name="ce19" office:value-type="string" calcext:value-type="string">
            <text:p>Auteur</text:p>
          </table:table-cell>
          <table:table-cell table:style-name="ce19" office:value-type="string" calcext:value-type="string">
            <text:p>Valideur</text:p>
          </table:table-cell>
          <table:table-cell table:style-name="ce19" office:value-type="string" calcext:value-type="string">
            <text:p>Approbateur</text:p>
          </table:table-cell>
          <table:table-cell table:style-name="ce19" office:value-type="string" calcext:value-type="string">
            <text:p>Date de création</text:p>
          </table:table-cell>
          <table:table-cell table:style-name="ce19" office:value-type="string" calcext:value-type="string">
            <text:p>Auteur modification</text:p>
          </table:table-cell>
          <table:table-cell table:style-name="ce19" office:value-type="string" calcext:value-type="string">
            <text:p>Date de dernière modification</text:p>
          </table:table-cell>
          <table:table-cell table:style-name="ce19" office:value-type="string" calcext:value-type="string">
            <text:p>Indice</text:p>
          </table:table-cell>
          <table:table-cell table:style-name="ce19" office:value-type="string" calcext:value-type="string">
            <text:p>Echelle</text:p>
          </table:table-cell>
          <table:table-cell table:style-name="ce19" office:value-type="string" calcext:value-type="string">
            <text:p>Format du papier</text:p>
          </table:table-cell>
          <table:table-cell table:style-name="ce19" office:value-type="string" calcext:value-type="string">
            <text:p>Systèmes de coordonées</text:p>
          </table:table-cell>
          <table:table-cell table:style-name="ce19" office:value-type="string" calcext:value-type="string">
            <text:p>Organisme(s) / Nom du(des) signataire(s)</text:p>
          </table:table-cell>
          <table:table-cell table:style-name="ce19" office:value-type="string" calcext:value-type="string">
            <text:p>Date de fin de validité</text:p>
          </table:table-cell>
          <table:covered-table-cell table:style-name="ce57"/>
          <table:table-cell table:number-columns-repeated="986"/>
        </table:table-row>
        <table:table-row table:style-name="ro7">
          <table:table-cell table:style-name="ce20" office:value-type="string" calcext:value-type="string">
            <text:p>Dossier d'ingénierie : règles d'ingénierie utilisées</text:p>
          </table:table-cell>
          <table:table-cell office:value-type="string" calcext:value-type="string">
            <text:p>DIG</text:p>
          </table:table-cell>
          <table:table-cell table:style-name="ce24" office:value-type="string" calcext:value-type="string">
            <text:p>Ensemble des règles d'ingénierie établies par la collectivité pour le déploiement du réseau.</text:p>
          </table:table-cell>
          <table:table-cell table:style-name="ce31" office:value-type="string" calcext:value-type="string">
            <text:p>Compréhension du réseau</text:p>
          </table:table-cell>
          <table:table-cell table:number-columns-repeated="7" office:value-type="string" calcext:value-type="string">
            <text:p>O</text:p>
          </table:table-cell>
          <table:table-cell table:style-name="ce20"/>
          <table:table-cell table:style-name="ce35" office:value-type="string" calcext:value-type="string">
            <text:p>code référencement-numéro d'incrément</text:p>
          </table:table-cell>
          <table:table-cell table:style-name="ce41" office:value-type="string" calcext:value-type="string">
            <text:p>REC-DIG-R1DSPE-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office:value-type="string" calcext:value-type="string">
            <text:p>odt</text:p>
          </table:table-cell>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1" office:value-type="string" calcext:value-type="string">
            <text:p>Indispensable tout au long du projet</text:p>
          </table:table-cell>
          <table:table-cell table:number-columns-repeated="986"/>
        </table:table-row>
        <table:table-row table:style-name="ro15">
          <table:table-cell table:style-name="ce20" office:value-type="string" calcext:value-type="string">
            <text:p>Rapport d'étude</text:p>
          </table:table-cell>
          <table:table-cell office:value-type="string" calcext:value-type="string">
            <text:p>ETU</text:p>
          </table:table-cell>
          <table:table-cell table:style-name="ce24" office:value-type="string" calcext:value-type="string">
            <text:p>Rapport de l'étude. Le rapport pourra contenir notamment l'index des documents produits dans le cadre de l'étude.</text:p>
          </table:table-cell>
          <table:table-cell table:style-name="ce31" office:value-type="string" calcext:value-type="string">
            <text:p>Suivi de projet</text:p>
          </table:table-cell>
          <table:table-cell table:number-columns-repeated="7" office:value-type="string" calcext:value-type="string">
            <text:p>F</text:p>
          </table:table-cell>
          <table:table-cell table:style-name="ce20"/>
          <table:table-cell table:style-name="ce35" office:value-type="string" calcext:value-type="string">
            <text:p>code référencement-numéro d'incrément</text:p>
          </table:table-cell>
          <table:table-cell table:style-name="ce41" office:value-type="string" calcext:value-type="string">
            <text:p>REC-ETU-R4DSPEA001B001C001-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office:value-type="string" calcext:value-type="string">
            <text:p>odt</text:p>
          </table:table-cell>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1"/>
          <table:table-cell table:number-columns-repeated="986"/>
        </table:table-row>
        <table:table-row table:style-name="ro16">
          <table:table-cell table:style-name="ce20" office:value-type="string" calcext:value-type="string">
            <text:p>Plan de situation, synoptique géographique</text:p>
          </table:table-cell>
          <table:table-cell office:value-type="string" calcext:value-type="string">
            <text:p>PSI</text:p>
          </table:table-cell>
          <table:table-cell table:style-name="ce30" office:value-type="string" calcext:value-type="string">
            <text:p>Vue globale du projet, ou d'une partie du projet de déploiement</text:p>
            <text:p>- Fond de carte</text:p>
            <text:p>- Tracé du projet</text:p>
            <text:p>- éventuellement, repérage des plans du projet ou d'autres éléments selon besoin</text:p>
          </table:table-cell>
          <table:table-cell table:style-name="ce31" office:value-type="string" calcext:value-type="string">
            <text:p>Support de lecture, communication</text:p>
          </table:table-cell>
          <table:table-cell table:number-columns-repeated="7" office:value-type="string" calcext:value-type="string">
            <text:p>F</text:p>
          </table:table-cell>
          <table:table-cell table:style-name="ce20"/>
          <table:table-cell table:style-name="ce35" office:value-type="string" calcext:value-type="string">
            <text:p>code zone-numéro de folio</text:p>
          </table:table-cell>
          <table:table-cell table:style-name="ce41" office:value-type="string" calcext:value-type="string">
            <text:p>REC-PSI-ZN000000000001-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Préférer une génération à la demande depuis le SIG</text:p>
          </table:table-cell>
          <table:table-cell table:number-columns-repeated="986"/>
        </table:table-row>
        <table:table-row table:style-name="ro7">
          <table:table-cell table:style-name="ce20" office:value-type="string" calcext:value-type="string">
            <text:p>Plan de phasage</text:p>
          </table:table-cell>
          <table:table-cell office:value-type="string" calcext:value-type="string">
            <text:p>PPH</text:p>
          </table:table-cell>
          <table:table-cell table:style-name="ce31" office:value-type="string" calcext:value-type="string">
            <text:p>Phasage prévu des déploiements</text:p>
          </table:table-cell>
          <table:table-cell table:style-name="ce31" office:value-type="string" calcext:value-type="string">
            <text:p>Suivi de projet, planification</text:p>
          </table:table-cell>
          <table:table-cell table:number-columns-repeated="4" office:value-type="string" calcext:value-type="string">
            <text:p>C</text:p>
          </table:table-cell>
          <table:table-cell table:number-columns-repeated="3" office:value-type="string" calcext:value-type="string">
            <text:p>-</text:p>
          </table:table-cell>
          <table:table-cell table:style-name="ce20" office:value-type="string" calcext:value-type="string">
            <text:p>Selon les besoins de la collectivité</text:p>
          </table:table-cell>
          <table:table-cell table:style-name="ce35" office:value-type="string" calcext:value-type="string">
            <text:p>code référencement-numéro de folio</text:p>
          </table:table-cell>
          <table:table-cell table:style-name="ce41" office:value-type="string" calcext:value-type="string">
            <text:p>REC-PPH-R1DSPE-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Préférer une génération à la demande depuis le SIG</text:p>
          </table:table-cell>
          <table:table-cell table:number-columns-repeated="986"/>
        </table:table-row>
        <table:table-row table:style-name="ro17">
          <table:table-cell table:style-name="ce20" office:value-type="string" calcext:value-type="string">
            <text:p>Plan de câblage</text:p>
          </table:table-cell>
          <table:table-cell table:style-name="ce27" office:value-type="string" calcext:value-type="string">
            <text:p>PCB</text:p>
          </table:table-cell>
          <table:table-cell table:style-name="ce30" office:value-type="string" calcext:value-type="string">
            <text:p>Vue d'ensemble de l'infrastrcuture d'accueil et du câblage :</text:p>
            <text:p>- Fond de carte type cadastre ou raster IGN avec noms et numéros de rues</text:p>
            <text:p>- Contour et nommage de la zone de desserte concernée, le cas échéant</text:p>
            <text:p>- Câbles (identification, tracé, capacité)</text:p>
            <text:p>- Points techniques (identification, position, type)</text:p>
            <text:p>- Elements de branchements passifs (identification, position, type)</text:p>
          </table:table-cell>
          <table:table-cell table:style-name="ce31" office:value-type="string" calcext:value-type="string">
            <text:p>Support de lecture pour valider ou réaliser le câblage</text:p>
          </table:table-cell>
          <table:table-cell table:number-columns-repeated="7" office:value-type="string" calcext:value-type="string">
            <text:p>F</text:p>
          </table:table-cell>
          <table:table-cell/>
          <table:table-cell table:style-name="ce35" office:value-type="string" calcext:value-type="string">
            <text:p>code zone-numéro de folio</text:p>
          </table:table-cell>
          <table:table-cell table:style-name="ce41" office:value-type="string" calcext:value-type="string">
            <text:p>REC-PCB-ZS000000000007-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Préférer une génération à la demande depuis le SIG</text:p>
          </table:table-cell>
          <table:table-cell table:number-columns-repeated="986"/>
        </table:table-row>
        <table:table-row table:style-name="ro18">
          <table:table-cell table:style-name="ce20" office:value-type="string" calcext:value-type="string">
            <text:p>Plan de masque ou fiche FOA</text:p>
          </table:table-cell>
          <table:table-cell office:value-type="string" calcext:value-type="string">
            <text:p>PMQ</text:p>
          </table:table-cell>
          <table:table-cell table:style-name="ce30" office:value-type="string" calcext:value-type="string">
            <text:p>Plan des masques de la chambre, position des alvéoles, fourreaux et éventuellement câbles</text:p>
          </table:table-cell>
          <table:table-cell office:value-type="string" calcext:value-type="string">
            <text:p>Complément éventuel à la BdD</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20" office:value-type="string" calcext:value-type="string">
            <text:p>Si la table des masques n'est pas implémentée.</text:p>
            <text:p>Il est également conseillé de conserver les fiches issues des relevés d'infrastructures tierces.</text:p>
          </table:table-cell>
          <table:table-cell table:style-name="ce35" office:value-type="string" calcext:value-type="string">
            <text:p>code du PT-numéro d'incrément</text:p>
          </table:table-cell>
          <table:table-cell table:style-name="ce41" office:value-type="string" calcext:value-type="string">
            <text:p>EXE-PMQ-PT000180030064-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office:value-type="string" calcext:value-type="string">
            <text:p>ods ou xls</text:p>
          </table:table-cell>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office:value-type="string" calcext:value-type="string">
            <text:p>S'assurer de la bonne lecture des plans de masques : préciser l'orientation de la chambre par rapport au nord ou à des repères terrain, et le mode de représentation des masques (éclaté ou vue de face de chaque masque…) ; s'accorder sur un modèle de référence.</text:p>
          </table:table-cell>
          <table:table-cell table:number-columns-repeated="986"/>
        </table:table-row>
        <table:table-row table:style-name="ro15">
          <table:table-cell table:style-name="ce21" office:value-type="string" calcext:value-type="string">
            <text:p>Dossier appui aérien</text:p>
          </table:table-cell>
          <table:table-cell office:value-type="string" calcext:value-type="string">
            <text:p>DPO</text:p>
          </table:table-cell>
          <table:table-cell table:style-name="ce30" office:value-type="string" calcext:value-type="string">
            <text:p>Documents relatifs à l'utilisation d'un appui aérien : fiche descriptive, étude de charge, documents pour redressement, renforcement ou remplacement d'appui</text:p>
          </table:table-cell>
          <table:table-cell office:value-type="string" calcext:value-type="string">
            <text:p>Suivi de projet</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20" office:value-type="string" calcext:value-type="string">
            <text:p>Lorsque ces documents sont produits</text:p>
          </table:table-cell>
          <table:table-cell table:style-name="ce35" office:value-type="string" calcext:value-type="string">
            <text:p>code du PT-numéro d'incrément</text:p>
          </table:table-cell>
          <table:table-cell table:style-name="ce41" office:value-type="string" calcext:value-type="string">
            <text:p>EXE-DPO-PT000180031350-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table:table-cell table:number-columns-repeated="986"/>
        </table:table-row>
        <table:table-row table:style-name="ro19">
          <table:table-cell office:value-type="string" calcext:value-type="string">
            <text:p>Photo</text:p>
          </table:table-cell>
          <table:table-cell office:value-type="string" calcext:value-type="string">
            <text:p>FOT</text:p>
          </table:table-cell>
          <table:table-cell table:style-name="ce31"/>
          <table:table-cell table:style-name="ce31" office:value-type="string" calcext:value-type="string">
            <text:p>Très divers</text:p>
          </table:table-cell>
          <table:table-cell table:number-columns-repeated="7" office:value-type="string" calcext:value-type="string">
            <text:p>F</text:p>
          </table:table-cell>
          <table:table-cell table:style-name="ce20"/>
          <table:table-cell table:style-name="ce35" office:value-type="string" calcext:value-type="string">
            <text:p>code référencement ou code objet de rattachement-numéro d'incrément</text:p>
          </table:table-cell>
          <table:table-cell table:style-name="ce41" office:value-type="string" calcext:value-type="string">
            <text:p>EXE-FOT-PT000180031350-01-V1</text:p>
          </table:table-cell>
          <table:table-cell table:style-name="ce43"/>
          <table:table-cell table:style-name="ce47" table:number-columns-repeated="4"/>
          <table:table-cell table:style-name="ce51" office:value-type="string" calcext:value-type="string">
            <text:p>X</text:p>
          </table:table-cell>
          <table:table-cell table:style-name="ce45"/>
          <table:table-cell table:style-name="ce49" table:number-columns-repeated="2"/>
          <table:table-cell table:style-name="ce49" office:value-type="string" calcext:value-type="string">
            <text:p>X</text:p>
          </table:table-cell>
          <table:table-cell table:style-name="ce49" table:number-columns-repeated="7"/>
          <table:table-cell table:style-name="ce60"/>
          <table:table-cell table:style-name="ce20" office:value-type="string" calcext:value-type="string">
            <text:p>Favoriser les photos incluant des informations de géoréférencement, éventuellement livrées avec un shapefile d'emprises</text:p>
          </table:table-cell>
          <table:table-cell table:number-columns-repeated="986"/>
        </table:table-row>
        <table:table-row table:style-name="ro20">
          <table:table-cell table:style-name="ce20" office:value-type="string" calcext:value-type="string">
            <text:p>Plan de génie civil</text:p>
          </table:table-cell>
          <table:table-cell office:value-type="string" calcext:value-type="string">
            <text:p>PGC</text:p>
          </table:table-cell>
          <table:table-cell table:style-name="ce31" office:value-type="string" calcext:value-type="string">
            <text:p>Détail du génie civil, et plus particulièrement :</text:p>
            <text:p>- Fond de plan topographique</text:p>
            <text:p>- Cheminement des conduites télécoms et représentation surfacique des noeuds</text:p>
            <text:p>- Cotations permettant de positionner le cheminement et les noeuds</text:p>
            <text:p>- Points de mesure effectués pour positionner le cheminement et les nœuds</text:p>
            <text:p>- Elements d'habillage indispensables à la lecture du plan : cartouche, légende, carroyage, flèche nord, échelle graduée…</text:p>
            <text:p>Le plan de génie civil peut également contenir d'autres informations selon les exigences du gestionnaire de voirie et selon ce qui aura été implémenté ou non dans la base de donnée :</text:p>
            <text:p>- Composition de l'infrastructure, types de chambres et de noeuds</text:p>
            <text:p>- Coupes de tranchées, modes de pose, charge</text:p>
            <text:p>- Gestionnaire de domaine ou de voirie, nom de la commune</text:p>
            <text:p>- Longueurs…</text:p>
            <text:p>Le plan de génie civil peut également inclure les plans de masques et/ou des schémas de détails</text:p>
          </table:table-cell>
          <table:table-cell table:style-name="ce3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future de répondre aux DT-DICT (rôle de gestionnaire de l'infrastructure construite)</text:p>
          </table:table-cell>
          <table:table-cell table:style-name="ce35" office:value-type="string" calcext:value-type="string">
            <text:p>code référencement-numéro de folio</text:p>
          </table:table-cell>
          <table:table-cell table:style-name="ce41" office:value-type="string" calcext:value-type="string">
            <text:p>REC-PGC-R4DSPEA001B001C001-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45"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S'assurer du respect des exigences du décret DT-DICT et des arrêtés et normes obligatoires liés à ce décret.</text:p>
            <text:p>Définir des spécifications DAO : permet d'avoir des plans homogènes, facilite le contrôle et l'import en base (traitements de masse).</text:p>
            <text:p>Concevoir le « funiculaire » de façon à pouvoir en récupérer les informations en base : blocs avec attributs rattachés aux objets géographiques par un identifiant ou un trait de liaison ou toute autre méthode exploitable.</text:p>
            <text:p>Favoriser l'usage des blocs et blocs avec attributs (chambres poteaux et sites, cartouche...)</text:p>
            <text:p>Le fichier plan pourra être accompagné d'un ensemble de fichiers associés (blocs, références externes, fichiers de police ou configurations d'impressions…). Favoriser dans ce cas l'usage de la commande e-transmit pour éviter les oublis.</text:p>
          </table:table-cell>
          <table:table-cell table:number-columns-repeated="986"/>
        </table:table-row>
        <table:table-row table:style-name="ro21">
          <table:table-cell table:style-name="ce20" office:value-type="string" calcext:value-type="string">
            <text:p>Dossier de levé ou d'investigations complémentaires</text:p>
          </table:table-cell>
          <table:table-cell office:value-type="string" calcext:value-type="string">
            <text:p>DLV</text:p>
          </table:table-cell>
          <table:table-cell table:style-name="ce31" office:value-type="string" calcext:value-type="string">
            <text:p>Documents et fichiers fournis dans le cadre d'une prestation de relevé topographique, avec ou sans détection (investigations complémentaires et/ou relevés autres). Le dossier doit contenir à minima :</text:p>
            <text:p>- Le relevé des mesures</text:p>
            <text:p>- Le nom du responsable de projet relatif au chantier concerné ;</text:p>
            <text:p>- Le nom de l'entreprise ayant fourni le relevé final géoréférencé ;</text:p>
            <text:p>- Le nom du prestataire certifié qui est intervenu pour le géoréférencement ;</text:p>
            <text:p>- Le cas échéant, le nom du prestataire certifié ayant procédé à un relevé indirect par détection de l'ouvrage fouille fermée ;</text:p>
            <text:p>- La date du relevé géoréférencé ;</text:p>
            <text:p>- Le numéro de la déclaration de projet de travaux et celui de la déclaration d'intention de commencement de travaux, le cas échéant ;</text:p>
            <text:p>- La nature de l'ouvrage objet du relevé, au sens de l'article R. 554-2 du code de l'environnement ;</text:p>
            <text:p>- La marque et le numéro de série de l'appareil de mesure ;</text:p>
            <text:p>- L'incertitude maximale de la mesure (en différenciant, le cas échéant, les trois directions) ;</text:p>
            <text:p>- Dans le cas de détection d'ouvrage fouille fermée, la technologie de mesure employée.</text:p>
          </table:table-cell>
          <table:table-cell table:style-name="ce31" office:value-type="string" calcext:value-type="string">
            <text:p>Support de réalisation des plans de génie civil, support de mise à jour des plans en phase exploitation (suite à investigations complémentaires)</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de réaliser ces opérations de levés et/ou investigation, soit à minima pour toute implantation d'ouvrage neuf (voir réglementation DT DICT)</text:p>
            <text:p>EXE : Si passation des marchés de travaux, et besoin de contrôle détaillé </text:p>
          </table:table-cell>
          <table:table-cell table:style-name="ce35" office:value-type="string" calcext:value-type="string">
            <text:p>code référencement-numéro d'incrément</text:p>
          </table:table-cell>
          <table:table-cell table:style-name="ce41" office:value-type="string" calcext:value-type="string">
            <text:p>REC-DLV-R4DSPEA001B001C001-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table:table-cell table:style-name="ce49" table:number-columns-repeated="8"/>
          <table:table-cell table:style-name="ce49" office:value-type="string" calcext:value-type="string">
            <text:p>X</text:p>
          </table:table-cell>
          <table:table-cell table:style-name="ce49"/>
          <table:table-cell table:style-name="ce60"/>
          <table:table-cell table:style-name="ce20" office:value-type="string" calcext:value-type="string">
            <text:p>S'assurer du respect des exigences du décret DT-DICT et des arrêtés et normes obligatoires liés à ce décret</text:p>
          </table:table-cell>
          <table:table-cell table:number-columns-repeated="986"/>
        </table:table-row>
        <table:table-row table:style-name="ro22">
          <table:table-cell table:style-name="ce20" office:value-type="string" calcext:value-type="string">
            <text:p>Détail ou schéma de génie civil</text:p>
          </table:table-cell>
          <table:table-cell office:value-type="string" calcext:value-type="string">
            <text:p>SGC</text:p>
          </table:table-cell>
          <table:table-cell table:style-name="ce31" office:value-type="string" calcext:value-type="string">
            <text:p>Complément de détail au plan de génie civil. Le plan ou schéma de détail est généralement nécessaire dans le cas d'un forage dirigé, d'un encorbellement, d'une pose en ovoïde…</text:p>
            <text:p>Il peut également permettre de regrouper différents schémas au sein d'un même document : par exemple, cahier des coupes de tranchées.</text:p>
          </table:table-cell>
          <table:table-cell table:style-name="ce3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future de répondre aux DT-DICT (rôle de gestionnaire de l'infrastrcure construite)</text:p>
            <text:p>EXE : Si passation des marchés de travaux, et besoin de contrôle détaillé </text:p>
          </table:table-cell>
          <table:table-cell table:style-name="ce35" office:value-type="string" calcext:value-type="string">
            <text:p>code référencement-numéro de folio</text:p>
          </table:table-cell>
          <table:table-cell table:style-name="ce41" office:value-type="string" calcext:value-type="string">
            <text:p>REC-SGC-R4DSPEA001B001C001-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45"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S'assurer que les forages de taille importante (longueur supérieure à 30m ou profondeur supérieure à 1m ?) fassent l'objet à la fois d'une vue en plan et d'un profil en long, avec un point de référence levé en X, Y et Z</text:p>
          </table:table-cell>
          <table:table-cell table:number-columns-repeated="986"/>
        </table:table-row>
        <table:table-row table:style-name="ro15">
          <table:table-cell table:style-name="ce20" office:value-type="string" calcext:value-type="string">
            <text:p>Dossier de piquetage</text:p>
          </table:table-cell>
          <table:table-cell office:value-type="string" calcext:value-type="string">
            <text:p>DPI</text:p>
          </table:table-cell>
          <table:table-cell table:style-name="ce31" office:value-type="string" calcext:value-type="string">
            <text:p>Dossier contenant l'ensemble des documents relatifs aux opérations de piquetage d'une infrastructure : rapport, annotations terrain, photos, mesures…</text:p>
          </table:table-cell>
          <table:table-cell table:style-name="ce31" office:value-type="string" calcext:value-type="string">
            <text:p>Suivi de projet avant saisie en base</text:p>
          </table:table-cell>
          <table:table-cell table:number-columns-repeated="7" office:value-type="string" calcext:value-type="string">
            <text:p>C</text:p>
          </table:table-cell>
          <table:table-cell table:style-name="ce20" office:value-type="string" calcext:value-type="string">
            <text:p>Lorsque ces documents sont produits</text:p>
          </table:table-cell>
          <table:table-cell table:style-name="ce35" office:value-type="string" calcext:value-type="string">
            <text:p>code référencement-numéro d'incrément</text:p>
          </table:table-cell>
          <table:table-cell table:style-name="ce41" office:value-type="string" calcext:value-type="string">
            <text:p>DIA-DPI-R4DSPEA001B001C002-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table:table-cell table:number-columns-repeated="986"/>
        </table:table-row>
        <table:table-row table:style-name="ro15">
          <table:table-cell table:style-name="ce20" office:value-type="string" calcext:value-type="string">
            <text:p>Dossier de relevé boîtes aux lettres</text:p>
          </table:table-cell>
          <table:table-cell office:value-type="string" calcext:value-type="string">
            <text:p>DBL</text:p>
          </table:table-cell>
          <table:table-cell table:style-name="ce31" office:value-type="string" calcext:value-type="string">
            <text:p>Dossier contenant l'ensemble des documents produits dans le cadre d'un relevé de boîtes aux lettres</text:p>
          </table:table-cell>
          <table:table-cell table:style-name="ce31" office:value-type="string" calcext:value-type="string">
            <text:p>Suivi de projet avant saisie en base</text:p>
          </table:table-cell>
          <table:table-cell table:number-columns-repeated="7" office:value-type="string" calcext:value-type="string">
            <text:p>C</text:p>
          </table:table-cell>
          <table:table-cell table:style-name="ce20" office:value-type="string" calcext:value-type="string">
            <text:p>Lorsque ces documents sont produits</text:p>
          </table:table-cell>
          <table:table-cell table:style-name="ce36" office:value-type="string" calcext:value-type="string">
            <text:p>code zone-numéro d'incrément</text:p>
          </table:table-cell>
          <table:table-cell table:style-name="ce41" office:value-type="string" calcext:value-type="string">
            <text:p>AVP-DBL-ZD000000000001-01-V3</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table:table-cell table:number-columns-repeated="986"/>
        </table:table-row>
        <table:table-row table:style-name="ro23">
          <table:table-cell table:style-name="ce20" office:value-type="string" calcext:value-type="string">
            <text:p>Règlement de voirie</text:p>
          </table:table-cell>
          <table:table-cell office:value-type="string" calcext:value-type="string">
            <text:p>KRV</text:p>
          </table:table-cell>
          <table:table-cell table:style-name="ce31" office:value-type="string" calcext:value-type="string">
            <text:p>Copie du règlement de voirie en application au moment du projet</text:p>
          </table:table-cell>
          <table:table-cell table:style-name="ce31" office:value-type="string" calcext:value-type="string">
            <text:p>Contrôle</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20"/>
          <table:table-cell table:style-name="ce35" office:value-type="string" calcext:value-type="string">
            <text:p>code INSEE ou code organisme-numéro d'incrément</text:p>
          </table:table-cell>
          <table:table-cell table:style-name="ce41" office:value-type="string" calcext:value-type="string">
            <text:p>EXE-KRV-18003-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table:table-cell table:style-name="ce49" table:number-columns-repeated="9"/>
          <table:table-cell table:style-name="ce49" office:value-type="string" calcext:value-type="string">
            <text:p>X</text:p>
          </table:table-cell>
          <table:table-cell table:style-name="ce60"/>
          <table:table-cell table:style-name="ce20" office:value-type="string" calcext:value-type="string">
            <text:p>Attention : document sujet à évolution, géré par la commune ou le gestionnaire de voirie.</text:p>
          </table:table-cell>
          <table:table-cell table:number-columns-repeated="986"/>
        </table:table-row>
        <table:table-row table:style-name="ro8">
          <table:table-cell table:style-name="ce23" office:value-type="string" calcext:value-type="string">
            <text:p>Plan Local d'Urbanisme</text:p>
          </table:table-cell>
          <table:table-cell table:style-name="ce28" office:value-type="string" calcext:value-type="string">
            <text:p>KPL</text:p>
          </table:table-cell>
          <table:table-cell table:style-name="ce31" office:value-type="string" calcext:value-type="string">
            <text:p>Copie du PLU existant au moment du projet</text:p>
          </table:table-cell>
          <table:table-cell table:style-name="ce31" office:value-type="string" calcext:value-type="string">
            <text:p>Contrôle des études et du dimensionnement</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20"/>
          <table:table-cell table:style-name="ce36" office:value-type="string" calcext:value-type="string">
            <text:p>code INSEE ou code organisme-numéro d'incrément</text:p>
          </table:table-cell>
          <table:table-cell table:style-name="ce41" office:value-type="string" calcext:value-type="string">
            <text:p>AVP-KPL-18003-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table:table-cell table:style-name="ce49" table:number-columns-repeated="9"/>
          <table:table-cell table:style-name="ce49" office:value-type="string" calcext:value-type="string">
            <text:p>X</text:p>
          </table:table-cell>
          <table:table-cell table:style-name="ce60"/>
          <table:table-cell table:style-name="ce20" office:value-type="string" calcext:value-type="string">
            <text:p>Attention : document sujet à évolution</text:p>
          </table:table-cell>
          <table:table-cell table:number-columns-repeated="986"/>
        </table:table-row>
        <table:table-row table:style-name="ro23">
          <table:table-cell table:style-name="ce20" office:value-type="string" calcext:value-type="string">
            <text:p>Permission ou autorisation de voirie</text:p>
          </table:table-cell>
          <table:table-cell office:value-type="string" calcext:value-type="string">
            <text:p>CPV</text:p>
          </table:table-cell>
          <table:table-cell table:style-name="ce31" office:value-type="string" calcext:value-type="string">
            <text:p>Modalités techniques de l'éxécution des travaux, autorisation d'occuper le domaine public, définition de la redevance annuelle à adresser au gestionnaire de la voirie, zone concernée et durée de validité fixée (sous forme de convention ou d'arrêté)</text:p>
          </table:table-cell>
          <table:table-cell table:style-name="ce31" office:value-type="string" calcext:value-type="string">
            <text:p>Suivi du contrat</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Lorsque ces documents sont produits</text:p>
          </table:table-cell>
          <table:table-cell table:style-name="ce35" office:value-type="string" calcext:value-type="string">
            <text:p>code référencement-numéro d'incrément</text:p>
          </table:table-cell>
          <table:table-cell table:style-name="ce41" office:value-type="string" calcext:value-type="string">
            <text:p>EXE-CPV-R4DSPEA001B001C001-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table:table-cell table:number-columns-repeated="986"/>
        </table:table-row>
        <table:table-row table:style-name="ro16">
          <table:table-cell table:style-name="ce24" office:value-type="string" calcext:value-type="string">
            <text:p>DT émises dans le cadre du projet de déploiement</text:p>
          </table:table-cell>
          <table:table-cell table:style-name="ce24" office:value-type="string" calcext:value-type="string">
            <text:p>DTT</text:p>
          </table:table-cell>
          <table:table-cell table:style-name="ce24" office:value-type="string" calcext:value-type="string">
            <text:p>DT émises sous la responsabilité de la MOA (sauf si délégation MOE) : formulaire Cerfa envoyé aux différents exploitants de réseaux dans la zone des travaux, compilation des réponses et suivi</text:p>
          </table:table-cell>
          <table:table-cell table:style-name="ce31" office:value-type="string" calcext:value-type="string">
            <text:p>Passation des marchés de travaux</text:p>
          </table:table-cell>
          <table:table-cell table:number-columns-repeated="3" office:value-type="string" calcext:value-type="string">
            <text:p>-</text:p>
          </table:table-cell>
          <table:table-cell table:number-columns-repeated="2" table:style-name="ce33" office:value-type="string" calcext:value-type="string">
            <text:p>C</text:p>
          </table:table-cell>
          <table:table-cell table:number-columns-repeated="2" office:value-type="string" calcext:value-type="string">
            <text:p>-</text:p>
          </table:table-cell>
          <table:table-cell table:style-name="ce20" office:value-type="string" calcext:value-type="string">
            <text:p>Si la collectivité porte la responsabilité</text:p>
          </table:table-cell>
          <table:table-cell table:style-name="ce35" office:value-type="string" calcext:value-type="string">
            <text:p>code référencement-numéro d'incrément</text:p>
          </table:table-cell>
          <table:table-cell table:style-name="ce41" office:value-type="string" calcext:value-type="string">
            <text:p>EXE-DTT-R4DSPEA001B001C001-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office:value-type="string" calcext:value-type="string">
            <text:p>généralement géré via un portail type PROTYS ou DICT.fr</text:p>
            <text:p>Conserver les numéros de consultation guichet unique en vue des DICT</text:p>
          </table:table-cell>
          <table:table-cell table:number-columns-repeated="986"/>
        </table:table-row>
        <table:table-row table:style-name="ro8">
          <table:table-cell table:style-name="ce24" office:value-type="string" calcext:value-type="string">
            <text:p>DICT émises dans le cadre du projet de déploiement</text:p>
          </table:table-cell>
          <table:table-cell table:style-name="ce24" office:value-type="string" calcext:value-type="string">
            <text:p>DIT</text:p>
          </table:table-cell>
          <table:table-cell table:style-name="ce24" office:value-type="string" calcext:value-type="string">
            <text:p>DICT émises sous la responsabilité de l'entreprise de travaux : <text:s/>formulaire Cerfa envoyé aux différents exploitants de réseaux dans la zone des travaux, compilation des réponses et suivi</text:p>
          </table:table-cell>
          <table:table-cell table:style-name="ce31" office:value-type="string" calcext:value-type="string">
            <text:p>Réalisation des travaux de génie civil</text:p>
          </table:table-cell>
          <table:table-cell table:number-columns-repeated="3" office:value-type="string" calcext:value-type="string">
            <text:p>-</text:p>
          </table:table-cell>
          <table:table-cell table:number-columns-repeated="2" table:style-name="ce33" office:value-type="string" calcext:value-type="string">
            <text:p>-</text:p>
          </table:table-cell>
          <table:table-cell office:value-type="string" calcext:value-type="string">
            <text:p>C</text:p>
          </table:table-cell>
          <table:table-cell office:value-type="string" calcext:value-type="string">
            <text:p>-</text:p>
          </table:table-cell>
          <table:table-cell table:style-name="ce20" office:value-type="string" calcext:value-type="string">
            <text:p>Si la collectivité porte la responsabilité</text:p>
          </table:table-cell>
          <table:table-cell table:style-name="ce35" office:value-type="string" calcext:value-type="string">
            <text:p>code référencement-numéro d'incrément</text:p>
          </table:table-cell>
          <table:table-cell table:style-name="ce41" office:value-type="string" calcext:value-type="string">
            <text:p>EXE-DIT-R4DSPEA001B001C001-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office:value-type="string" calcext:value-type="string">
            <text:p>généralement géré via un portail type PROTYS ou DICT.fr</text:p>
          </table:table-cell>
          <table:table-cell table:number-columns-repeated="986"/>
        </table:table-row>
        <table:table-row table:style-name="ro15">
          <table:table-cell table:style-name="ce25" office:value-type="string" calcext:value-type="string">
            <text:p>Diagnostic amiante enrobé</text:p>
          </table:table-cell>
          <table:table-cell table:style-name="ce25" office:value-type="string" calcext:value-type="string">
            <text:p>DAM</text:p>
          </table:table-cell>
          <table:table-cell table:style-name="ce25" office:value-type="string" calcext:value-type="string">
            <text:p>Localisation des points de sondage, résultat des carottages et analyses</text:p>
          </table:table-cell>
          <table:table-cell table:style-name="ce32" office:value-type="string" calcext:value-type="string">
            <text:p>Passation des marchés de travaux</text:p>
          </table:table-cell>
          <table:table-cell table:number-columns-repeated="3" table:style-name="ce29" office:value-type="string" calcext:value-type="string">
            <text:p>-</text:p>
          </table:table-cell>
          <table:table-cell table:number-columns-repeated="2" table:style-name="ce34" office:value-type="string" calcext:value-type="string">
            <text:p>C</text:p>
          </table:table-cell>
          <table:table-cell table:number-columns-repeated="2" table:style-name="ce29" office:value-type="string" calcext:value-type="string">
            <text:p>-</text:p>
          </table:table-cell>
          <table:table-cell table:style-name="ce26" office:value-type="string" calcext:value-type="string">
            <text:p>Si la collectivité porte la responsabilité</text:p>
          </table:table-cell>
          <table:table-cell table:style-name="ce37" office:value-type="string" calcext:value-type="string">
            <text:p>code référencement-numéro d'incrément</text:p>
          </table:table-cell>
          <table:table-cell table:style-name="ce41" office:value-type="string" calcext:value-type="string">
            <text:p>EXE-DAM-R4DSPEA001B001C001-01-V1</text:p>
          </table:table-cell>
          <table:table-cell table:style-name="ce44"/>
          <table:table-cell table:style-name="ce48" table:number-columns-repeated="3"/>
          <table:table-cell table:style-name="ce48" office:value-type="string" calcext:value-type="string">
            <text:p>X</text:p>
          </table:table-cell>
          <table:table-cell table:style-name="ce52"/>
          <table:table-cell table:style-name="ce56" office:value-type="string" calcext:value-type="string">
            <text:p>X</text:p>
          </table:table-cell>
          <table:table-cell table:number-columns-repeated="6" table:style-name="ce58" office:value-type="string" calcext:value-type="string">
            <text:p>X</text:p>
          </table:table-cell>
          <table:table-cell table:style-name="ce58" table:number-columns-repeated="4"/>
          <table:table-cell table:style-name="ce61"/>
          <table:table-cell table:style-name="ce26"/>
          <table:table-cell table:style-name="ce29" table:number-columns-repeated="985"/>
          <table:table-cell table:style-name="ce64"/>
        </table:table-row>
        <table:table-row table:style-name="ro15">
          <table:table-cell table:style-name="ce26" office:value-type="string" calcext:value-type="string">
            <text:p>Contrat ou convention de location/cession/achat/occupation d'infrastructure</text:p>
          </table:table-cell>
          <table:table-cell table:style-name="ce29" office:value-type="string" calcext:value-type="string">
            <text:p>CIN</text:p>
          </table:table-cell>
          <table:table-cell table:style-name="ce32" office:value-type="string" calcext:value-type="string">
            <text:p>Conditions, redevance éventuelle, zone concernée, description des infrastrutures concernées, durée de validité…</text:p>
          </table:table-cell>
          <table:table-cell table:style-name="ce32" office:value-type="string" calcext:value-type="string">
            <text:p>Suivi du contrat</text:p>
          </table:table-cell>
          <table:table-cell table:number-columns-repeated="3" table:style-name="ce29" office:value-type="string" calcext:value-type="string">
            <text:p>-</text:p>
          </table:table-cell>
          <table:table-cell table:number-columns-repeated="2" table:style-name="ce34" office:value-type="string" calcext:value-type="string">
            <text:p>C</text:p>
          </table:table-cell>
          <table:table-cell table:number-columns-repeated="2" table:style-name="ce29" office:value-type="string" calcext:value-type="string">
            <text:p>O</text:p>
          </table:table-cell>
          <table:table-cell table:style-name="ce26" office:value-type="string" calcext:value-type="string">
            <text:p>Selon le rôle de la collectivité</text:p>
          </table:table-cell>
          <table:table-cell table:style-name="ce38" office:value-type="string" calcext:value-type="string">
            <text:p>code organisme-numéro d'incrément</text:p>
          </table:table-cell>
          <table:table-cell table:style-name="ce42" office:value-type="string" calcext:value-type="string">
            <text:p>AVP-CIN-OR900000000003-01-V1</text:p>
          </table:table-cell>
          <table:table-cell table:style-name="ce44"/>
          <table:table-cell table:style-name="ce48" table:number-columns-repeated="2"/>
          <table:table-cell table:style-name="ce48" office:value-type="string" calcext:value-type="string">
            <text:p>X</text:p>
          </table:table-cell>
          <table:table-cell table:style-name="ce48"/>
          <table:table-cell table:style-name="ce52"/>
          <table:table-cell table:style-name="ce56"/>
          <table:table-cell table:style-name="ce58" table:number-columns-repeated="9"/>
          <table:table-cell table:style-name="ce58" office:value-type="string" calcext:value-type="string">
            <text:p>X</text:p>
          </table:table-cell>
          <table:table-cell table:style-name="ce61" office:value-type="string" calcext:value-type="string">
            <text:p>X</text:p>
          </table:table-cell>
          <table:table-cell table:style-name="ce26"/>
          <table:table-cell table:style-name="ce29" table:number-columns-repeated="985"/>
          <table:table-cell table:style-name="ce64"/>
        </table:table-row>
        <table:table-row table:style-name="ro15">
          <table:table-cell table:style-name="ce21" office:value-type="string" calcext:value-type="string">
            <text:p>Dossier de commande pour location/occupation d'infrastructure</text:p>
          </table:table-cell>
          <table:table-cell office:value-type="string" calcext:value-type="string">
            <text:p>DCI</text:p>
          </table:table-cell>
          <table:table-cell table:style-name="ce31" office:value-type="string" calcext:value-type="string">
            <text:p>Dossier contenant l'ensemble des documents relatifs à la commande (fichiers de commande, suivi des échanges, bon de réception, etc .)</text:p>
          </table:table-cell>
          <table:table-cell table:style-name="ce31" office:value-type="string" calcext:value-type="string">
            <text:p>Suivi du contrat</text:p>
          </table:table-cell>
          <table:table-cell table:number-columns-repeated="3" office:value-type="string" calcext:value-type="string">
            <text:p>-</text:p>
          </table:table-cell>
          <table:table-cell table:number-columns-repeated="2" table:style-name="ce33" office:value-type="string" calcext:value-type="string">
            <text:p>C</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6" office:value-type="string" calcext:value-type="string">
            <text:p>code référencement-numéro d'incrément</text:p>
          </table:table-cell>
          <table:table-cell table:style-name="ce41" office:value-type="string" calcext:value-type="string">
            <text:p>REC-DCI-R4DSPEA001B001C002-01-V1</text:p>
          </table:table-cell>
          <table:table-cell table:style-name="ce43"/>
          <table:table-cell table:style-name="ce47" table:number-columns-repeated="4"/>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2"/>
          <table:table-cell table:number-columns-repeated="2" table:style-name="ce49" office:value-type="string" calcext:value-type="string">
            <text:p>X</text:p>
          </table:table-cell>
          <table:table-cell table:style-name="ce60" office:value-type="string" calcext:value-type="string">
            <text:p>X</text:p>
          </table:table-cell>
          <table:table-cell table:style-name="ce20"/>
          <table:table-cell table:number-columns-repeated="986"/>
        </table:table-row>
        <table:table-row table:style-name="ro15">
          <table:table-cell table:style-name="ce20" office:value-type="string" calcext:value-type="string">
            <text:p>Contrat ou convention de co-construction ou mutualisation de travaux</text:p>
          </table:table-cell>
          <table:table-cell office:value-type="string" calcext:value-type="string">
            <text:p>CMU</text:p>
          </table:table-cell>
          <table:table-cell table:style-name="ce24" office:value-type="string" calcext:value-type="string">
            <text:p>Mutualisation de travaux dans le cadre de la L49 (loi Pintat)</text:p>
          </table:table-cell>
          <table:table-cell table:style-name="ce31" office:value-type="string" calcext:value-type="string">
            <text:p>Suivi du contrat</text:p>
          </table:table-cell>
          <table:table-cell table:number-columns-repeated="3" office:value-type="string" calcext:value-type="string">
            <text:p>-</text:p>
          </table:table-cell>
          <table:table-cell table:number-columns-repeated="2" table:style-name="ce33"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41" office:value-type="string" calcext:value-type="string">
            <text:p>EXE-CMU-R4DSPEA001B001C001-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table:table-cell table:number-columns-repeated="986"/>
        </table:table-row>
        <table:table-row table:style-name="ro18">
          <table:table-cell table:style-name="ce21" office:value-type="string" calcext:value-type="string">
            <text:p>Dossier de création de site</text:p>
          </table:table-cell>
          <table:table-cell office:value-type="string" calcext:value-type="string">
            <text:p>DCS</text:p>
          </table:table-cell>
          <table:table-cell table:style-name="ce24" office:value-type="string" calcext:value-type="string">
            <text:p>Dossier contenant toutes les informations techniques, plans, schémas, PV et consuel, photos… relatifs à la construction, à l'adduction et au câblage d'un site (zone privative y compris l'éventuel déploiement d'infrastructures intra-site et les BPE attenantes).</text:p>
            <text:p>Le contenu de ce dossier varie selon le type de site. Il pourra notamment contenir selon le statut les diagnostics amiante et plomb, le DOE et le DIUO, puis les visites annuelles pour contrôle de sécurité.</text:p>
          </table:table-cell>
          <table:table-cell table:style-name="ce24" office:value-type="string" calcext:value-type="string">
            <text:p>Maintenance du réseau</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6" office:value-type="string" calcext:value-type="string">
            <text:p>code du nœud de rattachement-numéro d'incrément</text:p>
          </table:table-cell>
          <table:table-cell table:style-name="ce41" office:value-type="string" calcext:value-type="string">
            <text:p>REC-DCS-ND000018003001-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45" office:value-type="string" calcext:value-type="string">
            <text:p>X</text:p>
          </table:table-cell>
          <table:table-cell table:number-columns-repeated="10" table:style-name="ce49" office:value-type="string" calcext:value-type="string">
            <text:p>X</text:p>
          </table:table-cell>
          <table:table-cell table:style-name="ce60"/>
          <table:table-cell table:style-name="ce21" office:value-type="string" calcext:value-type="string">
            <text:p>La documentation produite dans le cadre de la construction d'un bâtiment est multiple. Seul le lien vers le dossier est pris en compte dans ce modèle.</text:p>
          </table:table-cell>
          <table:table-cell table:number-columns-repeated="986"/>
        </table:table-row>
        <table:table-row table:style-name="ro24">
          <table:table-cell table:style-name="ce21" office:value-type="string" calcext:value-type="string">
            <text:p>Dossier de raccordement de site</text:p>
          </table:table-cell>
          <table:table-cell office:value-type="string" calcext:value-type="string">
            <text:p>DRS</text:p>
          </table:table-cell>
          <table:table-cell table:style-name="ce24" office:value-type="string" calcext:value-type="string">
            <text:p>Dossier contenant toutes les informations techniques, plans, plans de casage, schémas, PV, photos… relatifs  au déploiement, à l'adduction et au câblage d'un site (zone privative y compris l'éventuel déploiement d'infrastructures intra-site et les BPE attenantes).</text:p>
            <text:p>Le contenu de ce dossier varie selon le type de site (site technique, site client...). Il pourra notamment contenir les informations personnelles qui ne peuvent être stockées dans la BdD, les inormations d'accès et de sécurité, un DIUO et tout autre document utile.</text:p>
          </table:table-cell>
          <table:table-cell table:style-name="ce24" office:value-type="string" calcext:value-type="string">
            <text:p>Maintenance du réseau</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6" office:value-type="string" calcext:value-type="string">
            <text:p>code du nœud de rattachement-numéro d'incrément</text:p>
          </table:table-cell>
          <table:table-cell table:style-name="ce41" office:value-type="string" calcext:value-type="string">
            <text:p>REC-DRS-ND000180031330-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45" office:value-type="string" calcext:value-type="string">
            <text:p>X</text:p>
          </table:table-cell>
          <table:table-cell table:number-columns-repeated="10" table:style-name="ce49" office:value-type="string" calcext:value-type="string">
            <text:p>X</text:p>
          </table:table-cell>
          <table:table-cell table:style-name="ce60"/>
          <table:table-cell table:style-name="ce21" office:value-type="string" calcext:value-type="string">
            <text:p>S'accorder sur un modèle de référence selon le type de site</text:p>
          </table:table-cell>
          <table:table-cell table:number-columns-repeated="986"/>
        </table:table-row>
        <table:table-row table:style-name="ro23">
          <table:table-cell table:style-name="ce20" office:value-type="string" calcext:value-type="string">
            <text:p>Dossier d'implantation (SRO, BPI…)</text:p>
          </table:table-cell>
          <table:table-cell office:value-type="string" calcext:value-type="string">
            <text:p>DIP</text:p>
          </table:table-cell>
          <table:table-cell table:style-name="ce24" office:value-type="string" calcext:value-type="string">
            <text:p>Contient toutes les informations techniques, plans d'aménagement, schémas, PV et consuel, photos… relatifs <text:s/>à l'implantation du site (voie publique)</text:p>
          </table:table-cell>
          <table:table-cell table:style-name="ce31" office:value-type="string" calcext:value-type="string">
            <text:p>Maintenance du réseau</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6" office:value-type="string" calcext:value-type="string">
            <text:p>code du nœud de rattachement-numéro d'incrément</text:p>
          </table:table-cell>
          <table:table-cell table:style-name="ce41" office:value-type="string" calcext:value-type="string">
            <text:p>REC-DIP-ND200180030502-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45" office:value-type="string" calcext:value-type="string">
            <text:p>X</text:p>
          </table:table-cell>
          <table:table-cell table:number-columns-repeated="10" table:style-name="ce49" office:value-type="string" calcext:value-type="string">
            <text:p>X</text:p>
          </table:table-cell>
          <table:table-cell table:style-name="ce62"/>
          <table:table-cell table:style-name="ce21" office:value-type="string" calcext:value-type="string">
            <text:p>S'accorder sur un modèle de référence selon le type de site</text:p>
          </table:table-cell>
          <table:table-cell table:number-columns-repeated="986"/>
        </table:table-row>
        <table:table-row table:style-name="ro25">
          <table:table-cell table:style-name="ce20" office:value-type="string" calcext:value-type="string">
            <text:p>Synoptique optique</text:p>
          </table:table-cell>
          <table:table-cell office:value-type="string" calcext:value-type="string">
            <text:p>SOP</text:p>
          </table:table-cell>
          <table:table-cell table:style-name="ce30" office:value-type="string" calcext:value-type="string">
            <text:p>Vue logique des aligements de fibres</text:p>
          </table:table-cell>
          <table:table-cell table:style-name="ce31" office:value-type="string" calcext:value-type="string">
            <text:p>Support de lecture pour valider ou réaliser le raccordement</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9" office:value-type="string" calcext:value-type="string">
            <text:p>code du nœud amont-numéro d'incrément</text:p>
          </table:table-cell>
          <table:table-cell table:style-name="ce41" office:value-type="string" calcext:value-type="string">
            <text:p>REC-SOP-ND200180030502-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table-cell table:style-name="ce49" office:value-type="string" calcext:value-type="string">
            <text:p>X</text:p>
          </table:table-cell>
          <table:table-cell table:style-name="ce49" table:number-columns-repeated="2"/>
          <table:table-cell table:style-name="ce60"/>
          <table:table-cell table:style-name="ce20" office:value-type="string" calcext:value-type="string">
            <text:p>Préférer une génération à la demande depuis le SIG</text:p>
          </table:table-cell>
          <table:table-cell table:number-columns-repeated="986"/>
        </table:table-row>
        <table:table-row table:style-name="ro23">
          <table:table-cell table:style-name="ce20" office:value-type="string" calcext:value-type="string">
            <text:p>Plan de boîte, ou autre élément de branchement passif</text:p>
          </table:table-cell>
          <table:table-cell office:value-type="string" calcext:value-type="string">
            <text:p>SBP</text:p>
          </table:table-cell>
          <table:table-cell table:style-name="ce31" office:value-type="string" calcext:value-type="string">
            <text:p>Organisation de la boîte, des arrivées de câbles, des loves, des cassettes et de la connectique</text:p>
          </table:table-cell>
          <table:table-cell table:style-name="ce31" office:value-type="string" calcext:value-type="string">
            <text:p>Complément parfois utile à la BdD : entrées de câbles, organisation de la boîte</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5" office:value-type="string" calcext:value-type="string">
            <text:p>code élément de branchement passif-numéro d'incrément</text:p>
          </table:table-cell>
          <table:table-cell table:style-name="ce41" office:value-type="string" calcext:value-type="string">
            <text:p>EXE-SBP-EP000180030675-01-V1</text:p>
          </table:table-cell>
          <table:table-cell table:style-name="ce43"/>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1" office:value-type="string" calcext:value-type="string">
            <text:p>ods</text:p>
          </table:table-cell>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table-cell table:style-name="ce49" office:value-type="string" calcext:value-type="string">
            <text:p>X</text:p>
          </table:table-cell>
          <table:table-cell table:style-name="ce49" table:number-columns-repeated="2"/>
          <table:table-cell table:style-name="ce60"/>
          <table:table-cell table:style-name="ce2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16">
          <table:table-cell table:style-name="ce20" office:value-type="string" calcext:value-type="string">
            <text:p>Schéma de raccordement (baie, armoire, répartiteur…)</text:p>
          </table:table-cell>
          <table:table-cell office:value-type="string" calcext:value-type="string">
            <text:p>SRA</text:p>
          </table:table-cell>
          <table:table-cell table:style-name="ce31" office:value-type="string" calcext:value-type="string">
            <text:p>Organisation de la connectique à l'intérieur d'une baie, d'une armoire ou d'un répartiteur</text:p>
          </table:table-cell>
          <table:table-cell table:style-name="ce31" office:value-type="string" calcext:value-type="string">
            <text:p>Complément parfois utile à la BdD : entrée de câbles, organisation des fibres et détails</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5" office:value-type="string" calcext:value-type="string">
            <text:p>code de l'objet de rattachement-numéro d'incrément</text:p>
          </table:table-cell>
          <table:table-cell table:style-name="ce41" office:value-type="string" calcext:value-type="string">
            <text:p>EXE-SRA-BA000180030508-01-V1</text:p>
          </table:table-cell>
          <table:table-cell table:style-name="ce45"/>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1" office:value-type="string" calcext:value-type="string">
            <text:p>ods</text:p>
          </table:table-cell>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table-cell table:style-name="ce49" office:value-type="string" calcext:value-type="string">
            <text:p>X</text:p>
          </table:table-cell>
          <table:table-cell table:style-name="ce49" table:number-columns-repeated="2"/>
          <table:table-cell table:style-name="ce60"/>
          <table:table-cell table:style-name="ce2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23">
          <table:table-cell table:style-name="ce20" office:value-type="string" calcext:value-type="string">
            <text:p>Documentation technique d'équipement</text:p>
          </table:table-cell>
          <table:table-cell office:value-type="string" calcext:value-type="string">
            <text:p>KEQ</text:p>
          </table:table-cell>
          <table:table-cell table:style-name="ce31" office:value-type="string" calcext:value-type="string">
            <text:p>Fiche technique et spécifications techniques d'un équipement</text:p>
          </table:table-cell>
          <table:table-cell table:style-name="ce31" office:value-type="string" calcext:value-type="string">
            <text:p>Maintenance du réseau</text:p>
          </table:table-cell>
          <table:table-cell table:number-columns-repeated="4" office:value-type="string" calcext:value-type="string">
            <text:p>-</text:p>
          </table:table-cell>
          <table:table-cell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6" office:value-type="string" calcext:value-type="string">
            <text:p>code référence équipement-numéro d'incrément</text:p>
          </table:table-cell>
          <table:table-cell table:style-name="ce41" office:value-type="string" calcext:value-type="string">
            <text:p>EXE-KEQ-RF000000000001-01-V1</text:p>
          </table:table-cell>
          <table:table-cell table:style-name="ce45"/>
          <table:table-cell table:style-name="ce49" table:number-columns-repeated="2"/>
          <table:table-cell table:number-columns-repeated="2" table:style-name="ce49" office:value-type="string" calcext:value-type="string">
            <text:p>X</text:p>
          </table:table-cell>
          <table:table-cell table:style-name="ce53"/>
          <table:table-cell table:style-name="ce45"/>
          <table:table-cell table:style-name="ce49" table:number-columns-repeated="9"/>
          <table:table-cell table:style-name="ce49" office:value-type="string" calcext:value-type="string">
            <text:p>X</text:p>
          </table:table-cell>
          <table:table-cell table:style-name="ce60"/>
          <table:table-cell table:style-name="ce20"/>
          <table:table-cell table:number-columns-repeated="986"/>
        </table:table-row>
        <table:table-row table:style-name="ro16">
          <table:table-cell table:style-name="ce20" office:value-type="string" calcext:value-type="string">
            <text:p>Convention THD immeuble</text:p>
          </table:table-cell>
          <table:table-cell office:value-type="string" calcext:value-type="string">
            <text:p>CIM</text:p>
          </table:table-cell>
          <table:table-cell table:style-name="ce31" office:value-type="string" calcext:value-type="string">
            <text:p>Voir modèle proposé par l'ARCEP</text:p>
          </table:table-cell>
          <table:table-cell table:style-name="ce31" office:value-type="string" calcext:value-type="string">
            <text:p>Suivi du contrat</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number-columns-repeated="3" table:style-name="ce33" office:value-type="string" calcext:value-type="string">
            <text:p>C</text:p>
          </table:table-cell>
          <table:table-cell table:style-name="ce20" office:value-type="string" calcext:value-type="string">
            <text:p>Selon le rôle de la collectivité (gestion du document impérative si rôle d'opérateur d'immeuble)</text:p>
          </table:table-cell>
          <table:table-cell table:style-name="ce35" office:value-type="string" calcext:value-type="string">
            <text:p>code du nœud de rattachement-numéro d'incrément</text:p>
          </table:table-cell>
          <table:table-cell table:style-name="ce41" office:value-type="string" calcext:value-type="string">
            <text:p>EXE-CIM-ND000180031330-01-V1</text:p>
          </table:table-cell>
          <table:table-cell table:style-name="ce45"/>
          <table:table-cell table:style-name="ce49" table:number-columns-repeated="4"/>
          <table:table-cell table:style-name="ce53"/>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office:value-type="string" calcext:value-type="string">
            <text:p>Attention au suivi des mises à jour si collecte de convention d'opérateurs d'immeuble tiers</text:p>
          </table:table-cell>
          <table:table-cell table:number-columns-repeated="986"/>
        </table:table-row>
        <table:table-row table:style-name="ro26">
          <table:table-cell table:style-name="ce20" office:value-type="string" calcext:value-type="string">
            <text:p>Convention cadre bailleur social (ou autre gestionnaire de biens)</text:p>
          </table:table-cell>
          <table:table-cell office:value-type="string" calcext:value-type="string">
            <text:p>CIS</text:p>
          </table:table-cell>
          <table:table-cell table:style-name="ce31" office:value-type="string" calcext:value-type="string">
            <text:p>Voir modèle proposé par l'ARCEP</text:p>
          </table:table-cell>
          <table:table-cell table:style-name="ce31" office:value-type="string" calcext:value-type="string">
            <text:p>Suivi du contrat</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code organisme-numéro d'incrément</text:p>
          </table:table-cell>
          <table:table-cell table:style-name="ce41" office:value-type="string" calcext:value-type="string">
            <text:p>EXE-CIS-OR000180031330-01-V1</text:p>
          </table:table-cell>
          <table:table-cell table:style-name="ce45"/>
          <table:table-cell table:style-name="ce49" table:number-columns-repeated="4"/>
          <table:table-cell table:style-name="ce53"/>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office:value-type="string" calcext:value-type="string">
            <text:p>Attention au suivi des mises à jour</text:p>
          </table:table-cell>
          <table:table-cell table:number-columns-repeated="986"/>
        </table:table-row>
        <table:table-row table:style-name="ro15">
          <table:table-cell table:style-name="ce20" office:value-type="string" calcext:value-type="string">
            <text:p>Règlement de service</text:p>
          </table:table-cell>
          <table:table-cell office:value-type="string" calcext:value-type="string">
            <text:p>CDS</text:p>
          </table:table-cell>
          <table:table-cell table:style-name="ce31" office:value-type="string" calcext:value-type="string">
            <text:p>Règlement signé par les occupants d'un immeuble raccordé au FTTH, pour clarifier les règles de bon usage visant la non dégradation des équipements posés par la collectivité</text:p>
          </table:table-cell>
          <table:table-cell table:style-name="ce31" office:value-type="string" calcext:value-type="string">
            <text:p>Suivi du contrat</text:p>
          </table:table-cell>
          <table:table-cell table:number-columns-repeated="5" table:style-name="ce33" office:value-type="string" calcext:value-type="string">
            <text:p>-</text:p>
          </table:table-cell>
          <table:table-cell table:number-columns-repeated="2" table:style-name="ce33" office:value-type="string" calcext:value-type="string">
            <text:p>F</text:p>
          </table:table-cell>
          <table:table-cell table:style-name="ce21"/>
          <table:table-cell table:style-name="ce35" office:value-type="string" calcext:value-type="string">
            <text:p>code SUF-numéro d'incrément</text:p>
          </table:table-cell>
          <table:table-cell table:style-name="ce41" office:value-type="string" calcext:value-type="string">
            <text:p>REC-CDS-SF000180031091-01-V1</text:p>
          </table:table-cell>
          <table:table-cell table:style-name="ce45"/>
          <table:table-cell table:style-name="ce49" table:number-columns-repeated="4"/>
          <table:table-cell table:style-name="ce53"/>
          <table:table-cell table:style-name="ce45"/>
          <table:table-cell table:style-name="ce49" table:number-columns-repeated="9"/>
          <table:table-cell table:style-name="ce49" office:value-type="string" calcext:value-type="string">
            <text:p>X</text:p>
          </table:table-cell>
          <table:table-cell table:style-name="ce60"/>
          <table:table-cell table:style-name="ce20" office:value-type="string" calcext:value-type="string">
            <text:p>Attention au suivi des mises à jour</text:p>
          </table:table-cell>
          <table:table-cell table:number-columns-repeated="986"/>
        </table:table-row>
        <table:table-row table:style-name="ro23">
          <table:table-cell table:style-name="ce20" office:value-type="string" calcext:value-type="string">
            <text:p>Autre convention d'occupation emprise privée</text:p>
          </table:table-cell>
          <table:table-cell office:value-type="string" calcext:value-type="string">
            <text:p>COC</text:p>
          </table:table-cell>
          <table:table-cell table:style-name="ce31"/>
          <table:table-cell table:style-name="ce31" office:value-type="string" calcext:value-type="string">
            <text:p>Suivi du contrat</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 ou code noeud-numéro d'incrément</text:p>
          </table:table-cell>
          <table:table-cell table:style-name="ce41" office:value-type="string" calcext:value-type="string">
            <text:p>REC-COC-R4DSPEA001B001C015-01-V1</text:p>
          </table:table-cell>
          <table:table-cell table:style-name="ce43"/>
          <table:table-cell table:style-name="ce47" table:number-columns-repeated="4"/>
          <table:table-cell table:style-name="ce51"/>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table:table-cell table:number-columns-repeated="986"/>
        </table:table-row>
        <table:table-row table:style-name="ro15">
          <table:table-cell table:style-name="ce20" office:value-type="string" calcext:value-type="string">
            <text:p>Mesure de réflectométrie</text:p>
          </table:table-cell>
          <table:table-cell office:value-type="string" calcext:value-type="string">
            <text:p>MRF</text:p>
          </table:table-cell>
          <table:table-cell table:style-name="ce31" office:value-type="string" calcext:value-type="string">
            <text:p>Courbes et/ données brutes</text:p>
          </table:table-cell>
          <table:table-cell table:style-name="ce31" office:value-type="string" calcext:value-type="string">
            <text:p>Contrôle</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9" office:value-type="string" calcext:value-type="string">
            <text:p>code route optique-numéro d'incrément</text:p>
          </table:table-cell>
          <table:table-cell table:style-name="ce41" office:value-type="string" calcext:value-type="string">
            <text:p>REC-MRF-RT000000000006-01-V1</text:p>
          </table:table-cell>
          <table:table-cell table:style-name="ce43"/>
          <table:table-cell table:style-name="ce47" table:number-columns-repeated="3"/>
          <table:table-cell table:style-name="ce47" office:value-type="string" calcext:value-type="string">
            <text:p>X</text:p>
          </table:table-cell>
          <table:table-cell table:style-name="ce54" office:value-type="string" calcext:value-type="string">
            <text:p>X</text:p>
          </table:table-cell>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office:value-type="string" calcext:value-type="string">
            <text:p>Si possible un format qui permette un import en base</text:p>
          </table:table-cell>
          <table:table-cell table:number-columns-repeated="986"/>
        </table:table-row>
        <table:table-row table:style-name="ro7">
          <table:table-cell table:style-name="ce20" office:value-type="string" calcext:value-type="string">
            <text:p>Test d'étanchéité de fourreaux et/ou tests de mandrinage, aiguillage</text:p>
          </table:table-cell>
          <table:table-cell office:value-type="string" calcext:value-type="string">
            <text:p>MFX</text:p>
          </table:table-cell>
          <table:table-cell table:style-name="ce31" office:value-type="string" calcext:value-type="string">
            <text:p>Fiches de tests</text:p>
          </table:table-cell>
          <table:table-cell table:style-name="ce31" office:value-type="string" calcext:value-type="string">
            <text:p>Contrôle</text:p>
          </table:table-cell>
          <table:table-cell office:value-type="string" calcext:value-type="string">
            <text:p>-</text:p>
          </table:table-cell>
          <table:table-cell office:value-type="string" calcext:value-type="string">
            <text:p>C</text:p>
          </table:table-cell>
          <table:table-cell table:number-columns-repeated="3"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41" office:value-type="string" calcext:value-type="string">
            <text:p>REC-MFX-R4DSPEA001B001C002-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table:table-cell table:number-columns-repeated="986"/>
        </table:table-row>
        <table:table-row table:style-name="ro15">
          <table:table-cell table:style-name="ce20" office:value-type="string" calcext:value-type="string">
            <text:p>PV de réception génie civil</text:p>
          </table:table-cell>
          <table:table-cell office:value-type="string" calcext:value-type="string">
            <text:p>RGC</text:p>
          </table:table-cell>
          <table:table-cell table:style-name="ce31" office:value-type="string" calcext:value-type="string">
            <text:p>Procés verbal de réception pour les travaux de génie civil</text:p>
          </table:table-cell>
          <table:table-cell table:style-name="ce31" office:value-type="string" calcext:value-type="string">
            <text:p>Contrôle, facturation</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41" office:value-type="string" calcext:value-type="string">
            <text:p>REC-RGC-R4DSPEA001B001C001-01-V1</text:p>
          </table:table-cell>
          <table:table-cell table:style-name="ce43"/>
          <table:table-cell table:style-name="ce47" table:number-columns-repeated="2"/>
          <table:table-cell table:number-columns-repeated="2" table:style-name="ce47" office:value-type="string" calcext:value-type="string">
            <text:p>X</text:p>
          </table:table-cell>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3"/>
          <table:table-cell table:style-name="ce49" office:value-type="string" calcext:value-type="string">
            <text:p>X</text:p>
          </table:table-cell>
          <table:table-cell table:style-name="ce60"/>
          <table:table-cell table:style-name="ce20"/>
          <table:table-cell table:number-columns-repeated="986"/>
        </table:table-row>
        <table:table-row table:style-name="ro23">
          <table:table-cell table:style-name="ce21" office:value-type="string" calcext:value-type="string">
            <text:p>PV de réception de voirie</text:p>
          </table:table-cell>
          <table:table-cell office:value-type="string" calcext:value-type="string">
            <text:p>RVR</text:p>
          </table:table-cell>
          <table:table-cell table:style-name="ce31" office:value-type="string" calcext:value-type="string">
            <text:p>Procés verbal de réception de voirie délivré par le gestionnaire de la voirie, vaut acceptation des travaux par le gestionnaire</text:p>
          </table:table-cell>
          <table:table-cell table:style-name="ce31" office:value-type="string" calcext:value-type="string">
            <text:p>Contrôle, en cas de problème ultérieur avec le gestionnaire dela voirie</text:p>
          </table:table-cell>
          <table:table-cell table:number-columns-repeated="3" office:value-type="string" calcext:value-type="string">
            <text:p>-</text:p>
          </table:table-cell>
          <table:table-cell office:value-type="string" calcext:value-type="string">
            <text:p>F</text:p>
          </table:table-cell>
          <table:table-cell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41" office:value-type="string" calcext:value-type="string">
            <text:p>REC-RVR-R4DSPEA001B001C001-01-V3</text:p>
          </table:table-cell>
          <table:table-cell table:style-name="ce43"/>
          <table:table-cell table:style-name="ce47" table:number-columns-repeated="2"/>
          <table:table-cell table:number-columns-repeated="2" table:style-name="ce47" office:value-type="string" calcext:value-type="string">
            <text:p>X</text:p>
          </table:table-cell>
          <table:table-cell table:style-name="ce51"/>
          <table:table-cell table:style-name="ce45"/>
          <table:table-cell table:style-name="ce49" table:number-columns-repeated="9"/>
          <table:table-cell table:style-name="ce49" office:value-type="string" calcext:value-type="string">
            <text:p>X</text:p>
          </table:table-cell>
          <table:table-cell table:style-name="ce60"/>
          <table:table-cell table:style-name="ce20"/>
          <table:table-cell table:number-columns-repeated="986"/>
        </table:table-row>
        <table:table-row table:style-name="ro15">
          <table:table-cell table:style-name="ce20" office:value-type="string" calcext:value-type="string">
            <text:p>Fiche de recette</text:p>
          </table:table-cell>
          <table:table-cell office:value-type="string" calcext:value-type="string">
            <text:p>RFR</text:p>
          </table:table-cell>
          <table:table-cell table:style-name="ce31" office:value-type="string" calcext:value-type="string">
            <text:p>Fiche de recette pour la réception de travaux quels qu'ils soient. La fiche de recette peut inclure des résultats de tests, des fichiers ou des informations complémentaires</text:p>
          </table:table-cell>
          <table:table-cell table:style-name="ce31" office:value-type="string" calcext:value-type="string">
            <text:p>Contrôle, facturation</text:p>
          </table:table-cell>
          <table:table-cell table:number-columns-repeated="7" office:value-type="string" calcext:value-type="string">
            <text:p>F</text:p>
          </table:table-cell>
          <table:table-cell table:style-name="ce20" office:value-type="string" calcext:value-type="string">
            <text:p>Selon les besoins de la collectivité</text:p>
          </table:table-cell>
          <table:table-cell table:style-name="ce35" office:value-type="string" calcext:value-type="string">
            <text:p>code référencement-numéro d'incrément</text:p>
          </table:table-cell>
          <table:table-cell table:style-name="ce41" office:value-type="string" calcext:value-type="string">
            <text:p>REC-RFR-R4DSPEA001B001C001-01-V1</text:p>
          </table:table-cell>
          <table:table-cell table:style-name="ce43"/>
          <table:table-cell table:style-name="ce47" table:number-columns-repeated="2"/>
          <table:table-cell table:number-columns-repeated="2" table:style-name="ce47" office:value-type="string" calcext:value-type="string">
            <text:p>X</text:p>
          </table:table-cell>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3"/>
          <table:table-cell table:style-name="ce49" office:value-type="string" calcext:value-type="string">
            <text:p>X</text:p>
          </table:table-cell>
          <table:table-cell table:style-name="ce60"/>
          <table:table-cell table:style-name="ce20"/>
          <table:table-cell table:number-columns-repeated="986"/>
        </table:table-row>
        <table:table-row table:style-name="ro27">
          <table:table-cell office:value-type="string" calcext:value-type="string">
            <text:p>Dossier infrastructure d'accueil</text:p>
          </table:table-cell>
          <table:table-cell office:value-type="string" calcext:value-type="string">
            <text:p>DIF</text:p>
          </table:table-cell>
          <table:table-cell table:style-name="ce31" office:value-type="string" calcext:value-type="string">
            <text:p>Dossier contenant un ensemble de documents relatifs à une infrastructure d'accueil.</text:p>
            <text:p>Ce dossier n'est pas un type de document à proprement parler, mais un « conteneur » d'une multiplicité de documents (dont ceux cités plus haut, ou en complément de ceux ci)</text:p>
          </table:table-cell>
          <table:table-cell table:style-name="ce3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5" office:value-type="string" calcext:value-type="string">
            <text:p>code référencement-numéro d'incrément</text:p>
          </table:table-cell>
          <table:table-cell table:style-name="ce41"/>
          <table:table-cell table:style-name="ce46"/>
          <table:table-cell table:style-name="ce50" table:number-columns-repeated="3"/>
          <table:table-cell table:style-name="ce50" office:value-type="string" calcext:value-type="string">
            <text:p>X</text:p>
          </table:table-cell>
          <table:table-cell table:style-name="ce55"/>
          <table:table-cell table:style-name="ce45" office:value-type="string" calcext:value-type="string" table:number-columns-spanned="12" table:number-rows-spanned="1">
            <text:p>Selon le type de document</text:p>
          </table:table-cell>
          <table:covered-table-cell table:number-columns-repeated="10" table:style-name="ce50"/>
          <table:covered-table-cell table:style-name="ce63"/>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8">
          <table:table-cell office:value-type="string" calcext:value-type="string">
            <text:p>Dossier de cablage</text:p>
          </table:table-cell>
          <table:table-cell office:value-type="string" calcext:value-type="string">
            <text:p>DCB</text:p>
          </table:table-cell>
          <table:table-cell table:style-name="ce31" office:value-type="string" calcext:value-type="string">
            <text:p>Dossier contenant un ensemble de documents relatifs au câblage d'une infrastructure.</text:p>
            <text:p>Ce dossier n'est pas un type de document à proprement parler, mais un « conteneur » d'une multiplicité de documents (dont ceux cités plus haut, ou en complément de ceux ci)</text:p>
          </table:table-cell>
          <table:table-cell table:style-name="ce3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5" office:value-type="string" calcext:value-type="string">
            <text:p>code référencement-numéro d'incrément</text:p>
          </table:table-cell>
          <table:table-cell table:style-name="ce41"/>
          <table:table-cell table:style-name="ce46"/>
          <table:table-cell table:style-name="ce50" table:number-columns-repeated="3"/>
          <table:table-cell table:style-name="ce50" office:value-type="string" calcext:value-type="string">
            <text:p>X</text:p>
          </table:table-cell>
          <table:table-cell table:style-name="ce55"/>
          <table:table-cell table:style-name="ce45" office:value-type="string" calcext:value-type="string" table:number-columns-spanned="12" table:number-rows-spanned="1">
            <text:p>Selon le type de document</text:p>
          </table:table-cell>
          <table:covered-table-cell table:number-columns-repeated="10" table:style-name="ce50"/>
          <table:covered-table-cell table:style-name="ce63"/>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8">
          <table:table-cell office:value-type="string" calcext:value-type="string">
            <text:p>Dossier optique</text:p>
          </table:table-cell>
          <table:table-cell office:value-type="string" calcext:value-type="string">
            <text:p>DOP</text:p>
          </table:table-cell>
          <table:table-cell table:style-name="ce31" office:value-type="string" calcext:value-type="string">
            <text:p>Dossier contenant un ensemble de documents relatifs au raccordement d'une infrastructure.</text:p>
            <text:p>Ce dossier n'est pas un type de document à proprement parler, mais un « conteneur » d'une multiplicité de documents (dont ceux cités plus haut, ou en complément de ceux ci)</text:p>
          </table:table-cell>
          <table:table-cell table:style-name="ce3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5" office:value-type="string" calcext:value-type="string">
            <text:p>code référencement-numéro d'incrément</text:p>
          </table:table-cell>
          <table:table-cell table:style-name="ce41"/>
          <table:table-cell table:style-name="ce46"/>
          <table:table-cell table:style-name="ce50" table:number-columns-repeated="3"/>
          <table:table-cell table:style-name="ce50" office:value-type="string" calcext:value-type="string">
            <text:p>X</text:p>
          </table:table-cell>
          <table:table-cell table:style-name="ce55"/>
          <table:table-cell table:style-name="ce45" office:value-type="string" calcext:value-type="string" table:number-columns-spanned="12" table:number-rows-spanned="1">
            <text:p>Selon le type de document</text:p>
          </table:table-cell>
          <table:covered-table-cell table:number-columns-repeated="10" table:style-name="ce50"/>
          <table:covered-table-cell table:style-name="ce63"/>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22">
          <table:table-cell office:value-type="string" calcext:value-type="string">
            <text:p>Dossier de projet</text:p>
          </table:table-cell>
          <table:table-cell office:value-type="string" calcext:value-type="string">
            <text:p>DPR</text:p>
          </table:table-cell>
          <table:table-cell table:style-name="ce31" office:value-type="string" calcext:value-type="string">
            <text:p>Dossier contenant un ensemble de documents relatifs au projet de déploiement.</text:p>
            <text:p>Ce dossier n'est pas un type de document à proprement parler, mais un « conteneur » d'une multiplicité de documents (dont ceux cités plus haut, ou en complément de ceux-ci :  planning, tableaux quantitatifs, autorisations administratives, plans de sécurité, photos et rapports d'inspections, copie des échanges avec les gestionnaires d'infrastructures,fichiers de commande et de réception de travaux, tableaux de suivi, index des documents, etc.)</text:p>
          </table:table-cell>
          <table:table-cell table:style-name="ce31" office:value-type="string" calcext:value-type="string">
            <text:p>Suivi de projet</text:p>
          </table:table-cell>
          <table:table-cell table:number-columns-repeated="7" office:value-type="string" calcext:value-type="string">
            <text:p>C</text:p>
          </table:table-cell>
          <table:table-cell table:style-name="ce20" office:value-type="string" calcext:value-type="string">
            <text:p>Selon les besoins de la collectivité</text:p>
          </table:table-cell>
          <table:table-cell table:style-name="ce35" office:value-type="string" calcext:value-type="string">
            <text:p>code référencement-numéro d'incrément</text:p>
          </table:table-cell>
          <table:table-cell table:style-name="ce41"/>
          <table:table-cell table:style-name="ce46"/>
          <table:table-cell table:style-name="ce50" table:number-columns-repeated="3"/>
          <table:table-cell table:style-name="ce50" office:value-type="string" calcext:value-type="string">
            <text:p>X</text:p>
          </table:table-cell>
          <table:table-cell table:style-name="ce55"/>
          <table:table-cell table:style-name="ce45" office:value-type="string" calcext:value-type="string" table:number-columns-spanned="12" table:number-rows-spanned="1">
            <text:p>Selon le type de document</text:p>
          </table:table-cell>
          <table:covered-table-cell table:number-columns-repeated="10" table:style-name="ce50"/>
          <table:covered-table-cell table:style-name="ce63"/>
          <table:table-cell table:style-name="ce20" office:value-type="string" calcext:value-type="string">
            <text:p>Peut être utilisé pour créer un lien entre un outil de gestion de projet et la base de données au format Grace THD</text:p>
          </table:table-cell>
          <table:table-cell table:style-name="ce7" table:number-columns-repeated="985"/>
          <table:table-cell/>
        </table:table-row>
        <table:table-row table:style-name="ro28">
          <table:table-cell office:value-type="string" calcext:value-type="string">
            <text:p>Dossier de livrables Grace THD</text:p>
          </table:table-cell>
          <table:table-cell office:value-type="string" calcext:value-type="string">
            <text:p>DLG</text:p>
          </table:table-cell>
          <table:table-cell table:style-name="ce31" office:value-type="string" calcext:value-type="string">
            <text:p>Dossier contenant un ensemble de livrables Grace THD. Les livrables doivent eux-même être nommés et créés selon les exigences du géostandard ANT (V2).</text:p>
          </table:table-cell>
          <table:table-cell table:style-name="ce31" office:value-type="string" calcext:value-type="string">
            <text:p>Alimentation de la base de données</text:p>
          </table:table-cell>
          <table:table-cell table:number-columns-repeated="7" office:value-type="string" calcext:value-type="string">
            <text:p>O</text:p>
          </table:table-cell>
          <table:table-cell table:style-name="ce7"/>
          <table:table-cell table:style-name="ce35" office:value-type="string" calcext:value-type="string">
            <text:p>code référencement-numéro d'incrément</text:p>
          </table:table-cell>
          <table:table-cell table:style-name="ce41" office:value-type="string" calcext:value-type="string">
            <text:p>REC-DLG-R2DSPEA001-01-V2</text:p>
          </table:table-cell>
          <table:table-cell table:style-name="ce46" office:value-type="string" calcext:value-type="string">
            <text:p>X</text:p>
          </table:table-cell>
          <table:table-cell table:style-name="ce50"/>
          <table:table-cell table:style-name="ce50" office:value-type="string" calcext:value-type="string">
            <text:p>X</text:p>
          </table:table-cell>
          <table:table-cell table:style-name="ce50"/>
          <table:table-cell table:style-name="ce50" office:value-type="string" calcext:value-type="string">
            <text:p>X</text:p>
          </table:table-cell>
          <table:table-cell table:style-name="ce55"/>
          <table:table-cell table:style-name="ce46" office:value-type="string" calcext:value-type="string">
            <text:p>X</text:p>
          </table:table-cell>
          <table:table-cell table:number-columns-repeated="6"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50"/>
          <table:table-cell table:style-name="ce63"/>
          <table:table-cell table:style-name="ce20" office:value-type="string" calcext:value-type="string">
            <text:p>Le détail des informations à livrer est à détailler selon le périmètre du projet, les spécificités de la collectiovité et la phase du projet</text:p>
            <text:p>Livrables au format SHP+CSV, ou dump SQL selon accord entre parties</text:p>
          </table:table-cell>
          <table:table-cell table:style-name="ce7" table:number-columns-repeated="985"/>
          <table:table-cell/>
        </table:table-row>
        <table:table-row table:style-name="ro4" table:number-rows-repeated="4">
          <table:table-cell table:style-name="ce7" table:number-columns-repeated="2"/>
          <table:table-cell table:style-name="ce31" table:number-columns-repeated="2"/>
          <table:table-cell table:style-name="ce7" table:number-columns-repeated="9"/>
          <table:table-cell/>
          <table:table-cell table:style-name="ce7" table:number-columns-repeated="1004"/>
          <table:table-cell/>
        </table:table-row>
        <table:table-row table:style-name="ro4">
          <table:table-cell table:style-name="ce7" office:value-type="string" calcext:value-type="string">
            <text:p>Les types de documents sont définis dans le modèle de données GraceTHD, table l_doc_type.</text:p>
          </table:table-cell>
          <table:table-cell table:style-name="ce7"/>
          <table:table-cell table:style-name="ce31" table:number-columns-repeated="2"/>
          <table:table-cell table:style-name="ce7" table:number-columns-repeated="9"/>
          <table:table-cell/>
          <table:table-cell table:style-name="ce7" table:number-columns-repeated="1004"/>
          <table:table-cell/>
        </table:table-row>
        <table:table-row table:style-name="ro4">
          <table:table-cell table:style-name="ce7" office:value-type="string" calcext:value-type="string">
            <text:p>Voir <text:a xlink:href="http://gracethd-community.github.io/GraceTHD-MCD/" xlink:type="simple">http://gracethd-community.github.io/GraceTHD-MCD/</text:a></text:p>
          </table:table-cell>
          <table:table-cell table:style-name="ce7"/>
          <table:table-cell table:style-name="ce31" table:number-columns-repeated="2"/>
          <table:table-cell table:style-name="ce7" table:number-columns-repeated="9"/>
          <table:table-cell/>
          <table:table-cell table:style-name="ce7" table:number-columns-repeated="1004"/>
          <table:table-cell/>
        </table:table-row>
        <table:table-row table:style-name="ro4" table:number-rows-repeated="2">
          <table:table-cell table:style-name="ce7" table:number-columns-repeated="2"/>
          <table:table-cell table:style-name="ce31" table:number-columns-repeated="2"/>
          <table:table-cell table:style-name="ce7" table:number-columns-repeated="9"/>
          <table:table-cell/>
          <table:table-cell table:style-name="ce7" table:number-columns-repeated="1004"/>
          <table:table-cell/>
        </table:table-row>
        <table:table-row table:style-name="ro4" table:number-rows-repeated="4">
          <table:table-cell table:number-columns-repeated="2"/>
          <table:table-cell table:style-name="ce31" table:number-columns-repeated="2"/>
          <table:table-cell table:number-columns-repeated="7"/>
          <table:table-cell table:style-name="ce20"/>
          <table:table-cell table:number-columns-repeated="2"/>
          <table:table-cell table:style-name="ce20" table:number-columns-repeated="6"/>
          <table:table-cell table:number-columns-repeated="999"/>
        </table:table-row>
        <table:table-row table:style-name="ro4" table:number-rows-repeated="2">
          <table:table-cell table:number-columns-repeated="2"/>
          <table:table-cell table:style-name="ce31"/>
          <table:table-cell table:number-columns-repeated="8"/>
          <table:table-cell table:style-name="ce20"/>
          <table:table-cell table:number-columns-repeated="2"/>
          <table:table-cell table:style-name="ce20" table:number-columns-repeated="6"/>
          <table:table-cell table:number-columns-repeated="999"/>
        </table:table-row>
        <table:table-row table:style-name="ro4" table:number-rows-repeated="34">
          <table:table-cell table:number-columns-repeated="11"/>
          <table:table-cell table:style-name="ce20"/>
          <table:table-cell table:number-columns-repeated="2"/>
          <table:table-cell table:style-name="ce20" table:number-columns-repeated="6"/>
          <table:table-cell table:number-columns-repeated="999"/>
        </table:table-row>
        <table:table-row table:style-name="ro4" table:number-rows-repeated="830">
          <table:table-cell table:number-columns-repeated="11"/>
          <table:table-cell table:style-name="ce20"/>
          <table:table-cell table:number-columns-repeated="1007"/>
        </table:table-row>
        <table:table-row table:style-name="ro4" table:number-rows-repeated="1047652">
          <table:table-cell table:number-columns-repeated="1019"/>
        </table:table-row>
        <table:table-row table:style-name="ro4">
          <table:table-cell table:number-columns-repeated="1019"/>
        </table:table-row>
      </table:table>
      <table:table table:name="Exemples" table:style-name="ta1">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ce67"/>
        <table:table-column table:style-name="co2" table:default-cell-style-name="ce70"/>
        <table:table-column table:style-name="co2" table:default-cell-style-name="ce72"/>
        <table:table-column table:style-name="co2" table:number-columns-repeated="5" table:default-cell-style-name="Default"/>
        <table:table-column table:style-name="co36" table:number-columns-repeated="2" table:default-cell-style-name="Default"/>
        <table:table-column table:style-name="co37" table:default-cell-style-name="Default"/>
        <table:table-column table:style-name="co38" table:default-cell-style-name="Default"/>
        <table:table-column table:style-name="co2" table:default-cell-style-name="Default"/>
        <table:table-column table:style-name="co39" table:default-cell-style-name="Default"/>
        <table:table-column table:style-name="co2" table:default-cell-style-name="Default"/>
        <table:table-row table:style-name="ro4">
          <table:table-cell table:style-name="ce65" office:value-type="string" calcext:value-type="string">
            <text:p>Code Phase</text:p>
          </table:table-cell>
          <table:table-cell table:style-name="ce65" office:value-type="string" calcext:value-type="string">
            <text:p>do_type</text:p>
          </table:table-cell>
          <table:table-cell table:style-name="ce65" office:value-type="string" calcext:value-type="string">
            <text:p>Préfixe pour lien BdD</text:p>
          </table:table-cell>
          <table:table-cell table:style-name="ce65" office:value-type="string" calcext:value-type="string">
            <text:p>R1</text:p>
          </table:table-cell>
          <table:table-cell table:style-name="ce65" office:value-type="string" calcext:value-type="string">
            <text:p>R2</text:p>
          </table:table-cell>
          <table:table-cell table:style-name="ce65" office:value-type="string" calcext:value-type="string">
            <text:p>R3</text:p>
          </table:table-cell>
          <table:table-cell table:style-name="ce65" office:value-type="string" calcext:value-type="string">
            <text:p>R4</text:p>
          </table:table-cell>
          <table:table-cell table:style-name="ce66" office:value-type="string" calcext:value-type="string">
            <text:p>Code objet BdD (sans le préfixe)</text:p>
          </table:table-cell>
          <table:table-cell table:style-name="ce69" office:value-type="string" calcext:value-type="string">
            <text:p>Folio</text:p>
          </table:table-cell>
          <table:table-cell table:style-name="ce71" office:value-type="string" calcext:value-type="string">
            <text:p>do_indice</text:p>
          </table:table-cell>
          <table:table-cell table:style-name="ce65" office:value-type="string" calcext:value-type="string">
            <text:p>Extension</text:p>
          </table:table-cell>
          <table:table-cell/>
          <table:table-cell table:style-name="ce73" office:value-type="string" calcext:value-type="string">
            <text:p>Rép1</text:p>
          </table:table-cell>
          <table:table-cell table:style-name="ce73" office:value-type="string" calcext:value-type="string">
            <text:p>Rép2</text:p>
          </table:table-cell>
          <table:table-cell table:style-name="ce73" office:value-type="string" calcext:value-type="string">
            <text:p>Rep3</text:p>
          </table:table-cell>
          <table:table-cell table:style-name="ce73" office:value-type="string" calcext:value-type="string">
            <text:p>Rep4</text:p>
          </table:table-cell>
          <table:table-cell table:style-name="ce73" office:value-type="string" calcext:value-type="string">
            <text:p>Rep5</text:p>
          </table:table-cell>
          <table:table-cell table:style-name="ce73" office:value-type="string" calcext:value-type="string">
            <text:p>Nom fichier</text:p>
          </table:table-cell>
          <table:table-cell table:style-name="ce73" office:value-type="string" calcext:value-type="string">
            <text:p>do_ref</text:p>
          </table:table-cell>
          <table:table-cell/>
          <table:table-cell table:style-name="ce73" office:value-type="string" calcext:value-type="string">
            <text:p>Répertoire racine pour batch</text:p>
          </table:table-cell>
          <table:table-cell office:value-type="string" calcext:value-type="string">
            <text:p>D:\cglocal\tools\env_gracethd\ExempleArborescence</text:p>
          </table:table-cell>
        </table:table-row>
        <table:table-row table:style-name="ro4">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odt</text:p>
          </table:table-cell>
          <table:table-cell/>
          <table:table-cell table:formula="of:=IF(ISBLANK([.D2]);&quot;&quot;;&quot;\&quot;&amp;[.D2])"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2]);&quot;&quot;;&quot;\&quot;&amp;[.F2])">
            <text:p/>
          </table:table-cell>
          <table:table-cell table:formula="of:=IF(ISBLANK([.G2]);&quot;&quot;;&quot;\&quot;&amp;[.G2])">
            <text:p/>
          </table:table-cell>
          <table:table-cell table:formula="of:=[.A2]&amp;&quot;-&quot;&amp;[.B2]&amp;&quot;-&quot;&amp;[.C2]&amp;[.D2]&amp;[.E2]&amp;[.F2]&amp;[.G2]&amp;IF(ISBLANK([.H2]);&quot;&quot;;TEXT([.H2];&quot;000000000000&quot;))&amp;&quot;-&quot;&amp;TEXT([.I2];&quot;00&quot;)&amp;&quot;-&quot;&amp;TEXT([.J2];&quot;V0&quot;)&amp;&quot;.&quot;&amp;[.K2]" office:value-type="string" office:string-value="REC-DIG-R1DSPE-01-V1.odt" calcext:value-type="string">
            <text:p>REC-DIG-R1DSPE-01-V1.odt</text:p>
          </table:table-cell>
          <table:table-cell table:formula="of:=[.A2]&amp;&quot;-&quot;&amp;[.B2]&amp;&quot;-&quot;&amp;[.C2]&amp;[.D2]&amp;[.E2]&amp;[.F2]&amp;[.G2]&amp;IF(ISBLANK([.H2]);&quot;&quot;;TEXT([.H2];&quot;000000000000&quot;))&amp;&quot;-&quot;&amp;TEXT([.I2];&quot;00&quot;)&amp;&quot;-&quot;&amp;TEXT([.J2];&quot;V0&quot;)" office:value-type="string" office:string-value="REC-DIG-R1DSPE-01-V1" calcext:value-type="string">
            <text:p>REC-DIG-R1DSPE-01-V1</text:p>
          </table:table-cell>
          <table:table-cell table:number-columns-repeated="3"/>
        </table:table-row>
        <table:table-row table:style-name="ro4">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quot;&quot;;&quot;\&quot;&amp;[.D3])"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3]);&quot;&quot;;&quot;\&quot;&amp;[.F3])">
            <text:p/>
          </table:table-cell>
          <table:table-cell table:formula="of:=IF(ISBLANK([.G3]);&quot;&quot;;&quot;\&quot;&amp;[.G3])">
            <text:p/>
          </table:table-cell>
          <table:table-cell table:formula="of:=[.A3]&amp;&quot;-&quot;&amp;[.B3]&amp;&quot;-&quot;&amp;[.C3]&amp;[.D3]&amp;[.E3]&amp;[.F3]&amp;[.G3]&amp;IF(ISBLANK([.H3]);&quot;&quot;;TEXT([.H3];&quot;000000000000&quot;))&amp;&quot;-&quot;&amp;TEXT([.I3];&quot;00&quot;)&amp;&quot;-&quot;&amp;TEXT([.J3];&quot;V0&quot;)&amp;&quot;.&quot;&amp;[.K3]" office:value-type="string" office:string-value="REC-DIG-R1DSPE-01-V1.pdf" calcext:value-type="string">
            <text:p>REC-DIG-R1DSPE-01-V1.pdf</text:p>
          </table:table-cell>
          <table:table-cell table:formula="of:=[.A3]&amp;&quot;-&quot;&amp;[.B3]&amp;&quot;-&quot;&amp;[.C3]&amp;[.D3]&amp;[.E3]&amp;[.F3]&amp;[.G3]&amp;IF(ISBLANK([.H3]);&quot;&quot;;TEXT([.H3];&quot;000000000000&quot;))&amp;&quot;-&quot;&amp;TEXT([.I3];&quot;00&quot;)&amp;&quot;-&quot;&amp;TEXT([.J3];&quot;V0&quot;)" office:value-type="string" office:string-value="REC-DIG-R1DSPE-01-V1" calcext:value-type="string">
            <text:p>REC-DIG-R1DSPE-01-V1</text:p>
          </table:table-cell>
          <table:table-cell table:number-columns-repeated="3"/>
        </table:table-row>
        <table:table-row table:style-name="ro4">
          <table:table-cell office:value-type="string" calcext:value-type="string">
            <text:p>REC</text:p>
          </table:table-cell>
          <table:table-cell office:value-type="string" calcext:value-type="string">
            <text:p>ETU</text:p>
          </table:table-cell>
          <table:table-cell office:value-type="string" calcext:value-type="string">
            <text:p>R3</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table:number-columns-repeated="2"/>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4]);&quot;&quot;;&quot;\&quot;&amp;[.D4])"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4]&amp;&quot;-&quot;&amp;[.B4]&amp;&quot;-&quot;&amp;[.C4]&amp;[.D4]&amp;[.E4]&amp;[.F4]&amp;[.G4]&amp;IF(ISBLANK([.H4]);&quot;&quot;;TEXT([.H4];&quot;000000000000&quot;))&amp;&quot;-&quot;&amp;TEXT([.I4];&quot;00&quot;)&amp;&quot;-&quot;&amp;TEXT([.J4];&quot;V0&quot;)&amp;&quot;.&quot;&amp;[.K4]" office:value-type="string" office:string-value="REC-ETU-R3DSPEA001B001-01-V1.pdf" calcext:value-type="string">
            <text:p>REC-ETU-R3DSPEA001B001-01-V1.pdf</text:p>
          </table:table-cell>
          <table:table-cell table:formula="of:=[.A4]&amp;&quot;-&quot;&amp;[.B4]&amp;&quot;-&quot;&amp;[.C4]&amp;[.D4]&amp;[.E4]&amp;[.F4]&amp;[.G4]&amp;IF(ISBLANK([.H4]);&quot;&quot;;TEXT([.H4];&quot;000000000000&quot;))&amp;&quot;-&quot;&amp;TEXT([.I4];&quot;00&quot;)&amp;&quot;-&quot;&amp;TEXT([.J4];&quot;V0&quot;)" office:value-type="string" office:string-value="REC-ETU-R3DSPEA001B001-01-V1" calcext:value-type="string">
            <text:p>REC-ETU-R3DSPEA001B001-01-V1</text:p>
          </table:table-cell>
          <table:table-cell table:number-columns-repeated="3"/>
        </table:table-row>
        <table:table-row table:style-name="ro4">
          <table:table-cell office:value-type="string" calcext:value-type="string">
            <text:p>EXE</text:p>
          </table:table-cell>
          <table:table-cell office:value-type="string" calcext:value-type="string">
            <text:p>ETU</text:p>
          </table:table-cell>
          <table:table-cell office:value-type="string" calcext:value-type="string">
            <text:p>R3</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table:number-columns-repeated="2"/>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5]);&quot;&quot;;&quot;\&quot;&amp;[.D5])"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5]&amp;&quot;-&quot;&amp;[.B5]&amp;&quot;-&quot;&amp;[.C5]&amp;[.D5]&amp;[.E5]&amp;[.F5]&amp;[.G5]&amp;IF(ISBLANK([.H5]);&quot;&quot;;TEXT([.H5];&quot;000000000000&quot;))&amp;&quot;-&quot;&amp;TEXT([.I5];&quot;00&quot;)&amp;&quot;-&quot;&amp;TEXT([.J5];&quot;V0&quot;)&amp;&quot;.&quot;&amp;[.K5]" office:value-type="string" office:string-value="EXE-ETU-R3DSPEA001B001-01-V1.pdf" calcext:value-type="string">
            <text:p>EXE-ETU-R3DSPEA001B001-01-V1.pdf</text:p>
          </table:table-cell>
          <table:table-cell table:formula="of:=[.A5]&amp;&quot;-&quot;&amp;[.B5]&amp;&quot;-&quot;&amp;[.C5]&amp;[.D5]&amp;[.E5]&amp;[.F5]&amp;[.G5]&amp;IF(ISBLANK([.H5]);&quot;&quot;;TEXT([.H5];&quot;000000000000&quot;))&amp;&quot;-&quot;&amp;TEXT([.I5];&quot;00&quot;)&amp;&quot;-&quot;&amp;TEXT([.J5];&quot;V0&quot;)" office:value-type="string" office:string-value="EXE-ETU-R3DSPEA001B001-01-V1" calcext:value-type="string">
            <text:p>EXE-ETU-R3DSPEA001B001-01-V1</text:p>
          </table:table-cell>
          <table:table-cell table:number-columns-repeated="3"/>
        </table:table-row>
        <table:table-row table:style-name="ro4">
          <table:table-cell office:value-type="string" calcext:value-type="string">
            <text:p>REC</text:p>
          </table:table-cell>
          <table:table-cell office:value-type="string" calcext:value-type="string">
            <text:p>PSI</text:p>
          </table:table-cell>
          <table:table-cell office:value-type="string" calcext:value-type="string">
            <text:p>ZN</text:p>
          </table:table-cell>
          <table:table-cell table:number-columns-repeated="4"/>
          <table:table-cell office:value-type="float" office:value="180030001" calcext:value-type="float">
            <text:p>00018003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table:formula="of:=IF(ISBLANK([.F6]);&quot;&quot;;&quot;\&quot;&amp;[.F6])">
            <text:p/>
          </table:table-cell>
          <table:table-cell table:formula="of:=IF(ISBLANK([.G6]);&quot;&quot;;&quot;\&quot;&amp;[.G6])">
            <text:p/>
          </table:table-cell>
          <table:table-cell table:formula="of:=[.A6]&amp;&quot;-&quot;&amp;[.B6]&amp;&quot;-&quot;&amp;[.C6]&amp;[.D6]&amp;[.E6]&amp;[.F6]&amp;[.G6]&amp;IF(ISBLANK([.H6]);&quot;&quot;;TEXT([.H6];&quot;000000000000&quot;))&amp;&quot;-&quot;&amp;TEXT([.I6];&quot;00&quot;)&amp;&quot;-&quot;&amp;TEXT([.J6];&quot;V0&quot;)&amp;&quot;.&quot;&amp;[.K6]" office:value-type="string" office:string-value="REC-PSI-ZN000180030001-01-V1.pdf" calcext:value-type="string">
            <text:p>REC-PSI-ZN000180030001-01-V1.pdf</text:p>
          </table:table-cell>
          <table:table-cell table:formula="of:=[.A6]&amp;&quot;-&quot;&amp;[.B6]&amp;&quot;-&quot;&amp;[.C6]&amp;[.D6]&amp;[.E6]&amp;[.F6]&amp;[.G6]&amp;IF(ISBLANK([.H6]);&quot;&quot;;TEXT([.H6];&quot;000000000000&quot;))&amp;&quot;-&quot;&amp;TEXT([.I6];&quot;00&quot;)&amp;&quot;-&quot;&amp;TEXT([.J6];&quot;V0&quot;)" office:value-type="string" office:string-value="REC-PSI-ZN000180030001-01-V1" calcext:value-type="string">
            <text:p>REC-PSI-ZN000180030001-01-V1</text:p>
          </table:table-cell>
          <table:table-cell table:number-columns-repeated="3"/>
        </table:table-row>
        <table:table-row table:style-name="ro4">
          <table:table-cell office:value-type="string" calcext:value-type="string">
            <text:p>REC</text:p>
          </table:table-cell>
          <table:table-cell office:value-type="string" calcext:value-type="string">
            <text:p>PPH</text:p>
          </table:table-cell>
          <table:table-cell office:value-type="string" calcext:value-type="string">
            <text:p>R2</text:p>
          </table:table-cell>
          <table:table-cell office:value-type="string" calcext:value-type="string">
            <text:p>DSPE</text:p>
          </table:table-cell>
          <table:table-cell office:value-type="string" calcext:value-type="string">
            <text:p>A001</text:p>
          </table:table-cell>
          <table:table-cell table:number-columns-repeated="3"/>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7]);&quot;&quot;;&quot;\&quot;&amp;[.D7])" office:value-type="string" office:string-value="\DSPE" calcext:value-type="string">
            <text:p>\DSPE</text:p>
          </table:table-cell>
          <table:table-cell office:value-type="string" calcext:value-type="string">
            <text:p>\GENERAL</text:p>
          </table:table-cell>
          <table:table-cell office:value-type="string" calcext:value-type="string">
            <text:p>\PPH</text:p>
          </table:table-cell>
          <table:table-cell table:formula="of:=IF(ISBLANK([.F7]);&quot;&quot;;&quot;\&quot;&amp;[.F7])">
            <text:p/>
          </table:table-cell>
          <table:table-cell table:formula="of:=IF(ISBLANK([.G7]);&quot;&quot;;&quot;\&quot;&amp;[.G7])">
            <text:p/>
          </table:table-cell>
          <table:table-cell table:formula="of:=[.A7]&amp;&quot;-&quot;&amp;[.B7]&amp;&quot;-&quot;&amp;[.C7]&amp;[.D7]&amp;[.E7]&amp;[.F7]&amp;[.G7]&amp;IF(ISBLANK([.H7]);&quot;&quot;;TEXT([.H7];&quot;000000000000&quot;))&amp;&quot;-&quot;&amp;TEXT([.I7];&quot;00&quot;)&amp;&quot;-&quot;&amp;TEXT([.J7];&quot;V0&quot;)&amp;&quot;.&quot;&amp;[.K7]" office:value-type="string" office:string-value="REC-PPH-R2DSPEA001-01-V1.pdf" calcext:value-type="string">
            <text:p>REC-PPH-R2DSPEA001-01-V1.pdf</text:p>
          </table:table-cell>
          <table:table-cell table:formula="of:=[.A7]&amp;&quot;-&quot;&amp;[.B7]&amp;&quot;-&quot;&amp;[.C7]&amp;[.D7]&amp;[.E7]&amp;[.F7]&amp;[.G7]&amp;IF(ISBLANK([.H7]);&quot;&quot;;TEXT([.H7];&quot;000000000000&quot;))&amp;&quot;-&quot;&amp;TEXT([.I7];&quot;00&quot;)&amp;&quot;-&quot;&amp;TEXT([.J7];&quot;V0&quot;)" office:value-type="string" office:string-value="REC-PPH-R2DSPEA001-01-V1" calcext:value-type="string">
            <text:p>REC-PPH-R2DSPEA001-01-V1</text:p>
          </table:table-cell>
          <table:table-cell table:number-columns-repeated="3"/>
        </table:table-row>
        <table:table-row table:style-name="ro4">
          <table:table-cell office:value-type="string" calcext:value-type="string">
            <text:p>REC</text:p>
          </table:table-cell>
          <table:table-cell office:value-type="string" calcext:value-type="string">
            <text:p>PCB</text:p>
          </table:table-cell>
          <table:table-cell office:value-type="string" calcext:value-type="string">
            <text:p>ZS</text:p>
          </table:table-cell>
          <table:table-cell table:number-columns-repeated="4"/>
          <table:table-cell office:value-type="float" office:value="7" calcext:value-type="float">
            <text:p>000000000007</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table:formula="of:=IF(ISBLANK([.F8]);&quot;&quot;;&quot;\&quot;&amp;[.F8])">
            <text:p/>
          </table:table-cell>
          <table:table-cell table:formula="of:=IF(ISBLANK([.G8]);&quot;&quot;;&quot;\&quot;&amp;[.G8])">
            <text:p/>
          </table:table-cell>
          <table:table-cell table:formula="of:=[.A8]&amp;&quot;-&quot;&amp;[.B8]&amp;&quot;-&quot;&amp;[.C8]&amp;[.D8]&amp;[.E8]&amp;[.F8]&amp;[.G8]&amp;IF(ISBLANK([.H8]);&quot;&quot;;TEXT([.H8];&quot;000000000000&quot;))&amp;&quot;-&quot;&amp;TEXT([.I8];&quot;00&quot;)&amp;&quot;-&quot;&amp;TEXT([.J8];&quot;V0&quot;)&amp;&quot;.&quot;&amp;[.K8]" office:value-type="string" office:string-value="REC-PCB-ZS000000000007-01-V1.pdf" calcext:value-type="string">
            <text:p>REC-PCB-ZS000000000007-01-V1.pdf</text:p>
          </table:table-cell>
          <table:table-cell table:formula="of:=[.A8]&amp;&quot;-&quot;&amp;[.B8]&amp;&quot;-&quot;&amp;[.C8]&amp;[.D8]&amp;[.E8]&amp;[.F8]&amp;[.G8]&amp;IF(ISBLANK([.H8]);&quot;&quot;;TEXT([.H8];&quot;000000000000&quot;))&amp;&quot;-&quot;&amp;TEXT([.I8];&quot;00&quot;)&amp;&quot;-&quot;&amp;TEXT([.J8];&quot;V0&quot;)" office:value-type="string" office:string-value="REC-PCB-ZS000000000007-01-V1" calcext:value-type="string">
            <text:p>REC-PCB-ZS000000000007-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9]&amp;&quot;-&quot;&amp;[.B9]&amp;&quot;-&quot;&amp;[.C9]&amp;[.D9]&amp;[.E9]&amp;[.F9]&amp;[.G9]&amp;IF(ISBLANK([.H9]);&quot;&quot;;TEXT([.H9];&quot;000000000000&quot;))&amp;&quot;-&quot;&amp;TEXT([.I9];&quot;00&quot;)&amp;&quot;-&quot;&amp;TEXT([.J9];&quot;V0&quot;)&amp;&quot;.&quot;&amp;[.K9]" office:value-type="string" office:string-value="EXE-PMQ-PT000180030064-01-V1.pdf" calcext:value-type="string">
            <text:p>EXE-PMQ-PT000180030064-01-V1.pdf</text:p>
          </table:table-cell>
          <table:table-cell table:formula="of:=[.A9]&amp;&quot;-&quot;&amp;[.B9]&amp;&quot;-&quot;&amp;[.C9]&amp;[.D9]&amp;[.E9]&amp;[.F9]&amp;[.G9]&amp;IF(ISBLANK([.H9]);&quot;&quot;;TEXT([.H9];&quot;000000000000&quot;))&amp;&quot;-&quot;&amp;TEXT([.I9];&quot;00&quot;)&amp;&quot;-&quot;&amp;TEXT([.J9];&quot;V0&quot;)" office:value-type="string" office:string-value="EXE-PMQ-PT000180030064-01-V1" calcext:value-type="string">
            <text:p>EXE-PMQ-PT000180030064-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0]&amp;&quot;-&quot;&amp;[.B10]&amp;&quot;-&quot;&amp;[.C10]&amp;[.D10]&amp;[.E10]&amp;[.F10]&amp;[.G10]&amp;IF(ISBLANK([.H10]);&quot;&quot;;TEXT([.H10];&quot;000000000000&quot;))&amp;&quot;-&quot;&amp;TEXT([.I10];&quot;00&quot;)&amp;&quot;-&quot;&amp;TEXT([.J10];&quot;V0&quot;)&amp;&quot;.&quot;&amp;[.K10]" office:value-type="string" office:string-value="EXE-PMQ-PT000180030065-01-V1.pdf" calcext:value-type="string">
            <text:p>EXE-PMQ-PT000180030065-01-V1.pdf</text:p>
          </table:table-cell>
          <table:table-cell table:formula="of:=[.A10]&amp;&quot;-&quot;&amp;[.B10]&amp;&quot;-&quot;&amp;[.C10]&amp;[.D10]&amp;[.E10]&amp;[.F10]&amp;[.G10]&amp;IF(ISBLANK([.H10]);&quot;&quot;;TEXT([.H10];&quot;000000000000&quot;))&amp;&quot;-&quot;&amp;TEXT([.I10];&quot;00&quot;)&amp;&quot;-&quot;&amp;TEXT([.J10];&quot;V0&quot;)" office:value-type="string" office:string-value="EXE-PMQ-PT000180030065-01-V1" calcext:value-type="string">
            <text:p>EXE-PMQ-PT000180030065-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1]&amp;&quot;-&quot;&amp;[.B11]&amp;&quot;-&quot;&amp;[.C11]&amp;[.D11]&amp;[.E11]&amp;[.F11]&amp;[.G11]&amp;IF(ISBLANK([.H11]);&quot;&quot;;TEXT([.H11];&quot;000000000000&quot;))&amp;&quot;-&quot;&amp;TEXT([.I11];&quot;00&quot;)&amp;&quot;-&quot;&amp;TEXT([.J11];&quot;V0&quot;)&amp;&quot;.&quot;&amp;[.K11]" office:value-type="string" office:string-value="EXE-PMQ-PT000180030072-01-V1.pdf" calcext:value-type="string">
            <text:p>EXE-PMQ-PT000180030072-01-V1.pdf</text:p>
          </table:table-cell>
          <table:table-cell table:formula="of:=[.A11]&amp;&quot;-&quot;&amp;[.B11]&amp;&quot;-&quot;&amp;[.C11]&amp;[.D11]&amp;[.E11]&amp;[.F11]&amp;[.G11]&amp;IF(ISBLANK([.H11]);&quot;&quot;;TEXT([.H11];&quot;000000000000&quot;))&amp;&quot;-&quot;&amp;TEXT([.I11];&quot;00&quot;)&amp;&quot;-&quot;&amp;TEXT([.J11];&quot;V0&quot;)" office:value-type="string" office:string-value="EXE-PMQ-PT000180030072-01-V1" calcext:value-type="string">
            <text:p>EXE-PMQ-PT000180030072-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2]&amp;&quot;-&quot;&amp;[.B12]&amp;&quot;-&quot;&amp;[.C12]&amp;[.D12]&amp;[.E12]&amp;[.F12]&amp;[.G12]&amp;IF(ISBLANK([.H12]);&quot;&quot;;TEXT([.H12];&quot;000000000000&quot;))&amp;&quot;-&quot;&amp;TEXT([.I12];&quot;00&quot;)&amp;&quot;-&quot;&amp;TEXT([.J12];&quot;V0&quot;)&amp;&quot;.&quot;&amp;[.K12]" office:value-type="string" office:string-value="EXE-PMQ-PT000180030091-01-V1.pdf" calcext:value-type="string">
            <text:p>EXE-PMQ-PT000180030091-01-V1.pdf</text:p>
          </table:table-cell>
          <table:table-cell table:formula="of:=[.A12]&amp;&quot;-&quot;&amp;[.B12]&amp;&quot;-&quot;&amp;[.C12]&amp;[.D12]&amp;[.E12]&amp;[.F12]&amp;[.G12]&amp;IF(ISBLANK([.H12]);&quot;&quot;;TEXT([.H12];&quot;000000000000&quot;))&amp;&quot;-&quot;&amp;TEXT([.I12];&quot;00&quot;)&amp;&quot;-&quot;&amp;TEXT([.J12];&quot;V0&quot;)" office:value-type="string" office:string-value="EXE-PMQ-PT000180030091-01-V1" calcext:value-type="string">
            <text:p>EXE-PMQ-PT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3]&amp;&quot;-&quot;&amp;[.B13]&amp;&quot;-&quot;&amp;[.C13]&amp;[.D13]&amp;[.E13]&amp;[.F13]&amp;[.G13]&amp;IF(ISBLANK([.H13]);&quot;&quot;;TEXT([.H13];&quot;000000000000&quot;))&amp;&quot;-&quot;&amp;TEXT([.I13];&quot;00&quot;)&amp;&quot;-&quot;&amp;TEXT([.J13];&quot;V0&quot;)&amp;&quot;.&quot;&amp;[.K13]" office:value-type="string" office:string-value="EXE-PMQ-PT000180030064-01-V1.xls" calcext:value-type="string">
            <text:p>EXE-PMQ-PT000180030064-01-V1.xls</text:p>
          </table:table-cell>
          <table:table-cell table:formula="of:=[.A13]&amp;&quot;-&quot;&amp;[.B13]&amp;&quot;-&quot;&amp;[.C13]&amp;[.D13]&amp;[.E13]&amp;[.F13]&amp;[.G13]&amp;IF(ISBLANK([.H13]);&quot;&quot;;TEXT([.H13];&quot;000000000000&quot;))&amp;&quot;-&quot;&amp;TEXT([.I13];&quot;00&quot;)&amp;&quot;-&quot;&amp;TEXT([.J13];&quot;V0&quot;)" office:value-type="string" office:string-value="EXE-PMQ-PT000180030064-01-V1" calcext:value-type="string">
            <text:p>EXE-PMQ-PT000180030064-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4]&amp;&quot;-&quot;&amp;[.B14]&amp;&quot;-&quot;&amp;[.C14]&amp;[.D14]&amp;[.E14]&amp;[.F14]&amp;[.G14]&amp;IF(ISBLANK([.H14]);&quot;&quot;;TEXT([.H14];&quot;000000000000&quot;))&amp;&quot;-&quot;&amp;TEXT([.I14];&quot;00&quot;)&amp;&quot;-&quot;&amp;TEXT([.J14];&quot;V0&quot;)&amp;&quot;.&quot;&amp;[.K14]" office:value-type="string" office:string-value="EXE-PMQ-PT000180030065-01-V1.xls" calcext:value-type="string">
            <text:p>EXE-PMQ-PT000180030065-01-V1.xls</text:p>
          </table:table-cell>
          <table:table-cell table:formula="of:=[.A14]&amp;&quot;-&quot;&amp;[.B14]&amp;&quot;-&quot;&amp;[.C14]&amp;[.D14]&amp;[.E14]&amp;[.F14]&amp;[.G14]&amp;IF(ISBLANK([.H14]);&quot;&quot;;TEXT([.H14];&quot;000000000000&quot;))&amp;&quot;-&quot;&amp;TEXT([.I14];&quot;00&quot;)&amp;&quot;-&quot;&amp;TEXT([.J14];&quot;V0&quot;)" office:value-type="string" office:string-value="EXE-PMQ-PT000180030065-01-V1" calcext:value-type="string">
            <text:p>EXE-PMQ-PT000180030065-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5]&amp;&quot;-&quot;&amp;[.B15]&amp;&quot;-&quot;&amp;[.C15]&amp;[.D15]&amp;[.E15]&amp;[.F15]&amp;[.G15]&amp;IF(ISBLANK([.H15]);&quot;&quot;;TEXT([.H15];&quot;000000000000&quot;))&amp;&quot;-&quot;&amp;TEXT([.I15];&quot;00&quot;)&amp;&quot;-&quot;&amp;TEXT([.J15];&quot;V0&quot;)&amp;&quot;.&quot;&amp;[.K15]" office:value-type="string" office:string-value="EXE-PMQ-PT000180030072-01-V1.xls" calcext:value-type="string">
            <text:p>EXE-PMQ-PT000180030072-01-V1.xls</text:p>
          </table:table-cell>
          <table:table-cell table:formula="of:=[.A15]&amp;&quot;-&quot;&amp;[.B15]&amp;&quot;-&quot;&amp;[.C15]&amp;[.D15]&amp;[.E15]&amp;[.F15]&amp;[.G15]&amp;IF(ISBLANK([.H15]);&quot;&quot;;TEXT([.H15];&quot;000000000000&quot;))&amp;&quot;-&quot;&amp;TEXT([.I15];&quot;00&quot;)&amp;&quot;-&quot;&amp;TEXT([.J15];&quot;V0&quot;)" office:value-type="string" office:string-value="EXE-PMQ-PT000180030072-01-V1" calcext:value-type="string">
            <text:p>EXE-PMQ-PT000180030072-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od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6]&amp;&quot;-&quot;&amp;[.B16]&amp;&quot;-&quot;&amp;[.C16]&amp;[.D16]&amp;[.E16]&amp;[.F16]&amp;[.G16]&amp;IF(ISBLANK([.H16]);&quot;&quot;;TEXT([.H16];&quot;000000000000&quot;))&amp;&quot;-&quot;&amp;TEXT([.I16];&quot;00&quot;)&amp;&quot;-&quot;&amp;TEXT([.J16];&quot;V0&quot;)&amp;&quot;.&quot;&amp;[.K16]" office:value-type="string" office:string-value="EXE-PMQ-PT000180030091-01-V1.ods" calcext:value-type="string">
            <text:p>EXE-PMQ-PT000180030091-01-V1.ods</text:p>
          </table:table-cell>
          <table:table-cell table:formula="of:=[.A16]&amp;&quot;-&quot;&amp;[.B16]&amp;&quot;-&quot;&amp;[.C16]&amp;[.D16]&amp;[.E16]&amp;[.F16]&amp;[.G16]&amp;IF(ISBLANK([.H16]);&quot;&quot;;TEXT([.H16];&quot;000000000000&quot;))&amp;&quot;-&quot;&amp;TEXT([.I16];&quot;00&quot;)&amp;&quot;-&quot;&amp;TEXT([.J16];&quot;V0&quot;)" office:value-type="string" office:string-value="EXE-PMQ-PT000180030091-01-V1" calcext:value-type="string">
            <text:p>EXE-PMQ-PT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DPO</text:p>
          </table:table-cell>
          <table:table-cell office:value-type="string" calcext:value-type="string">
            <text:p>PT</text:p>
          </table:table-cell>
          <table:table-cell table:number-columns-repeated="4"/>
          <table:table-cell office:value-type="float" office:value="180031350" calcext:value-type="float">
            <text:p>00018003135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formula="of:=[.A17]&amp;&quot;-&quot;&amp;[.B17]&amp;&quot;-&quot;&amp;[.C17]&amp;[.D17]&amp;[.E17]&amp;[.F17]&amp;[.G17]&amp;IF(ISBLANK([.H17]);&quot;&quot;;TEXT([.H17];&quot;000000000000&quot;))&amp;&quot;-&quot;&amp;TEXT([.I17];&quot;00&quot;)&amp;&quot;-&quot;&amp;TEXT([.J17];&quot;V0&quot;)&amp;&quot;.&quot;&amp;[.K17]" office:value-type="string" office:string-value="EXE-DPO-PT000180031350-01-V1.zip" calcext:value-type="string">
            <text:p>EXE-DPO-PT000180031350-01-V1.zip</text:p>
          </table:table-cell>
          <table:table-cell table:formula="of:=[.A17]&amp;&quot;-&quot;&amp;[.B17]&amp;&quot;-&quot;&amp;[.C17]&amp;[.D17]&amp;[.E17]&amp;[.F17]&amp;[.G17]&amp;IF(ISBLANK([.H17]);&quot;&quot;;TEXT([.H17];&quot;000000000000&quot;))&amp;&quot;-&quot;&amp;TEXT([.I17];&quot;00&quot;)&amp;&quot;-&quot;&amp;TEXT([.J17];&quot;V0&quot;)" office:value-type="string" office:string-value="EXE-DPO-PT000180031350-01-V1" calcext:value-type="string">
            <text:p>EXE-DPO-PT000180031350-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18]);&quot;&quot;;&quot;\&quot;&amp;[.D18])" office:value-type="string" office:string-value="\DSPE" calcext:value-type="string">
            <text:p>\DSPE</text:p>
          </table:table-cell>
          <table:table-cell office:value-type="string" calcext:value-type="string">
            <text:p>\INFRA</text:p>
          </table:table-cell>
          <table:table-cell table:formula="of:=IF(ISBLANK([.E18]);&quot;&quot;;&quot;\&quot;&amp;[.E18])" office:value-type="string" office:string-value="\A001" calcext:value-type="string">
            <text:p>\A001</text:p>
          </table:table-cell>
          <table:table-cell table:formula="of:=IF(ISBLANK([.F18]);&quot;&quot;;&quot;\&quot;&amp;[.F18])" office:value-type="string" office:string-value="\B001" calcext:value-type="string">
            <text:p>\B001</text:p>
          </table:table-cell>
          <table:table-cell table:formula="of:=IF(ISBLANK([.G18]);&quot;&quot;;&quot;\&quot;&amp;[.G18])" office:value-type="string" office:string-value="\C001" calcext:value-type="string">
            <text:p>\C001</text:p>
          </table:table-cell>
          <table:table-cell table:formula="of:=[.A18]&amp;&quot;-&quot;&amp;[.B18]&amp;&quot;-&quot;&amp;[.C18]&amp;[.D18]&amp;[.E18]&amp;[.F18]&amp;[.G18]&amp;IF(ISBLANK([.H18]);&quot;&quot;;TEXT([.H18];&quot;000000000000&quot;))&amp;&quot;-&quot;&amp;TEXT([.I18];&quot;00&quot;)&amp;&quot;-&quot;&amp;TEXT([.J18];&quot;V0&quot;)&amp;&quot;.&quot;&amp;[.K18]" office:value-type="string" office:string-value="REC-PGC-R4DSPEA001B001C001-01-V1.dwg" calcext:value-type="string">
            <text:p>REC-PGC-R4DSPEA001B001C001-01-V1.dwg</text:p>
          </table:table-cell>
          <table:table-cell table:formula="of:=[.A18]&amp;&quot;-&quot;&amp;[.B18]&amp;&quot;-&quot;&amp;[.C18]&amp;[.D18]&amp;[.E18]&amp;[.F18]&amp;[.G18]&amp;IF(ISBLANK([.H18]);&quot;&quot;;TEXT([.H18];&quot;000000000000&quot;))&amp;&quot;-&quot;&amp;TEXT([.I18];&quot;00&quot;)&amp;&quot;-&quot;&amp;TEXT([.J18];&quot;V0&quot;)" office:value-type="string" office:string-value="REC-PGC-R4DSPEA001B001C001-01-V1" calcext:value-type="string">
            <text:p>REC-P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dwg</text:p>
          </table:table-cell>
          <table:table-cell/>
          <table:table-cell table:formula="of:=IF(ISBLANK([.D19]);&quot;&quot;;&quot;\&quot;&amp;[.D19])" office:value-type="string" office:string-value="\DSPE" calcext:value-type="string">
            <text:p>\DSPE</text:p>
          </table:table-cell>
          <table:table-cell office:value-type="string" calcext:value-type="string">
            <text:p>\INFRA</text:p>
          </table:table-cell>
          <table:table-cell table:formula="of:=IF(ISBLANK([.E19]);&quot;&quot;;&quot;\&quot;&amp;[.E19])" office:value-type="string" office:string-value="\A001" calcext:value-type="string">
            <text:p>\A001</text:p>
          </table:table-cell>
          <table:table-cell table:formula="of:=IF(ISBLANK([.F19]);&quot;&quot;;&quot;\&quot;&amp;[.F19])" office:value-type="string" office:string-value="\B001" calcext:value-type="string">
            <text:p>\B001</text:p>
          </table:table-cell>
          <table:table-cell table:formula="of:=IF(ISBLANK([.G19]);&quot;&quot;;&quot;\&quot;&amp;[.G19])" office:value-type="string" office:string-value="\C001" calcext:value-type="string">
            <text:p>\C001</text:p>
          </table:table-cell>
          <table:table-cell table:formula="of:=[.A19]&amp;&quot;-&quot;&amp;[.B19]&amp;&quot;-&quot;&amp;[.C19]&amp;[.D19]&amp;[.E19]&amp;[.F19]&amp;[.G19]&amp;IF(ISBLANK([.H19]);&quot;&quot;;TEXT([.H19];&quot;000000000000&quot;))&amp;&quot;-&quot;&amp;TEXT([.I19];&quot;00&quot;)&amp;&quot;-&quot;&amp;TEXT([.J19];&quot;V0&quot;)&amp;&quot;.&quot;&amp;[.K19]" office:value-type="string" office:string-value="REC-PGC-R4DSPEA001B001C001-02-V1.dwg" calcext:value-type="string">
            <text:p>REC-PGC-R4DSPEA001B001C001-02-V1.dwg</text:p>
          </table:table-cell>
          <table:table-cell table:formula="of:=[.A19]&amp;&quot;-&quot;&amp;[.B19]&amp;&quot;-&quot;&amp;[.C19]&amp;[.D19]&amp;[.E19]&amp;[.F19]&amp;[.G19]&amp;IF(ISBLANK([.H19]);&quot;&quot;;TEXT([.H19];&quot;000000000000&quot;))&amp;&quot;-&quot;&amp;TEXT([.I19];&quot;00&quot;)&amp;&quot;-&quot;&amp;TEXT([.J19];&quot;V0&quot;)" office:value-type="string" office:string-value="REC-PGC-R4DSPEA001B001C001-02-V1" calcext:value-type="string">
            <text:p>REC-PGC-R4DSPEA001B001C001-02-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0]);&quot;&quot;;&quot;\&quot;&amp;[.D20])" office:value-type="string" office:string-value="\DSPE" calcext:value-type="string">
            <text:p>\DSPE</text:p>
          </table:table-cell>
          <table:table-cell office:value-type="string" calcext:value-type="string">
            <text:p>\INFRA</text:p>
          </table:table-cell>
          <table:table-cell table:formula="of:=IF(ISBLANK([.E20]);&quot;&quot;;&quot;\&quot;&amp;[.E20])" office:value-type="string" office:string-value="\A001" calcext:value-type="string">
            <text:p>\A001</text:p>
          </table:table-cell>
          <table:table-cell table:formula="of:=IF(ISBLANK([.F20]);&quot;&quot;;&quot;\&quot;&amp;[.F20])" office:value-type="string" office:string-value="\B001" calcext:value-type="string">
            <text:p>\B001</text:p>
          </table:table-cell>
          <table:table-cell table:formula="of:=IF(ISBLANK([.G20]);&quot;&quot;;&quot;\&quot;&amp;[.G20])" office:value-type="string" office:string-value="\C001" calcext:value-type="string">
            <text:p>\C001</text:p>
          </table:table-cell>
          <table:table-cell table:formula="of:=[.A20]&amp;&quot;-&quot;&amp;[.B20]&amp;&quot;-&quot;&amp;[.C20]&amp;[.D20]&amp;[.E20]&amp;[.F20]&amp;[.G20]&amp;IF(ISBLANK([.H20]);&quot;&quot;;TEXT([.H20];&quot;000000000000&quot;))&amp;&quot;-&quot;&amp;TEXT([.I20];&quot;00&quot;)&amp;&quot;-&quot;&amp;TEXT([.J20];&quot;V0&quot;)&amp;&quot;.&quot;&amp;[.K20]" office:value-type="string" office:string-value="REC-PGC-R4DSPEA001B001C001-01-V1.pdf" calcext:value-type="string">
            <text:p>REC-PGC-R4DSPEA001B001C001-01-V1.pdf</text:p>
          </table:table-cell>
          <table:table-cell table:formula="of:=[.A20]&amp;&quot;-&quot;&amp;[.B20]&amp;&quot;-&quot;&amp;[.C20]&amp;[.D20]&amp;[.E20]&amp;[.F20]&amp;[.G20]&amp;IF(ISBLANK([.H20]);&quot;&quot;;TEXT([.H20];&quot;000000000000&quot;))&amp;&quot;-&quot;&amp;TEXT([.I20];&quot;00&quot;)&amp;&quot;-&quot;&amp;TEXT([.J20];&quot;V0&quot;)" office:value-type="string" office:string-value="REC-PGC-R4DSPEA001B001C001-01-V1" calcext:value-type="string">
            <text:p>REC-P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pdf</text:p>
          </table:table-cell>
          <table:table-cell/>
          <table:table-cell table:formula="of:=IF(ISBLANK([.D21]);&quot;&quot;;&quot;\&quot;&amp;[.D21])" office:value-type="string" office:string-value="\DSPE" calcext:value-type="string">
            <text:p>\DSPE</text:p>
          </table:table-cell>
          <table:table-cell office:value-type="string" calcext:value-type="string">
            <text:p>\INFRA</text:p>
          </table:table-cell>
          <table:table-cell table:formula="of:=IF(ISBLANK([.E21]);&quot;&quot;;&quot;\&quot;&amp;[.E21])" office:value-type="string" office:string-value="\A001" calcext:value-type="string">
            <text:p>\A001</text:p>
          </table:table-cell>
          <table:table-cell table:formula="of:=IF(ISBLANK([.F21]);&quot;&quot;;&quot;\&quot;&amp;[.F21])" office:value-type="string" office:string-value="\B001" calcext:value-type="string">
            <text:p>\B001</text:p>
          </table:table-cell>
          <table:table-cell table:formula="of:=IF(ISBLANK([.G21]);&quot;&quot;;&quot;\&quot;&amp;[.G21])" office:value-type="string" office:string-value="\C001" calcext:value-type="string">
            <text:p>\C001</text:p>
          </table:table-cell>
          <table:table-cell table:formula="of:=[.A21]&amp;&quot;-&quot;&amp;[.B21]&amp;&quot;-&quot;&amp;[.C21]&amp;[.D21]&amp;[.E21]&amp;[.F21]&amp;[.G21]&amp;IF(ISBLANK([.H21]);&quot;&quot;;TEXT([.H21];&quot;000000000000&quot;))&amp;&quot;-&quot;&amp;TEXT([.I21];&quot;00&quot;)&amp;&quot;-&quot;&amp;TEXT([.J21];&quot;V0&quot;)&amp;&quot;.&quot;&amp;[.K21]" office:value-type="string" office:string-value="REC-PGC-R4DSPEA001B001C001-02-V1.pdf" calcext:value-type="string">
            <text:p>REC-PGC-R4DSPEA001B001C001-02-V1.pdf</text:p>
          </table:table-cell>
          <table:table-cell table:formula="of:=[.A21]&amp;&quot;-&quot;&amp;[.B21]&amp;&quot;-&quot;&amp;[.C21]&amp;[.D21]&amp;[.E21]&amp;[.F21]&amp;[.G21]&amp;IF(ISBLANK([.H21]);&quot;&quot;;TEXT([.H21];&quot;000000000000&quot;))&amp;&quot;-&quot;&amp;TEXT([.I21];&quot;00&quot;)&amp;&quot;-&quot;&amp;TEXT([.J21];&quot;V0&quot;)" office:value-type="string" office:string-value="REC-PGC-R4DSPEA001B001C001-02-V1" calcext:value-type="string">
            <text:p>REC-PGC-R4DSPEA001B001C001-02-V1</text:p>
          </table:table-cell>
          <table:table-cell table:number-columns-repeated="3"/>
        </table:table-row>
        <table:table-row table:style-name="ro4">
          <table:table-cell office:value-type="string" calcext:value-type="string">
            <text:p>REC</text:p>
          </table:table-cell>
          <table:table-cell office:value-type="string" calcext:value-type="string">
            <text:p>DLV</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2]);&quot;&quot;;&quot;\&quot;&amp;[.D22])" office:value-type="string" office:string-value="\DSPE" calcext:value-type="string">
            <text:p>\DSPE</text:p>
          </table:table-cell>
          <table:table-cell office:value-type="string" calcext:value-type="string">
            <text:p>\INFRA</text:p>
          </table:table-cell>
          <table:table-cell table:formula="of:=IF(ISBLANK([.E22]);&quot;&quot;;&quot;\&quot;&amp;[.E22])" office:value-type="string" office:string-value="\A001" calcext:value-type="string">
            <text:p>\A001</text:p>
          </table:table-cell>
          <table:table-cell table:formula="of:=IF(ISBLANK([.F22]);&quot;&quot;;&quot;\&quot;&amp;[.F22])" office:value-type="string" office:string-value="\B001" calcext:value-type="string">
            <text:p>\B001</text:p>
          </table:table-cell>
          <table:table-cell table:formula="of:=IF(ISBLANK([.G22]);&quot;&quot;;&quot;\&quot;&amp;[.G22])" office:value-type="string" office:string-value="\C001" calcext:value-type="string">
            <text:p>\C001</text:p>
          </table:table-cell>
          <table:table-cell table:formula="of:=[.A22]&amp;&quot;-&quot;&amp;[.B22]&amp;&quot;-&quot;&amp;[.C22]&amp;[.D22]&amp;[.E22]&amp;[.F22]&amp;[.G22]&amp;IF(ISBLANK([.H22]);&quot;&quot;;TEXT([.H22];&quot;000000000000&quot;))&amp;&quot;-&quot;&amp;TEXT([.I22];&quot;00&quot;)&amp;&quot;-&quot;&amp;TEXT([.J22];&quot;V0&quot;)&amp;&quot;.&quot;&amp;[.K22]" office:value-type="string" office:string-value="REC-DLV-R4DSPEA001B001C001-01-V1.zip" calcext:value-type="string">
            <text:p>REC-DLV-R4DSPEA001B001C001-01-V1.zip</text:p>
          </table:table-cell>
          <table:table-cell table:formula="of:=[.A22]&amp;&quot;-&quot;&amp;[.B22]&amp;&quot;-&quot;&amp;[.C22]&amp;[.D22]&amp;[.E22]&amp;[.F22]&amp;[.G22]&amp;IF(ISBLANK([.H22]);&quot;&quot;;TEXT([.H22];&quot;000000000000&quot;))&amp;&quot;-&quot;&amp;TEXT([.I22];&quot;00&quot;)&amp;&quot;-&quot;&amp;TEXT([.J22];&quot;V0&quot;)" office:value-type="string" office:string-value="REC-DLV-R4DSPEA001B001C001-01-V1" calcext:value-type="string">
            <text:p>REC-DLV-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23]);&quot;&quot;;&quot;\&quot;&amp;[.D23])" office:value-type="string" office:string-value="\DSPE" calcext:value-type="string">
            <text:p>\DSPE</text:p>
          </table:table-cell>
          <table:table-cell office:value-type="string" calcext:value-type="string">
            <text:p>\INFRA</text:p>
          </table:table-cell>
          <table:table-cell table:formula="of:=IF(ISBLANK([.E23]);&quot;&quot;;&quot;\&quot;&amp;[.E23])" office:value-type="string" office:string-value="\A001" calcext:value-type="string">
            <text:p>\A001</text:p>
          </table:table-cell>
          <table:table-cell table:formula="of:=IF(ISBLANK([.F23]);&quot;&quot;;&quot;\&quot;&amp;[.F23])" office:value-type="string" office:string-value="\B001" calcext:value-type="string">
            <text:p>\B001</text:p>
          </table:table-cell>
          <table:table-cell table:formula="of:=IF(ISBLANK([.G23]);&quot;&quot;;&quot;\&quot;&amp;[.G23])" office:value-type="string" office:string-value="\C001" calcext:value-type="string">
            <text:p>\C001</text:p>
          </table:table-cell>
          <table:table-cell table:formula="of:=[.A23]&amp;&quot;-&quot;&amp;[.B23]&amp;&quot;-&quot;&amp;[.C23]&amp;[.D23]&amp;[.E23]&amp;[.F23]&amp;[.G23]&amp;IF(ISBLANK([.H23]);&quot;&quot;;TEXT([.H23];&quot;000000000000&quot;))&amp;&quot;-&quot;&amp;TEXT([.I23];&quot;00&quot;)&amp;&quot;-&quot;&amp;TEXT([.J23];&quot;V0&quot;)&amp;&quot;.&quot;&amp;[.K23]" office:value-type="string" office:string-value="REC-SGC-R4DSPEA001B001C001-01-V1.dwg" calcext:value-type="string">
            <text:p>REC-SGC-R4DSPEA001B001C001-01-V1.dwg</text:p>
          </table:table-cell>
          <table:table-cell table:formula="of:=[.A23]&amp;&quot;-&quot;&amp;[.B23]&amp;&quot;-&quot;&amp;[.C23]&amp;[.D23]&amp;[.E23]&amp;[.F23]&amp;[.G23]&amp;IF(ISBLANK([.H23]);&quot;&quot;;TEXT([.H23];&quot;000000000000&quot;))&amp;&quot;-&quot;&amp;TEXT([.I23];&quot;00&quot;)&amp;&quot;-&quot;&amp;TEXT([.J23];&quot;V0&quot;)" office:value-type="string" office:string-value="REC-SGC-R4DSPEA001B001C001-01-V1" calcext:value-type="string">
            <text:p>REC-S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4]);&quot;&quot;;&quot;\&quot;&amp;[.D24])" office:value-type="string" office:string-value="\DSPE" calcext:value-type="string">
            <text:p>\DSPE</text:p>
          </table:table-cell>
          <table:table-cell office:value-type="string" calcext:value-type="string">
            <text:p>\INFRA</text:p>
          </table:table-cell>
          <table:table-cell table:formula="of:=IF(ISBLANK([.E24]);&quot;&quot;;&quot;\&quot;&amp;[.E24])" office:value-type="string" office:string-value="\A001" calcext:value-type="string">
            <text:p>\A001</text:p>
          </table:table-cell>
          <table:table-cell table:formula="of:=IF(ISBLANK([.F24]);&quot;&quot;;&quot;\&quot;&amp;[.F24])" office:value-type="string" office:string-value="\B001" calcext:value-type="string">
            <text:p>\B001</text:p>
          </table:table-cell>
          <table:table-cell table:formula="of:=IF(ISBLANK([.G24]);&quot;&quot;;&quot;\&quot;&amp;[.G24])" office:value-type="string" office:string-value="\C001" calcext:value-type="string">
            <text:p>\C001</text:p>
          </table:table-cell>
          <table:table-cell table:formula="of:=[.A24]&amp;&quot;-&quot;&amp;[.B24]&amp;&quot;-&quot;&amp;[.C24]&amp;[.D24]&amp;[.E24]&amp;[.F24]&amp;[.G24]&amp;IF(ISBLANK([.H24]);&quot;&quot;;TEXT([.H24];&quot;000000000000&quot;))&amp;&quot;-&quot;&amp;TEXT([.I24];&quot;00&quot;)&amp;&quot;-&quot;&amp;TEXT([.J24];&quot;V0&quot;)&amp;&quot;.&quot;&amp;[.K24]" office:value-type="string" office:string-value="REC-SGC-R4DSPEA001B001C001-01-V1.pdf" calcext:value-type="string">
            <text:p>REC-SGC-R4DSPEA001B001C001-01-V1.pdf</text:p>
          </table:table-cell>
          <table:table-cell table:formula="of:=[.A24]&amp;&quot;-&quot;&amp;[.B24]&amp;&quot;-&quot;&amp;[.C24]&amp;[.D24]&amp;[.E24]&amp;[.F24]&amp;[.G24]&amp;IF(ISBLANK([.H24]);&quot;&quot;;TEXT([.H24];&quot;000000000000&quot;))&amp;&quot;-&quot;&amp;TEXT([.I24];&quot;00&quot;)&amp;&quot;-&quot;&amp;TEXT([.J24];&quot;V0&quot;)" office:value-type="string" office:string-value="REC-SGC-R4DSPEA001B001C001-01-V1" calcext:value-type="string">
            <text:p>REC-SGC-R4DSPEA001B001C001-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5]);&quot;&quot;;&quot;\&quot;&amp;[.D25])" office:value-type="string" office:string-value="\DSPE" calcext:value-type="string">
            <text:p>\DSPE</text:p>
          </table:table-cell>
          <table:table-cell office:value-type="string" calcext:value-type="string">
            <text:p>\INFRA</text:p>
          </table:table-cell>
          <table:table-cell table:formula="of:=IF(ISBLANK([.E25]);&quot;&quot;;&quot;\&quot;&amp;[.E25])" office:value-type="string" office:string-value="\A001" calcext:value-type="string">
            <text:p>\A001</text:p>
          </table:table-cell>
          <table:table-cell table:formula="of:=IF(ISBLANK([.F25]);&quot;&quot;;&quot;\&quot;&amp;[.F25])" office:value-type="string" office:string-value="\B001" calcext:value-type="string">
            <text:p>\B001</text:p>
          </table:table-cell>
          <table:table-cell table:formula="of:=IF(ISBLANK([.G25]);&quot;&quot;;&quot;\&quot;&amp;[.G25])" office:value-type="string" office:string-value="\C002" calcext:value-type="string">
            <text:p>\C002</text:p>
          </table:table-cell>
          <table:table-cell table:formula="of:=[.A25]&amp;&quot;-&quot;&amp;[.B25]&amp;&quot;-&quot;&amp;[.C25]&amp;[.D25]&amp;[.E25]&amp;[.F25]&amp;[.G25]&amp;IF(ISBLANK([.H25]);&quot;&quot;;TEXT([.H25];&quot;000000000000&quot;))&amp;&quot;-&quot;&amp;TEXT([.I25];&quot;00&quot;)&amp;&quot;-&quot;&amp;TEXT([.J25];&quot;V0&quot;)&amp;&quot;.&quot;&amp;[.K25]" office:value-type="string" office:string-value="DIA-DPI-R4DSPEA001B001C002-01-V1.zip" calcext:value-type="string">
            <text:p>DIA-DPI-R4DSPEA001B001C002-01-V1.zip</text:p>
          </table:table-cell>
          <table:table-cell table:formula="of:=[.A25]&amp;&quot;-&quot;&amp;[.B25]&amp;&quot;-&quot;&amp;[.C25]&amp;[.D25]&amp;[.E25]&amp;[.F25]&amp;[.G25]&amp;IF(ISBLANK([.H25]);&quot;&quot;;TEXT([.H25];&quot;000000000000&quot;))&amp;&quot;-&quot;&amp;TEXT([.I25];&quot;00&quot;)&amp;&quot;-&quot;&amp;TEXT([.J25];&quot;V0&quot;)" office:value-type="string" office:string-value="DIA-DPI-R4DSPEA001B001C002-01-V1" calcext:value-type="string">
            <text:p>DIA-DPI-R4DSPEA001B001C002-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6]);&quot;&quot;;&quot;\&quot;&amp;[.D26])" office:value-type="string" office:string-value="\DSPE" calcext:value-type="string">
            <text:p>\DSPE</text:p>
          </table:table-cell>
          <table:table-cell office:value-type="string" calcext:value-type="string">
            <text:p>\INFRA</text:p>
          </table:table-cell>
          <table:table-cell table:formula="of:=IF(ISBLANK([.E26]);&quot;&quot;;&quot;\&quot;&amp;[.E26])" office:value-type="string" office:string-value="\A001" calcext:value-type="string">
            <text:p>\A001</text:p>
          </table:table-cell>
          <table:table-cell table:formula="of:=IF(ISBLANK([.F26]);&quot;&quot;;&quot;\&quot;&amp;[.F26])" office:value-type="string" office:string-value="\B001" calcext:value-type="string">
            <text:p>\B001</text:p>
          </table:table-cell>
          <table:table-cell table:formula="of:=IF(ISBLANK([.G26]);&quot;&quot;;&quot;\&quot;&amp;[.G26])" office:value-type="string" office:string-value="\C003" calcext:value-type="string">
            <text:p>\C003</text:p>
          </table:table-cell>
          <table:table-cell table:formula="of:=[.A26]&amp;&quot;-&quot;&amp;[.B26]&amp;&quot;-&quot;&amp;[.C26]&amp;[.D26]&amp;[.E26]&amp;[.F26]&amp;[.G26]&amp;IF(ISBLANK([.H26]);&quot;&quot;;TEXT([.H26];&quot;000000000000&quot;))&amp;&quot;-&quot;&amp;TEXT([.I26];&quot;00&quot;)&amp;&quot;-&quot;&amp;TEXT([.J26];&quot;V0&quot;)&amp;&quot;.&quot;&amp;[.K26]" office:value-type="string" office:string-value="DIA-DPI-R4DSPEA001B001C003-01-V1.zip" calcext:value-type="string">
            <text:p>DIA-DPI-R4DSPEA001B001C003-01-V1.zip</text:p>
          </table:table-cell>
          <table:table-cell table:formula="of:=[.A26]&amp;&quot;-&quot;&amp;[.B26]&amp;&quot;-&quot;&amp;[.C26]&amp;[.D26]&amp;[.E26]&amp;[.F26]&amp;[.G26]&amp;IF(ISBLANK([.H26]);&quot;&quot;;TEXT([.H26];&quot;000000000000&quot;))&amp;&quot;-&quot;&amp;TEXT([.I26];&quot;00&quot;)&amp;&quot;-&quot;&amp;TEXT([.J26];&quot;V0&quot;)" office:value-type="string" office:string-value="DIA-DPI-R4DSPEA001B001C003-01-V1" calcext:value-type="string">
            <text:p>DIA-DPI-R4DSPEA001B001C003-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7]);&quot;&quot;;&quot;\&quot;&amp;[.D27])" office:value-type="string" office:string-value="\DSPE" calcext:value-type="string">
            <text:p>\DSPE</text:p>
          </table:table-cell>
          <table:table-cell office:value-type="string" calcext:value-type="string">
            <text:p>\INFRA</text:p>
          </table:table-cell>
          <table:table-cell table:formula="of:=IF(ISBLANK([.E27]);&quot;&quot;;&quot;\&quot;&amp;[.E27])" office:value-type="string" office:string-value="\A001" calcext:value-type="string">
            <text:p>\A001</text:p>
          </table:table-cell>
          <table:table-cell table:formula="of:=IF(ISBLANK([.F27]);&quot;&quot;;&quot;\&quot;&amp;[.F27])" office:value-type="string" office:string-value="\B001" calcext:value-type="string">
            <text:p>\B001</text:p>
          </table:table-cell>
          <table:table-cell table:formula="of:=IF(ISBLANK([.G27]);&quot;&quot;;&quot;\&quot;&amp;[.G27])" office:value-type="string" office:string-value="\C004" calcext:value-type="string">
            <text:p>\C004</text:p>
          </table:table-cell>
          <table:table-cell table:formula="of:=[.A27]&amp;&quot;-&quot;&amp;[.B27]&amp;&quot;-&quot;&amp;[.C27]&amp;[.D27]&amp;[.E27]&amp;[.F27]&amp;[.G27]&amp;IF(ISBLANK([.H27]);&quot;&quot;;TEXT([.H27];&quot;000000000000&quot;))&amp;&quot;-&quot;&amp;TEXT([.I27];&quot;00&quot;)&amp;&quot;-&quot;&amp;TEXT([.J27];&quot;V0&quot;)&amp;&quot;.&quot;&amp;[.K27]" office:value-type="string" office:string-value="DIA-DPI-R4DSPEA001B001C004-01-V1.zip" calcext:value-type="string">
            <text:p>DIA-DPI-R4DSPEA001B001C004-01-V1.zip</text:p>
          </table:table-cell>
          <table:table-cell table:formula="of:=[.A27]&amp;&quot;-&quot;&amp;[.B27]&amp;&quot;-&quot;&amp;[.C27]&amp;[.D27]&amp;[.E27]&amp;[.F27]&amp;[.G27]&amp;IF(ISBLANK([.H27]);&quot;&quot;;TEXT([.H27];&quot;000000000000&quot;))&amp;&quot;-&quot;&amp;TEXT([.I27];&quot;00&quot;)&amp;&quot;-&quot;&amp;TEXT([.J27];&quot;V0&quot;)" office:value-type="string" office:string-value="DIA-DPI-R4DSPEA001B001C004-01-V1" calcext:value-type="string">
            <text:p>DIA-DPI-R4DSPEA001B001C004-01-V1</text:p>
          </table:table-cell>
          <table:table-cell table:number-columns-repeated="3"/>
        </table:table-row>
        <table:table-row table:style-name="ro4">
          <table:table-cell office:value-type="string" calcext:value-type="string">
            <text:p>AVP</text:p>
          </table:table-cell>
          <table:table-cell table:style-name="ce5" office:value-type="string" calcext:value-type="string">
            <text:p>DBL</text:p>
          </table:table-cell>
          <table:table-cell table:style-name="ce5" office:value-type="string" calcext:value-type="string">
            <text:p>ZD</text:p>
          </table:table-cell>
          <table:table-cell table:style-name="ce5" table:number-columns-repeated="4"/>
          <table:table-cell table:style-name="ce68" office:value-type="float" office:value="180030001" calcext:value-type="float">
            <text:p>000180030001</text:p>
          </table:table-cell>
          <table:table-cell office:value-type="float" office:value="1" calcext:value-type="float">
            <text:p>01</text:p>
          </table:table-cell>
          <table:table-cell office:value-type="float" office:value="3" calcext:value-type="float">
            <text:p>V3</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DBL</text:p>
          </table:table-cell>
          <table:table-cell table:formula="of:=IF(ISBLANK([.F28]);&quot;&quot;;&quot;\&quot;&amp;[.F28])">
            <text:p/>
          </table:table-cell>
          <table:table-cell table:formula="of:=IF(ISBLANK([.G28]);&quot;&quot;;&quot;\&quot;&amp;[.G28])">
            <text:p/>
          </table:table-cell>
          <table:table-cell table:formula="of:=[.A28]&amp;&quot;-&quot;&amp;[.B28]&amp;&quot;-&quot;&amp;[.C28]&amp;[.D28]&amp;[.E28]&amp;[.F28]&amp;[.G28]&amp;IF(ISBLANK([.H28]);&quot;&quot;;TEXT([.H28];&quot;000000000000&quot;))&amp;&quot;-&quot;&amp;TEXT([.I28];&quot;00&quot;)&amp;&quot;-&quot;&amp;TEXT([.J28];&quot;V0&quot;)&amp;&quot;.&quot;&amp;[.K28]" office:value-type="string" office:string-value="AVP-DBL-ZD000180030001-01-V3.zip" calcext:value-type="string">
            <text:p>AVP-DBL-ZD000180030001-01-V3.zip</text:p>
          </table:table-cell>
          <table:table-cell table:formula="of:=[.A28]&amp;&quot;-&quot;&amp;[.B28]&amp;&quot;-&quot;&amp;[.C28]&amp;[.D28]&amp;[.E28]&amp;[.F28]&amp;[.G28]&amp;IF(ISBLANK([.H28]);&quot;&quot;;TEXT([.H28];&quot;000000000000&quot;))&amp;&quot;-&quot;&amp;TEXT([.I28];&quot;00&quot;)&amp;&quot;-&quot;&amp;TEXT([.J28];&quot;V0&quot;)" office:value-type="string" office:string-value="AVP-DBL-ZD000180030001-01-V3" calcext:value-type="string">
            <text:p>AVP-DBL-ZD000180030001-01-V3</text:p>
          </table:table-cell>
          <table:table-cell table:number-columns-repeated="3"/>
        </table:table-row>
        <table:table-row table:style-name="ro4">
          <table:table-cell office:value-type="string" calcext:value-type="string">
            <text:p>EXE</text:p>
          </table:table-cell>
          <table:table-cell office:value-type="string" calcext:value-type="string">
            <text:p>DTT</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9]);&quot;&quot;;&quot;\&quot;&amp;[.D29])" office:value-type="string" office:string-value="\DSPE" calcext:value-type="string">
            <text:p>\DSPE</text:p>
          </table:table-cell>
          <table:table-cell office:value-type="string" calcext:value-type="string">
            <text:p>\INFRA</text:p>
          </table:table-cell>
          <table:table-cell table:formula="of:=IF(ISBLANK([.E29]);&quot;&quot;;&quot;\&quot;&amp;[.E29])" office:value-type="string" office:string-value="\A001" calcext:value-type="string">
            <text:p>\A001</text:p>
          </table:table-cell>
          <table:table-cell table:formula="of:=IF(ISBLANK([.F29]);&quot;&quot;;&quot;\&quot;&amp;[.F29])" office:value-type="string" office:string-value="\B001" calcext:value-type="string">
            <text:p>\B001</text:p>
          </table:table-cell>
          <table:table-cell table:formula="of:=IF(ISBLANK([.G29]);&quot;&quot;;&quot;\&quot;&amp;[.G29])" office:value-type="string" office:string-value="\C001" calcext:value-type="string">
            <text:p>\C001</text:p>
          </table:table-cell>
          <table:table-cell table:formula="of:=[.A29]&amp;&quot;-&quot;&amp;[.B29]&amp;&quot;-&quot;&amp;[.C29]&amp;[.D29]&amp;[.E29]&amp;[.F29]&amp;[.G29]&amp;IF(ISBLANK([.H29]);&quot;&quot;;TEXT([.H29];&quot;000000000000&quot;))&amp;&quot;-&quot;&amp;TEXT([.I29];&quot;00&quot;)&amp;&quot;-&quot;&amp;TEXT([.J29];&quot;V0&quot;)&amp;&quot;.&quot;&amp;[.K29]" office:value-type="string" office:string-value="EXE-DTT-R4DSPEA001B001C001-01-V1.zip" calcext:value-type="string">
            <text:p>EXE-DTT-R4DSPEA001B001C001-01-V1.zip</text:p>
          </table:table-cell>
          <table:table-cell table:formula="of:=[.A29]&amp;&quot;-&quot;&amp;[.B29]&amp;&quot;-&quot;&amp;[.C29]&amp;[.D29]&amp;[.E29]&amp;[.F29]&amp;[.G29]&amp;IF(ISBLANK([.H29]);&quot;&quot;;TEXT([.H29];&quot;000000000000&quot;))&amp;&quot;-&quot;&amp;TEXT([.I29];&quot;00&quot;)&amp;&quot;-&quot;&amp;TEXT([.J29];&quot;V0&quot;)" office:value-type="string" office:string-value="EXE-DTT-R4DSPEA001B001C001-01-V1" calcext:value-type="string">
            <text:p>EXE-DTT-R4DSPEA001B001C001-01-V1</text:p>
          </table:table-cell>
          <table:table-cell table:number-columns-repeated="3"/>
        </table:table-row>
        <table:table-row table:style-name="ro4">
          <table:table-cell office:value-type="string" calcext:value-type="string">
            <text:p>EXE</text:p>
          </table:table-cell>
          <table:table-cell office:value-type="string" calcext:value-type="string">
            <text:p>DAM</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0]);&quot;&quot;;&quot;\&quot;&amp;[.D30])" office:value-type="string" office:string-value="\DSPE" calcext:value-type="string">
            <text:p>\DSPE</text:p>
          </table:table-cell>
          <table:table-cell office:value-type="string" calcext:value-type="string">
            <text:p>\INFRA</text:p>
          </table:table-cell>
          <table:table-cell table:formula="of:=IF(ISBLANK([.E30]);&quot;&quot;;&quot;\&quot;&amp;[.E30])" office:value-type="string" office:string-value="\A001" calcext:value-type="string">
            <text:p>\A001</text:p>
          </table:table-cell>
          <table:table-cell table:formula="of:=IF(ISBLANK([.F30]);&quot;&quot;;&quot;\&quot;&amp;[.F30])" office:value-type="string" office:string-value="\B001" calcext:value-type="string">
            <text:p>\B001</text:p>
          </table:table-cell>
          <table:table-cell table:formula="of:=IF(ISBLANK([.G30]);&quot;&quot;;&quot;\&quot;&amp;[.G30])" office:value-type="string" office:string-value="\C001" calcext:value-type="string">
            <text:p>\C001</text:p>
          </table:table-cell>
          <table:table-cell table:formula="of:=[.A30]&amp;&quot;-&quot;&amp;[.B30]&amp;&quot;-&quot;&amp;[.C30]&amp;[.D30]&amp;[.E30]&amp;[.F30]&amp;[.G30]&amp;IF(ISBLANK([.H30]);&quot;&quot;;TEXT([.H30];&quot;000000000000&quot;))&amp;&quot;-&quot;&amp;TEXT([.I30];&quot;00&quot;)&amp;&quot;-&quot;&amp;TEXT([.J30];&quot;V0&quot;)&amp;&quot;.&quot;&amp;[.K30]" office:value-type="string" office:string-value="EXE-DAM-R4DSPEA001B001C001-01-V1.zip" calcext:value-type="string">
            <text:p>EXE-DAM-R4DSPEA001B001C001-01-V1.zip</text:p>
          </table:table-cell>
          <table:table-cell table:formula="of:=[.A30]&amp;&quot;-&quot;&amp;[.B30]&amp;&quot;-&quot;&amp;[.C30]&amp;[.D30]&amp;[.E30]&amp;[.F30]&amp;[.G30]&amp;IF(ISBLANK([.H30]);&quot;&quot;;TEXT([.H30];&quot;000000000000&quot;))&amp;&quot;-&quot;&amp;TEXT([.I30];&quot;00&quot;)&amp;&quot;-&quot;&amp;TEXT([.J30];&quot;V0&quot;)" office:value-type="string" office:string-value="EXE-DAM-R4DSPEA001B001C001-01-V1" calcext:value-type="string">
            <text:p>EXE-DAM-R4DSPEA001B001C001-01-V1</text:p>
          </table:table-cell>
          <table:table-cell table:number-columns-repeated="3"/>
        </table:table-row>
        <table:table-row table:style-name="ro4">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0" calcext:value-type="float">
            <text:p>90000000000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1]&amp;&quot;-&quot;&amp;[.B31]&amp;&quot;-&quot;&amp;[.C31]&amp;[.D31]&amp;[.E31]&amp;[.F31]&amp;[.G31]&amp;IF(ISBLANK([.H31]);&quot;&quot;;TEXT([.H31];&quot;000000000000&quot;))&amp;&quot;-&quot;&amp;TEXT([.I31];&quot;00&quot;)&amp;&quot;-&quot;&amp;TEXT([.J31];&quot;V0&quot;)&amp;&quot;.&quot;&amp;[.K31]" office:value-type="string" office:string-value="AVP-CIN-OR900000000000-01-V1.pdf" calcext:value-type="string">
            <text:p>AVP-CIN-OR900000000000-01-V1.pdf</text:p>
          </table:table-cell>
          <table:table-cell table:formula="of:=[.A31]&amp;&quot;-&quot;&amp;[.B31]&amp;&quot;-&quot;&amp;[.C31]&amp;[.D31]&amp;[.E31]&amp;[.F31]&amp;[.G31]&amp;IF(ISBLANK([.H31]);&quot;&quot;;TEXT([.H31];&quot;000000000000&quot;))&amp;&quot;-&quot;&amp;TEXT([.I31];&quot;00&quot;)&amp;&quot;-&quot;&amp;TEXT([.J31];&quot;V0&quot;)" office:value-type="string" office:string-value="AVP-CIN-OR900000000000-01-V1" calcext:value-type="string">
            <text:p>AVP-CIN-OR900000000000-01-V1</text:p>
          </table:table-cell>
          <table:table-cell table:number-columns-repeated="3"/>
        </table:table-row>
        <table:table-row table:style-name="ro4">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3" calcext:value-type="float">
            <text:p>900000000003</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2]&amp;&quot;-&quot;&amp;[.B32]&amp;&quot;-&quot;&amp;[.C32]&amp;[.D32]&amp;[.E32]&amp;[.F32]&amp;[.G32]&amp;IF(ISBLANK([.H32]);&quot;&quot;;TEXT([.H32];&quot;000000000000&quot;))&amp;&quot;-&quot;&amp;TEXT([.I32];&quot;00&quot;)&amp;&quot;-&quot;&amp;TEXT([.J32];&quot;V0&quot;)&amp;&quot;.&quot;&amp;[.K32]" office:value-type="string" office:string-value="AVP-CIN-OR900000000003-01-V1.pdf" calcext:value-type="string">
            <text:p>AVP-CIN-OR900000000003-01-V1.pdf</text:p>
          </table:table-cell>
          <table:table-cell table:formula="of:=[.A32]&amp;&quot;-&quot;&amp;[.B32]&amp;&quot;-&quot;&amp;[.C32]&amp;[.D32]&amp;[.E32]&amp;[.F32]&amp;[.G32]&amp;IF(ISBLANK([.H32]);&quot;&quot;;TEXT([.H32];&quot;000000000000&quot;))&amp;&quot;-&quot;&amp;TEXT([.I32];&quot;00&quot;)&amp;&quot;-&quot;&amp;TEXT([.J32];&quot;V0&quot;)" office:value-type="string" office:string-value="AVP-CIN-OR900000000003-01-V1" calcext:value-type="string">
            <text:p>AVP-CIN-OR900000000003-01-V1</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3]);&quot;&quot;;&quot;\&quot;&amp;[.D33])" office:value-type="string" office:string-value="\DSPE" calcext:value-type="string">
            <text:p>\DSPE</text:p>
          </table:table-cell>
          <table:table-cell office:value-type="string" calcext:value-type="string">
            <text:p>\INFRA</text:p>
          </table:table-cell>
          <table:table-cell table:formula="of:=IF(ISBLANK([.E33]);&quot;&quot;;&quot;\&quot;&amp;[.E33])" office:value-type="string" office:string-value="\A001" calcext:value-type="string">
            <text:p>\A001</text:p>
          </table:table-cell>
          <table:table-cell table:formula="of:=IF(ISBLANK([.F33]);&quot;&quot;;&quot;\&quot;&amp;[.F33])" office:value-type="string" office:string-value="\B001" calcext:value-type="string">
            <text:p>\B001</text:p>
          </table:table-cell>
          <table:table-cell table:formula="of:=IF(ISBLANK([.G33]);&quot;&quot;;&quot;\&quot;&amp;[.G33])" office:value-type="string" office:string-value="\C002" calcext:value-type="string">
            <text:p>\C002</text:p>
          </table:table-cell>
          <table:table-cell table:formula="of:=[.A33]&amp;&quot;-&quot;&amp;[.B33]&amp;&quot;-&quot;&amp;[.C33]&amp;[.D33]&amp;[.E33]&amp;[.F33]&amp;[.G33]&amp;IF(ISBLANK([.H33]);&quot;&quot;;TEXT([.H33];&quot;000000000000&quot;))&amp;&quot;-&quot;&amp;TEXT([.I33];&quot;00&quot;)&amp;&quot;-&quot;&amp;TEXT([.J33];&quot;V0&quot;)&amp;&quot;.&quot;&amp;[.K33]" office:value-type="string" office:string-value="REC-DCI-R4DSPEA001B001C002-01-V1.zip" calcext:value-type="string">
            <text:p>REC-DCI-R4DSPEA001B001C002-01-V1.zip</text:p>
          </table:table-cell>
          <table:table-cell table:formula="of:=[.A33]&amp;&quot;-&quot;&amp;[.B33]&amp;&quot;-&quot;&amp;[.C33]&amp;[.D33]&amp;[.E33]&amp;[.F33]&amp;[.G33]&amp;IF(ISBLANK([.H33]);&quot;&quot;;TEXT([.H33];&quot;000000000000&quot;))&amp;&quot;-&quot;&amp;TEXT([.I33];&quot;00&quot;)&amp;&quot;-&quot;&amp;TEXT([.J33];&quot;V0&quot;)" office:value-type="string" office:string-value="REC-DCI-R4DSPEA001B001C002-01-V1" calcext:value-type="string">
            <text:p>REC-DCI-R4DSPEA001B001C002-01-V1</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table:formula="of:=IF(ISBLANK([.D34]);&quot;&quot;;&quot;\&quot;&amp;[.D34])" office:value-type="string" office:string-value="\DSPE" calcext:value-type="string">
            <text:p>\DSPE</text:p>
          </table:table-cell>
          <table:table-cell office:value-type="string" calcext:value-type="string">
            <text:p>\INFRA</text:p>
          </table:table-cell>
          <table:table-cell table:formula="of:=IF(ISBLANK([.E34]);&quot;&quot;;&quot;\&quot;&amp;[.E34])" office:value-type="string" office:string-value="\A001" calcext:value-type="string">
            <text:p>\A001</text:p>
          </table:table-cell>
          <table:table-cell table:formula="of:=IF(ISBLANK([.F34]);&quot;&quot;;&quot;\&quot;&amp;[.F34])" office:value-type="string" office:string-value="\B001" calcext:value-type="string">
            <text:p>\B001</text:p>
          </table:table-cell>
          <table:table-cell table:formula="of:=IF(ISBLANK([.G34]);&quot;&quot;;&quot;\&quot;&amp;[.G34])" office:value-type="string" office:string-value="\C003" calcext:value-type="string">
            <text:p>\C003</text:p>
          </table:table-cell>
          <table:table-cell table:formula="of:=[.A34]&amp;&quot;-&quot;&amp;[.B34]&amp;&quot;-&quot;&amp;[.C34]&amp;[.D34]&amp;[.E34]&amp;[.F34]&amp;[.G34]&amp;IF(ISBLANK([.H34]);&quot;&quot;;TEXT([.H34];&quot;000000000000&quot;))&amp;&quot;-&quot;&amp;TEXT([.I34];&quot;00&quot;)&amp;&quot;-&quot;&amp;TEXT([.J34];&quot;V0&quot;)&amp;&quot;.&quot;&amp;[.K34]" office:value-type="string" office:string-value="REC-DCI-R4DSPEA001B001C003-01-V2.zip" calcext:value-type="string">
            <text:p>REC-DCI-R4DSPEA001B001C003-01-V2.zip</text:p>
          </table:table-cell>
          <table:table-cell table:formula="of:=[.A34]&amp;&quot;-&quot;&amp;[.B34]&amp;&quot;-&quot;&amp;[.C34]&amp;[.D34]&amp;[.E34]&amp;[.F34]&amp;[.G34]&amp;IF(ISBLANK([.H34]);&quot;&quot;;TEXT([.H34];&quot;000000000000&quot;))&amp;&quot;-&quot;&amp;TEXT([.I34];&quot;00&quot;)&amp;&quot;-&quot;&amp;TEXT([.J34];&quot;V0&quot;)" office:value-type="string" office:string-value="REC-DCI-R4DSPEA001B001C003-01-V2" calcext:value-type="string">
            <text:p>REC-DCI-R4DSPEA001B001C003-01-V2</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5]);&quot;&quot;;&quot;\&quot;&amp;[.D35])" office:value-type="string" office:string-value="\DSPE" calcext:value-type="string">
            <text:p>\DSPE</text:p>
          </table:table-cell>
          <table:table-cell office:value-type="string" calcext:value-type="string">
            <text:p>\INFRA</text:p>
          </table:table-cell>
          <table:table-cell table:formula="of:=IF(ISBLANK([.E35]);&quot;&quot;;&quot;\&quot;&amp;[.E35])" office:value-type="string" office:string-value="\A001" calcext:value-type="string">
            <text:p>\A001</text:p>
          </table:table-cell>
          <table:table-cell table:formula="of:=IF(ISBLANK([.F35]);&quot;&quot;;&quot;\&quot;&amp;[.F35])" office:value-type="string" office:string-value="\B001" calcext:value-type="string">
            <text:p>\B001</text:p>
          </table:table-cell>
          <table:table-cell table:formula="of:=IF(ISBLANK([.G35]);&quot;&quot;;&quot;\&quot;&amp;[.G35])" office:value-type="string" office:string-value="\C004" calcext:value-type="string">
            <text:p>\C004</text:p>
          </table:table-cell>
          <table:table-cell table:formula="of:=[.A35]&amp;&quot;-&quot;&amp;[.B35]&amp;&quot;-&quot;&amp;[.C35]&amp;[.D35]&amp;[.E35]&amp;[.F35]&amp;[.G35]&amp;IF(ISBLANK([.H35]);&quot;&quot;;TEXT([.H35];&quot;000000000000&quot;))&amp;&quot;-&quot;&amp;TEXT([.I35];&quot;00&quot;)&amp;&quot;-&quot;&amp;TEXT([.J35];&quot;V0&quot;)&amp;&quot;.&quot;&amp;[.K35]" office:value-type="string" office:string-value="REC-DCI-R4DSPEA001B001C004-01-V1.zip" calcext:value-type="string">
            <text:p>REC-DCI-R4DSPEA001B001C004-01-V1.zip</text:p>
          </table:table-cell>
          <table:table-cell table:formula="of:=[.A35]&amp;&quot;-&quot;&amp;[.B35]&amp;&quot;-&quot;&amp;[.C35]&amp;[.D35]&amp;[.E35]&amp;[.F35]&amp;[.G35]&amp;IF(ISBLANK([.H35]);&quot;&quot;;TEXT([.H35];&quot;000000000000&quot;))&amp;&quot;-&quot;&amp;TEXT([.I35];&quot;00&quot;)&amp;&quot;-&quot;&amp;TEXT([.J35];&quot;V0&quot;)" office:value-type="string" office:string-value="REC-DCI-R4DSPEA001B001C004-01-V1" calcext:value-type="string">
            <text:p>REC-DCI-R4DSPEA001B001C004-01-V1</text:p>
          </table:table-cell>
          <table:table-cell table:number-columns-repeated="3"/>
        </table:table-row>
        <table:table-row table:style-name="ro4">
          <table:table-cell office:value-type="string" calcext:value-type="string">
            <text:p>EXE</text:p>
          </table:table-cell>
          <table:table-cell office:value-type="string" calcext:value-type="string">
            <text:p>CPV</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6]);&quot;&quot;;&quot;\&quot;&amp;[.D36])" office:value-type="string" office:string-value="\DSPE" calcext:value-type="string">
            <text:p>\DSPE</text:p>
          </table:table-cell>
          <table:table-cell office:value-type="string" calcext:value-type="string">
            <text:p>\INFRA</text:p>
          </table:table-cell>
          <table:table-cell table:formula="of:=IF(ISBLANK([.E36]);&quot;&quot;;&quot;\&quot;&amp;[.E36])" office:value-type="string" office:string-value="\A001" calcext:value-type="string">
            <text:p>\A001</text:p>
          </table:table-cell>
          <table:table-cell table:formula="of:=IF(ISBLANK([.F36]);&quot;&quot;;&quot;\&quot;&amp;[.F36])" office:value-type="string" office:string-value="\B001" calcext:value-type="string">
            <text:p>\B001</text:p>
          </table:table-cell>
          <table:table-cell table:formula="of:=IF(ISBLANK([.G36]);&quot;&quot;;&quot;\&quot;&amp;[.G36])" office:value-type="string" office:string-value="\C001" calcext:value-type="string">
            <text:p>\C001</text:p>
          </table:table-cell>
          <table:table-cell table:formula="of:=[.A36]&amp;&quot;-&quot;&amp;[.B36]&amp;&quot;-&quot;&amp;[.C36]&amp;[.D36]&amp;[.E36]&amp;[.F36]&amp;[.G36]&amp;IF(ISBLANK([.H36]);&quot;&quot;;TEXT([.H36];&quot;000000000000&quot;))&amp;&quot;-&quot;&amp;TEXT([.I36];&quot;00&quot;)&amp;&quot;-&quot;&amp;TEXT([.J36];&quot;V0&quot;)&amp;&quot;.&quot;&amp;[.K36]" office:value-type="string" office:string-value="EXE-CPV-R4DSPEA001B001C001-01-V1.pdf" calcext:value-type="string">
            <text:p>EXE-CPV-R4DSPEA001B001C001-01-V1.pdf</text:p>
          </table:table-cell>
          <table:table-cell table:formula="of:=[.A36]&amp;&quot;-&quot;&amp;[.B36]&amp;&quot;-&quot;&amp;[.C36]&amp;[.D36]&amp;[.E36]&amp;[.F36]&amp;[.G36]&amp;IF(ISBLANK([.H36]);&quot;&quot;;TEXT([.H36];&quot;000000000000&quot;))&amp;&quot;-&quot;&amp;TEXT([.I36];&quot;00&quot;)&amp;&quot;-&quot;&amp;TEXT([.J36];&quot;V0&quot;)" office:value-type="string" office:string-value="EXE-CPV-R4DSPEA001B001C001-01-V1" calcext:value-type="string">
            <text:p>EXE-CPV-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DCS</text:p>
          </table:table-cell>
          <table:table-cell office:value-type="string" calcext:value-type="string">
            <text:p>ND</text:p>
          </table:table-cell>
          <table:table-cell table:number-columns-repeated="4"/>
          <table:table-cell office:value-type="float" office:value="18003001" calcext:value-type="float">
            <text:p>000018003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2</text:p>
          </table:table-cell>
          <table:table-cell/>
          <table:table-cell table:formula="of:=IF(ISBLANK([.G37]);&quot;&quot;;&quot;\&quot;&amp;[.G37])">
            <text:p/>
          </table:table-cell>
          <table:table-cell table:formula="of:=[.A37]&amp;&quot;-&quot;&amp;[.B37]&amp;&quot;-&quot;&amp;[.C37]&amp;[.D37]&amp;[.E37]&amp;[.F37]&amp;[.G37]&amp;IF(ISBLANK([.H37]);&quot;&quot;;TEXT([.H37];&quot;000000000000&quot;))&amp;&quot;-&quot;&amp;TEXT([.I37];&quot;00&quot;)&amp;&quot;-&quot;&amp;TEXT([.J37];&quot;V0&quot;)&amp;&quot;.&quot;&amp;[.K37]" office:value-type="string" office:string-value="REC-DCS-ND000018003001-01-V1.zip" calcext:value-type="string">
            <text:p>REC-DCS-ND000018003001-01-V1.zip</text:p>
          </table:table-cell>
          <table:table-cell table:formula="of:=[.A37]&amp;&quot;-&quot;&amp;[.B37]&amp;&quot;-&quot;&amp;[.C37]&amp;[.D37]&amp;[.E37]&amp;[.F37]&amp;[.G37]&amp;IF(ISBLANK([.H37]);&quot;&quot;;TEXT([.H37];&quot;000000000000&quot;))&amp;&quot;-&quot;&amp;TEXT([.I37];&quot;00&quot;)&amp;&quot;-&quot;&amp;TEXT([.J37];&quot;V0&quot;)" office:value-type="string" office:string-value="REC-DCS-ND000018003001-01-V1" calcext:value-type="string">
            <text:p>REC-DCS-ND000018003001-01-V1</text:p>
          </table:table-cell>
          <table:table-cell table:number-columns-repeated="3"/>
        </table:table-row>
        <table:table-row table:style-name="ro4">
          <table:table-cell office:value-type="string" calcext:value-type="string">
            <text:p>REC</text:p>
          </table:table-cell>
          <table:table-cell office:value-type="string" calcext:value-type="string">
            <text:p>DRS</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formula="of:=[.A38]&amp;&quot;-&quot;&amp;[.B38]&amp;&quot;-&quot;&amp;[.C38]&amp;[.D38]&amp;[.E38]&amp;[.F38]&amp;[.G38]&amp;IF(ISBLANK([.H38]);&quot;&quot;;TEXT([.H38];&quot;000000000000&quot;))&amp;&quot;-&quot;&amp;TEXT([.I38];&quot;00&quot;)&amp;&quot;-&quot;&amp;TEXT([.J38];&quot;V0&quot;)&amp;&quot;.&quot;&amp;[.K38]" office:value-type="string" office:string-value="REC-DRS-ND000180031330-01-V1.zip" calcext:value-type="string">
            <text:p>REC-DRS-ND000180031330-01-V1.zip</text:p>
          </table:table-cell>
          <table:table-cell table:formula="of:=[.A38]&amp;&quot;-&quot;&amp;[.B38]&amp;&quot;-&quot;&amp;[.C38]&amp;[.D38]&amp;[.E38]&amp;[.F38]&amp;[.G38]&amp;IF(ISBLANK([.H38]);&quot;&quot;;TEXT([.H38];&quot;000000000000&quot;))&amp;&quot;-&quot;&amp;TEXT([.I38];&quot;00&quot;)&amp;&quot;-&quot;&amp;TEXT([.J38];&quot;V0&quot;)" office:value-type="string" office:string-value="REC-DRS-ND000180031330-01-V1" calcext:value-type="string">
            <text:p>REC-DRS-ND000180031330-01-V1</text:p>
          </table:table-cell>
          <table:table-cell table:number-columns-repeated="3"/>
        </table:table-row>
        <table:table-row table:style-name="ro4">
          <table:table-cell office:value-type="string" calcext:value-type="string">
            <text:p>REC</text:p>
          </table:table-cell>
          <table:table-cell office:value-type="string" calcext:value-type="string">
            <text:p>DI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2</text:p>
          </table:table-cell>
          <table:table-cell table:number-columns-repeated="2"/>
          <table:table-cell table:formula="of:=[.A39]&amp;&quot;-&quot;&amp;[.B39]&amp;&quot;-&quot;&amp;[.C39]&amp;[.D39]&amp;[.E39]&amp;[.F39]&amp;[.G39]&amp;IF(ISBLANK([.H39]);&quot;&quot;;TEXT([.H39];&quot;000000000000&quot;))&amp;&quot;-&quot;&amp;TEXT([.I39];&quot;00&quot;)&amp;&quot;-&quot;&amp;TEXT([.J39];&quot;V0&quot;)&amp;&quot;.&quot;&amp;[.K39]" office:value-type="string" office:string-value="REC-DIP-ND200180030502-01-V1.zip" calcext:value-type="string">
            <text:p>REC-DIP-ND200180030502-01-V1.zip</text:p>
          </table:table-cell>
          <table:table-cell table:formula="of:=[.A39]&amp;&quot;-&quot;&amp;[.B39]&amp;&quot;-&quot;&amp;[.C39]&amp;[.D39]&amp;[.E39]&amp;[.F39]&amp;[.G39]&amp;IF(ISBLANK([.H39]);&quot;&quot;;TEXT([.H39];&quot;000000000000&quot;))&amp;&quot;-&quot;&amp;TEXT([.I39];&quot;00&quot;)&amp;&quot;-&quot;&amp;TEXT([.J39];&quot;V0&quot;)" office:value-type="string" office:string-value="REC-DIP-ND200180030502-01-V1" calcext:value-type="string">
            <text:p>REC-DIP-ND200180030502-01-V1</text:p>
          </table:table-cell>
          <table:table-cell table:number-columns-repeated="3"/>
        </table:table-row>
        <table:table-row table:style-name="ro4">
          <table:table-cell office:value-type="string" calcext:value-type="string">
            <text:p>REC</text:p>
          </table:table-cell>
          <table:table-cell office:value-type="string" calcext:value-type="string">
            <text:p>SO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table:formula="of:=IF(ISBLANK([.F40]);&quot;&quot;;&quot;\&quot;&amp;[.F40])">
            <text:p/>
          </table:table-cell>
          <table:table-cell table:formula="of:=IF(ISBLANK([.G40]);&quot;&quot;;&quot;\&quot;&amp;[.G40])">
            <text:p/>
          </table:table-cell>
          <table:table-cell table:formula="of:=[.A40]&amp;&quot;-&quot;&amp;[.B40]&amp;&quot;-&quot;&amp;[.C40]&amp;[.D40]&amp;[.E40]&amp;[.F40]&amp;[.G40]&amp;IF(ISBLANK([.H40]);&quot;&quot;;TEXT([.H40];&quot;000000000000&quot;))&amp;&quot;-&quot;&amp;TEXT([.I40];&quot;00&quot;)&amp;&quot;-&quot;&amp;TEXT([.J40];&quot;V0&quot;)&amp;&quot;.&quot;&amp;[.K40]" office:value-type="string" office:string-value="REC-SOP-ND200180030502-01-V1.dwg" calcext:value-type="string">
            <text:p>REC-SOP-ND200180030502-01-V1.dwg</text:p>
          </table:table-cell>
          <table:table-cell table:formula="of:=[.A40]&amp;&quot;-&quot;&amp;[.B40]&amp;&quot;-&quot;&amp;[.C40]&amp;[.D40]&amp;[.E40]&amp;[.F40]&amp;[.G40]&amp;IF(ISBLANK([.H40]);&quot;&quot;;TEXT([.H40];&quot;000000000000&quot;))&amp;&quot;-&quot;&amp;TEXT([.I40];&quot;00&quot;)&amp;&quot;-&quot;&amp;TEXT([.J40];&quot;V0&quot;)" office:value-type="string" office:string-value="REC-SOP-ND200180030502-01-V1" calcext:value-type="string">
            <text:p>REC-SOP-ND200180030502-01-V1</text:p>
          </table:table-cell>
          <table:table-cell table:number-columns-repeated="3"/>
        </table:table-row>
        <table:table-row table:style-name="ro4">
          <table:table-cell office:value-type="string" calcext:value-type="string">
            <text:p>EXE</text:p>
          </table:table-cell>
          <table:table-cell office:value-type="string" calcext:value-type="string">
            <text:p>SBP</text:p>
          </table:table-cell>
          <table:table-cell office:value-type="string" calcext:value-type="string">
            <text:p>BP</text:p>
          </table:table-cell>
          <table:table-cell table:number-columns-repeated="4"/>
          <table:table-cell office:value-type="float" office:value="180030675" calcext:value-type="float">
            <text:p>00018003067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1]);&quot;&quot;;&quot;\&quot;&amp;[.G41])">
            <text:p/>
          </table:table-cell>
          <table:table-cell table:formula="of:=[.A41]&amp;&quot;-&quot;&amp;[.B41]&amp;&quot;-&quot;&amp;[.C41]&amp;[.D41]&amp;[.E41]&amp;[.F41]&amp;[.G41]&amp;IF(ISBLANK([.H41]);&quot;&quot;;TEXT([.H41];&quot;000000000000&quot;))&amp;&quot;-&quot;&amp;TEXT([.I41];&quot;00&quot;)&amp;&quot;-&quot;&amp;TEXT([.J41];&quot;V0&quot;)&amp;&quot;.&quot;&amp;[.K41]" office:value-type="string" office:string-value="EXE-SBP-BP000180030675-01-V1.dwg" calcext:value-type="string">
            <text:p>EXE-SBP-BP000180030675-01-V1.dwg</text:p>
          </table:table-cell>
          <table:table-cell table:formula="of:=[.A41]&amp;&quot;-&quot;&amp;[.B41]&amp;&quot;-&quot;&amp;[.C41]&amp;[.D41]&amp;[.E41]&amp;[.F41]&amp;[.G41]&amp;IF(ISBLANK([.H41]);&quot;&quot;;TEXT([.H41];&quot;000000000000&quot;))&amp;&quot;-&quot;&amp;TEXT([.I41];&quot;00&quot;)&amp;&quot;-&quot;&amp;TEXT([.J41];&quot;V0&quot;)" office:value-type="string" office:string-value="EXE-SBP-BP000180030675-01-V1" calcext:value-type="string">
            <text:p>EXE-SBP-BP000180030675-01-V1</text:p>
          </table:table-cell>
          <table:table-cell table:number-columns-repeated="3"/>
        </table:table-row>
        <table:table-row table:style-name="ro4">
          <table:table-cell office:value-type="string" calcext:value-type="string">
            <text:p>EXE</text:p>
          </table:table-cell>
          <table:table-cell office:value-type="string" calcext:value-type="string">
            <text:p>SBP</text:p>
          </table:table-cell>
          <table:table-cell office:value-type="string" calcext:value-type="string">
            <text:p>BP</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2]);&quot;&quot;;&quot;\&quot;&amp;[.G42])">
            <text:p/>
          </table:table-cell>
          <table:table-cell table:formula="of:=[.A42]&amp;&quot;-&quot;&amp;[.B42]&amp;&quot;-&quot;&amp;[.C42]&amp;[.D42]&amp;[.E42]&amp;[.F42]&amp;[.G42]&amp;IF(ISBLANK([.H42]);&quot;&quot;;TEXT([.H42];&quot;000000000000&quot;))&amp;&quot;-&quot;&amp;TEXT([.I42];&quot;00&quot;)&amp;&quot;-&quot;&amp;TEXT([.J42];&quot;V0&quot;)&amp;&quot;.&quot;&amp;[.K42]" office:value-type="string" office:string-value="EXE-SBP-BP000180030091-01-V1.dwg" calcext:value-type="string">
            <text:p>EXE-SBP-BP000180030091-01-V1.dwg</text:p>
          </table:table-cell>
          <table:table-cell table:formula="of:=[.A42]&amp;&quot;-&quot;&amp;[.B42]&amp;&quot;-&quot;&amp;[.C42]&amp;[.D42]&amp;[.E42]&amp;[.F42]&amp;[.G42]&amp;IF(ISBLANK([.H42]);&quot;&quot;;TEXT([.H42];&quot;000000000000&quot;))&amp;&quot;-&quot;&amp;TEXT([.I42];&quot;00&quot;)&amp;&quot;-&quot;&amp;TEXT([.J42];&quot;V0&quot;)" office:value-type="string" office:string-value="EXE-SBP-BP000180030091-01-V1" calcext:value-type="string">
            <text:p>EXE-SBP-BP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SRA</text:p>
          </table:table-cell>
          <table:table-cell office:value-type="string" calcext:value-type="string">
            <text:p>BA</text:p>
          </table:table-cell>
          <table:table-cell table:number-columns-repeated="4"/>
          <table:table-cell office:value-type="float" office:value="180030508" calcext:value-type="float">
            <text:p>000180030508</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3]);&quot;&quot;;&quot;\&quot;&amp;[.G43])">
            <text:p/>
          </table:table-cell>
          <table:table-cell table:formula="of:=[.A43]&amp;&quot;-&quot;&amp;[.B43]&amp;&quot;-&quot;&amp;[.C43]&amp;[.D43]&amp;[.E43]&amp;[.F43]&amp;[.G43]&amp;IF(ISBLANK([.H43]);&quot;&quot;;TEXT([.H43];&quot;000000000000&quot;))&amp;&quot;-&quot;&amp;TEXT([.I43];&quot;00&quot;)&amp;&quot;-&quot;&amp;TEXT([.J43];&quot;V0&quot;)&amp;&quot;.&quot;&amp;[.K43]" office:value-type="string" office:string-value="EXE-SRA-BA000180030508-01-V1.dwg" calcext:value-type="string">
            <text:p>EXE-SRA-BA000180030508-01-V1.dwg</text:p>
          </table:table-cell>
          <table:table-cell table:formula="of:=[.A43]&amp;&quot;-&quot;&amp;[.B43]&amp;&quot;-&quot;&amp;[.C43]&amp;[.D43]&amp;[.E43]&amp;[.F43]&amp;[.G43]&amp;IF(ISBLANK([.H43]);&quot;&quot;;TEXT([.H43];&quot;000000000000&quot;))&amp;&quot;-&quot;&amp;TEXT([.I43];&quot;00&quot;)&amp;&quot;-&quot;&amp;TEXT([.J43];&quot;V0&quot;)" office:value-type="string" office:string-value="EXE-SRA-BA000180030508-01-V1" calcext:value-type="string">
            <text:p>EXE-SRA-BA000180030508-01-V1</text:p>
          </table:table-cell>
          <table:table-cell table:number-columns-repeated="3"/>
        </table:table-row>
        <table:table-row table:style-name="ro4">
          <table:table-cell office:value-type="string" calcext:value-type="string">
            <text:p>EXE</text:p>
          </table:table-cell>
          <table:table-cell office:value-type="string" calcext:value-type="string">
            <text:p>KEQ</text:p>
          </table:table-cell>
          <table:table-cell office:value-type="string" calcext:value-type="string">
            <text:p>RF</text:p>
          </table:table-cell>
          <table:table-cell table:number-columns-repeated="4"/>
          <table:table-cell office:value-type="float" office:value="1" calcext:value-type="float">
            <text:p>00000000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KEQ</text:p>
          </table:table-cell>
          <table:table-cell table:formula="of:=IF(ISBLANK([.F44]);&quot;&quot;;&quot;\&quot;&amp;[.F44])">
            <text:p/>
          </table:table-cell>
          <table:table-cell table:formula="of:=IF(ISBLANK([.G44]);&quot;&quot;;&quot;\&quot;&amp;[.G44])">
            <text:p/>
          </table:table-cell>
          <table:table-cell table:formula="of:=[.A44]&amp;&quot;-&quot;&amp;[.B44]&amp;&quot;-&quot;&amp;[.C44]&amp;[.D44]&amp;[.E44]&amp;[.F44]&amp;[.G44]&amp;IF(ISBLANK([.H44]);&quot;&quot;;TEXT([.H44];&quot;000000000000&quot;))&amp;&quot;-&quot;&amp;TEXT([.I44];&quot;00&quot;)&amp;&quot;-&quot;&amp;TEXT([.J44];&quot;V0&quot;)&amp;&quot;.&quot;&amp;[.K44]" office:value-type="string" office:string-value="EXE-KEQ-RF000000000001-01-V1.pdf" calcext:value-type="string">
            <text:p>EXE-KEQ-RF000000000001-01-V1.pdf</text:p>
          </table:table-cell>
          <table:table-cell table:formula="of:=[.A44]&amp;&quot;-&quot;&amp;[.B44]&amp;&quot;-&quot;&amp;[.C44]&amp;[.D44]&amp;[.E44]&amp;[.F44]&amp;[.G44]&amp;IF(ISBLANK([.H44]);&quot;&quot;;TEXT([.H44];&quot;000000000000&quot;))&amp;&quot;-&quot;&amp;TEXT([.I44];&quot;00&quot;)&amp;&quot;-&quot;&amp;TEXT([.J44];&quot;V0&quot;)" office:value-type="string" office:string-value="EXE-KEQ-RF000000000001-01-V1" calcext:value-type="string">
            <text:p>EXE-KEQ-RF000000000001-01-V1</text:p>
          </table:table-cell>
          <table:table-cell table:number-columns-repeated="3"/>
        </table:table-row>
        <table:table-row table:style-name="ro4">
          <table:table-cell office:value-type="string" calcext:value-type="string">
            <text:p>EXE</text:p>
          </table:table-cell>
          <table:table-cell office:value-type="string" calcext:value-type="string">
            <text:p>CIM</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formula="of:=[.A45]&amp;&quot;-&quot;&amp;[.B45]&amp;&quot;-&quot;&amp;[.C45]&amp;[.D45]&amp;[.E45]&amp;[.F45]&amp;[.G45]&amp;IF(ISBLANK([.H45]);&quot;&quot;;TEXT([.H45];&quot;000000000000&quot;))&amp;&quot;-&quot;&amp;TEXT([.I45];&quot;00&quot;)&amp;&quot;-&quot;&amp;TEXT([.J45];&quot;V0&quot;)&amp;&quot;.&quot;&amp;[.K45]" office:value-type="string" office:string-value="EXE-CIM-ND000180031330-01-V1.pdf" calcext:value-type="string">
            <text:p>EXE-CIM-ND000180031330-01-V1.pdf</text:p>
          </table:table-cell>
          <table:table-cell table:formula="of:=[.A45]&amp;&quot;-&quot;&amp;[.B45]&amp;&quot;-&quot;&amp;[.C45]&amp;[.D45]&amp;[.E45]&amp;[.F45]&amp;[.G45]&amp;IF(ISBLANK([.H45]);&quot;&quot;;TEXT([.H45];&quot;000000000000&quot;))&amp;&quot;-&quot;&amp;TEXT([.I45];&quot;00&quot;)&amp;&quot;-&quot;&amp;TEXT([.J45];&quot;V0&quot;)" office:value-type="string" office:string-value="EXE-CIM-ND000180031330-01-V1" calcext:value-type="string">
            <text:p>EXE-CIM-ND000180031330-01-V1</text:p>
          </table:table-cell>
          <table:table-cell table:number-columns-repeated="3"/>
        </table:table-row>
        <table:table-row table:style-name="ro4">
          <table:table-cell office:value-type="string" calcext:value-type="string">
            <text:p>REC</text:p>
          </table:table-cell>
          <table:table-cell office:value-type="string" calcext:value-type="string">
            <text:p>MRF</text:p>
          </table:table-cell>
          <table:table-cell office:value-type="string" calcext:value-type="string">
            <text:p>RT</text:p>
          </table:table-cell>
          <table:table-cell table:number-columns-repeated="4"/>
          <table:table-cell office:value-type="float" office:value="6" calcext:value-type="float">
            <text:p>000000000006</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sor</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6]);&quot;&quot;;&quot;\&quot;&amp;[.G46])">
            <text:p/>
          </table:table-cell>
          <table:table-cell table:formula="of:=[.A46]&amp;&quot;-&quot;&amp;[.B46]&amp;&quot;-&quot;&amp;[.C46]&amp;[.D46]&amp;[.E46]&amp;[.F46]&amp;[.G46]&amp;IF(ISBLANK([.H46]);&quot;&quot;;TEXT([.H46];&quot;000000000000&quot;))&amp;&quot;-&quot;&amp;TEXT([.I46];&quot;00&quot;)&amp;&quot;-&quot;&amp;TEXT([.J46];&quot;V0&quot;)&amp;&quot;.&quot;&amp;[.K46]" office:value-type="string" office:string-value="REC-MRF-RT000000000006-01-V1.sor" calcext:value-type="string">
            <text:p>REC-MRF-RT000000000006-01-V1.sor</text:p>
          </table:table-cell>
          <table:table-cell table:formula="of:=[.A46]&amp;&quot;-&quot;&amp;[.B46]&amp;&quot;-&quot;&amp;[.C46]&amp;[.D46]&amp;[.E46]&amp;[.F46]&amp;[.G46]&amp;IF(ISBLANK([.H46]);&quot;&quot;;TEXT([.H46];&quot;000000000000&quot;))&amp;&quot;-&quot;&amp;TEXT([.I46];&quot;00&quot;)&amp;&quot;-&quot;&amp;TEXT([.J46];&quot;V0&quot;)" office:value-type="string" office:string-value="REC-MRF-RT000000000006-01-V1" calcext:value-type="string">
            <text:p>REC-MRF-RT000000000006-01-V1</text:p>
          </table:table-cell>
          <table:table-cell table:number-columns-repeated="3"/>
        </table:table-row>
        <table:table-row table:style-name="ro4">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7]);&quot;&quot;;&quot;\&quot;&amp;[.E47])" office:value-type="string" office:string-value="\A001" calcext:value-type="string">
            <text:p>\A001</text:p>
          </table:table-cell>
          <table:table-cell table:formula="of:=IF(ISBLANK([.F47]);&quot;&quot;;&quot;\&quot;&amp;[.F47])" office:value-type="string" office:string-value="\B001" calcext:value-type="string">
            <text:p>\B001</text:p>
          </table:table-cell>
          <table:table-cell table:formula="of:=IF(ISBLANK([.G47]);&quot;&quot;;&quot;\&quot;&amp;[.G47])" office:value-type="string" office:string-value="\C001" calcext:value-type="string">
            <text:p>\C001</text:p>
          </table:table-cell>
          <table:table-cell table:formula="of:=[.A47]&amp;&quot;-&quot;&amp;[.B47]&amp;&quot;-&quot;&amp;[.C47]&amp;[.D47]&amp;[.E47]&amp;[.F47]&amp;[.G47]&amp;IF(ISBLANK([.H47]);&quot;&quot;;TEXT([.H47];&quot;000000000000&quot;))&amp;&quot;-&quot;&amp;TEXT([.I47];&quot;00&quot;)&amp;&quot;-&quot;&amp;TEXT([.J47];&quot;V0&quot;)&amp;&quot;.&quot;&amp;[.K47]" office:value-type="string" office:string-value="REC-MFX-R4DSPEA001B001C001-01-V1.zip" calcext:value-type="string">
            <text:p>REC-MFX-R4DSPEA001B001C001-01-V1.zip</text:p>
          </table:table-cell>
          <table:table-cell table:formula="of:=[.A47]&amp;&quot;-&quot;&amp;[.B47]&amp;&quot;-&quot;&amp;[.C47]&amp;[.D47]&amp;[.E47]&amp;[.F47]&amp;[.G47]&amp;IF(ISBLANK([.H47]);&quot;&quot;;TEXT([.H47];&quot;000000000000&quot;))&amp;&quot;-&quot;&amp;TEXT([.I47];&quot;00&quot;)&amp;&quot;-&quot;&amp;TEXT([.J47];&quot;V0&quot;)" office:value-type="string" office:string-value="REC-MFX-R4DSPEA001B001C001-01-V1" calcext:value-type="string">
            <text:p>REC-MFX-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8]);&quot;&quot;;&quot;\&quot;&amp;[.E48])" office:value-type="string" office:string-value="\A001" calcext:value-type="string">
            <text:p>\A001</text:p>
          </table:table-cell>
          <table:table-cell table:formula="of:=IF(ISBLANK([.F48]);&quot;&quot;;&quot;\&quot;&amp;[.F48])" office:value-type="string" office:string-value="\B001" calcext:value-type="string">
            <text:p>\B001</text:p>
          </table:table-cell>
          <table:table-cell table:formula="of:=IF(ISBLANK([.G48]);&quot;&quot;;&quot;\&quot;&amp;[.G48])" office:value-type="string" office:string-value="\C002" calcext:value-type="string">
            <text:p>\C002</text:p>
          </table:table-cell>
          <table:table-cell table:formula="of:=[.A48]&amp;&quot;-&quot;&amp;[.B48]&amp;&quot;-&quot;&amp;[.C48]&amp;[.D48]&amp;[.E48]&amp;[.F48]&amp;[.G48]&amp;IF(ISBLANK([.H48]);&quot;&quot;;TEXT([.H48];&quot;000000000000&quot;))&amp;&quot;-&quot;&amp;TEXT([.I48];&quot;00&quot;)&amp;&quot;-&quot;&amp;TEXT([.J48];&quot;V0&quot;)&amp;&quot;.&quot;&amp;[.K48]" office:value-type="string" office:string-value="REC-MFX-R4DSPEA001B001C002-01-V1.zip" calcext:value-type="string">
            <text:p>REC-MFX-R4DSPEA001B001C002-01-V1.zip</text:p>
          </table:table-cell>
          <table:table-cell table:formula="of:=[.A48]&amp;&quot;-&quot;&amp;[.B48]&amp;&quot;-&quot;&amp;[.C48]&amp;[.D48]&amp;[.E48]&amp;[.F48]&amp;[.G48]&amp;IF(ISBLANK([.H48]);&quot;&quot;;TEXT([.H48];&quot;000000000000&quot;))&amp;&quot;-&quot;&amp;TEXT([.I48];&quot;00&quot;)&amp;&quot;-&quot;&amp;TEXT([.J48];&quot;V0&quot;)" office:value-type="string" office:string-value="REC-MFX-R4DSPEA001B001C002-01-V1" calcext:value-type="string">
            <text:p>REC-MFX-R4DSPEA001B001C002-01-V1</text:p>
          </table:table-cell>
          <table:table-cell table:number-columns-repeated="3"/>
        </table:table-row>
        <table:table-row table:style-name="ro4">
          <table:table-cell office:value-type="string" calcext:value-type="string">
            <text:p>REC</text:p>
          </table:table-cell>
          <table:table-cell office:value-type="string" calcext:value-type="string">
            <text:p>R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49]);&quot;&quot;;&quot;\&quot;&amp;[.E49])" office:value-type="string" office:string-value="\A001" calcext:value-type="string">
            <text:p>\A001</text:p>
          </table:table-cell>
          <table:table-cell table:formula="of:=IF(ISBLANK([.F49]);&quot;&quot;;&quot;\&quot;&amp;[.F49])" office:value-type="string" office:string-value="\B001" calcext:value-type="string">
            <text:p>\B001</text:p>
          </table:table-cell>
          <table:table-cell table:formula="of:=IF(ISBLANK([.G49]);&quot;&quot;;&quot;\&quot;&amp;[.G49])" office:value-type="string" office:string-value="\C001" calcext:value-type="string">
            <text:p>\C001</text:p>
          </table:table-cell>
          <table:table-cell table:formula="of:=[.A49]&amp;&quot;-&quot;&amp;[.B49]&amp;&quot;-&quot;&amp;[.C49]&amp;[.D49]&amp;[.E49]&amp;[.F49]&amp;[.G49]&amp;IF(ISBLANK([.H49]);&quot;&quot;;TEXT([.H49];&quot;000000000000&quot;))&amp;&quot;-&quot;&amp;TEXT([.I49];&quot;00&quot;)&amp;&quot;-&quot;&amp;TEXT([.J49];&quot;V0&quot;)&amp;&quot;.&quot;&amp;[.K49]" office:value-type="string" office:string-value="REC-RGC-R4DSPEA001B001C001-01-V1.pdf" calcext:value-type="string">
            <text:p>REC-RGC-R4DSPEA001B001C001-01-V1.pdf</text:p>
          </table:table-cell>
          <table:table-cell table:formula="of:=[.A49]&amp;&quot;-&quot;&amp;[.B49]&amp;&quot;-&quot;&amp;[.C49]&amp;[.D49]&amp;[.E49]&amp;[.F49]&amp;[.G49]&amp;IF(ISBLANK([.H49]);&quot;&quot;;TEXT([.H49];&quot;000000000000&quot;))&amp;&quot;-&quot;&amp;TEXT([.I49];&quot;00&quot;)&amp;&quot;-&quot;&amp;TEXT([.J49];&quot;V0&quot;)" office:value-type="string" office:string-value="REC-RGC-R4DSPEA001B001C001-01-V1" calcext:value-type="string">
            <text:p>REC-R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RVR</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3" calcext:value-type="float">
            <text:p>V3</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50]);&quot;&quot;;&quot;\&quot;&amp;[.E50])" office:value-type="string" office:string-value="\A001" calcext:value-type="string">
            <text:p>\A001</text:p>
          </table:table-cell>
          <table:table-cell table:formula="of:=IF(ISBLANK([.F50]);&quot;&quot;;&quot;\&quot;&amp;[.F50])" office:value-type="string" office:string-value="\B001" calcext:value-type="string">
            <text:p>\B001</text:p>
          </table:table-cell>
          <table:table-cell table:formula="of:=IF(ISBLANK([.G50]);&quot;&quot;;&quot;\&quot;&amp;[.G50])" office:value-type="string" office:string-value="\C001" calcext:value-type="string">
            <text:p>\C001</text:p>
          </table:table-cell>
          <table:table-cell table:formula="of:=[.A50]&amp;&quot;-&quot;&amp;[.B50]&amp;&quot;-&quot;&amp;[.C50]&amp;[.D50]&amp;[.E50]&amp;[.F50]&amp;[.G50]&amp;IF(ISBLANK([.H50]);&quot;&quot;;TEXT([.H50];&quot;000000000000&quot;))&amp;&quot;-&quot;&amp;TEXT([.I50];&quot;00&quot;)&amp;&quot;-&quot;&amp;TEXT([.J50];&quot;V0&quot;)&amp;&quot;.&quot;&amp;[.K50]" office:value-type="string" office:string-value="REC-RVR-R4DSPEA001B001C001-01-V3.pdf" calcext:value-type="string">
            <text:p>REC-RVR-R4DSPEA001B001C001-01-V3.pdf</text:p>
          </table:table-cell>
          <table:table-cell table:formula="of:=[.A50]&amp;&quot;-&quot;&amp;[.B50]&amp;&quot;-&quot;&amp;[.C50]&amp;[.D50]&amp;[.E50]&amp;[.F50]&amp;[.G50]&amp;IF(ISBLANK([.H50]);&quot;&quot;;TEXT([.H50];&quot;000000000000&quot;))&amp;&quot;-&quot;&amp;TEXT([.I50];&quot;00&quot;)&amp;&quot;-&quot;&amp;TEXT([.J50];&quot;V0&quot;)" office:value-type="string" office:string-value="REC-RVR-R4DSPEA001B001C001-01-V3" calcext:value-type="string">
            <text:p>REC-RVR-R4DSPEA001B001C001-01-V3</text:p>
          </table:table-cell>
          <table:table-cell table:number-columns-repeated="3"/>
        </table:table-row>
        <table:table-row table:style-name="ro4">
          <table:table-cell office:value-type="string" calcext:value-type="string">
            <text:p>REC</text:p>
          </table:table-cell>
          <table:table-cell office:value-type="string" calcext:value-type="string">
            <text:p>DLG</text:p>
          </table:table-cell>
          <table:table-cell office:value-type="string" calcext:value-type="string">
            <text:p>R2</text:p>
          </table:table-cell>
          <table:table-cell office:value-type="string" calcext:value-type="string">
            <text:p>DSPE</text:p>
          </table:table-cell>
          <table:table-cell office:value-type="string" calcext:value-type="string">
            <text:p>A001</text:p>
          </table:table-cell>
          <table:table-cell table:number-columns-repeated="3"/>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DLG</text:p>
          </table:table-cell>
          <table:table-cell table:formula="of:=IF(ISBLANK([.F51]);&quot;&quot;;&quot;\&quot;&amp;[.F51])">
            <text:p/>
          </table:table-cell>
          <table:table-cell table:formula="of:=IF(ISBLANK([.G51]);&quot;&quot;;&quot;\&quot;&amp;[.G51])">
            <text:p/>
          </table:table-cell>
          <table:table-cell table:formula="of:=[.A51]&amp;&quot;-&quot;&amp;[.B51]&amp;&quot;-&quot;&amp;[.C51]&amp;[.D51]&amp;[.E51]&amp;[.F51]&amp;[.G51]&amp;IF(ISBLANK([.H51]);&quot;&quot;;TEXT([.H51];&quot;000000000000&quot;))&amp;&quot;-&quot;&amp;TEXT([.I51];&quot;00&quot;)&amp;&quot;-&quot;&amp;TEXT([.J51];&quot;V0&quot;)&amp;&quot;.&quot;&amp;[.K51]" office:value-type="string" office:string-value="REC-DLG-R2DSPEA001-01-V2.zip" calcext:value-type="string">
            <text:p>REC-DLG-R2DSPEA001-01-V2.zip</text:p>
          </table:table-cell>
          <table:table-cell table:formula="of:=[.A51]&amp;&quot;-&quot;&amp;[.B51]&amp;&quot;-&quot;&amp;[.C51]&amp;[.D51]&amp;[.E51]&amp;[.F51]&amp;[.G51]&amp;IF(ISBLANK([.H51]);&quot;&quot;;TEXT([.H51];&quot;000000000000&quot;))&amp;&quot;-&quot;&amp;TEXT([.I51];&quot;00&quot;)&amp;&quot;-&quot;&amp;TEXT([.J51];&quot;V0&quot;)" office:value-type="string" office:string-value="REC-DLG-R2DSPEA001-01-V2" calcext:value-type="string">
            <text:p>REC-DLG-R2DSPEA001-01-V2</text:p>
          </table:table-cell>
          <table:table-cell table:number-columns-repeated="3"/>
        </table:table-row>
        <table:table-row table:style-name="ro4" table:number-rows-repeated="1048524">
          <table:table-cell table:number-columns-repeated="22"/>
        </table:table-row>
        <table:table-row table:style-name="ro4">
          <table:table-cell table:number-columns-repeated="22"/>
        </table:table-row>
      </table:table>
      <table:table table:name="BatchRep" table:style-name="ta1">
        <office:forms form:automatic-focus="false" form:apply-design-mode="false"/>
        <table:table-column table:style-name="co40" table:default-cell-style-name="Default"/>
        <table:table-row table:style-name="ro4">
          <table:table-cell table:style-name="ce74" office:value-type="string" calcext:value-type="string">
            <text:p>MD D:\cglocal\tools\env_gracethd\ExempleArborescence\DSPE\INFRA\A001\B001\C005</text:p>
          </table:table-cell>
        </table:table-row>
        <table:table-row table:style-name="ro4">
          <table:table-cell table:formula="of:=&quot;MD &quot;&amp;[Exemples.$V$1]&amp;[Exemples.M2]&amp;[Exemples.N2]&amp;[Exemples.O2]&amp;[Exemples.P2]&amp;[Exemples.Q2]" office:value-type="string" office:string-value="MD D:\cglocal\tools\env_gracethd\ExempleArborescence\DSPE\GENERAL\DIG" calcext:value-type="string">
            <text:p>MD D:\cglocal\tools\env_gracethd\ExempleArborescence\DSPE\GENERAL\DIG</text:p>
          </table:table-cell>
        </table:table-row>
        <table:table-row table:style-name="ro6">
          <table:table-cell table:formula="of:=&quot;MD &quot;&amp;[Exemples.$V$1]&amp;[Exemples.M3]&amp;[Exemples.N3]&amp;[Exemples.O3]&amp;[Exemples.P3]&amp;[Exemples.Q3]" office:value-type="string" office:string-value="MD D:\cglocal\tools\env_gracethd\ExempleArborescence\DSPE\GENERAL\DIG" calcext:value-type="string">
            <text:p>MD D:\cglocal\tools\env_gracethd\ExempleArborescence\DSPE\GENERAL\DIG</text:p>
          </table:table-cell>
        </table:table-row>
        <table:table-row table:style-name="ro6">
          <table:table-cell table:formula="of:=&quot;MD &quot;&amp;[Exemples.$V$1]&amp;[Exemples.M4]&amp;[Exemples.N4]&amp;[Exemples.O4]&amp;[Exemples.P4]&amp;[Exemples.Q4]" office:value-type="string" office:string-value="MD D:\cglocal\tools\env_gracethd\ExempleArborescence\DSPE\GENERAL\ETU" calcext:value-type="string">
            <text:p>MD D:\cglocal\tools\env_gracethd\ExempleArborescence\DSPE\GENERAL\ETU</text:p>
          </table:table-cell>
        </table:table-row>
        <table:table-row table:style-name="ro6">
          <table:table-cell table:formula="of:=&quot;MD &quot;&amp;[Exemples.$V$1]&amp;[Exemples.M5]&amp;[Exemples.N5]&amp;[Exemples.O5]&amp;[Exemples.P5]&amp;[Exemples.Q5]" office:value-type="string" office:string-value="MD D:\cglocal\tools\env_gracethd\ExempleArborescence\DSPE\GENERAL\ETU" calcext:value-type="string">
            <text:p>MD D:\cglocal\tools\env_gracethd\ExempleArborescence\DSPE\GENERAL\ETU</text:p>
          </table:table-cell>
        </table:table-row>
        <table:table-row table:style-name="ro6">
          <table:table-cell table:formula="of:=&quot;MD &quot;&amp;[Exemples.$V$1]&amp;[Exemples.M6]&amp;[Exemples.N6]&amp;[Exemples.O6]&amp;[Exemples.P6]&amp;[Exemples.Q6]" office:value-type="string" office:string-value="MD D:\cglocal\tools\env_gracethd\ExempleArborescence\DSPE\INFRA\A001" calcext:value-type="string">
            <text:p>MD D:\cglocal\tools\env_gracethd\ExempleArborescence\DSPE\INFRA\A001</text:p>
          </table:table-cell>
        </table:table-row>
        <table:table-row table:style-name="ro6">
          <table:table-cell table:formula="of:=&quot;MD &quot;&amp;[Exemples.$V$1]&amp;[Exemples.M7]&amp;[Exemples.N7]&amp;[Exemples.O7]&amp;[Exemples.P7]&amp;[Exemples.Q7]" office:value-type="string" office:string-value="MD D:\cglocal\tools\env_gracethd\ExempleArborescence\DSPE\GENERAL\PPH" calcext:value-type="string">
            <text:p>MD D:\cglocal\tools\env_gracethd\ExempleArborescence\DSPE\GENERAL\PPH</text:p>
          </table:table-cell>
        </table:table-row>
        <table:table-row table:style-name="ro6">
          <table:table-cell table:formula="of:=&quot;MD &quot;&amp;[Exemples.$V$1]&amp;[Exemples.M8]&amp;[Exemples.N8]&amp;[Exemples.O8]&amp;[Exemples.P8]&amp;[Exemples.Q8]" office:value-type="string" office:string-value="MD D:\cglocal\tools\env_gracethd\ExempleArborescence\DSPE\INFRA\A001" calcext:value-type="string">
            <text:p>MD D:\cglocal\tools\env_gracethd\ExempleArborescence\DSPE\INFRA\A001</text:p>
          </table:table-cell>
        </table:table-row>
        <table:table-row table:style-name="ro6">
          <table:table-cell table:formula="of:=&quot;MD &quot;&amp;[Exemples.$V$1]&amp;[Exemples.M9]&amp;[Exemples.N9]&amp;[Exemples.O9]&amp;[Exemples.P9]&amp;[Exemples.Q9]" office:value-type="string" office:string-value="MD D:\cglocal\tools\env_gracethd\ExempleArborescence\DSPE\INFRA\A001\B001\C002" calcext:value-type="string">
            <text:p>MD D:\cglocal\tools\env_gracethd\ExempleArborescence\DSPE\INFRA\A001\B001\C002</text:p>
          </table:table-cell>
        </table:table-row>
        <table:table-row table:style-name="ro6">
          <table:table-cell table:formula="of:=&quot;MD &quot;&amp;[Exemples.$V$1]&amp;[Exemples.M10]&amp;[Exemples.N10]&amp;[Exemples.O10]&amp;[Exemples.P10]&amp;[Exemples.Q10]" office:value-type="string" office:string-value="MD D:\cglocal\tools\env_gracethd\ExempleArborescence\DSPE\INFRA\A001\B001\C002" calcext:value-type="string">
            <text:p>MD D:\cglocal\tools\env_gracethd\ExempleArborescence\DSPE\INFRA\A001\B001\C002</text:p>
          </table:table-cell>
        </table:table-row>
        <table:table-row table:style-name="ro6">
          <table:table-cell table:formula="of:=&quot;MD &quot;&amp;[Exemples.$V$1]&amp;[Exemples.M11]&amp;[Exemples.N11]&amp;[Exemples.O11]&amp;[Exemples.P11]&amp;[Exemples.Q11]" office:value-type="string" office:string-value="MD D:\cglocal\tools\env_gracethd\ExempleArborescence\DSPE\INFRA\A001\B001\C002" calcext:value-type="string">
            <text:p>MD D:\cglocal\tools\env_gracethd\ExempleArborescence\DSPE\INFRA\A001\B001\C002</text:p>
          </table:table-cell>
        </table:table-row>
        <table:table-row table:style-name="ro6">
          <table:table-cell table:formula="of:=&quot;MD &quot;&amp;[Exemples.$V$1]&amp;[Exemples.M12]&amp;[Exemples.N12]&amp;[Exemples.O12]&amp;[Exemples.P12]&amp;[Exemples.Q12]" office:value-type="string" office:string-value="MD D:\cglocal\tools\env_gracethd\ExempleArborescence\DSPE\INFRA\A001\B001\C002" calcext:value-type="string">
            <text:p>MD D:\cglocal\tools\env_gracethd\ExempleArborescence\DSPE\INFRA\A001\B001\C002</text:p>
          </table:table-cell>
        </table:table-row>
        <table:table-row table:style-name="ro6">
          <table:table-cell table:formula="of:=&quot;MD &quot;&amp;[Exemples.$V$1]&amp;[Exemples.M13]&amp;[Exemples.N13]&amp;[Exemples.O13]&amp;[Exemples.P13]&amp;[Exemples.Q13]" office:value-type="string" office:string-value="MD D:\cglocal\tools\env_gracethd\ExempleArborescence\DSPE\INFRA\A001\B001\C002" calcext:value-type="string">
            <text:p>MD D:\cglocal\tools\env_gracethd\ExempleArborescence\DSPE\INFRA\A001\B001\C002</text:p>
          </table:table-cell>
        </table:table-row>
        <table:table-row table:style-name="ro6">
          <table:table-cell table:formula="of:=&quot;MD &quot;&amp;[Exemples.$V$1]&amp;[Exemples.M14]&amp;[Exemples.N14]&amp;[Exemples.O14]&amp;[Exemples.P14]&amp;[Exemples.Q14]" office:value-type="string" office:string-value="MD D:\cglocal\tools\env_gracethd\ExempleArborescence\DSPE\INFRA\A001\B001\C002" calcext:value-type="string">
            <text:p>MD D:\cglocal\tools\env_gracethd\ExempleArborescence\DSPE\INFRA\A001\B001\C002</text:p>
          </table:table-cell>
        </table:table-row>
        <table:table-row table:style-name="ro6">
          <table:table-cell table:formula="of:=&quot;MD &quot;&amp;[Exemples.$V$1]&amp;[Exemples.M15]&amp;[Exemples.N15]&amp;[Exemples.O15]&amp;[Exemples.P15]&amp;[Exemples.Q15]" office:value-type="string" office:string-value="MD D:\cglocal\tools\env_gracethd\ExempleArborescence\DSPE\INFRA\A001\B001\C002" calcext:value-type="string">
            <text:p>MD D:\cglocal\tools\env_gracethd\ExempleArborescence\DSPE\INFRA\A001\B001\C002</text:p>
          </table:table-cell>
        </table:table-row>
        <table:table-row table:style-name="ro6">
          <table:table-cell table:formula="of:=&quot;MD &quot;&amp;[Exemples.$V$1]&amp;[Exemples.M16]&amp;[Exemples.N16]&amp;[Exemples.O16]&amp;[Exemples.P16]&amp;[Exemples.Q16]" office:value-type="string" office:string-value="MD D:\cglocal\tools\env_gracethd\ExempleArborescence\DSPE\INFRA\A001\B001\C002" calcext:value-type="string">
            <text:p>MD D:\cglocal\tools\env_gracethd\ExempleArborescence\DSPE\INFRA\A001\B001\C002</text:p>
          </table:table-cell>
        </table:table-row>
        <table:table-row table:style-name="ro6">
          <table:table-cell table:formula="of:=&quot;MD &quot;&amp;[Exemples.$V$1]&amp;[Exemples.M17]&amp;[Exemples.N17]&amp;[Exemples.O17]&amp;[Exemples.P17]&amp;[Exemples.Q17]" office:value-type="string" office:string-value="MD D:\cglocal\tools\env_gracethd\ExempleArborescence\DSPE\INFRA\A001\B001\C003" calcext:value-type="string">
            <text:p>MD D:\cglocal\tools\env_gracethd\ExempleArborescence\DSPE\INFRA\A001\B001\C003</text:p>
          </table:table-cell>
        </table:table-row>
        <table:table-row table:style-name="ro6">
          <table:table-cell table:formula="of:=&quot;MD &quot;&amp;[Exemples.$V$1]&amp;[Exemples.M18]&amp;[Exemples.N18]&amp;[Exemples.O18]&amp;[Exemples.P18]&amp;[Exemples.Q18]" office:value-type="string" office:string-value="MD D:\cglocal\tools\env_gracethd\ExempleArborescence\DSPE\INFRA\A001\B001\C001" calcext:value-type="string">
            <text:p>MD D:\cglocal\tools\env_gracethd\ExempleArborescence\DSPE\INFRA\A001\B001\C001</text:p>
          </table:table-cell>
        </table:table-row>
        <table:table-row table:style-name="ro6">
          <table:table-cell table:formula="of:=&quot;MD &quot;&amp;[Exemples.$V$1]&amp;[Exemples.M18]&amp;[Exemples.N18]&amp;[Exemples.O18]&amp;[Exemples.P18]&amp;[Exemples.Q18]" office:value-type="string" office:string-value="MD D:\cglocal\tools\env_gracethd\ExempleArborescence\DSPE\INFRA\A001\B001\C001" calcext:value-type="string">
            <text:p>MD D:\cglocal\tools\env_gracethd\ExempleArborescence\DSPE\INFRA\A001\B001\C001</text:p>
          </table:table-cell>
        </table:table-row>
        <table:table-row table:style-name="ro6">
          <table:table-cell table:formula="of:=&quot;MD &quot;&amp;[Exemples.$V$1]&amp;[Exemples.M19]&amp;[Exemples.N19]&amp;[Exemples.O19]&amp;[Exemples.P19]&amp;[Exemples.Q19]" office:value-type="string" office:string-value="MD D:\cglocal\tools\env_gracethd\ExempleArborescence\DSPE\INFRA\A001\B001\C001" calcext:value-type="string">
            <text:p>MD D:\cglocal\tools\env_gracethd\ExempleArborescence\DSPE\INFRA\A001\B001\C001</text:p>
          </table:table-cell>
        </table:table-row>
        <table:table-row table:style-name="ro6">
          <table:table-cell table:formula="of:=&quot;MD &quot;&amp;[Exemples.$V$1]&amp;[Exemples.M20]&amp;[Exemples.N20]&amp;[Exemples.O20]&amp;[Exemples.P20]&amp;[Exemples.Q20]" office:value-type="string" office:string-value="MD D:\cglocal\tools\env_gracethd\ExempleArborescence\DSPE\INFRA\A001\B001\C001" calcext:value-type="string">
            <text:p>MD D:\cglocal\tools\env_gracethd\ExempleArborescence\DSPE\INFRA\A001\B001\C001</text:p>
          </table:table-cell>
        </table:table-row>
        <table:table-row table:style-name="ro4">
          <table:table-cell table:formula="of:=&quot;MD &quot;&amp;[Exemples.$V$1]&amp;[Exemples.M21]&amp;[Exemples.N21]&amp;[Exemples.O21]&amp;[Exemples.P21]&amp;[Exemples.Q21]" office:value-type="string" office:string-value="MD D:\cglocal\tools\env_gracethd\ExempleArborescence\DSPE\INFRA\A001\B001\C001" calcext:value-type="string">
            <text:p>MD D:\cglocal\tools\env_gracethd\ExempleArborescence\DSPE\INFRA\A001\B001\C001</text:p>
          </table:table-cell>
        </table:table-row>
        <table:table-row table:style-name="ro6">
          <table:table-cell table:formula="of:=&quot;MD &quot;&amp;[Exemples.$V$1]&amp;[Exemples.M22]&amp;[Exemples.N22]&amp;[Exemples.O22]&amp;[Exemples.P22]&amp;[Exemples.Q22]" office:value-type="string" office:string-value="MD D:\cglocal\tools\env_gracethd\ExempleArborescence\DSPE\INFRA\A001\B001\C001" calcext:value-type="string">
            <text:p>MD D:\cglocal\tools\env_gracethd\ExempleArborescence\DSPE\INFRA\A001\B001\C001</text:p>
          </table:table-cell>
        </table:table-row>
        <table:table-row table:style-name="ro6">
          <table:table-cell table:formula="of:=&quot;MD &quot;&amp;[Exemples.$V$1]&amp;[Exemples.M23]&amp;[Exemples.N23]&amp;[Exemples.O23]&amp;[Exemples.P23]&amp;[Exemples.Q23]" office:value-type="string" office:string-value="MD D:\cglocal\tools\env_gracethd\ExempleArborescence\DSPE\INFRA\A001\B001\C001" calcext:value-type="string">
            <text:p>MD D:\cglocal\tools\env_gracethd\ExempleArborescence\DSPE\INFRA\A001\B001\C001</text:p>
          </table:table-cell>
        </table:table-row>
        <table:table-row table:style-name="ro6">
          <table:table-cell table:formula="of:=&quot;MD &quot;&amp;[Exemples.$V$1]&amp;[Exemples.M24]&amp;[Exemples.N24]&amp;[Exemples.O24]&amp;[Exemples.P24]&amp;[Exemples.Q24]" office:value-type="string" office:string-value="MD D:\cglocal\tools\env_gracethd\ExempleArborescence\DSPE\INFRA\A001\B001\C001" calcext:value-type="string">
            <text:p>MD D:\cglocal\tools\env_gracethd\ExempleArborescence\DSPE\INFRA\A001\B001\C001</text:p>
          </table:table-cell>
        </table:table-row>
        <table:table-row table:style-name="ro6">
          <table:table-cell table:formula="of:=&quot;MD &quot;&amp;[Exemples.$V$1]&amp;[Exemples.M25]&amp;[Exemples.N25]&amp;[Exemples.O25]&amp;[Exemples.P25]&amp;[Exemples.Q25]" office:value-type="string" office:string-value="MD D:\cglocal\tools\env_gracethd\ExempleArborescence\DSPE\INFRA\A001\B001\C002" calcext:value-type="string">
            <text:p>MD D:\cglocal\tools\env_gracethd\ExempleArborescence\DSPE\INFRA\A001\B001\C002</text:p>
          </table:table-cell>
        </table:table-row>
        <table:table-row table:style-name="ro6">
          <table:table-cell table:formula="of:=&quot;MD &quot;&amp;[Exemples.$V$1]&amp;[Exemples.M26]&amp;[Exemples.N26]&amp;[Exemples.O26]&amp;[Exemples.P26]&amp;[Exemples.Q26]" office:value-type="string" office:string-value="MD D:\cglocal\tools\env_gracethd\ExempleArborescence\DSPE\INFRA\A001\B001\C003" calcext:value-type="string">
            <text:p>MD D:\cglocal\tools\env_gracethd\ExempleArborescence\DSPE\INFRA\A001\B001\C003</text:p>
          </table:table-cell>
        </table:table-row>
        <table:table-row table:style-name="ro6">
          <table:table-cell table:formula="of:=&quot;MD &quot;&amp;[Exemples.$V$1]&amp;[Exemples.M27]&amp;[Exemples.N27]&amp;[Exemples.O27]&amp;[Exemples.P27]&amp;[Exemples.Q27]" office:value-type="string" office:string-value="MD D:\cglocal\tools\env_gracethd\ExempleArborescence\DSPE\INFRA\A001\B001\C004" calcext:value-type="string">
            <text:p>MD D:\cglocal\tools\env_gracethd\ExempleArborescence\DSPE\INFRA\A001\B001\C004</text:p>
          </table:table-cell>
        </table:table-row>
        <table:table-row table:style-name="ro6">
          <table:table-cell table:formula="of:=&quot;MD &quot;&amp;[Exemples.$V$1]&amp;[Exemples.M28]&amp;[Exemples.N28]&amp;[Exemples.O28]&amp;[Exemples.P28]&amp;[Exemples.Q28]" office:value-type="string" office:string-value="MD D:\cglocal\tools\env_gracethd\ExempleArborescence\DSPE\SITES\DBL" calcext:value-type="string">
            <text:p>MD D:\cglocal\tools\env_gracethd\ExempleArborescence\DSPE\SITES\DBL</text:p>
          </table:table-cell>
        </table:table-row>
        <table:table-row table:style-name="ro6">
          <table:table-cell table:formula="of:=&quot;MD &quot;&amp;[Exemples.$V$1]&amp;[Exemples.M29]&amp;[Exemples.N29]&amp;[Exemples.O29]&amp;[Exemples.P29]&amp;[Exemples.Q29]" office:value-type="string" office:string-value="MD D:\cglocal\tools\env_gracethd\ExempleArborescence\DSPE\INFRA\A001\B001\C001" calcext:value-type="string">
            <text:p>MD D:\cglocal\tools\env_gracethd\ExempleArborescence\DSPE\INFRA\A001\B001\C001</text:p>
          </table:table-cell>
        </table:table-row>
        <table:table-row table:style-name="ro6">
          <table:table-cell table:formula="of:=&quot;MD &quot;&amp;[Exemples.$V$1]&amp;[Exemples.M30]&amp;[Exemples.N30]&amp;[Exemples.O30]&amp;[Exemples.P30]&amp;[Exemples.Q30]" office:value-type="string" office:string-value="MD D:\cglocal\tools\env_gracethd\ExempleArborescence\DSPE\INFRA\A001\B001\C001" calcext:value-type="string">
            <text:p>MD D:\cglocal\tools\env_gracethd\ExempleArborescence\DSPE\INFRA\A001\B001\C001</text:p>
          </table:table-cell>
        </table:table-row>
        <table:table-row table:style-name="ro4">
          <table:table-cell table:formula="of:=&quot;MD &quot;&amp;[Exemples.$V$1]&amp;[Exemples.M31]&amp;[Exemples.N31]&amp;[Exemples.O31]&amp;[Exemples.P31]&amp;[Exemples.Q31]" office:value-type="string" office:string-value="MD D:\cglocal\tools\env_gracethd\ExempleArborescence\DSPE\GENERAL\CIN" calcext:value-type="string">
            <text:p>MD D:\cglocal\tools\env_gracethd\ExempleArborescence\DSPE\GENERAL\CIN</text:p>
          </table:table-cell>
        </table:table-row>
        <table:table-row table:style-name="ro6">
          <table:table-cell table:formula="of:=&quot;MD &quot;&amp;[Exemples.$V$1]&amp;[Exemples.M32]&amp;[Exemples.N32]&amp;[Exemples.O32]&amp;[Exemples.P32]&amp;[Exemples.Q32]" office:value-type="string" office:string-value="MD D:\cglocal\tools\env_gracethd\ExempleArborescence\DSPE\GENERAL\CIN" calcext:value-type="string">
            <text:p>MD D:\cglocal\tools\env_gracethd\ExempleArborescence\DSPE\GENERAL\CIN</text:p>
          </table:table-cell>
        </table:table-row>
        <table:table-row table:style-name="ro6">
          <table:table-cell table:formula="of:=&quot;MD &quot;&amp;[Exemples.$V$1]&amp;[Exemples.M33]&amp;[Exemples.N33]&amp;[Exemples.O33]&amp;[Exemples.P33]&amp;[Exemples.Q33]" office:value-type="string" office:string-value="MD D:\cglocal\tools\env_gracethd\ExempleArborescence\DSPE\INFRA\A001\B001\C002" calcext:value-type="string">
            <text:p>MD D:\cglocal\tools\env_gracethd\ExempleArborescence\DSPE\INFRA\A001\B001\C002</text:p>
          </table:table-cell>
        </table:table-row>
        <table:table-row table:style-name="ro6">
          <table:table-cell table:formula="of:=&quot;MD &quot;&amp;[Exemples.$V$1]&amp;[Exemples.M34]&amp;[Exemples.N34]&amp;[Exemples.O34]&amp;[Exemples.P34]&amp;[Exemples.Q34]" office:value-type="string" office:string-value="MD D:\cglocal\tools\env_gracethd\ExempleArborescence\DSPE\INFRA\A001\B001\C003" calcext:value-type="string">
            <text:p>MD D:\cglocal\tools\env_gracethd\ExempleArborescence\DSPE\INFRA\A001\B001\C003</text:p>
          </table:table-cell>
        </table:table-row>
        <table:table-row table:style-name="ro6">
          <table:table-cell table:formula="of:=&quot;MD &quot;&amp;[Exemples.$V$1]&amp;[Exemples.M35]&amp;[Exemples.N35]&amp;[Exemples.O35]&amp;[Exemples.P35]&amp;[Exemples.Q35]" office:value-type="string" office:string-value="MD D:\cglocal\tools\env_gracethd\ExempleArborescence\DSPE\INFRA\A001\B001\C004" calcext:value-type="string">
            <text:p>MD D:\cglocal\tools\env_gracethd\ExempleArborescence\DSPE\INFRA\A001\B001\C004</text:p>
          </table:table-cell>
        </table:table-row>
        <table:table-row table:style-name="ro6">
          <table:table-cell table:formula="of:=&quot;MD &quot;&amp;[Exemples.$V$1]&amp;[Exemples.M36]&amp;[Exemples.N36]&amp;[Exemples.O36]&amp;[Exemples.P36]&amp;[Exemples.Q36]" office:value-type="string" office:string-value="MD D:\cglocal\tools\env_gracethd\ExempleArborescence\DSPE\INFRA\A001\B001\C001" calcext:value-type="string">
            <text:p>MD D:\cglocal\tools\env_gracethd\ExempleArborescence\DSPE\INFRA\A001\B001\C001</text:p>
          </table:table-cell>
        </table:table-row>
        <table:table-row table:style-name="ro6">
          <table:table-cell table:formula="of:=&quot;MD &quot;&amp;[Exemples.$V$1]&amp;[Exemples.M37]&amp;[Exemples.N37]&amp;[Exemples.P37]&amp;[Exemples.P37]&amp;[Exemples.Q37]" office:value-type="string" office:string-value="MD D:\cglocal\tools\env_gracethd\ExempleArborescence\DSPE\SITES" calcext:value-type="string">
            <text:p>MD D:\cglocal\tools\env_gracethd\ExempleArborescence\DSPE\SITES</text:p>
          </table:table-cell>
        </table:table-row>
        <table:table-row table:style-name="ro6">
          <table:table-cell table:formula="of:=&quot;MD &quot;&amp;[Exemples.$V$1]&amp;[Exemples.M38]&amp;[Exemples.N38]&amp;[Exemples.O38]&amp;[Exemples.P38]&amp;[Exemples.Q38]" office:value-type="string" office:string-value="MD D:\cglocal\tools\env_gracethd\ExempleArborescence\DSPE\SITES\A001\B001\C004" calcext:value-type="string">
            <text:p>MD D:\cglocal\tools\env_gracethd\ExempleArborescence\DSPE\SITES\A001\B001\C004</text:p>
          </table:table-cell>
        </table:table-row>
        <table:table-row table:style-name="ro6">
          <table:table-cell table:formula="of:=&quot;MD &quot;&amp;[Exemples.$V$1]&amp;[Exemples.M39]&amp;[Exemples.N39]&amp;[Exemples.O39]&amp;[Exemples.P39]&amp;[Exemples.Q39]" office:value-type="string" office:string-value="MD D:\cglocal\tools\env_gracethd\ExempleArborescence\DSPE\SITES\A002" calcext:value-type="string">
            <text:p>MD D:\cglocal\tools\env_gracethd\ExempleArborescence\DSPE\SITES\A002</text:p>
          </table:table-cell>
        </table:table-row>
        <table:table-row table:style-name="ro6">
          <table:table-cell table:formula="of:=&quot;MD &quot;&amp;[Exemples.$V$1]&amp;[Exemples.M40]&amp;[Exemples.N40]&amp;[Exemples.O40]&amp;[Exemples.P40]&amp;[Exemples.Q40]" office:value-type="string" office:string-value="MD D:\cglocal\tools\env_gracethd\ExempleArborescence\DSPE\OPTIQUE\A001" calcext:value-type="string">
            <text:p>MD D:\cglocal\tools\env_gracethd\ExempleArborescence\DSPE\OPTIQUE\A001</text:p>
          </table:table-cell>
        </table:table-row>
        <table:table-row table:style-name="ro6">
          <table:table-cell table:formula="of:=&quot;MD &quot;&amp;[Exemples.$V$1]&amp;[Exemples.M41]&amp;[Exemples.N41]&amp;[Exemples.O41]&amp;[Exemples.P41]&amp;[Exemples.Q41]" office:value-type="string" office:string-value="MD D:\cglocal\tools\env_gracethd\ExempleArborescence\DSPE\OPTIQUE\A001\B001" calcext:value-type="string">
            <text:p>MD D:\cglocal\tools\env_gracethd\ExempleArborescence\DSPE\OPTIQUE\A001\B001</text:p>
          </table:table-cell>
        </table:table-row>
        <table:table-row table:style-name="ro6">
          <table:table-cell table:formula="of:=&quot;MD &quot;&amp;[Exemples.$V$1]&amp;[Exemples.M42]&amp;[Exemples.N42]&amp;[Exemples.O42]&amp;[Exemples.P42]&amp;[Exemples.Q42]" office:value-type="string" office:string-value="MD D:\cglocal\tools\env_gracethd\ExempleArborescence\DSPE\OPTIQUE\A001\B001" calcext:value-type="string">
            <text:p>MD D:\cglocal\tools\env_gracethd\ExempleArborescence\DSPE\OPTIQUE\A001\B001</text:p>
          </table:table-cell>
        </table:table-row>
        <table:table-row table:style-name="ro6">
          <table:table-cell table:formula="of:=&quot;MD &quot;&amp;[Exemples.$V$1]&amp;[Exemples.M43]&amp;[Exemples.N43]&amp;[Exemples.O43]&amp;[Exemples.P43]&amp;[Exemples.Q43]" office:value-type="string" office:string-value="MD D:\cglocal\tools\env_gracethd\ExempleArborescence\DSPE\OPTIQUE\A001\B001" calcext:value-type="string">
            <text:p>MD D:\cglocal\tools\env_gracethd\ExempleArborescence\DSPE\OPTIQUE\A001\B001</text:p>
          </table:table-cell>
        </table:table-row>
        <table:table-row table:style-name="ro6">
          <table:table-cell table:formula="of:=&quot;MD &quot;&amp;[Exemples.$V$1]&amp;[Exemples.M44]&amp;[Exemples.N44]&amp;[Exemples.O44]&amp;[Exemples.P44]&amp;[Exemples.Q44]" office:value-type="string" office:string-value="MD D:\cglocal\tools\env_gracethd\ExempleArborescence\DSPE\GENERAL\KEQ" calcext:value-type="string">
            <text:p>MD D:\cglocal\tools\env_gracethd\ExempleArborescence\DSPE\GENERAL\KEQ</text:p>
          </table:table-cell>
        </table:table-row>
        <table:table-row table:style-name="ro6">
          <table:table-cell table:formula="of:=&quot;MD &quot;&amp;[Exemples.$V$1]&amp;[Exemples.M45]&amp;[Exemples.N45]&amp;[Exemples.O45]&amp;[Exemples.P45]&amp;[Exemples.Q45]" office:value-type="string" office:string-value="MD D:\cglocal\tools\env_gracethd\ExempleArborescence\DSPE\SITES\A001\B001\C004" calcext:value-type="string">
            <text:p>MD D:\cglocal\tools\env_gracethd\ExempleArborescence\DSPE\SITES\A001\B001\C004</text:p>
          </table:table-cell>
        </table:table-row>
        <table:table-row table:style-name="ro6">
          <table:table-cell table:formula="of:=&quot;MD &quot;&amp;[Exemples.$V$1]&amp;[Exemples.M46]&amp;[Exemples.N46]&amp;[Exemples.O46]&amp;[Exemples.P46]&amp;[Exemples.Q46]" office:value-type="string" office:string-value="MD D:\cglocal\tools\env_gracethd\ExempleArborescence\DSPE\OPTIQUE\A001\B001" calcext:value-type="string">
            <text:p>MD D:\cglocal\tools\env_gracethd\ExempleArborescence\DSPE\OPTIQUE\A001\B001</text:p>
          </table:table-cell>
        </table:table-row>
        <table:table-row table:style-name="ro6">
          <table:table-cell table:formula="of:=&quot;MD &quot;&amp;[Exemples.$V$1]&amp;[Exemples.M47]&amp;[Exemples.N47]&amp;[Exemples.O47]&amp;[Exemples.P47]&amp;[Exemples.Q47]" office:value-type="string" office:string-value="MD D:\cglocal\tools\env_gracethd\ExempleArborescence\DSPE\INFRA\A001\B001\C001" calcext:value-type="string">
            <text:p>MD D:\cglocal\tools\env_gracethd\ExempleArborescence\DSPE\INFRA\A001\B001\C001</text:p>
          </table:table-cell>
        </table:table-row>
        <table:table-row table:style-name="ro6">
          <table:table-cell table:formula="of:=&quot;MD &quot;&amp;[Exemples.$V$1]&amp;[Exemples.M48]&amp;[Exemples.N48]&amp;[Exemples.O48]&amp;[Exemples.P48]&amp;[Exemples.Q48]" office:value-type="string" office:string-value="MD D:\cglocal\tools\env_gracethd\ExempleArborescence\DSPE\INFRA\A001\B001\C002" calcext:value-type="string">
            <text:p>MD D:\cglocal\tools\env_gracethd\ExempleArborescence\DSPE\INFRA\A001\B001\C002</text:p>
          </table:table-cell>
        </table:table-row>
        <table:table-row table:style-name="ro6">
          <table:table-cell table:formula="of:=&quot;MD &quot;&amp;[Exemples.$V$1]&amp;[Exemples.M49]&amp;[Exemples.N49]&amp;[Exemples.O49]&amp;[Exemples.P49]&amp;[Exemples.Q49]" office:value-type="string" office:string-value="MD D:\cglocal\tools\env_gracethd\ExempleArborescence\DSPE\INFRA\A001\B001\C001" calcext:value-type="string">
            <text:p>MD D:\cglocal\tools\env_gracethd\ExempleArborescence\DSPE\INFRA\A001\B001\C001</text:p>
          </table:table-cell>
        </table:table-row>
        <table:table-row table:style-name="ro6">
          <table:table-cell table:formula="of:=&quot;MD &quot;&amp;[Exemples.$V$1]&amp;[Exemples.M50]&amp;[Exemples.N50]&amp;[Exemples.O50]&amp;[Exemples.P50]&amp;[Exemples.Q50]" office:value-type="string" office:string-value="MD D:\cglocal\tools\env_gracethd\ExempleArborescence\DSPE\INFRA\A001\B001\C001" calcext:value-type="string">
            <text:p>MD D:\cglocal\tools\env_gracethd\ExempleArborescence\DSPE\INFRA\A001\B001\C001</text:p>
          </table:table-cell>
        </table:table-row>
        <table:table-row table:style-name="ro6">
          <table:table-cell table:formula="of:=&quot;MD &quot;&amp;[Exemples.$V$1]&amp;[Exemples.M51]&amp;[Exemples.N51]&amp;[Exemples.O51]&amp;[Exemples.P51]&amp;[Exemples.Q51]" office:value-type="string" office:string-value="MD D:\cglocal\tools\env_gracethd\ExempleArborescence\DSPE\GENERAL\DLG" calcext:value-type="string">
            <text:p>MD D:\cglocal\tools\env_gracethd\ExempleArborescence\DSPE\GENERAL\DLG</text:p>
          </table:table-cell>
        </table:table-row>
        <table:table-row table:style-name="ro6">
          <table:table-cell table:formula="of:=&quot;MD &quot;&amp;[Exemples.$V$1]&amp;[Exemples.M52]&amp;[Exemples.N52]&amp;[Exemples.O52]&amp;[Exemples.P52]&amp;[Exemples.Q52]"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53]&amp;[Exemples.N53]&amp;[Exemples.O53]&amp;[Exemples.P53]&amp;[Exemples.Q53]"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54]&amp;[Exemples.N54]&amp;[Exemples.O54]&amp;[Exemples.P54]&amp;[Exemples.Q54]"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55]&amp;[Exemples.N55]&amp;[Exemples.O55]&amp;[Exemples.P55]&amp;[Exemples.Q55]"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56]&amp;[Exemples.N56]&amp;[Exemples.O56]&amp;[Exemples.P56]&amp;[Exemples.Q56]"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57]&amp;[Exemples.N57]&amp;[Exemples.O57]&amp;[Exemples.P57]&amp;[Exemples.Q57]"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58]&amp;[Exemples.N58]&amp;[Exemples.O58]&amp;[Exemples.P58]&amp;[Exemples.Q58]"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59]&amp;[Exemples.N59]&amp;[Exemples.O59]&amp;[Exemples.P59]&amp;[Exemples.Q59]"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60]&amp;[Exemples.N60]&amp;[Exemples.O60]&amp;[Exemples.P60]&amp;[Exemples.Q60]"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61]&amp;[Exemples.N61]&amp;[Exemples.O61]&amp;[Exemples.P61]&amp;[Exemples.Q61]"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62]&amp;[Exemples.N62]&amp;[Exemples.O62]&amp;[Exemples.P62]&amp;[Exemples.Q62]"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63]&amp;[Exemples.N63]&amp;[Exemples.O63]&amp;[Exemples.P63]&amp;[Exemples.Q63]"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64]&amp;[Exemples.N64]&amp;[Exemples.O64]&amp;[Exemples.P64]&amp;[Exemples.Q64]"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65]&amp;[Exemples.N65]&amp;[Exemples.O65]&amp;[Exemples.P65]&amp;[Exemples.Q65]" office:value-type="string" office:string-value="MD D:\cglocal\tools\env_gracethd\ExempleArborescence" calcext:value-type="string">
            <text:p>MD D:\cglocal\tools\env_gracethd\ExempleArborescence</text:p>
          </table:table-cell>
        </table:table-row>
        <table:table-row table:style-name="ro6">
          <table:table-cell table:formula="of:=&quot;MD &quot;&amp;[Exemples.$V$1]&amp;[Exemples.M66]&amp;[Exemples.N66]&amp;[Exemples.O66]&amp;[Exemples.P66]&amp;[Exemples.Q66]" office:value-type="string" office:string-value="MD D:\cglocal\tools\env_gracethd\ExempleArborescence" calcext:value-type="string">
            <text:p>MD D:\cglocal\tools\env_gracethd\ExempleArborescence</text:p>
          </table:table-cell>
        </table:table-row>
      </table:table>
      <table:table table:name="BatchFiles" table:style-name="ta1">
        <office:forms form:automatic-focus="false" form:apply-design-mode="false"/>
        <table:table-column table:style-name="co41" table:default-cell-style-name="Default"/>
        <table:table-row table:style-name="ro4">
          <table:table-cell table:formula="of:=&quot;COPY nul &quot;&amp;[Exemples.$V$1]&amp;[Exemples.M2]&amp;[Exemples.N2]&amp;[Exemples.O2]&amp;[Exemples.P2]&amp;[Exemples.Q2]&amp;&quot;\&quot;&amp;[Exemples.R2]" office:value-type="string" office:string-value="COPY nul D:\cglocal\tools\env_gracethd\ExempleArborescence\DSPE\GENERAL\DIG\REC-DIG-R1DSPE-01-V1.odt" calcext:value-type="string">
            <text:p>COPY nul D:\cglocal\tools\env_gracethd\ExempleArborescence\DSPE\GENERAL\DIG\REC-DIG-R1DSPE-01-V1.odt</text:p>
          </table:table-cell>
        </table:table-row>
        <table:table-row table:style-name="ro4">
          <table:table-cell table:formula="of:=&quot;COPY nul &quot;&amp;[Exemples.$V$1]&amp;[Exemples.M3]&amp;[Exemples.N3]&amp;[Exemples.O3]&amp;[Exemples.P3]&amp;[Exemples.Q3]&amp;&quot;\&quot;&amp;[Exemples.R3]" office:value-type="string" office:string-value="COPY nul D:\cglocal\tools\env_gracethd\ExempleArborescence\DSPE\GENERAL\DIG\REC-DIG-R1DSPE-01-V1.pdf" calcext:value-type="string">
            <text:p>COPY nul D:\cglocal\tools\env_gracethd\ExempleArborescence\DSPE\GENERAL\DIG\REC-DIG-R1DSPE-01-V1.pdf</text:p>
          </table:table-cell>
        </table:table-row>
        <table:table-row table:style-name="ro4">
          <table:table-cell table:formula="of:=&quot;COPY nul &quot;&amp;[Exemples.$V$1]&amp;[Exemples.M4]&amp;[Exemples.N4]&amp;[Exemples.O4]&amp;[Exemples.P4]&amp;[Exemples.Q4]&amp;&quot;\&quot;&amp;[Exemples.R4]" office:value-type="string" office:string-value="COPY nul D:\cglocal\tools\env_gracethd\ExempleArborescence\DSPE\GENERAL\ETU\REC-ETU-R3DSPEA001B001-01-V1.pdf" calcext:value-type="string">
            <text:p>COPY nul D:\cglocal\tools\env_gracethd\ExempleArborescence\DSPE\GENERAL\ETU\REC-ETU-R3DSPEA001B001-01-V1.pdf</text:p>
          </table:table-cell>
        </table:table-row>
        <table:table-row table:style-name="ro4">
          <table:table-cell table:formula="of:=&quot;COPY nul &quot;&amp;[Exemples.$V$1]&amp;[Exemples.M5]&amp;[Exemples.N5]&amp;[Exemples.O5]&amp;[Exemples.P5]&amp;[Exemples.Q5]&amp;&quot;\&quot;&amp;[Exemples.R5]" office:value-type="string" office:string-value="COPY nul D:\cglocal\tools\env_gracethd\ExempleArborescence\DSPE\GENERAL\ETU\EXE-ETU-R3DSPEA001B001-01-V1.pdf" calcext:value-type="string">
            <text:p>COPY nul D:\cglocal\tools\env_gracethd\ExempleArborescence\DSPE\GENERAL\ETU\EXE-ETU-R3DSPEA001B001-01-V1.pdf</text:p>
          </table:table-cell>
        </table:table-row>
        <table:table-row table:style-name="ro4">
          <table:table-cell table:formula="of:=&quot;COPY nul &quot;&amp;[Exemples.$V$1]&amp;[Exemples.M6]&amp;[Exemples.N6]&amp;[Exemples.O6]&amp;[Exemples.P6]&amp;[Exemples.Q6]&amp;&quot;\&quot;&amp;[Exemples.R6]" office:value-type="string" office:string-value="COPY nul D:\cglocal\tools\env_gracethd\ExempleArborescence\DSPE\INFRA\A001\REC-PSI-ZN000180030001-01-V1.pdf" calcext:value-type="string">
            <text:p>COPY nul D:\cglocal\tools\env_gracethd\ExempleArborescence\DSPE\INFRA\A001\REC-PSI-ZN000180030001-01-V1.pdf</text:p>
          </table:table-cell>
        </table:table-row>
        <table:table-row table:style-name="ro4">
          <table:table-cell table:formula="of:=&quot;COPY nul &quot;&amp;[Exemples.$V$1]&amp;[Exemples.M7]&amp;[Exemples.N7]&amp;[Exemples.O7]&amp;[Exemples.P7]&amp;[Exemples.Q7]&amp;&quot;\&quot;&amp;[Exemples.R7]" office:value-type="string" office:string-value="COPY nul D:\cglocal\tools\env_gracethd\ExempleArborescence\DSPE\GENERAL\PPH\REC-PPH-R2DSPEA001-01-V1.pdf" calcext:value-type="string">
            <text:p>COPY nul D:\cglocal\tools\env_gracethd\ExempleArborescence\DSPE\GENERAL\PPH\REC-PPH-R2DSPEA001-01-V1.pdf</text:p>
          </table:table-cell>
        </table:table-row>
        <table:table-row table:style-name="ro4">
          <table:table-cell table:formula="of:=&quot;COPY nul &quot;&amp;[Exemples.$V$1]&amp;[Exemples.M8]&amp;[Exemples.N8]&amp;[Exemples.O8]&amp;[Exemples.P8]&amp;[Exemples.Q8]&amp;&quot;\&quot;&amp;[Exemples.R8]" office:value-type="string" office:string-value="COPY nul D:\cglocal\tools\env_gracethd\ExempleArborescence\DSPE\INFRA\A001\REC-PCB-ZS000000000007-01-V1.pdf" calcext:value-type="string">
            <text:p>COPY nul D:\cglocal\tools\env_gracethd\ExempleArborescence\DSPE\INFRA\A001\REC-PCB-ZS000000000007-01-V1.pdf</text:p>
          </table:table-cell>
        </table:table-row>
        <table:table-row table:style-name="ro4">
          <table:table-cell table:formula="of:=&quot;COPY nul &quot;&amp;[Exemples.$V$1]&amp;[Exemples.M9]&amp;[Exemples.N9]&amp;[Exemples.O9]&amp;[Exemples.P9]&amp;[Exemples.Q9]&amp;&quot;\&quot;&amp;[Exemples.R9]" office:value-type="string" office:string-value="COPY nul D:\cglocal\tools\env_gracethd\ExempleArborescence\DSPE\INFRA\A001\B001\C002\EXE-PMQ-PT000180030064-01-V1.pdf" calcext:value-type="string">
            <text:p>COPY nul D:\cglocal\tools\env_gracethd\ExempleArborescence\DSPE\INFRA\A001\B001\C002\EXE-PMQ-PT000180030064-01-V1.pdf</text:p>
          </table:table-cell>
        </table:table-row>
        <table:table-row table:style-name="ro4">
          <table:table-cell table:formula="of:=&quot;COPY nul &quot;&amp;[Exemples.$V$1]&amp;[Exemples.M10]&amp;[Exemples.N10]&amp;[Exemples.O10]&amp;[Exemples.P10]&amp;[Exemples.Q10]&amp;&quot;\&quot;&amp;[Exemples.R10]" office:value-type="string" office:string-value="COPY nul D:\cglocal\tools\env_gracethd\ExempleArborescence\DSPE\INFRA\A001\B001\C002\EXE-PMQ-PT000180030065-01-V1.pdf" calcext:value-type="string">
            <text:p>COPY nul D:\cglocal\tools\env_gracethd\ExempleArborescence\DSPE\INFRA\A001\B001\C002\EXE-PMQ-PT000180030065-01-V1.pdf</text:p>
          </table:table-cell>
        </table:table-row>
        <table:table-row table:style-name="ro4">
          <table:table-cell table:formula="of:=&quot;COPY nul &quot;&amp;[Exemples.$V$1]&amp;[Exemples.M11]&amp;[Exemples.N11]&amp;[Exemples.O11]&amp;[Exemples.P11]&amp;[Exemples.Q11]&amp;&quot;\&quot;&amp;[Exemples.R11]" office:value-type="string" office:string-value="COPY nul D:\cglocal\tools\env_gracethd\ExempleArborescence\DSPE\INFRA\A001\B001\C002\EXE-PMQ-PT000180030072-01-V1.pdf" calcext:value-type="string">
            <text:p>COPY nul D:\cglocal\tools\env_gracethd\ExempleArborescence\DSPE\INFRA\A001\B001\C002\EXE-PMQ-PT000180030072-01-V1.pdf</text:p>
          </table:table-cell>
        </table:table-row>
        <table:table-row table:style-name="ro4">
          <table:table-cell table:formula="of:=&quot;COPY nul &quot;&amp;[Exemples.$V$1]&amp;[Exemples.M12]&amp;[Exemples.N12]&amp;[Exemples.O12]&amp;[Exemples.P12]&amp;[Exemples.Q12]&amp;&quot;\&quot;&amp;[Exemples.R12]" office:value-type="string" office:string-value="COPY nul D:\cglocal\tools\env_gracethd\ExempleArborescence\DSPE\INFRA\A001\B001\C002\EXE-PMQ-PT000180030091-01-V1.pdf" calcext:value-type="string">
            <text:p>COPY nul D:\cglocal\tools\env_gracethd\ExempleArborescence\DSPE\INFRA\A001\B001\C002\EXE-PMQ-PT000180030091-01-V1.pdf</text:p>
          </table:table-cell>
        </table:table-row>
        <table:table-row table:style-name="ro4">
          <table:table-cell table:formula="of:=&quot;COPY nul &quot;&amp;[Exemples.$V$1]&amp;[Exemples.M13]&amp;[Exemples.N13]&amp;[Exemples.O13]&amp;[Exemples.P13]&amp;[Exemples.Q13]&amp;&quot;\&quot;&amp;[Exemples.R13]" office:value-type="string" office:string-value="COPY nul D:\cglocal\tools\env_gracethd\ExempleArborescence\DSPE\INFRA\A001\B001\C002\EXE-PMQ-PT000180030064-01-V1.xls" calcext:value-type="string">
            <text:p>COPY nul D:\cglocal\tools\env_gracethd\ExempleArborescence\DSPE\INFRA\A001\B001\C002\EXE-PMQ-PT000180030064-01-V1.xls</text:p>
          </table:table-cell>
        </table:table-row>
        <table:table-row table:style-name="ro4">
          <table:table-cell table:formula="of:=&quot;COPY nul &quot;&amp;[Exemples.$V$1]&amp;[Exemples.M14]&amp;[Exemples.N14]&amp;[Exemples.O14]&amp;[Exemples.P14]&amp;[Exemples.Q14]&amp;&quot;\&quot;&amp;[Exemples.R14]" office:value-type="string" office:string-value="COPY nul D:\cglocal\tools\env_gracethd\ExempleArborescence\DSPE\INFRA\A001\B001\C002\EXE-PMQ-PT000180030065-01-V1.xls" calcext:value-type="string">
            <text:p>COPY nul D:\cglocal\tools\env_gracethd\ExempleArborescence\DSPE\INFRA\A001\B001\C002\EXE-PMQ-PT000180030065-01-V1.xls</text:p>
          </table:table-cell>
        </table:table-row>
        <table:table-row table:style-name="ro4">
          <table:table-cell table:formula="of:=&quot;COPY nul &quot;&amp;[Exemples.$V$1]&amp;[Exemples.M15]&amp;[Exemples.N15]&amp;[Exemples.O15]&amp;[Exemples.P15]&amp;[Exemples.Q15]&amp;&quot;\&quot;&amp;[Exemples.R15]" office:value-type="string" office:string-value="COPY nul D:\cglocal\tools\env_gracethd\ExempleArborescence\DSPE\INFRA\A001\B001\C002\EXE-PMQ-PT000180030072-01-V1.xls" calcext:value-type="string">
            <text:p>COPY nul D:\cglocal\tools\env_gracethd\ExempleArborescence\DSPE\INFRA\A001\B001\C002\EXE-PMQ-PT000180030072-01-V1.xls</text:p>
          </table:table-cell>
        </table:table-row>
        <table:table-row table:style-name="ro4">
          <table:table-cell table:formula="of:=&quot;COPY nul &quot;&amp;[Exemples.$V$1]&amp;[Exemples.M16]&amp;[Exemples.N16]&amp;[Exemples.O16]&amp;[Exemples.P16]&amp;[Exemples.Q16]&amp;&quot;\&quot;&amp;[Exemples.R16]" office:value-type="string" office:string-value="COPY nul D:\cglocal\tools\env_gracethd\ExempleArborescence\DSPE\INFRA\A001\B001\C002\EXE-PMQ-PT000180030091-01-V1.ods" calcext:value-type="string">
            <text:p>COPY nul D:\cglocal\tools\env_gracethd\ExempleArborescence\DSPE\INFRA\A001\B001\C002\EXE-PMQ-PT000180030091-01-V1.ods</text:p>
          </table:table-cell>
        </table:table-row>
        <table:table-row table:style-name="ro4">
          <table:table-cell table:formula="of:=&quot;COPY nul &quot;&amp;[Exemples.$V$1]&amp;[Exemples.M17]&amp;[Exemples.N17]&amp;[Exemples.O17]&amp;[Exemples.P17]&amp;[Exemples.Q17]&amp;&quot;\&quot;&amp;[Exemples.R17]" office:value-type="string" office:string-value="COPY nul D:\cglocal\tools\env_gracethd\ExempleArborescence\DSPE\INFRA\A001\B001\C003\EXE-DPO-PT000180031350-01-V1.zip" calcext:value-type="string">
            <text:p>COPY nul D:\cglocal\tools\env_gracethd\ExempleArborescence\DSPE\INFRA\A001\B001\C003\EXE-DPO-PT000180031350-01-V1.zip</text:p>
          </table:table-cell>
        </table:table-row>
        <table:table-row table:style-name="ro4">
          <table:table-cell table:formula="of:=&quot;COPY nul &quot;&amp;[Exemples.$V$1]&amp;[Exemples.M18]&amp;[Exemples.N18]&amp;[Exemples.O18]&amp;[Exemples.P18]&amp;[Exemples.Q18]&amp;&quot;\&quot;&amp;[Exemples.R18]" office:value-type="string" office:string-value="COPY nul D:\cglocal\tools\env_gracethd\ExempleArborescence\DSPE\INFRA\A001\B001\C001\REC-PGC-R4DSPEA001B001C001-01-V1.dwg" calcext:value-type="string">
            <text:p>COPY nul D:\cglocal\tools\env_gracethd\ExempleArborescence\DSPE\INFRA\A001\B001\C001\REC-PGC-R4DSPEA001B001C001-01-V1.dwg</text:p>
          </table:table-cell>
        </table:table-row>
        <table:table-row table:style-name="ro4">
          <table:table-cell table:formula="of:=&quot;COPY nul &quot;&amp;[Exemples.$V$1]&amp;[Exemples.M19]&amp;[Exemples.N19]&amp;[Exemples.O19]&amp;[Exemples.P19]&amp;[Exemples.Q19]&amp;&quot;\&quot;&amp;[Exemples.R19]" office:value-type="string" office:string-value="COPY nul D:\cglocal\tools\env_gracethd\ExempleArborescence\DSPE\INFRA\A001\B001\C001\REC-PGC-R4DSPEA001B001C001-02-V1.dwg" calcext:value-type="string">
            <text:p>COPY nul D:\cglocal\tools\env_gracethd\ExempleArborescence\DSPE\INFRA\A001\B001\C001\REC-PGC-R4DSPEA001B001C001-02-V1.dwg</text:p>
          </table:table-cell>
        </table:table-row>
        <table:table-row table:style-name="ro4">
          <table:table-cell table:formula="of:=&quot;COPY nul &quot;&amp;[Exemples.$V$1]&amp;[Exemples.M20]&amp;[Exemples.N20]&amp;[Exemples.O20]&amp;[Exemples.P20]&amp;[Exemples.Q20]&amp;&quot;\&quot;&amp;[Exemples.R20]" office:value-type="string" office:string-value="COPY nul D:\cglocal\tools\env_gracethd\ExempleArborescence\DSPE\INFRA\A001\B001\C001\REC-PGC-R4DSPEA001B001C001-01-V1.pdf" calcext:value-type="string">
            <text:p>COPY nul D:\cglocal\tools\env_gracethd\ExempleArborescence\DSPE\INFRA\A001\B001\C001\REC-PGC-R4DSPEA001B001C001-01-V1.pdf</text:p>
          </table:table-cell>
        </table:table-row>
        <table:table-row table:style-name="ro4">
          <table:table-cell table:formula="of:=&quot;COPY nul &quot;&amp;[Exemples.$V$1]&amp;[Exemples.M21]&amp;[Exemples.N21]&amp;[Exemples.O21]&amp;[Exemples.P21]&amp;[Exemples.Q21]&amp;&quot;\&quot;&amp;[Exemples.R21]" office:value-type="string" office:string-value="COPY nul D:\cglocal\tools\env_gracethd\ExempleArborescence\DSPE\INFRA\A001\B001\C001\REC-PGC-R4DSPEA001B001C001-02-V1.pdf" calcext:value-type="string">
            <text:p>COPY nul D:\cglocal\tools\env_gracethd\ExempleArborescence\DSPE\INFRA\A001\B001\C001\REC-PGC-R4DSPEA001B001C001-02-V1.pdf</text:p>
          </table:table-cell>
        </table:table-row>
        <table:table-row table:style-name="ro4">
          <table:table-cell table:formula="of:=&quot;COPY nul &quot;&amp;[Exemples.$V$1]&amp;[Exemples.M22]&amp;[Exemples.N22]&amp;[Exemples.O22]&amp;[Exemples.P22]&amp;[Exemples.Q22]&amp;&quot;\&quot;&amp;[Exemples.R22]" office:value-type="string" office:string-value="COPY nul D:\cglocal\tools\env_gracethd\ExempleArborescence\DSPE\INFRA\A001\B001\C001\REC-DLV-R4DSPEA001B001C001-01-V1.zip" calcext:value-type="string">
            <text:p>COPY nul D:\cglocal\tools\env_gracethd\ExempleArborescence\DSPE\INFRA\A001\B001\C001\REC-DLV-R4DSPEA001B001C001-01-V1.zip</text:p>
          </table:table-cell>
        </table:table-row>
        <table:table-row table:style-name="ro4">
          <table:table-cell table:formula="of:=&quot;COPY nul &quot;&amp;[Exemples.$V$1]&amp;[Exemples.M23]&amp;[Exemples.N23]&amp;[Exemples.O23]&amp;[Exemples.P23]&amp;[Exemples.Q23]&amp;&quot;\&quot;&amp;[Exemples.R23]" office:value-type="string" office:string-value="COPY nul D:\cglocal\tools\env_gracethd\ExempleArborescence\DSPE\INFRA\A001\B001\C001\REC-SGC-R4DSPEA001B001C001-01-V1.dwg" calcext:value-type="string">
            <text:p>COPY nul D:\cglocal\tools\env_gracethd\ExempleArborescence\DSPE\INFRA\A001\B001\C001\REC-SGC-R4DSPEA001B001C001-01-V1.dwg</text:p>
          </table:table-cell>
        </table:table-row>
        <table:table-row table:style-name="ro4">
          <table:table-cell table:formula="of:=&quot;COPY nul &quot;&amp;[Exemples.$V$1]&amp;[Exemples.M24]&amp;[Exemples.N24]&amp;[Exemples.O24]&amp;[Exemples.P24]&amp;[Exemples.Q24]&amp;&quot;\&quot;&amp;[Exemples.R24]" office:value-type="string" office:string-value="COPY nul D:\cglocal\tools\env_gracethd\ExempleArborescence\DSPE\INFRA\A001\B001\C001\REC-SGC-R4DSPEA001B001C001-01-V1.pdf" calcext:value-type="string">
            <text:p>COPY nul D:\cglocal\tools\env_gracethd\ExempleArborescence\DSPE\INFRA\A001\B001\C001\REC-SGC-R4DSPEA001B001C001-01-V1.pdf</text:p>
          </table:table-cell>
        </table:table-row>
        <table:table-row table:style-name="ro4">
          <table:table-cell table:formula="of:=&quot;COPY nul &quot;&amp;[Exemples.$V$1]&amp;[Exemples.M25]&amp;[Exemples.N25]&amp;[Exemples.O25]&amp;[Exemples.P25]&amp;[Exemples.Q25]&amp;&quot;\&quot;&amp;[Exemples.R25]" office:value-type="string" office:string-value="COPY nul D:\cglocal\tools\env_gracethd\ExempleArborescence\DSPE\INFRA\A001\B001\C002\DIA-DPI-R4DSPEA001B001C002-01-V1.zip" calcext:value-type="string">
            <text:p>COPY nul D:\cglocal\tools\env_gracethd\ExempleArborescence\DSPE\INFRA\A001\B001\C002\DIA-DPI-R4DSPEA001B001C002-01-V1.zip</text:p>
          </table:table-cell>
        </table:table-row>
        <table:table-row table:style-name="ro4">
          <table:table-cell table:formula="of:=&quot;COPY nul &quot;&amp;[Exemples.$V$1]&amp;[Exemples.M26]&amp;[Exemples.N26]&amp;[Exemples.O26]&amp;[Exemples.P26]&amp;[Exemples.Q26]&amp;&quot;\&quot;&amp;[Exemples.R26]" office:value-type="string" office:string-value="COPY nul D:\cglocal\tools\env_gracethd\ExempleArborescence\DSPE\INFRA\A001\B001\C003\DIA-DPI-R4DSPEA001B001C003-01-V1.zip" calcext:value-type="string">
            <text:p>COPY nul D:\cglocal\tools\env_gracethd\ExempleArborescence\DSPE\INFRA\A001\B001\C003\DIA-DPI-R4DSPEA001B001C003-01-V1.zip</text:p>
          </table:table-cell>
        </table:table-row>
        <table:table-row table:style-name="ro4">
          <table:table-cell table:formula="of:=&quot;COPY nul &quot;&amp;[Exemples.$V$1]&amp;[Exemples.M27]&amp;[Exemples.N27]&amp;[Exemples.O27]&amp;[Exemples.P27]&amp;[Exemples.Q27]&amp;&quot;\&quot;&amp;[Exemples.R27]" office:value-type="string" office:string-value="COPY nul D:\cglocal\tools\env_gracethd\ExempleArborescence\DSPE\INFRA\A001\B001\C004\DIA-DPI-R4DSPEA001B001C004-01-V1.zip" calcext:value-type="string">
            <text:p>COPY nul D:\cglocal\tools\env_gracethd\ExempleArborescence\DSPE\INFRA\A001\B001\C004\DIA-DPI-R4DSPEA001B001C004-01-V1.zip</text:p>
          </table:table-cell>
        </table:table-row>
        <table:table-row table:style-name="ro4">
          <table:table-cell table:formula="of:=&quot;COPY nul &quot;&amp;[Exemples.$V$1]&amp;[Exemples.M28]&amp;[Exemples.N28]&amp;[Exemples.O28]&amp;[Exemples.P28]&amp;[Exemples.Q28]&amp;&quot;\&quot;&amp;[Exemples.R28]" office:value-type="string" office:string-value="COPY nul D:\cglocal\tools\env_gracethd\ExempleArborescence\DSPE\SITES\DBL\AVP-DBL-ZD000180030001-01-V3.zip" calcext:value-type="string">
            <text:p>COPY nul D:\cglocal\tools\env_gracethd\ExempleArborescence\DSPE\SITES\DBL\AVP-DBL-ZD000180030001-01-V3.zip</text:p>
          </table:table-cell>
        </table:table-row>
        <table:table-row table:style-name="ro4">
          <table:table-cell table:formula="of:=&quot;COPY nul &quot;&amp;[Exemples.$V$1]&amp;[Exemples.M29]&amp;[Exemples.N29]&amp;[Exemples.O29]&amp;[Exemples.P29]&amp;[Exemples.Q29]&amp;&quot;\&quot;&amp;[Exemples.R29]" office:value-type="string" office:string-value="COPY nul D:\cglocal\tools\env_gracethd\ExempleArborescence\DSPE\INFRA\A001\B001\C001\EXE-DTT-R4DSPEA001B001C001-01-V1.zip" calcext:value-type="string">
            <text:p>COPY nul D:\cglocal\tools\env_gracethd\ExempleArborescence\DSPE\INFRA\A001\B001\C001\EXE-DTT-R4DSPEA001B001C001-01-V1.zip</text:p>
          </table:table-cell>
        </table:table-row>
        <table:table-row table:style-name="ro4">
          <table:table-cell table:formula="of:=&quot;COPY nul &quot;&amp;[Exemples.$V$1]&amp;[Exemples.M30]&amp;[Exemples.N30]&amp;[Exemples.O30]&amp;[Exemples.P30]&amp;[Exemples.Q30]&amp;&quot;\&quot;&amp;[Exemples.R30]" office:value-type="string" office:string-value="COPY nul D:\cglocal\tools\env_gracethd\ExempleArborescence\DSPE\INFRA\A001\B001\C001\EXE-DAM-R4DSPEA001B001C001-01-V1.zip" calcext:value-type="string">
            <text:p>COPY nul D:\cglocal\tools\env_gracethd\ExempleArborescence\DSPE\INFRA\A001\B001\C001\EXE-DAM-R4DSPEA001B001C001-01-V1.zip</text:p>
          </table:table-cell>
        </table:table-row>
        <table:table-row table:style-name="ro4">
          <table:table-cell table:formula="of:=&quot;COPY nul &quot;&amp;[Exemples.$V$1]&amp;[Exemples.M31]&amp;[Exemples.N31]&amp;[Exemples.O31]&amp;[Exemples.P31]&amp;[Exemples.Q31]&amp;&quot;\&quot;&amp;[Exemples.R31]" office:value-type="string" office:string-value="COPY nul D:\cglocal\tools\env_gracethd\ExempleArborescence\DSPE\GENERAL\CIN\AVP-CIN-OR900000000000-01-V1.pdf" calcext:value-type="string">
            <text:p>COPY nul D:\cglocal\tools\env_gracethd\ExempleArborescence\DSPE\GENERAL\CIN\AVP-CIN-OR900000000000-01-V1.pdf</text:p>
          </table:table-cell>
        </table:table-row>
        <table:table-row table:style-name="ro4">
          <table:table-cell table:formula="of:=&quot;COPY nul &quot;&amp;[Exemples.$V$1]&amp;[Exemples.M32]&amp;[Exemples.N32]&amp;[Exemples.O32]&amp;[Exemples.P32]&amp;[Exemples.Q32]&amp;&quot;\&quot;&amp;[Exemples.R32]" office:value-type="string" office:string-value="COPY nul D:\cglocal\tools\env_gracethd\ExempleArborescence\DSPE\GENERAL\CIN\AVP-CIN-OR900000000003-01-V1.pdf" calcext:value-type="string">
            <text:p>COPY nul D:\cglocal\tools\env_gracethd\ExempleArborescence\DSPE\GENERAL\CIN\AVP-CIN-OR900000000003-01-V1.pdf</text:p>
          </table:table-cell>
        </table:table-row>
        <table:table-row table:style-name="ro4">
          <table:table-cell table:formula="of:=&quot;COPY nul &quot;&amp;[Exemples.$V$1]&amp;[Exemples.M33]&amp;[Exemples.N33]&amp;[Exemples.O33]&amp;[Exemples.P33]&amp;[Exemples.Q33]&amp;&quot;\&quot;&amp;[Exemples.R33]" office:value-type="string" office:string-value="COPY nul D:\cglocal\tools\env_gracethd\ExempleArborescence\DSPE\INFRA\A001\B001\C002\REC-DCI-R4DSPEA001B001C002-01-V1.zip" calcext:value-type="string">
            <text:p>COPY nul D:\cglocal\tools\env_gracethd\ExempleArborescence\DSPE\INFRA\A001\B001\C002\REC-DCI-R4DSPEA001B001C002-01-V1.zip</text:p>
          </table:table-cell>
        </table:table-row>
        <table:table-row table:style-name="ro4">
          <table:table-cell table:formula="of:=&quot;COPY nul &quot;&amp;[Exemples.$V$1]&amp;[Exemples.M34]&amp;[Exemples.N34]&amp;[Exemples.O34]&amp;[Exemples.P34]&amp;[Exemples.Q34]&amp;&quot;\&quot;&amp;[Exemples.R34]" office:value-type="string" office:string-value="COPY nul D:\cglocal\tools\env_gracethd\ExempleArborescence\DSPE\INFRA\A001\B001\C003\REC-DCI-R4DSPEA001B001C003-01-V2.zip" calcext:value-type="string">
            <text:p>COPY nul D:\cglocal\tools\env_gracethd\ExempleArborescence\DSPE\INFRA\A001\B001\C003\REC-DCI-R4DSPEA001B001C003-01-V2.zip</text:p>
          </table:table-cell>
        </table:table-row>
        <table:table-row table:style-name="ro4">
          <table:table-cell table:formula="of:=&quot;COPY nul &quot;&amp;[Exemples.$V$1]&amp;[Exemples.M35]&amp;[Exemples.N35]&amp;[Exemples.O35]&amp;[Exemples.P35]&amp;[Exemples.Q35]&amp;&quot;\&quot;&amp;[Exemples.R35]" office:value-type="string" office:string-value="COPY nul D:\cglocal\tools\env_gracethd\ExempleArborescence\DSPE\INFRA\A001\B001\C004\REC-DCI-R4DSPEA001B001C004-01-V1.zip" calcext:value-type="string">
            <text:p>COPY nul D:\cglocal\tools\env_gracethd\ExempleArborescence\DSPE\INFRA\A001\B001\C004\REC-DCI-R4DSPEA001B001C004-01-V1.zip</text:p>
          </table:table-cell>
        </table:table-row>
        <table:table-row table:style-name="ro4">
          <table:table-cell table:formula="of:=&quot;COPY nul &quot;&amp;[Exemples.$V$1]&amp;[Exemples.M36]&amp;[Exemples.N36]&amp;[Exemples.O36]&amp;[Exemples.P36]&amp;[Exemples.Q36]&amp;&quot;\&quot;&amp;[Exemples.R36]" office:value-type="string" office:string-value="COPY nul D:\cglocal\tools\env_gracethd\ExempleArborescence\DSPE\INFRA\A001\B001\C001\EXE-CPV-R4DSPEA001B001C001-01-V1.pdf" calcext:value-type="string">
            <text:p>COPY nul D:\cglocal\tools\env_gracethd\ExempleArborescence\DSPE\INFRA\A001\B001\C001\EXE-CPV-R4DSPEA001B001C001-01-V1.pdf</text:p>
          </table:table-cell>
        </table:table-row>
        <table:table-row table:style-name="ro4">
          <table:table-cell table:formula="of:=&quot;COPY nul &quot;&amp;[Exemples.$V$1]&amp;[Exemples.M37]&amp;[Exemples.N37]&amp;[Exemples.O37]&amp;[Exemples.P37]&amp;[Exemples.Q37]&amp;&quot;\&quot;&amp;[Exemples.R37]" office:value-type="string" office:string-value="COPY nul D:\cglocal\tools\env_gracethd\ExempleArborescence\DSPE\SITES\A002\REC-DCS-ND000018003001-01-V1.zip" calcext:value-type="string">
            <text:p>COPY nul D:\cglocal\tools\env_gracethd\ExempleArborescence\DSPE\SITES\A002\REC-DCS-ND000018003001-01-V1.zip</text:p>
          </table:table-cell>
        </table:table-row>
        <table:table-row table:style-name="ro4">
          <table:table-cell table:formula="of:=&quot;COPY nul &quot;&amp;[Exemples.$V$1]&amp;[Exemples.M38]&amp;[Exemples.N38]&amp;[Exemples.O38]&amp;[Exemples.P38]&amp;[Exemples.Q38]&amp;&quot;\&quot;&amp;[Exemples.R38]" office:value-type="string" office:string-value="COPY nul D:\cglocal\tools\env_gracethd\ExempleArborescence\DSPE\SITES\A001\B001\C004\REC-DRS-ND000180031330-01-V1.zip" calcext:value-type="string">
            <text:p>COPY nul D:\cglocal\tools\env_gracethd\ExempleArborescence\DSPE\SITES\A001\B001\C004\REC-DRS-ND000180031330-01-V1.zip</text:p>
          </table:table-cell>
        </table:table-row>
        <table:table-row table:style-name="ro4">
          <table:table-cell table:formula="of:=&quot;COPY nul &quot;&amp;[Exemples.$V$1]&amp;[Exemples.M39]&amp;[Exemples.N39]&amp;[Exemples.O39]&amp;[Exemples.P39]&amp;[Exemples.Q39]&amp;&quot;\&quot;&amp;[Exemples.R39]" office:value-type="string" office:string-value="COPY nul D:\cglocal\tools\env_gracethd\ExempleArborescence\DSPE\SITES\A002\REC-DIP-ND200180030502-01-V1.zip" calcext:value-type="string">
            <text:p>COPY nul D:\cglocal\tools\env_gracethd\ExempleArborescence\DSPE\SITES\A002\REC-DIP-ND200180030502-01-V1.zip</text:p>
          </table:table-cell>
        </table:table-row>
        <table:table-row table:style-name="ro4">
          <table:table-cell table:formula="of:=&quot;COPY nul &quot;&amp;[Exemples.$V$1]&amp;[Exemples.M40]&amp;[Exemples.N40]&amp;[Exemples.O40]&amp;[Exemples.P40]&amp;[Exemples.Q40]&amp;&quot;\&quot;&amp;[Exemples.R40]" office:value-type="string" office:string-value="COPY nul D:\cglocal\tools\env_gracethd\ExempleArborescence\DSPE\OPTIQUE\A001\REC-SOP-ND200180030502-01-V1.dwg" calcext:value-type="string">
            <text:p>COPY nul D:\cglocal\tools\env_gracethd\ExempleArborescence\DSPE\OPTIQUE\A001\REC-SOP-ND200180030502-01-V1.dwg</text:p>
          </table:table-cell>
        </table:table-row>
        <table:table-row table:style-name="ro4">
          <table:table-cell table:formula="of:=&quot;COPY nul &quot;&amp;[Exemples.$V$1]&amp;[Exemples.M41]&amp;[Exemples.N41]&amp;[Exemples.O41]&amp;[Exemples.P41]&amp;[Exemples.Q41]&amp;&quot;\&quot;&amp;[Exemples.R41]" office:value-type="string" office:string-value="COPY nul D:\cglocal\tools\env_gracethd\ExempleArborescence\DSPE\OPTIQUE\A001\B001\EXE-SBP-BP000180030675-01-V1.dwg" calcext:value-type="string">
            <text:p>COPY nul D:\cglocal\tools\env_gracethd\ExempleArborescence\DSPE\OPTIQUE\A001\B001\EXE-SBP-BP000180030675-01-V1.dwg</text:p>
          </table:table-cell>
        </table:table-row>
        <table:table-row table:style-name="ro4">
          <table:table-cell table:formula="of:=&quot;COPY nul &quot;&amp;[Exemples.$V$1]&amp;[Exemples.M42]&amp;[Exemples.N42]&amp;[Exemples.O42]&amp;[Exemples.P42]&amp;[Exemples.Q42]&amp;&quot;\&quot;&amp;[Exemples.R42]" office:value-type="string" office:string-value="COPY nul D:\cglocal\tools\env_gracethd\ExempleArborescence\DSPE\OPTIQUE\A001\B001\EXE-SBP-BP000180030091-01-V1.dwg" calcext:value-type="string">
            <text:p>COPY nul D:\cglocal\tools\env_gracethd\ExempleArborescence\DSPE\OPTIQUE\A001\B001\EXE-SBP-BP000180030091-01-V1.dwg</text:p>
          </table:table-cell>
        </table:table-row>
        <table:table-row table:style-name="ro4">
          <table:table-cell table:formula="of:=&quot;COPY nul &quot;&amp;[Exemples.$V$1]&amp;[Exemples.M43]&amp;[Exemples.N43]&amp;[Exemples.O43]&amp;[Exemples.P43]&amp;[Exemples.Q43]&amp;&quot;\&quot;&amp;[Exemples.R43]" office:value-type="string" office:string-value="COPY nul D:\cglocal\tools\env_gracethd\ExempleArborescence\DSPE\OPTIQUE\A001\B001\EXE-SRA-BA000180030508-01-V1.dwg" calcext:value-type="string">
            <text:p>COPY nul D:\cglocal\tools\env_gracethd\ExempleArborescence\DSPE\OPTIQUE\A001\B001\EXE-SRA-BA000180030508-01-V1.dwg</text:p>
          </table:table-cell>
        </table:table-row>
        <table:table-row table:style-name="ro4">
          <table:table-cell table:formula="of:=&quot;COPY nul &quot;&amp;[Exemples.$V$1]&amp;[Exemples.M44]&amp;[Exemples.N44]&amp;[Exemples.O44]&amp;[Exemples.P44]&amp;[Exemples.Q44]&amp;&quot;\&quot;&amp;[Exemples.R44]" office:value-type="string" office:string-value="COPY nul D:\cglocal\tools\env_gracethd\ExempleArborescence\DSPE\GENERAL\KEQ\EXE-KEQ-RF000000000001-01-V1.pdf" calcext:value-type="string">
            <text:p>COPY nul D:\cglocal\tools\env_gracethd\ExempleArborescence\DSPE\GENERAL\KEQ\EXE-KEQ-RF000000000001-01-V1.pdf</text:p>
          </table:table-cell>
        </table:table-row>
        <table:table-row table:style-name="ro4">
          <table:table-cell table:formula="of:=&quot;COPY nul &quot;&amp;[Exemples.$V$1]&amp;[Exemples.M45]&amp;[Exemples.N45]&amp;[Exemples.O45]&amp;[Exemples.P45]&amp;[Exemples.Q45]&amp;&quot;\&quot;&amp;[Exemples.R45]" office:value-type="string" office:string-value="COPY nul D:\cglocal\tools\env_gracethd\ExempleArborescence\DSPE\SITES\A001\B001\C004\EXE-CIM-ND000180031330-01-V1.pdf" calcext:value-type="string">
            <text:p>COPY nul D:\cglocal\tools\env_gracethd\ExempleArborescence\DSPE\SITES\A001\B001\C004\EXE-CIM-ND000180031330-01-V1.pdf</text:p>
          </table:table-cell>
        </table:table-row>
        <table:table-row table:style-name="ro4">
          <table:table-cell table:formula="of:=&quot;COPY nul &quot;&amp;[Exemples.$V$1]&amp;[Exemples.M46]&amp;[Exemples.N46]&amp;[Exemples.O46]&amp;[Exemples.P46]&amp;[Exemples.Q46]&amp;&quot;\&quot;&amp;[Exemples.R46]" office:value-type="string" office:string-value="COPY nul D:\cglocal\tools\env_gracethd\ExempleArborescence\DSPE\OPTIQUE\A001\B001\REC-MRF-RT000000000006-01-V1.sor" calcext:value-type="string">
            <text:p>COPY nul D:\cglocal\tools\env_gracethd\ExempleArborescence\DSPE\OPTIQUE\A001\B001\REC-MRF-RT000000000006-01-V1.sor</text:p>
          </table:table-cell>
        </table:table-row>
        <table:table-row table:style-name="ro4">
          <table:table-cell table:formula="of:=&quot;COPY nul &quot;&amp;[Exemples.$V$1]&amp;[Exemples.M47]&amp;[Exemples.N47]&amp;[Exemples.O47]&amp;[Exemples.P47]&amp;[Exemples.Q47]&amp;&quot;\&quot;&amp;[Exemples.R47]" office:value-type="string" office:string-value="COPY nul D:\cglocal\tools\env_gracethd\ExempleArborescence\DSPE\INFRA\A001\B001\C001\REC-MFX-R4DSPEA001B001C001-01-V1.zip" calcext:value-type="string">
            <text:p>COPY nul D:\cglocal\tools\env_gracethd\ExempleArborescence\DSPE\INFRA\A001\B001\C001\REC-MFX-R4DSPEA001B001C001-01-V1.zip</text:p>
          </table:table-cell>
        </table:table-row>
        <table:table-row table:style-name="ro4">
          <table:table-cell table:formula="of:=&quot;COPY nul &quot;&amp;[Exemples.$V$1]&amp;[Exemples.M48]&amp;[Exemples.N48]&amp;[Exemples.O48]&amp;[Exemples.P48]&amp;[Exemples.Q48]&amp;&quot;\&quot;&amp;[Exemples.R48]" office:value-type="string" office:string-value="COPY nul D:\cglocal\tools\env_gracethd\ExempleArborescence\DSPE\INFRA\A001\B001\C002\REC-MFX-R4DSPEA001B001C002-01-V1.zip" calcext:value-type="string">
            <text:p>COPY nul D:\cglocal\tools\env_gracethd\ExempleArborescence\DSPE\INFRA\A001\B001\C002\REC-MFX-R4DSPEA001B001C002-01-V1.zip</text:p>
          </table:table-cell>
        </table:table-row>
        <table:table-row table:style-name="ro4">
          <table:table-cell table:formula="of:=&quot;COPY nul &quot;&amp;[Exemples.$V$1]&amp;[Exemples.M49]&amp;[Exemples.N49]&amp;[Exemples.O49]&amp;[Exemples.P49]&amp;[Exemples.Q49]&amp;&quot;\&quot;&amp;[Exemples.R49]" office:value-type="string" office:string-value="COPY nul D:\cglocal\tools\env_gracethd\ExempleArborescence\DSPE\INFRA\A001\B001\C001\REC-RGC-R4DSPEA001B001C001-01-V1.pdf" calcext:value-type="string">
            <text:p>COPY nul D:\cglocal\tools\env_gracethd\ExempleArborescence\DSPE\INFRA\A001\B001\C001\REC-RGC-R4DSPEA001B001C001-01-V1.pdf</text:p>
          </table:table-cell>
        </table:table-row>
        <table:table-row table:style-name="ro4">
          <table:table-cell table:formula="of:=&quot;COPY nul &quot;&amp;[Exemples.$V$1]&amp;[Exemples.M50]&amp;[Exemples.N50]&amp;[Exemples.O50]&amp;[Exemples.P50]&amp;[Exemples.Q50]&amp;&quot;\&quot;&amp;[Exemples.R50]" office:value-type="string" office:string-value="COPY nul D:\cglocal\tools\env_gracethd\ExempleArborescence\DSPE\INFRA\A001\B001\C001\REC-RVR-R4DSPEA001B001C001-01-V3.pdf" calcext:value-type="string">
            <text:p>COPY nul D:\cglocal\tools\env_gracethd\ExempleArborescence\DSPE\INFRA\A001\B001\C001\REC-RVR-R4DSPEA001B001C001-01-V3.pdf</text:p>
          </table:table-cell>
        </table:table-row>
        <table:table-row table:style-name="ro4">
          <table:table-cell table:formula="of:=&quot;COPY nul &quot;&amp;[Exemples.$V$1]&amp;[Exemples.M51]&amp;[Exemples.N51]&amp;[Exemples.O51]&amp;[Exemples.P51]&amp;[Exemples.Q51]&amp;&quot;\&quot;&amp;[Exemples.R51]" office:value-type="string" office:string-value="COPY nul D:\cglocal\tools\env_gracethd\ExempleArborescence\DSPE\GENERAL\DLG\REC-DLG-R2DSPEA001-01-V2.zip" calcext:value-type="string">
            <text:p>COPY nul D:\cglocal\tools\env_gracethd\ExempleArborescence\DSPE\GENERAL\DLG\REC-DLG-R2DSPEA001-01-V2.zip</text:p>
          </table:table-cell>
        </table:table-row>
        <table:table-row table:style-name="ro4">
          <table:table-cell table:formula="of:=&quot;COPY nul &quot;&amp;[Exemples.$V$1]&amp;[Exemples.M52]&amp;[Exemples.N52]&amp;[Exemples.O52]&amp;[Exemples.P52]&amp;[Exemples.Q52]&amp;&quot;\&quot;&amp;[Exemples.R52]"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52]&amp;[Exemples.N52]&amp;[Exemples.O52]&amp;[Exemples.P52]&amp;[Exemples.Q52]&amp;&quot;\&quot;&amp;[Exemples.R52]"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53]&amp;[Exemples.N53]&amp;[Exemples.O53]&amp;[Exemples.P53]&amp;[Exemples.Q53]&amp;&quot;\&quot;&amp;[Exemples.R53]"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54]&amp;[Exemples.N54]&amp;[Exemples.O54]&amp;[Exemples.P54]&amp;[Exemples.Q54]&amp;&quot;\&quot;&amp;[Exemples.R54]"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55]&amp;[Exemples.N55]&amp;[Exemples.O55]&amp;[Exemples.P55]&amp;[Exemples.Q55]&amp;&quot;\&quot;&amp;[Exemples.R55]"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56]&amp;[Exemples.N56]&amp;[Exemples.O56]&amp;[Exemples.P56]&amp;[Exemples.Q56]&amp;&quot;\&quot;&amp;[Exemples.R56]"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57]&amp;[Exemples.N57]&amp;[Exemples.O57]&amp;[Exemples.P57]&amp;[Exemples.Q57]&amp;&quot;\&quot;&amp;[Exemples.R57]"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58]&amp;[Exemples.N58]&amp;[Exemples.O58]&amp;[Exemples.P58]&amp;[Exemples.Q58]&amp;&quot;\&quot;&amp;[Exemples.R58]"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59]&amp;[Exemples.N59]&amp;[Exemples.O59]&amp;[Exemples.P59]&amp;[Exemples.Q59]&amp;&quot;\&quot;&amp;[Exemples.R59]"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60]&amp;[Exemples.N60]&amp;[Exemples.O60]&amp;[Exemples.P60]&amp;[Exemples.Q60]&amp;&quot;\&quot;&amp;[Exemples.R60]"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61]&amp;[Exemples.N61]&amp;[Exemples.O61]&amp;[Exemples.P61]&amp;[Exemples.Q61]&amp;&quot;\&quot;&amp;[Exemples.R61]"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62]&amp;[Exemples.N62]&amp;[Exemples.O62]&amp;[Exemples.P62]&amp;[Exemples.Q62]&amp;&quot;\&quot;&amp;[Exemples.R62]"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63]&amp;[Exemples.N63]&amp;[Exemples.O63]&amp;[Exemples.P63]&amp;[Exemples.Q63]&amp;&quot;\&quot;&amp;[Exemples.R63]"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64]&amp;[Exemples.N64]&amp;[Exemples.O64]&amp;[Exemples.P64]&amp;[Exemples.Q64]&amp;&quot;\&quot;&amp;[Exemples.R64]"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65]&amp;[Exemples.N65]&amp;[Exemples.O65]&amp;[Exemples.P65]&amp;[Exemples.Q65]&amp;&quot;\&quot;&amp;[Exemples.R65]"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66]&amp;[Exemples.N66]&amp;[Exemples.O66]&amp;[Exemples.P66]&amp;[Exemples.Q66]&amp;&quot;\&quot;&amp;[Exemples.R66]"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67]&amp;[Exemples.N67]&amp;[Exemples.O67]&amp;[Exemples.P67]&amp;[Exemples.Q67]&amp;&quot;\&quot;&amp;[Exemples.R67]"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68]&amp;[Exemples.N68]&amp;[Exemples.O68]&amp;[Exemples.P68]&amp;[Exemples.Q68]&amp;&quot;\&quot;&amp;[Exemples.R68]"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69]&amp;[Exemples.N69]&amp;[Exemples.O69]&amp;[Exemples.P69]&amp;[Exemples.Q69]&amp;&quot;\&quot;&amp;[Exemples.R69]"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70]&amp;[Exemples.N70]&amp;[Exemples.O70]&amp;[Exemples.P70]&amp;[Exemples.Q70]&amp;&quot;\&quot;&amp;[Exemples.R70]"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71]&amp;[Exemples.N71]&amp;[Exemples.O71]&amp;[Exemples.P71]&amp;[Exemples.Q71]&amp;&quot;\&quot;&amp;[Exemples.R71]"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72]&amp;[Exemples.N72]&amp;[Exemples.O72]&amp;[Exemples.P72]&amp;[Exemples.Q72]&amp;&quot;\&quot;&amp;[Exemples.R72]"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73]&amp;[Exemples.N73]&amp;[Exemples.O73]&amp;[Exemples.P73]&amp;[Exemples.Q73]&amp;&quot;\&quot;&amp;[Exemples.R73]"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74]&amp;[Exemples.N74]&amp;[Exemples.O74]&amp;[Exemples.P74]&amp;[Exemples.Q74]&amp;&quot;\&quot;&amp;[Exemples.R74]"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75]&amp;[Exemples.N75]&amp;[Exemples.O75]&amp;[Exemples.P75]&amp;[Exemples.Q75]&amp;&quot;\&quot;&amp;[Exemples.R75]"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76]&amp;[Exemples.N76]&amp;[Exemples.O76]&amp;[Exemples.P76]&amp;[Exemples.Q76]&amp;&quot;\&quot;&amp;[Exemples.R76]"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77]&amp;[Exemples.N77]&amp;[Exemples.O77]&amp;[Exemples.P77]&amp;[Exemples.Q77]&amp;&quot;\&quot;&amp;[Exemples.R77]"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78]&amp;[Exemples.N78]&amp;[Exemples.O78]&amp;[Exemples.P78]&amp;[Exemples.Q78]&amp;&quot;\&quot;&amp;[Exemples.R78]"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79]&amp;[Exemples.N79]&amp;[Exemples.O79]&amp;[Exemples.P79]&amp;[Exemples.Q79]&amp;&quot;\&quot;&amp;[Exemples.R79]"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80]&amp;[Exemples.N80]&amp;[Exemples.O80]&amp;[Exemples.P80]&amp;[Exemples.Q80]&amp;&quot;\&quot;&amp;[Exemples.R80]"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81]&amp;[Exemples.N81]&amp;[Exemples.O81]&amp;[Exemples.P81]&amp;[Exemples.Q81]&amp;&quot;\&quot;&amp;[Exemples.R81]"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82]&amp;[Exemples.N82]&amp;[Exemples.O82]&amp;[Exemples.P82]&amp;[Exemples.Q82]&amp;&quot;\&quot;&amp;[Exemples.R82]"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83]&amp;[Exemples.N83]&amp;[Exemples.O83]&amp;[Exemples.P83]&amp;[Exemples.Q83]&amp;&quot;\&quot;&amp;[Exemples.R83]"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84]&amp;[Exemples.N84]&amp;[Exemples.O84]&amp;[Exemples.P84]&amp;[Exemples.Q84]&amp;&quot;\&quot;&amp;[Exemples.R84]"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85]&amp;[Exemples.N85]&amp;[Exemples.O85]&amp;[Exemples.P85]&amp;[Exemples.Q85]&amp;&quot;\&quot;&amp;[Exemples.R85]"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86]&amp;[Exemples.N86]&amp;[Exemples.O86]&amp;[Exemples.P86]&amp;[Exemples.Q86]&amp;&quot;\&quot;&amp;[Exemples.R86]"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87]&amp;[Exemples.N87]&amp;[Exemples.O87]&amp;[Exemples.P87]&amp;[Exemples.Q87]&amp;&quot;\&quot;&amp;[Exemples.R87]"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88]&amp;[Exemples.N88]&amp;[Exemples.O88]&amp;[Exemples.P88]&amp;[Exemples.Q88]&amp;&quot;\&quot;&amp;[Exemples.R88]"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89]&amp;[Exemples.N89]&amp;[Exemples.O89]&amp;[Exemples.P89]&amp;[Exemples.Q89]&amp;&quot;\&quot;&amp;[Exemples.R89]"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90]&amp;[Exemples.N90]&amp;[Exemples.O90]&amp;[Exemples.P90]&amp;[Exemples.Q90]&amp;&quot;\&quot;&amp;[Exemples.R90]"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91]&amp;[Exemples.N91]&amp;[Exemples.O91]&amp;[Exemples.P91]&amp;[Exemples.Q91]&amp;&quot;\&quot;&amp;[Exemples.R91]"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92]&amp;[Exemples.N92]&amp;[Exemples.O92]&amp;[Exemples.P92]&amp;[Exemples.Q92]&amp;&quot;\&quot;&amp;[Exemples.R92]"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93]&amp;[Exemples.N93]&amp;[Exemples.O93]&amp;[Exemples.P93]&amp;[Exemples.Q93]&amp;&quot;\&quot;&amp;[Exemples.R93]"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94]&amp;[Exemples.N94]&amp;[Exemples.O94]&amp;[Exemples.P94]&amp;[Exemples.Q94]&amp;&quot;\&quot;&amp;[Exemples.R94]"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95]&amp;[Exemples.N95]&amp;[Exemples.O95]&amp;[Exemples.P95]&amp;[Exemples.Q95]&amp;&quot;\&quot;&amp;[Exemples.R95]"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96]&amp;[Exemples.N96]&amp;[Exemples.O96]&amp;[Exemples.P96]&amp;[Exemples.Q96]&amp;&quot;\&quot;&amp;[Exemples.R96]"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97]&amp;[Exemples.N97]&amp;[Exemples.O97]&amp;[Exemples.P97]&amp;[Exemples.Q97]&amp;&quot;\&quot;&amp;[Exemples.R97]"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98]&amp;[Exemples.N98]&amp;[Exemples.O98]&amp;[Exemples.P98]&amp;[Exemples.Q98]&amp;&quot;\&quot;&amp;[Exemples.R98]"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99]&amp;[Exemples.N99]&amp;[Exemples.O99]&amp;[Exemples.P99]&amp;[Exemples.Q99]&amp;&quot;\&quot;&amp;[Exemples.R99]"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00]&amp;[Exemples.N100]&amp;[Exemples.O100]&amp;[Exemples.P100]&amp;[Exemples.Q100]&amp;&quot;\&quot;&amp;[Exemples.R100]"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01]&amp;[Exemples.N101]&amp;[Exemples.O101]&amp;[Exemples.P101]&amp;[Exemples.Q101]&amp;&quot;\&quot;&amp;[Exemples.R101]"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02]&amp;[Exemples.N102]&amp;[Exemples.O102]&amp;[Exemples.P102]&amp;[Exemples.Q102]&amp;&quot;\&quot;&amp;[Exemples.R102]"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03]&amp;[Exemples.N103]&amp;[Exemples.O103]&amp;[Exemples.P103]&amp;[Exemples.Q103]&amp;&quot;\&quot;&amp;[Exemples.R103]"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04]&amp;[Exemples.N104]&amp;[Exemples.O104]&amp;[Exemples.P104]&amp;[Exemples.Q104]&amp;&quot;\&quot;&amp;[Exemples.R104]"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05]&amp;[Exemples.N105]&amp;[Exemples.O105]&amp;[Exemples.P105]&amp;[Exemples.Q105]&amp;&quot;\&quot;&amp;[Exemples.R105]"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06]&amp;[Exemples.N106]&amp;[Exemples.O106]&amp;[Exemples.P106]&amp;[Exemples.Q106]&amp;&quot;\&quot;&amp;[Exemples.R106]"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07]&amp;[Exemples.N107]&amp;[Exemples.O107]&amp;[Exemples.P107]&amp;[Exemples.Q107]&amp;&quot;\&quot;&amp;[Exemples.R107]"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08]&amp;[Exemples.N108]&amp;[Exemples.O108]&amp;[Exemples.P108]&amp;[Exemples.Q108]&amp;&quot;\&quot;&amp;[Exemples.R108]"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09]&amp;[Exemples.N109]&amp;[Exemples.O109]&amp;[Exemples.P109]&amp;[Exemples.Q109]&amp;&quot;\&quot;&amp;[Exemples.R109]"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10]&amp;[Exemples.N110]&amp;[Exemples.O110]&amp;[Exemples.P110]&amp;[Exemples.Q110]&amp;&quot;\&quot;&amp;[Exemples.R110]"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11]&amp;[Exemples.N111]&amp;[Exemples.O111]&amp;[Exemples.P111]&amp;[Exemples.Q111]&amp;&quot;\&quot;&amp;[Exemples.R111]"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12]&amp;[Exemples.N112]&amp;[Exemples.O112]&amp;[Exemples.P112]&amp;[Exemples.Q112]&amp;&quot;\&quot;&amp;[Exemples.R112]"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13]&amp;[Exemples.N113]&amp;[Exemples.O113]&amp;[Exemples.P113]&amp;[Exemples.Q113]&amp;&quot;\&quot;&amp;[Exemples.R113]"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14]&amp;[Exemples.N114]&amp;[Exemples.O114]&amp;[Exemples.P114]&amp;[Exemples.Q114]&amp;&quot;\&quot;&amp;[Exemples.R114]"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15]&amp;[Exemples.N115]&amp;[Exemples.O115]&amp;[Exemples.P115]&amp;[Exemples.Q115]&amp;&quot;\&quot;&amp;[Exemples.R115]" office:value-type="string" office:string-value="COPY nul D:\cglocal\tools\env_gracethd\ExempleArborescence\" calcext:value-type="string">
            <text:p>COPY nul D:\cglocal\tools\env_gracethd\ExempleArborescence\</text:p>
          </table:table-cell>
        </table:table-row>
        <table:table-row table:style-name="ro6">
          <table:table-cell table:formula="of:=&quot;COPY nul &quot;&amp;[Exemples.$V$1]&amp;[Exemples.M116]&amp;[Exemples.N116]&amp;[Exemples.O116]&amp;[Exemples.P116]&amp;[Exemples.Q116]&amp;&quot;\&quot;&amp;[Exemples.R116]" office:value-type="string" office:string-value="COPY nul D:\cglocal\tools\env_gracethd\ExempleArborescence\" calcext:value-type="string">
            <text:p>COPY nul D:\cglocal\tools\env_gracethd\ExempleArborescence\</text:p>
          </table:table-cell>
        </table:table-row>
      </table:table>
      <table:table table:name="URL_exemple" table:style-name="ta1">
        <office:forms form:automatic-focus="false" form:apply-design-mode="false"/>
        <table:table-column table:style-name="co42" table:default-cell-style-name="Default"/>
        <table:table-column table:style-name="co43" table:default-cell-style-name="Default"/>
        <table:table-column table:style-name="co44" table:default-cell-style-name="Default"/>
        <table:table-row table:style-name="ro4">
          <table:table-cell table:style-name="ce73" office:value-type="string" calcext:value-type="string">
            <text:p>do_ref</text:p>
          </table:table-cell>
          <table:table-cell table:style-name="ce73" office:value-type="string" calcext:value-type="string">
            <text:p>do_url1</text:p>
          </table:table-cell>
          <table:table-cell table:style-name="ce73" office:value-type="string" calcext:value-type="string">
            <text:p>do_url2</text:p>
          </table:table-cell>
        </table:table-row>
        <table:table-row table:style-name="ro4">
          <table:table-cell office:value-type="string" calcext:value-type="string">
            <text:p>REC-DIG-R1DSPE-01-V1</text:p>
          </table:table-cell>
          <table:table-cell office:value-type="string" calcext:value-type="string">
            <text:p>\DSPE\GENERAL\DIG\REC-DIG-R1DSPE-01-V1.odt</text:p>
          </table:table-cell>
          <table:table-cell office:value-type="string" calcext:value-type="string">
            <text:p>\DSPE\GENERAL\DIG\REC-DIG-R1DSPE-01-V1.pdf</text:p>
          </table:table-cell>
        </table:table-row>
        <table:table-row table:style-name="ro4">
          <table:table-cell office:value-type="string" calcext:value-type="string">
            <text:p>REC-ETU-R3DSPEA001B001-01-V1</text:p>
          </table:table-cell>
          <table:table-cell office:value-type="string" calcext:value-type="string">
            <text:p>\DSPE\GENERAL\ETU\REC-ETU-R3DSPEA001B001-01-V1.pdf</text:p>
          </table:table-cell>
          <table:table-cell/>
        </table:table-row>
        <table:table-row table:style-name="ro4">
          <table:table-cell office:value-type="string" calcext:value-type="string">
            <text:p>EXE-ETU-R3DSPEA001B001-01-V1</text:p>
          </table:table-cell>
          <table:table-cell office:value-type="string" calcext:value-type="string">
            <text:p>\DSPE\GENERAL\ETU\EXE-ETU-R3DSPEA001B001-01-V1.pdf</text:p>
          </table:table-cell>
          <table:table-cell/>
        </table:table-row>
        <table:table-row table:style-name="ro4">
          <table:table-cell office:value-type="string" calcext:value-type="string">
            <text:p>REC-PSI-ZN000180030001-01-V1</text:p>
          </table:table-cell>
          <table:table-cell office:value-type="string" calcext:value-type="string">
            <text:p>\DSPE\INFRA\A001\REC-PSI-ZN000180030001-01-V1.pdf</text:p>
          </table:table-cell>
          <table:table-cell/>
        </table:table-row>
        <table:table-row table:style-name="ro4">
          <table:table-cell office:value-type="string" calcext:value-type="string">
            <text:p>REC-PPH-R2DSPEA001-01-V1</text:p>
          </table:table-cell>
          <table:table-cell office:value-type="string" calcext:value-type="string">
            <text:p>\DSPE\GENERAL\PPH\REC-PPH-R2DSPEA001-01-V1.pdf</text:p>
          </table:table-cell>
          <table:table-cell/>
        </table:table-row>
        <table:table-row table:style-name="ro4">
          <table:table-cell office:value-type="string" calcext:value-type="string">
            <text:p>REC-PCB-ZS000000000007-01-V1</text:p>
          </table:table-cell>
          <table:table-cell office:value-type="string" calcext:value-type="string">
            <text:p>\DSPE\INFRA\A001\REC-PCB-ZS000000000007-01-V1.pdf</text:p>
          </table:table-cell>
          <table:table-cell/>
        </table:table-row>
        <table:table-row table:style-name="ro4">
          <table:table-cell office:value-type="string" calcext:value-type="string">
            <text:p>EXE-PMQ-PT000180030064-01-V1</text:p>
          </table:table-cell>
          <table:table-cell office:value-type="string" calcext:value-type="string">
            <text:p>\DSPE\INFRA\A001\B001\C002\EXE-PMQ-PT000180030064-01-V1.xls</text:p>
          </table:table-cell>
          <table:table-cell office:value-type="string" calcext:value-type="string">
            <text:p>\DSPE\INFRA\A001\B001\C002\EXE-PMQ-PT000180030064-01-V1.pdf</text:p>
          </table:table-cell>
        </table:table-row>
        <table:table-row table:style-name="ro4">
          <table:table-cell office:value-type="string" calcext:value-type="string">
            <text:p>EXE-PMQ-PT000180030065-01-V1</text:p>
          </table:table-cell>
          <table:table-cell office:value-type="string" calcext:value-type="string">
            <text:p>\DSPE\INFRA\A001\B001\C002\EXE-PMQ-PT000180030065-01-V1.xls</text:p>
          </table:table-cell>
          <table:table-cell office:value-type="string" calcext:value-type="string">
            <text:p>\DSPE\INFRA\A001\B001\C002\EXE-PMQ-PT000180030065-01-V1.pdf</text:p>
          </table:table-cell>
        </table:table-row>
        <table:table-row table:style-name="ro4">
          <table:table-cell office:value-type="string" calcext:value-type="string">
            <text:p>EXE-PMQ-PT000180030072-01-V1</text:p>
          </table:table-cell>
          <table:table-cell office:value-type="string" calcext:value-type="string">
            <text:p>\DSPE\INFRA\A001\B001\C002\EXE-PMQ-PT000180030072-01-V1.xls</text:p>
          </table:table-cell>
          <table:table-cell office:value-type="string" calcext:value-type="string">
            <text:p>\DSPE\INFRA\A001\B001\C002\EXE-PMQ-PT000180030072-01-V1.pdf</text:p>
          </table:table-cell>
        </table:table-row>
        <table:table-row table:style-name="ro4">
          <table:table-cell office:value-type="string" calcext:value-type="string">
            <text:p>EXE-PMQ-PT000180030091-01-V1</text:p>
          </table:table-cell>
          <table:table-cell office:value-type="string" calcext:value-type="string">
            <text:p>\DSPE\INFRA\A001\B001\C002\EXE-PMQ-PT000180030091-01-V1.ods</text:p>
          </table:table-cell>
          <table:table-cell office:value-type="string" calcext:value-type="string">
            <text:p>\DSPE\INFRA\A001\B001\C002\EXE-PMQ-PT000180030091-01-V1.pdf</text:p>
          </table:table-cell>
        </table:table-row>
        <table:table-row table:style-name="ro4">
          <table:table-cell office:value-type="string" calcext:value-type="string">
            <text:p>EXE-DPO-PT000180031350-01-V1</text:p>
          </table:table-cell>
          <table:table-cell office:value-type="string" calcext:value-type="string">
            <text:p>\DSPE\INFRA\A001\B001\C003\EXE-DPO-PT000180031350-01-V1.zip</text:p>
          </table:table-cell>
          <table:table-cell/>
        </table:table-row>
        <table:table-row table:style-name="ro4">
          <table:table-cell office:value-type="string" calcext:value-type="string">
            <text:p>REC-PGC-R4DSPEA001B001C001-01-V1</text:p>
          </table:table-cell>
          <table:table-cell office:value-type="string" calcext:value-type="string">
            <text:p>\DSPE\INFRA\A001\B001\C001\REC-PGC-R4DSPEA001B001C001-01-V1.dwg</text:p>
          </table:table-cell>
          <table:table-cell office:value-type="string" calcext:value-type="string">
            <text:p>\DSPE\INFRA\A001\B001\C001\REC-PGC-R4DSPEA001B001C001-01-V1.pdf</text:p>
          </table:table-cell>
        </table:table-row>
        <table:table-row table:style-name="ro4">
          <table:table-cell office:value-type="string" calcext:value-type="string">
            <text:p>REC-PGC-R4DSPEA001B001C001-02-V1</text:p>
          </table:table-cell>
          <table:table-cell office:value-type="string" calcext:value-type="string">
            <text:p>\DSPE\INFRA\A001\B001\C001\REC-PGC-R4DSPEA001B001C001-02-V1.dwg</text:p>
          </table:table-cell>
          <table:table-cell office:value-type="string" calcext:value-type="string">
            <text:p>\DSPE\INFRA\A001\B001\C001\REC-PGC-R4DSPEA001B001C001-02-V1.pdf</text:p>
          </table:table-cell>
        </table:table-row>
        <table:table-row table:style-name="ro4">
          <table:table-cell office:value-type="string" calcext:value-type="string">
            <text:p>REC-DLV-R4DSPEA001B001C001-01-V1</text:p>
          </table:table-cell>
          <table:table-cell office:value-type="string" calcext:value-type="string">
            <text:p>\DSPE\INFRA\A001\B001\C001\REC-DLV-R4DSPEA001B001C001-01-V1.zip</text:p>
          </table:table-cell>
          <table:table-cell/>
        </table:table-row>
        <table:table-row table:style-name="ro4">
          <table:table-cell office:value-type="string" calcext:value-type="string">
            <text:p>REC-SGC-R4DSPEA001B001C001-01-V1</text:p>
          </table:table-cell>
          <table:table-cell office:value-type="string" calcext:value-type="string">
            <text:p>\DSPE\INFRA\A001\B001\C001\REC-SGC-R4DSPEA001B001C001-01-V1.dwg</text:p>
          </table:table-cell>
          <table:table-cell office:value-type="string" calcext:value-type="string">
            <text:p>\DSPE\INFRA\A001\B001\C001\REC-SGC-R4DSPEA001B001C001-01-V1.pdf</text:p>
          </table:table-cell>
        </table:table-row>
        <table:table-row table:style-name="ro4">
          <table:table-cell office:value-type="string" calcext:value-type="string">
            <text:p>DIA-DPI-R4DSPEA001B001C002-01-V1</text:p>
          </table:table-cell>
          <table:table-cell office:value-type="string" calcext:value-type="string">
            <text:p>\DSPE\INFRA\A001\B001\C002\DIA-DPI-R4DSPEA001B001C002-01-V1.zip</text:p>
          </table:table-cell>
          <table:table-cell/>
        </table:table-row>
        <table:table-row table:style-name="ro4">
          <table:table-cell office:value-type="string" calcext:value-type="string">
            <text:p>DIA-DPI-R4DSPEA001B001C003-01-V1</text:p>
          </table:table-cell>
          <table:table-cell office:value-type="string" calcext:value-type="string">
            <text:p>\DSPE\INFRA\A001\B001\C003\DIA-DPI-R4DSPEA001B001C003-01-V1.zip</text:p>
          </table:table-cell>
          <table:table-cell/>
        </table:table-row>
        <table:table-row table:style-name="ro4">
          <table:table-cell office:value-type="string" calcext:value-type="string">
            <text:p>DIA-DPI-R4DSPEA001B001C004-01-V1</text:p>
          </table:table-cell>
          <table:table-cell office:value-type="string" calcext:value-type="string">
            <text:p>\DSPE\INFRA\A001\B001\C004\DIA-DPI-R4DSPEA001B001C004-01-V1.zip</text:p>
          </table:table-cell>
          <table:table-cell/>
        </table:table-row>
        <table:table-row table:style-name="ro4">
          <table:table-cell office:value-type="string" calcext:value-type="string">
            <text:p>AVP-DBL-ZD000180030001-01-V3</text:p>
          </table:table-cell>
          <table:table-cell office:value-type="string" calcext:value-type="string">
            <text:p>\DSPE\SITES\DBL\AVP-DBL-ZD000180030001-01-V3.zip</text:p>
          </table:table-cell>
          <table:table-cell/>
        </table:table-row>
        <table:table-row table:style-name="ro4">
          <table:table-cell office:value-type="string" calcext:value-type="string">
            <text:p>EXE-DTT-R4DSPEA001B001C001-01-V1</text:p>
          </table:table-cell>
          <table:table-cell office:value-type="string" calcext:value-type="string">
            <text:p>\DSPE\INFRA\A001\B001\C001\EXE-DTT-R4DSPEA001B001C001-01-V1.zip</text:p>
          </table:table-cell>
          <table:table-cell/>
        </table:table-row>
        <table:table-row table:style-name="ro4">
          <table:table-cell office:value-type="string" calcext:value-type="string">
            <text:p>EXE-DAM-R4DSPEA001B001C001-01-V1</text:p>
          </table:table-cell>
          <table:table-cell office:value-type="string" calcext:value-type="string">
            <text:p>\DSPE\INFRA\A001\B001\C001\EXE-DAM-R4DSPEA001B001C001-01-V1.zip</text:p>
          </table:table-cell>
          <table:table-cell/>
        </table:table-row>
        <table:table-row table:style-name="ro4">
          <table:table-cell office:value-type="string" calcext:value-type="string">
            <text:p>AVP-CIN-OR900000000000-01-V1</text:p>
          </table:table-cell>
          <table:table-cell office:value-type="string" calcext:value-type="string">
            <text:p>\DSPE\GENERAL\CIN\AVP-CIN-OR900000000000-01-V1.pdf</text:p>
          </table:table-cell>
          <table:table-cell/>
        </table:table-row>
        <table:table-row table:style-name="ro4">
          <table:table-cell office:value-type="string" calcext:value-type="string">
            <text:p>AVP-CIN-OR900000000003-01-V1</text:p>
          </table:table-cell>
          <table:table-cell office:value-type="string" calcext:value-type="string">
            <text:p>\DSPE\GENERAL\CIN\AVP-CIN-OR900000000003-01-V1.pdf</text:p>
          </table:table-cell>
          <table:table-cell/>
        </table:table-row>
        <table:table-row table:style-name="ro4">
          <table:table-cell office:value-type="string" calcext:value-type="string">
            <text:p>REC-DCI-R4DSPEA001B001C002-01-V1</text:p>
          </table:table-cell>
          <table:table-cell office:value-type="string" calcext:value-type="string">
            <text:p>\DSPE\INFRA\A001\B001\C002\REC-DCI-R4DSPEA001B001C002-01-V1.zip</text:p>
          </table:table-cell>
          <table:table-cell/>
        </table:table-row>
        <table:table-row table:style-name="ro4">
          <table:table-cell office:value-type="string" calcext:value-type="string">
            <text:p>REC-DCI-R4DSPEA001B001C003-01-V2</text:p>
          </table:table-cell>
          <table:table-cell office:value-type="string" calcext:value-type="string">
            <text:p>\DSPE\INFRA\A001\B001\C003\REC-DCI-R4DSPEA001B001C003-01-V2.zip</text:p>
          </table:table-cell>
          <table:table-cell/>
        </table:table-row>
        <table:table-row table:style-name="ro4">
          <table:table-cell office:value-type="string" calcext:value-type="string">
            <text:p>REC-DCI-R4DSPEA001B001C004-01-V1</text:p>
          </table:table-cell>
          <table:table-cell office:value-type="string" calcext:value-type="string">
            <text:p>\DSPE\INFRA\A001\B001\C004\REC-DCI-R4DSPEA001B001C004-01-V1.zip</text:p>
          </table:table-cell>
          <table:table-cell/>
        </table:table-row>
        <table:table-row table:style-name="ro4">
          <table:table-cell office:value-type="string" calcext:value-type="string">
            <text:p>EXE-CPV-R4DSPEA001B001C001-01-V1</text:p>
          </table:table-cell>
          <table:table-cell office:value-type="string" calcext:value-type="string">
            <text:p>\DSPE\INFRA\A001\B001\C001\EXE-CPV-R4DSPEA001B001C001-01-V1.pdf</text:p>
          </table:table-cell>
          <table:table-cell/>
        </table:table-row>
        <table:table-row table:style-name="ro4">
          <table:table-cell office:value-type="string" calcext:value-type="string">
            <text:p>REC-DCS-ND000018003001-01-V1</text:p>
          </table:table-cell>
          <table:table-cell office:value-type="string" calcext:value-type="string">
            <text:p>\DSPE\SITES\A002\REC-DCS-ND000018003001-01-V1.zip</text:p>
          </table:table-cell>
          <table:table-cell/>
        </table:table-row>
        <table:table-row table:style-name="ro4">
          <table:table-cell office:value-type="string" calcext:value-type="string">
            <text:p>REC-DRS-ND000180031330-01-V1</text:p>
          </table:table-cell>
          <table:table-cell office:value-type="string" calcext:value-type="string">
            <text:p>\DSPE\SITES\A001\B001\C004\REC-DRS-ND000180031330-01-V1.zip</text:p>
          </table:table-cell>
          <table:table-cell/>
        </table:table-row>
        <table:table-row table:style-name="ro4">
          <table:table-cell office:value-type="string" calcext:value-type="string">
            <text:p>REC-DIP-ND200180030502-01-V1</text:p>
          </table:table-cell>
          <table:table-cell office:value-type="string" calcext:value-type="string">
            <text:p>\DSPE\SITES\A002\REC-DIP-ND200180030502-01-V1.zip</text:p>
          </table:table-cell>
          <table:table-cell/>
        </table:table-row>
        <table:table-row table:style-name="ro4">
          <table:table-cell office:value-type="string" calcext:value-type="string">
            <text:p>REC-SOP-ND200180030502-01-V1</text:p>
          </table:table-cell>
          <table:table-cell office:value-type="string" calcext:value-type="string">
            <text:p>\DSPE\OPTIQUE\A001\REC-SOP-ND200180030502-01-V1.dwg</text:p>
          </table:table-cell>
          <table:table-cell/>
        </table:table-row>
        <table:table-row table:style-name="ro4">
          <table:table-cell office:value-type="string" calcext:value-type="string">
            <text:p>EXE-SBP-BP000180030675-01-V1</text:p>
          </table:table-cell>
          <table:table-cell office:value-type="string" calcext:value-type="string">
            <text:p>\DSPE\OPTIQUE\A001\B001\EXE-SBP-BP000180030675-01-V1.dwg</text:p>
          </table:table-cell>
          <table:table-cell/>
        </table:table-row>
        <table:table-row table:style-name="ro4">
          <table:table-cell office:value-type="string" calcext:value-type="string">
            <text:p>EXE-SBP-BP000180030091-01-V1</text:p>
          </table:table-cell>
          <table:table-cell office:value-type="string" calcext:value-type="string">
            <text:p>\DSPE\OPTIQUE\A001\B001\EXE-SBP-BP000180030091-01-V1.dwg</text:p>
          </table:table-cell>
          <table:table-cell/>
        </table:table-row>
        <table:table-row table:style-name="ro4">
          <table:table-cell office:value-type="string" calcext:value-type="string">
            <text:p>EXE-SRA-BA000180030508-01-V1</text:p>
          </table:table-cell>
          <table:table-cell office:value-type="string" calcext:value-type="string">
            <text:p>\DSPE\OPTIQUE\A001\B001\EXE-SRA-BA000180030508-01-V1.dwg</text:p>
          </table:table-cell>
          <table:table-cell/>
        </table:table-row>
        <table:table-row table:style-name="ro4">
          <table:table-cell office:value-type="string" calcext:value-type="string">
            <text:p>EXE-KEQ-RF000000000001-01-V1</text:p>
          </table:table-cell>
          <table:table-cell office:value-type="string" calcext:value-type="string">
            <text:p>\DSPE\GENERAL\KEQ\EXE-KEQ-RF000000000001-01-V1.pdf</text:p>
          </table:table-cell>
          <table:table-cell/>
        </table:table-row>
        <table:table-row table:style-name="ro4">
          <table:table-cell office:value-type="string" calcext:value-type="string">
            <text:p>EXE-CIM-ND000180031330-01-V1</text:p>
          </table:table-cell>
          <table:table-cell office:value-type="string" calcext:value-type="string">
            <text:p>\DSPE\SITES\A001\B001\C004\EXE-CIM-ND000180031330-01-V1.pdf</text:p>
          </table:table-cell>
          <table:table-cell/>
        </table:table-row>
        <table:table-row table:style-name="ro4">
          <table:table-cell office:value-type="string" calcext:value-type="string">
            <text:p>REC-MRF-RT000000000006-01-V1</text:p>
          </table:table-cell>
          <table:table-cell office:value-type="string" calcext:value-type="string">
            <text:p>\DSPE\OPTIQUE\A001\B001\REC-MRF-RT000000000006-01-V1.sor</text:p>
          </table:table-cell>
          <table:table-cell/>
        </table:table-row>
        <table:table-row table:style-name="ro4">
          <table:table-cell office:value-type="string" calcext:value-type="string">
            <text:p>REC-MFX-R4DSPEA001B001C001-01-V1</text:p>
          </table:table-cell>
          <table:table-cell office:value-type="string" calcext:value-type="string">
            <text:p>\DSPE\INFRA\A001\B001\C001\REC-MFX-R4DSPEA001B001C001-01-V1.zip</text:p>
          </table:table-cell>
          <table:table-cell/>
        </table:table-row>
        <table:table-row table:style-name="ro4">
          <table:table-cell office:value-type="string" calcext:value-type="string">
            <text:p>REC-MFX-R4DSPEA001B001C002-01-V1</text:p>
          </table:table-cell>
          <table:table-cell office:value-type="string" calcext:value-type="string">
            <text:p>\DSPE\INFRA\A001\B001\C002\REC-MFX-R4DSPEA001B001C002-01-V1.zip</text:p>
          </table:table-cell>
          <table:table-cell/>
        </table:table-row>
        <table:table-row table:style-name="ro4">
          <table:table-cell office:value-type="string" calcext:value-type="string">
            <text:p>REC-RGC-R4DSPEA001B001C001-01-V1</text:p>
          </table:table-cell>
          <table:table-cell office:value-type="string" calcext:value-type="string">
            <text:p>\DSPE\INFRA\A001\B001\C001\REC-RGC-R4DSPEA001B001C001-01-V1.pdf</text:p>
          </table:table-cell>
          <table:table-cell/>
        </table:table-row>
        <table:table-row table:style-name="ro4">
          <table:table-cell office:value-type="string" calcext:value-type="string">
            <text:p>REC-RVR-R4DSPEA001B001C001-01-V3</text:p>
          </table:table-cell>
          <table:table-cell office:value-type="string" calcext:value-type="string">
            <text:p>\DSPE\INFRA\A001\B001\C001\REC-RVR-R4DSPEA001B001C001-01-V3.pdf</text:p>
          </table:table-cell>
          <table:table-cell/>
        </table:table-row>
        <table:table-row table:style-name="ro4">
          <table:table-cell office:value-type="string" calcext:value-type="string">
            <text:p>REC-DLG-R2DSPEA001-01-V2</text:p>
          </table:table-cell>
          <table:table-cell office:value-type="string" calcext:value-type="string">
            <text:p>\DSPE\GENERAL\DLG\REC-DLG-R2DSPEA001-01-V2.zip</text:p>
          </table:table-cell>
          <table:table-cell/>
        </table:table-row>
        <table:table-row table:style-name="ro4" table:number-rows-repeated="1048523">
          <table:table-cell table:number-columns-repeated="3"/>
        </table:table-row>
        <table:table-row table:style-name="ro4">
          <table:table-cell table:number-columns-repeated="3"/>
        </table:table-row>
      </table:table>
      <table:named-expressions/>
      <table:database-ranges>
        <table:database-range table:name="__Anonymous_Sheet_DB__3" table:target-range-address="MOD_DescriptionDocuments.A1:MOD_DescriptionDocuments.AG45" table:display-filter-buttons="true" table:orientation="column"/>
        <table:database-range table:name="__Anonymous_Sheet_DB__4" table:target-range-address="Exemples.A1:Exemples.K5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PGothic" svg:font-family="'MS P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 -</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number-style style:name="N161">
      <number:number number:decimal-places="0" loext:min-decimal-places="0" number:min-integer-digits="2"/>
    </number:number-style>
    <number:number-style style:name="N162">
      <number:text>V</number:text>
      <number:number number:decimal-places="0" loext:min-decimal-places="0" number:min-integer-digits="1"/>
    </number:number-style>
    <number:currency-style style:name="N163P0" style:volatile="true">
      <number:number number:decimal-places="2" loext:min-decimal-places="2" number:min-integer-digits="1" number:grouping="true"/>
      <number:text> </number:text>
      <number:currency-symbol number:language="fr" number:country="FR">€</number:currency-symbol>
    </number:currency-style>
    <number:currency-style style:name="N16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63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shadow="none" fo:background-color="transparent" style:first-page-number="continue" loext:scale-to-X="1" loext:scale-to-Y="1" style:writing-mode="lr-tb" style:print="charts drawings grid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6">00/00/0000</text:date>, <text:time style:data-style-name="N2" text:time-value="17:47:09.220000000">00:00:00</text:time></text:p>
        </style:region-right>
      </style:header>
      <style:header-left style:display="false"/>
      <style:footer>
        <text:p>Page <text:page-number>1</text:page-number> / <text:page-count>99</text:page-count></text:p>
      </style:footer>
      <style:footer-left style:display="false"/>
    </style:master-page>
    <style:master-page style:name="PageStyle_5f_QualitéGeoref" style:display-name="PageStyle_QualitéGeoref" style:page-layout-name="Mpm3">
      <style:header style:display="false"/>
      <style:header-left style:display="false"/>
      <style:footer style:display="false"/>
      <style:footer-left style:display="false"/>
    </style:master-page>
    <style:master-page style:name="PageStyle_5f_GraceTHD-DocTechAdm" style:display-name="PageStyle_GraceTHD-DocTechAdm" style:page-layout-name="Mpm4">
      <style:header style:display="false"/>
      <style:header-left style:display="false"/>
      <style:footer style:display="false"/>
      <style:footer-left style:display="false"/>
    </style:master-page>
    <style:master-page style:name="PageStyle_5f_GraceTHD-DocTechAdm_20_1" style:display-name="PageStyle_GraceTHD-DocTechAdm 1" style:page-layout-name="Mpm4">
      <style:header style:display="false"/>
      <style:header-left style:display="false"/>
      <style:footer style:display="false"/>
      <style:footer-left style:display="false"/>
    </style:master-page>
    <style:master-page style:name="PageStyle_5f_GraceTHD-DocTechAdm_20_2" style:display-name="PageStyle_GraceTHD-DocTechAdm 2" style:page-layout-name="Mpm4">
      <style:header style:display="false"/>
      <style:header-left style:display="false"/>
      <style:footer style:display="false"/>
      <style:footer-left style:display="false"/>
    </style:master-page>
    <style:master-page style:name="PageStyle_5f_GraceTHD-DocTechAdm_20_3" style:display-name="PageStyle_GraceTHD-DocTechAdm 3" style:page-layout-name="Mpm4">
      <style:header style:display="false"/>
      <style:header-left style:display="false"/>
      <style:footer style:display="false"/>
      <style:footer-left style:display="false"/>
    </style:master-page>
    <style:master-page style:name="PageStyle_5f_GraceTHD-DocTechAdm_20_4" style:display-name="PageStyle_GraceTHD-DocTechAdm 4" style:page-layout-name="Mpm4">
      <style:header style:display="false"/>
      <style:header-left style:display="false"/>
      <style:footer style:display="false"/>
      <style:footer-left style:display="false"/>
    </style:master-page>
    <style:master-page style:name="PageStyle_5f_GraceTHD-DocTechAdm_20_5" style:display-name="PageStyle_GraceTHD-DocTechAdm 5" style:page-layout-name="Mpm4">
      <style:header style:display="false"/>
      <style:header-left style:display="false"/>
      <style:footer style:display="false"/>
      <style:footer-left style:display="false"/>
    </style:master-page>
    <style:master-page style:name="PageStyle_5f_GraceTHD-DocTechAdm_20_6" style:display-name="PageStyle_GraceTHD-DocTechAdm 6" style:page-layout-name="Mpm4">
      <style:header style:display="false"/>
      <style:header-left style:display="false"/>
      <style:footer style:display="false"/>
      <style:footer-left style:display="false"/>
    </style:master-page>
    <style:master-page style:name="PageStyle_5f_GraceTHD-DocTechAdm_20_7" style:display-name="PageStyle_GraceTHD-DocTechAdm 7" style:page-layout-name="Mpm4">
      <style:header style:display="false"/>
      <style:header-left style:display="false"/>
      <style:footer style:display="false"/>
      <style:footer-left style:display="false"/>
    </style:master-page>
    <style:master-page style:name="PageStyle_5f_GraceTHD-DocTechAdm_20_8" style:display-name="PageStyle_GraceTHD-DocTechAdm 8" style:page-layout-name="Mpm4">
      <style:header style:display="false"/>
      <style:header-left style:display="false"/>
      <style:footer style:display="false"/>
      <style:footer-left style:display="false"/>
    </style:master-page>
    <style:master-page style:name="PageStyle_5f_GraceTHD-DocTechAdm_20_9" style:display-name="PageStyle_GraceTHD-DocTechAdm 9" style:page-layout-name="Mpm4">
      <style:header style:display="false"/>
      <style:header-left style:display="false"/>
      <style:footer style:display="false"/>
      <style:footer-left style:display="false"/>
    </style:master-page>
    <style:master-page style:name="PageStyle_5f_GraceTHD-DocTechAdm_20_10" style:display-name="PageStyle_GraceTHD-DocTechAdm 10" style:page-layout-name="Mpm4">
      <style:header style:display="false"/>
      <style:header-left style:display="false"/>
      <style:footer style:display="false"/>
      <style:footer-left style:display="false"/>
    </style:master-page>
    <style:master-page style:name="PageStyle_5f_GraceTHD-DocTechAdm_20_11" style:display-name="PageStyle_GraceTHD-DocTechAdm 11" style:page-layout-name="Mpm4">
      <style:header style:display="false"/>
      <style:header-left style:display="false"/>
      <style:footer style:display="false"/>
      <style:footer-left style:display="false"/>
    </style:master-page>
    <style:master-page style:name="PageStyle_5f_GraceTHD-DocTechAdm_20_12" style:display-name="PageStyle_GraceTHD-DocTechAdm 12" style:page-layout-name="Mpm4">
      <style:header style:display="false"/>
      <style:header-left style:display="false"/>
      <style:footer style:display="false"/>
      <style:footer-left style:display="false"/>
    </style:master-page>
    <style:master-page style:name="PageStyle_5f_GraceTHD-DocTechAdm_20_13" style:display-name="PageStyle_GraceTHD-DocTechAdm 13" style:page-layout-name="Mpm4">
      <style:header style:display="false"/>
      <style:header-left style:display="false"/>
      <style:footer style:display="false"/>
      <style:footer-left style:display="false"/>
    </style:master-page>
    <style:master-page style:name="PageStyle_5f_GraceTHD-DocTechAdm_20_14" style:display-name="PageStyle_GraceTHD-DocTechAdm 14" style:page-layout-name="Mpm4">
      <style:header style:display="false"/>
      <style:header-left style:display="false"/>
      <style:footer style:display="false"/>
      <style:footer-left style:display="false"/>
    </style:master-page>
    <style:master-page style:name="PageStyle_5f_GraceTHD-DocTechAdm_20_15" style:display-name="PageStyle_GraceTHD-DocTechAdm 15" style:page-layout-name="Mpm4">
      <style:header style:display="false"/>
      <style:header-left style:display="false"/>
      <style:footer style:display="false"/>
      <style:footer-left style:display="false"/>
    </style:master-page>
    <style:master-page style:name="PageStyle_5f_GraceTHD-DocTechAdm_20_16" style:display-name="PageStyle_GraceTHD-DocTechAdm 16" style:page-layout-name="Mpm4">
      <style:header style:display="false"/>
      <style:header-left style:display="false"/>
      <style:footer style:display="false"/>
      <style:footer-left style:display="false"/>
    </style:master-page>
    <style:master-page style:name="PageStyle_5f_GraceTHD-DocTechAdm_20_17" style:display-name="PageStyle_GraceTHD-DocTechAdm 17" style:page-layout-name="Mpm4">
      <style:header style:display="false"/>
      <style:header-left style:display="false"/>
      <style:footer style:display="false"/>
      <style:footer-left style:display="false"/>
    </style:master-page>
    <style:master-page style:name="PageStyle_5f_GraceTHD-DocTechAdm_20_18" style:display-name="PageStyle_GraceTHD-DocTechAdm 18" style:page-layout-name="Mpm4">
      <style:header style:display="false"/>
      <style:header-left style:display="false"/>
      <style:footer style:display="false"/>
      <style:footer-left style:display="false"/>
    </style:master-page>
    <style:master-page style:name="PageStyle_5f_GraceTHD-DocTechAdm_20_19" style:display-name="PageStyle_GraceTHD-DocTechAdm 19" style:page-layout-name="Mpm4">
      <style:header style:display="false"/>
      <style:header-left style:display="false"/>
      <style:footer style:display="false"/>
      <style:footer-left style:display="false"/>
    </style:master-page>
    <style:master-page style:name="PageStyle_5f_GraceTHD-DocTechAdm_20_20" style:display-name="PageStyle_GraceTHD-DocTechAdm 20" style:page-layout-name="Mpm4">
      <style:header style:display="false"/>
      <style:header-left style:display="false"/>
      <style:footer style:display="false"/>
      <style:footer-left style:display="false"/>
    </style:master-page>
    <style:master-page style:name="PageStyle_5f_GraceTHD-DocTechAdm_20_21" style:display-name="PageStyle_GraceTHD-DocTechAdm 21" style:page-layout-name="Mpm4">
      <style:header style:display="false"/>
      <style:header-left style:display="false"/>
      <style:footer style:display="false"/>
      <style:footer-left style:display="false"/>
    </style:master-page>
    <style:master-page style:name="PageStyle_5f_GraceTHD-DocTechAdm_20_22" style:display-name="PageStyle_GraceTHD-DocTechAdm 22" style:page-layout-name="Mpm4">
      <style:header style:display="false"/>
      <style:header-left style:display="false"/>
      <style:footer style:display="false"/>
      <style:footer-left style:display="false"/>
    </style:master-page>
    <style:master-page style:name="PageStyle_5f_GraceTHD-DocTechAdm_20_23" style:display-name="PageStyle_GraceTHD-DocTechAdm 23" style:page-layout-name="Mpm4">
      <style:header style:display="false"/>
      <style:header-left style:display="false"/>
      <style:footer style:display="false"/>
      <style:footer-left style:display="false"/>
    </style:master-page>
    <style:master-page style:name="PageStyle_5f_GraceTHD-DocTechAdm_20_24" style:display-name="PageStyle_GraceTHD-DocTechAdm 24" style:page-layout-name="Mpm4">
      <style:header style:display="false"/>
      <style:header-left style:display="false"/>
      <style:footer style:display="false"/>
      <style:footer-left style:display="false"/>
    </style:master-page>
    <style:master-page style:name="PageStyle_5f_GraceTHD-DocTechAdm_20_25" style:display-name="PageStyle_GraceTHD-DocTechAdm 25" style:page-layout-name="Mpm4">
      <style:header style:display="false"/>
      <style:header-left style:display="false"/>
      <style:footer style:display="false"/>
      <style:footer-left style:display="false"/>
    </style:master-page>
    <style:master-page style:name="PageStyle_5f_GraceTHD-DocTechAdm_20_26" style:display-name="PageStyle_GraceTHD-DocTechAdm 26" style:page-layout-name="Mpm4">
      <style:header style:display="false"/>
      <style:header-left style:display="false"/>
      <style:footer style:display="false"/>
      <style:footer-left style:display="false"/>
    </style:master-page>
    <style:master-page style:name="PageStyle_5f_GraceTHD-DocTechAdm_20_27" style:display-name="PageStyle_GraceTHD-DocTechAdm 27" style:page-layout-name="Mpm4">
      <style:header style:display="false"/>
      <style:header-left style:display="false"/>
      <style:footer style:display="false"/>
      <style:footer-left style:display="false"/>
    </style:master-page>
    <style:master-page style:name="PageStyle_5f_GraceTHD-DocTechAdm_20_28" style:display-name="PageStyle_GraceTHD-DocTechAdm 28" style:page-layout-name="Mpm4">
      <style:header style:display="false"/>
      <style:header-left style:display="false"/>
      <style:footer style:display="false"/>
      <style:footer-left style:display="false"/>
    </style:master-page>
    <style:master-page style:name="PageStyle_5f_GraceTHD-DocTechAdm_20_29" style:display-name="PageStyle_GraceTHD-DocTechAdm 29" style:page-layout-name="Mpm4">
      <style:header style:display="false"/>
      <style:header-left style:display="false"/>
      <style:footer style:display="false"/>
      <style:footer-left style:display="false"/>
    </style:master-page>
    <style:master-page style:name="PageStyle_5f_GraceTHD-DocTechAdm_20_30" style:display-name="PageStyle_GraceTHD-DocTechAdm 30" style:page-layout-name="Mpm4">
      <style:header style:display="false"/>
      <style:header-left style:display="false"/>
      <style:footer style:display="false"/>
      <style:footer-left style:display="false"/>
    </style:master-page>
    <style:master-page style:name="PageStyle_5f_GraceTHD-DocTechAdm_20_31" style:display-name="PageStyle_GraceTHD-DocTechAdm 31" style:page-layout-name="Mpm4">
      <style:header style:display="false"/>
      <style:header-left style:display="false"/>
      <style:footer style:display="false"/>
      <style:footer-left style:display="false"/>
    </style:master-page>
    <style:master-page style:name="PageStyle_5f_Nommage" style:display-name="PageStyle_Nommag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8:16:45.091000000</meta:creation-date>
    <dc:date>2016-01-06T23:01:45.785000000</dc:date>
    <meta:editing-duration>P2DT8H4M12S</meta:editing-duration>
    <meta:editing-cycles>86</meta:editing-cycles>
    <meta:generator>LibreOffice/5.0.0.5$Windows_x86 LibreOffice_project/1b1a90865e348b492231e1c451437d7a15bb262b</meta:generator>
    <meta:print-date>2015-06-06T18:11:31.540000000</meta:print-date>
    <dc:creator>Cristel Legrand</dc:creator>
    <meta:document-statistic meta:table-count="8" meta:cell-count="2087" meta:object-count="0"/>
  </office:meta>
</office:document-meta>
</file>